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44mm"/>
    </style:style>
    <style:style style:name="co2" style:family="table-column">
      <style:table-column-properties fo:break-before="auto" style:column-width="116.1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ery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linkcount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156</text:p>
          </table:table-cell>
          <table:table-cell office:value-type="string" calcext:value-type="string">
            <text:p>Fútbol Club Barcelona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82</text:p>
          </table:table-cell>
          <table:table-cell office:value-type="string" calcext:value-type="string">
            <text:p>Real Madrid Club de Fútbol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656</text:p>
          </table:table-cell>
          <table:table-cell office:value-type="string" calcext:value-type="string">
            <text:p>Manchester United Football Club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78317</text:p>
          </table:table-cell>
          <table:table-cell office:value-type="string" calcext:value-type="string">
            <text:p>Coritiba Foot Ball Club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22</text:p>
          </table:table-cell>
          <table:table-cell office:value-type="string" calcext:value-type="string">
            <text:p>Juventus de Turín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617</text:p>
          </table:table-cell>
          <table:table-cell office:value-type="string" calcext:value-type="string">
            <text:p>Arsenal Football Club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0849</text:p>
          </table:table-cell>
          <table:table-cell office:value-type="string" calcext:value-type="string">
            <text:p>Liverpool Football Club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43</text:p>
          </table:table-cell>
          <table:table-cell office:value-type="string" calcext:value-type="string">
            <text:p>Associazione Calcio Milan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616</text:p>
          </table:table-cell>
          <table:table-cell office:value-type="string" calcext:value-type="string">
            <text:p>Chelsea Football Club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1</text:p>
          </table:table-cell>
          <table:table-cell office:value-type="string" calcext:value-type="string">
            <text:p>Inter de Milán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789</text:p>
          </table:table-cell>
          <table:table-cell office:value-type="string" calcext:value-type="string">
            <text:p>F. C. Bayern Múnich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103</text:p>
          </table:table-cell>
          <table:table-cell office:value-type="string" calcext:value-type="string">
            <text:p>FC Kubán Krasnodar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41</text:p>
          </table:table-cell>
          <table:table-cell office:value-type="string" calcext:value-type="string">
            <text:p>Società Sportiva Calcio Napoli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0602</text:p>
          </table:table-cell>
          <table:table-cell office:value-type="string" calcext:value-type="string">
            <text:p>Manchester City Football Club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5933</text:p>
          </table:table-cell>
          <table:table-cell office:value-type="string" calcext:value-type="string">
            <text:p>Sport Club Corinthians Paulista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701</text:p>
          </table:table-cell>
          <table:table-cell office:value-type="string" calcext:value-type="string">
            <text:p>Atlético de Madrid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09</text:p>
          </table:table-cell>
          <table:table-cell office:value-type="string" calcext:value-type="string">
            <text:p>Società Sportiva Lazio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888</text:p>
          </table:table-cell>
          <table:table-cell office:value-type="string" calcext:value-type="string">
            <text:p>Ajax de Ámsterdam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14581</text:p>
          </table:table-cell>
          <table:table-cell office:value-type="string" calcext:value-type="string">
            <text:p>Nea Salamis Famagusta FC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245</text:p>
          </table:table-cell>
          <table:table-cell office:value-type="string" calcext:value-type="string">
            <text:p>Eintracht Frankfurt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7373</text:p>
          </table:table-cell>
          <table:table-cell office:value-type="string" calcext:value-type="string">
            <text:p>Club Social y Deportivo Colo-Colo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94</text:p>
          </table:table-cell>
          <table:table-cell office:value-type="string" calcext:value-type="string">
            <text:p>Everton Football Club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568</text:p>
          </table:table-cell>
          <table:table-cell office:value-type="string" calcext:value-type="string">
            <text:p>São Paulo Futebol Clube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39</text:p>
          </table:table-cell>
          <table:table-cell office:value-type="string" calcext:value-type="string">
            <text:p>A.S. Roma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41</text:p>
          </table:table-cell>
          <table:table-cell office:value-type="string" calcext:value-type="string">
            <text:p>Tottenham Hotspur Football Club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16</text:p>
          </table:table-cell>
          <table:table-cell office:value-type="string" calcext:value-type="string">
            <text:p>Newcastle United Football Club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95299</text:p>
          </table:table-cell>
          <table:table-cell office:value-type="string" calcext:value-type="string">
            <text:p>Galatasaray Spor Kulübü (fútbol)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333</text:p>
          </table:table-cell>
          <table:table-cell office:value-type="string" calcext:value-type="string">
            <text:p>Valencia Club de Fútbol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11</text:p>
          </table:table-cell>
          <table:table-cell office:value-type="string" calcext:value-type="string">
            <text:p>Aston Villa Football Club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9075</text:p>
          </table:table-cell>
          <table:table-cell office:value-type="string" calcext:value-type="string">
            <text:p>FC Dinamo de Kiev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3020</text:p>
          </table:table-cell>
          <table:table-cell office:value-type="string" calcext:value-type="string">
            <text:p>Paris Saint-Germain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479</text:p>
          </table:table-cell>
          <table:table-cell office:value-type="string" calcext:value-type="string">
            <text:p>Clube de Regatas do Flamengo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52</text:p>
          </table:table-cell>
          <table:table-cell office:value-type="string" calcext:value-type="string">
            <text:p>Associazione Calcio Firenze Fiorentina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87</text:p>
          </table:table-cell>
          <table:table-cell office:value-type="string" calcext:value-type="string">
            <text:p>Athletic Club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8446</text:p>
          </table:table-cell>
          <table:table-cell office:value-type="string" calcext:value-type="string">
            <text:p>Fútbol Club Oporto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1499</text:p>
          </table:table-cell>
          <table:table-cell office:value-type="string" calcext:value-type="string">
            <text:p>Sport Lisboa e Benfica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74</text:p>
          </table:table-cell>
          <table:table-cell office:value-type="string" calcext:value-type="string">
            <text:p>Genoa Cricket &amp; Football Club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68</text:p>
          </table:table-cell>
          <table:table-cell office:value-type="string" calcext:value-type="string">
            <text:p>Torino Football Club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81</text:p>
          </table:table-cell>
          <table:table-cell office:value-type="string" calcext:value-type="string">
            <text:p>Leicester City Football Club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93</text:p>
          </table:table-cell>
          <table:table-cell office:value-type="string" calcext:value-type="string">
            <text:p>Celtic Football Club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494</text:p>
          </table:table-cell>
          <table:table-cell office:value-type="string" calcext:value-type="string">
            <text:p>FC Schalke 0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108</text:p>
          </table:table-cell>
          <table:table-cell office:value-type="string" calcext:value-type="string">
            <text:p>FC Zenit de San Petersburg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2885</text:p>
          </table:table-cell>
          <table:table-cell office:value-type="string" calcext:value-type="string">
            <text:p>Olympique de Marsella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32</text:p>
          </table:table-cell>
          <table:table-cell office:value-type="string" calcext:value-type="string">
            <text:p>Southampton Football Club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47</text:p>
          </table:table-cell>
          <table:table-cell office:value-type="string" calcext:value-type="string">
            <text:p>West Ham United Football Club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57</text:p>
          </table:table-cell>
          <table:table-cell office:value-type="string" calcext:value-type="string">
            <text:p>Unione Calcio Sampdoria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329</text:p>
          </table:table-cell>
          <table:table-cell office:value-type="string" calcext:value-type="string">
            <text:p>Sevilla Fútbol Club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659</text:p>
          </table:table-cell>
          <table:table-cell office:value-type="string" calcext:value-type="string">
            <text:p>Swansea City Association Football Club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39</text:p>
          </table:table-cell>
          <table:table-cell office:value-type="string" calcext:value-type="string">
            <text:p>Sunderland Association Football Club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44</text:p>
          </table:table-cell>
          <table:table-cell office:value-type="string" calcext:value-type="string">
            <text:p>West Bromwich Albion Football Club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1859</text:p>
          </table:table-cell>
          <table:table-cell office:value-type="string" calcext:value-type="string">
            <text:p>VfL Wolfsburgo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01875</text:p>
          </table:table-cell>
          <table:table-cell office:value-type="string" calcext:value-type="string">
            <text:p>Fenerbahçe Spor Kulübü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38</text:p>
          </table:table-cell>
          <table:table-cell office:value-type="string" calcext:value-type="string">
            <text:p>PSV Eindhoven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46</text:p>
          </table:table-cell>
          <table:table-cell office:value-type="string" calcext:value-type="string">
            <text:p>Blackburn Rovers Football Club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6371</text:p>
          </table:table-cell>
          <table:table-cell office:value-type="string" calcext:value-type="string">
            <text:p>PFC CSKA Moscú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98</text:p>
          </table:table-cell>
          <table:table-cell office:value-type="string" calcext:value-type="string">
            <text:p>Udinese Calcio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640</text:p>
          </table:table-cell>
          <table:table-cell office:value-type="string" calcext:value-type="string">
            <text:p>Club de Gimnasia y Esgrima La Plata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08</text:p>
          </table:table-cell>
          <table:table-cell office:value-type="string" calcext:value-type="string">
            <text:p>Fulham Football Club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36</text:p>
          </table:table-cell>
          <table:table-cell office:value-type="string" calcext:value-type="string">
            <text:p>Stoke City Football Club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976</text:p>
          </table:table-cell>
          <table:table-cell office:value-type="string" calcext:value-type="string">
            <text:p>Werder Bremen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241</text:p>
          </table:table-cell>
          <table:table-cell office:value-type="string" calcext:value-type="string">
            <text:p>Feyenoord Rotterdam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1959</text:p>
          </table:table-cell>
          <table:table-cell office:value-type="string" calcext:value-type="string">
            <text:p>Borussia Mönchengladbach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4761</text:p>
          </table:table-cell>
          <table:table-cell office:value-type="string" calcext:value-type="string">
            <text:p>Bayer 04 Leverkusen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512</text:p>
          </table:table-cell>
          <table:table-cell office:value-type="string" calcext:value-type="string">
            <text:p>VfB Stuttgart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93</text:p>
          </table:table-cell>
          <table:table-cell office:value-type="string" calcext:value-type="string">
            <text:p>Parma Football Club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780</text:p>
          </table:table-cell>
          <table:table-cell office:value-type="string" calcext:value-type="string">
            <text:p>Real Club Deportivo Espanyol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04</text:p>
          </table:table-cell>
          <table:table-cell office:value-type="string" calcext:value-type="string">
            <text:p>Olympique de Lyon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86</text:p>
          </table:table-cell>
          <table:table-cell office:value-type="string" calcext:value-type="string">
            <text:p>Atalanta Bergamasca Calci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93</text:p>
          </table:table-cell>
          <table:table-cell office:value-type="string" calcext:value-type="string">
            <text:p>Bologna Football Club 190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50</text:p>
          </table:table-cell>
          <table:table-cell office:value-type="string" calcext:value-type="string">
            <text:p>Wigan Athletic Football Club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729</text:p>
          </table:table-cell>
          <table:table-cell office:value-type="string" calcext:value-type="string">
            <text:p>Sporting de Lisboa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0703</text:p>
          </table:table-cell>
          <table:table-cell office:value-type="string" calcext:value-type="string">
            <text:p>Club Atlético Boca Junior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00</text:p>
          </table:table-cell>
          <table:table-cell office:value-type="string" calcext:value-type="string">
            <text:p>Cagliari Calcio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297</text:p>
          </table:table-cell>
          <table:table-cell office:value-type="string" calcext:value-type="string">
            <text:p>Villarreal Club de Fútbol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44</text:p>
          </table:table-cell>
          <table:table-cell office:value-type="string" calcext:value-type="string">
            <text:p>Birmingham City Football Club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67</text:p>
          </table:table-cell>
          <table:table-cell office:value-type="string" calcext:value-type="string">
            <text:p>Crystal Palace Football Club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112</text:p>
          </table:table-cell>
          <table:table-cell office:value-type="string" calcext:value-type="string">
            <text:p>FC Spartak de Moscú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0305</text:p>
          </table:table-cell>
          <table:table-cell office:value-type="string" calcext:value-type="string">
            <text:p>A.S. Monaco F.C.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23</text:p>
          </table:table-cell>
          <table:table-cell office:value-type="string" calcext:value-type="string">
            <text:p>Queens Park Rangers Football Club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21</text:p>
          </table:table-cell>
          <table:table-cell office:value-type="string" calcext:value-type="string">
            <text:p>Norwich City Football Club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58</text:p>
          </table:table-cell>
          <table:table-cell office:value-type="string" calcext:value-type="string">
            <text:p>Burnley Football Club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77</text:p>
          </table:table-cell>
          <table:table-cell office:value-type="string" calcext:value-type="string">
            <text:p>Hull City Association Football Club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97</text:p>
          </table:table-cell>
          <table:table-cell office:value-type="string" calcext:value-type="string">
            <text:p>Rangers Football Club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28631</text:p>
          </table:table-cell>
          <table:table-cell office:value-type="string" calcext:value-type="string">
            <text:p>Leeds United Association Football Club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14</text:p>
          </table:table-cell>
          <table:table-cell office:value-type="string" calcext:value-type="string">
            <text:p>Watford Football Club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760</text:p>
          </table:table-cell>
          <table:table-cell office:value-type="string" calcext:value-type="string">
            <text:p>Real Club Deportivo de La Coruña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315</text:p>
          </table:table-cell>
          <table:table-cell office:value-type="string" calcext:value-type="string">
            <text:p>Real Sociedad de Fútbol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51</text:p>
          </table:table-cell>
          <table:table-cell office:value-type="string" calcext:value-type="string">
            <text:p>Bolton Wanderers Football Club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974</text:p>
          </table:table-cell>
          <table:table-cell office:value-type="string" calcext:value-type="string">
            <text:p>Hamburgo S.V.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2969</text:p>
          </table:table-cell>
          <table:table-cell office:value-type="string" calcext:value-type="string">
            <text:p>FK Shajtar Donetsk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661</text:p>
          </table:table-cell>
          <table:table-cell office:value-type="string" calcext:value-type="string">
            <text:p>Middlesbrough Football Club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00</text:p>
          </table:table-cell>
          <table:table-cell office:value-type="string" calcext:value-type="string">
            <text:p>Wolverhampton Wanderers Football Club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9658</text:p>
          </table:table-cell>
          <table:table-cell office:value-type="string" calcext:value-type="string">
            <text:p>Steaua de Bucarest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497</text:p>
          </table:table-cell>
          <table:table-cell office:value-type="string" calcext:value-type="string">
            <text:p>FC Dinamo Moscú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255</text:p>
          </table:table-cell>
          <table:table-cell office:value-type="string" calcext:value-type="string">
            <text:p>Górnik Zabrz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0040</text:p>
          </table:table-cell>
          <table:table-cell office:value-type="string" calcext:value-type="string">
            <text:p>FC Rubin Kazán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720</text:p>
          </table:table-cell>
          <table:table-cell office:value-type="string" calcext:value-type="string">
            <text:p>Hertha BSC Berlín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4770</text:p>
          </table:table-cell>
          <table:table-cell office:value-type="string" calcext:value-type="string">
            <text:p>F. C. Colonia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2476</text:p>
          </table:table-cell>
          <table:table-cell office:value-type="string" calcext:value-type="string">
            <text:p>FC Girondins de Burdeo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528</text:p>
          </table:table-cell>
          <table:table-cell office:value-type="string" calcext:value-type="string">
            <text:p>Royal Sporting Club Anderlecht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90</text:p>
          </table:table-cell>
          <table:table-cell office:value-type="string" calcext:value-type="string">
            <text:p>Nottingham Forest Football Club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987</text:p>
          </table:table-cell>
          <table:table-cell office:value-type="string" calcext:value-type="string">
            <text:p>Fluminense Football Club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99616</text:p>
          </table:table-cell>
          <table:table-cell office:value-type="string" calcext:value-type="string">
            <text:p>Club Nacional de Football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74</text:p>
          </table:table-cell>
          <table:table-cell office:value-type="string" calcext:value-type="string">
            <text:p>Sociedad de Fútbol Palermo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86</text:p>
          </table:table-cell>
          <table:table-cell office:value-type="string" calcext:value-type="string">
            <text:p>Club Atlético Osasuna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308</text:p>
          </table:table-cell>
          <table:table-cell office:value-type="string" calcext:value-type="string">
            <text:p>Real Zaragoza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603</text:p>
          </table:table-cell>
          <table:table-cell office:value-type="string" calcext:value-type="string">
            <text:p>Football Club Twent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628</text:p>
          </table:table-cell>
          <table:table-cell office:value-type="string" calcext:value-type="string">
            <text:p>Olympiacos Fútbol Club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115</text:p>
          </table:table-cell>
          <table:table-cell office:value-type="string" calcext:value-type="string">
            <text:p>FC Lokomotiv Moscú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6785</text:p>
          </table:table-cell>
          <table:table-cell office:value-type="string" calcext:value-type="string">
            <text:p>Rosenborg Ballklub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122219</text:p>
          </table:table-cell>
          <table:table-cell office:value-type="string" calcext:value-type="string">
            <text:p>Panathinaikos Fútbol Club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857</text:p>
          </table:table-cell>
          <table:table-cell office:value-type="string" calcext:value-type="string">
            <text:p>Málaga Club de Fútbol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29</text:p>
          </table:table-cell>
          <table:table-cell office:value-type="string" calcext:value-type="string">
            <text:p>Reading Football Club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16</text:p>
          </table:table-cell>
          <table:table-cell office:value-type="string" calcext:value-type="string">
            <text:p>Lille Olympique Sporting Club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21</text:p>
          </table:table-cell>
          <table:table-cell office:value-type="string" calcext:value-type="string">
            <text:p>Association Sportive de Saint-Étienne Loir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707</text:p>
          </table:table-cell>
          <table:table-cell office:value-type="string" calcext:value-type="string">
            <text:p>TSG 1899 Hoffenheim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748</text:p>
          </table:table-cell>
          <table:table-cell office:value-type="string" calcext:value-type="string">
            <text:p>Hannover 9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2803</text:p>
          </table:table-cell>
          <table:table-cell office:value-type="string" calcext:value-type="string">
            <text:p>GNK Dinamo Zagreb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0916</text:p>
          </table:table-cell>
          <table:table-cell office:value-type="string" calcext:value-type="string">
            <text:p>Club Bruja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9671</text:p>
          </table:table-cell>
          <table:table-cell office:value-type="string" calcext:value-type="string">
            <text:p>FC Basel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37</text:p>
          </table:table-cell>
          <table:table-cell office:value-type="string" calcext:value-type="string">
            <text:p>Associazione Calcio ChievoVerona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723</text:p>
          </table:table-cell>
          <table:table-cell office:value-type="string" calcext:value-type="string">
            <text:p>Real Betis Balompié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799</text:p>
          </table:table-cell>
          <table:table-cell office:value-type="string" calcext:value-type="string">
            <text:p>Club Atlético River Plat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1264</text:p>
          </table:table-cell>
          <table:table-cell office:value-type="string" calcext:value-type="string">
            <text:p>AZ Alkmaar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2930</text:p>
          </table:table-cell>
          <table:table-cell office:value-type="string" calcext:value-type="string">
            <text:p>FC Rostov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66</text:p>
          </table:table-cell>
          <table:table-cell office:value-type="string" calcext:value-type="string">
            <text:p>1. FC Kaiserslautern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749</text:p>
          </table:table-cell>
          <table:table-cell office:value-type="string" calcext:value-type="string">
            <text:p>Real Club Celta de Vigo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812</text:p>
          </table:table-cell>
          <table:table-cell office:value-type="string" calcext:value-type="string">
            <text:p>Granada Club de Fútbol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823</text:p>
          </table:table-cell>
          <table:table-cell office:value-type="string" calcext:value-type="string">
            <text:p>Levante Unión Deportiva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278</text:p>
          </table:table-cell>
          <table:table-cell office:value-type="string" calcext:value-type="string">
            <text:p>Real Sporting de Gijón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662</text:p>
          </table:table-cell>
          <table:table-cell office:value-type="string" calcext:value-type="string">
            <text:p>Cardiff City Football Club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68</text:p>
          </table:table-cell>
          <table:table-cell office:value-type="string" calcext:value-type="string">
            <text:p>Athletic Football Club Bournemouth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604</text:p>
          </table:table-cell>
          <table:table-cell office:value-type="string" calcext:value-type="string">
            <text:p>Portsmouth Football Club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4881</text:p>
          </table:table-cell>
          <table:table-cell office:value-type="string" calcext:value-type="string">
            <text:p>Malmö FF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0561</text:p>
          </table:table-cell>
          <table:table-cell office:value-type="string" calcext:value-type="string">
            <text:p>Standard Lieja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3009</text:p>
          </table:table-cell>
          <table:table-cell office:value-type="string" calcext:value-type="string">
            <text:p>Estrella Roja de Belgrado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3400</text:p>
          </table:table-cell>
          <table:table-cell office:value-type="string" calcext:value-type="string">
            <text:p>Deportivo Cali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786</text:p>
          </table:table-cell>
          <table:table-cell office:value-type="string" calcext:value-type="string">
            <text:p>F. C. Núremberg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49</text:p>
          </table:table-cell>
          <table:table-cell office:value-type="string" calcext:value-type="string">
            <text:p>Blackpool Football Club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2942</text:p>
          </table:table-cell>
          <table:table-cell office:value-type="string" calcext:value-type="string">
            <text:p>Lech PoznaD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955</text:p>
          </table:table-cell>
          <table:table-cell office:value-type="string" calcext:value-type="string">
            <text:p>Santos Futebol Club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254</text:p>
          </table:table-cell>
          <table:table-cell office:value-type="string" calcext:value-type="string">
            <text:p>1. FSV Mainz 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6394</text:p>
          </table:table-cell>
          <table:table-cell office:value-type="string" calcext:value-type="string">
            <text:p>SC Friburgo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18</text:p>
          </table:table-cell>
          <table:table-cell office:value-type="string" calcext:value-type="string">
            <text:p>Calcio Catania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03</text:p>
          </table:table-cell>
          <table:table-cell office:value-type="string" calcext:value-type="string">
            <text:p>Empoli Football Club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39</text:p>
          </table:table-cell>
          <table:table-cell office:value-type="string" calcext:value-type="string">
            <text:p>Hellas Verona Football Club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835</text:p>
          </table:table-cell>
          <table:table-cell office:value-type="string" calcext:value-type="string">
            <text:p>Real Club Deportivo Mallorca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1378</text:p>
          </table:table-cell>
          <table:table-cell office:value-type="string" calcext:value-type="string">
            <text:p>APOEL FC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8430</text:p>
          </table:table-cell>
          <table:table-cell office:value-type="string" calcext:value-type="string">
            <text:p>FC Copenhagu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8656</text:p>
          </table:table-cell>
          <table:table-cell office:value-type="string" calcext:value-type="string">
            <text:p>F. K. Partizan Belgrado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3749</text:p>
          </table:table-cell>
          <table:table-cell office:value-type="string" calcext:value-type="string">
            <text:p>Legia de Varsovia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3152</text:p>
          </table:table-cell>
          <table:table-cell office:value-type="string" calcext:value-type="string">
            <text:p>Jeonbuk Hyundai Motor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03</text:p>
          </table:table-cell>
          <table:table-cell office:value-type="string" calcext:value-type="string">
            <text:p>Unione Sportiva Sassuolo Calcio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806</text:p>
          </table:table-cell>
          <table:table-cell office:value-type="string" calcext:value-type="string">
            <text:p>Getafe Club de Fútbol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653</text:p>
          </table:table-cell>
          <table:table-cell office:value-type="string" calcext:value-type="string">
            <text:p>Ipswich Town Football Club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236</text:p>
          </table:table-cell>
          <table:table-cell office:value-type="string" calcext:value-type="string">
            <text:p>Real Racing Club de Santander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62</text:p>
          </table:table-cell>
          <table:table-cell office:value-type="string" calcext:value-type="string">
            <text:p>Charlton Athletic Football Club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684</text:p>
          </table:table-cell>
          <table:table-cell office:value-type="string" calcext:value-type="string">
            <text:p>Sporting Clube de Braga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845</text:p>
          </table:table-cell>
          <table:table-cell office:value-type="string" calcext:value-type="string">
            <text:p>Sport Club Internacional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163</text:p>
          </table:table-cell>
          <table:table-cell office:value-type="string" calcext:value-type="string">
            <text:p>OGC Niza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326</text:p>
          </table:table-cell>
          <table:table-cell office:value-type="string" calcext:value-type="string">
            <text:p>Aberdeen Football Club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2641</text:p>
          </table:table-cell>
          <table:table-cell office:value-type="string" calcext:value-type="string">
            <text:p>Trabzonspor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1216</text:p>
          </table:table-cell>
          <table:table-cell office:value-type="string" calcext:value-type="string">
            <text:p>HNK Hajduk Split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1360</text:p>
          </table:table-cell>
          <table:table-cell office:value-type="string" calcext:value-type="string">
            <text:p>Grasshopper Club Zürich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300</text:p>
          </table:table-cell>
          <table:table-cell office:value-type="string" calcext:value-type="string">
            <text:p>Rayo Vallecano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70</text:p>
          </table:table-cell>
          <table:table-cell office:value-type="string" calcext:value-type="string">
            <text:p>Derby County Football Club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13</text:p>
          </table:table-cell>
          <table:table-cell office:value-type="string" calcext:value-type="string">
            <text:p>Montpellier Hérault Sport Club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2071</text:p>
          </table:table-cell>
          <table:table-cell office:value-type="string" calcext:value-type="string">
            <text:p>Football Club Nante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10</text:p>
          </table:table-cell>
          <table:table-cell office:value-type="string" calcext:value-type="string">
            <text:p>Pescara Calcio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09</text:p>
          </table:table-cell>
          <table:table-cell office:value-type="string" calcext:value-type="string">
            <text:p>Stade Rennais Football Club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1603</text:p>
          </table:table-cell>
          <table:table-cell office:value-type="string" calcext:value-type="string">
            <text:p>TSV 1860 München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8277</text:p>
          </table:table-cell>
          <table:table-cell office:value-type="string" calcext:value-type="string">
            <text:p>Cruzeiro Esporte Club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9170</text:p>
          </table:table-cell>
          <table:table-cell office:value-type="string" calcext:value-type="string">
            <text:p>Jagiellonia BiaBystok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4978</text:p>
          </table:table-cell>
          <table:table-cell office:value-type="string" calcext:value-type="string">
            <text:p>Club Atlético Independient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0943</text:p>
          </table:table-cell>
          <table:table-cell office:value-type="string" calcext:value-type="string">
            <text:p>WisBa Cracovia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1567</text:p>
          </table:table-cell>
          <table:table-cell office:value-type="string" calcext:value-type="string">
            <text:p>IFK Göteborg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0854</text:p>
          </table:table-cell>
          <table:table-cell office:value-type="string" calcext:value-type="string">
            <text:p>FC Krasnodar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94811</text:p>
          </table:table-cell>
          <table:table-cell office:value-type="string" calcext:value-type="string">
            <text:p>Red Bull Salzburg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319</text:p>
          </table:table-cell>
          <table:table-cell office:value-type="string" calcext:value-type="string">
            <text:p>Real Valladolid Club de Fútbol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353</text:p>
          </table:table-cell>
          <table:table-cell office:value-type="string" calcext:value-type="string">
            <text:p>FC Anzhí Majachkalá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1215</text:p>
          </table:table-cell>
          <table:table-cell office:value-type="string" calcext:value-type="string">
            <text:p>Rapid Viena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964</text:p>
          </table:table-cell>
          <table:table-cell office:value-type="string" calcext:value-type="string">
            <text:p>Sociedade Esportiva Palmeira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6692</text:p>
          </table:table-cell>
          <table:table-cell office:value-type="string" calcext:value-type="string">
            <text:p>FC Zürich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8228</text:p>
          </table:table-cell>
          <table:table-cell office:value-type="string" calcext:value-type="string">
            <text:p>Stade de Reim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1006</text:p>
          </table:table-cell>
          <table:table-cell office:value-type="string" calcext:value-type="string">
            <text:p>FC Dinamo Tbilisi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8074</text:p>
          </table:table-cell>
          <table:table-cell office:value-type="string" calcext:value-type="string">
            <text:p>Neftchi Baku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1525</text:p>
          </table:table-cell>
          <table:table-cell office:value-type="string" calcext:value-type="string">
            <text:p>Football Club de Metz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3476</text:p>
          </table:table-cell>
          <table:table-cell office:value-type="string" calcext:value-type="string">
            <text:p>FK Qaraba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67</text:p>
          </table:table-cell>
          <table:table-cell office:value-type="string" calcext:value-type="string">
            <text:p>Associazione Sportiva Livorno Calci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407</text:p>
          </table:table-cell>
          <table:table-cell office:value-type="string" calcext:value-type="string">
            <text:p>Unión Deportiva Almería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232</text:p>
          </table:table-cell>
          <table:table-cell office:value-type="string" calcext:value-type="string">
            <text:p>KAA Gent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18</text:p>
          </table:table-cell>
          <table:table-cell office:value-type="string" calcext:value-type="string">
            <text:p>Toulouse Football Club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607</text:p>
          </table:table-cell>
          <table:table-cell office:value-type="string" calcext:value-type="string">
            <text:p>Sheffield United Football Club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11</text:p>
          </table:table-cell>
          <table:table-cell office:value-type="string" calcext:value-type="string">
            <text:p>Football Club Lorient-Bretagne Sud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0995</text:p>
          </table:table-cell>
          <table:table-cell office:value-type="string" calcext:value-type="string">
            <text:p>Clube Atlético Mineiro pico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0526</text:p>
          </table:table-cell>
          <table:table-cell office:value-type="string" calcext:value-type="string">
            <text:p>BSC Young Boy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2873</text:p>
          </table:table-cell>
          <table:table-cell office:value-type="string" calcext:value-type="string">
            <text:p>Dundee United Football Club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8841</text:p>
          </table:table-cell>
          <table:table-cell office:value-type="string" calcext:value-type="string">
            <text:p>Fortaleza Esporte Club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2597</text:p>
          </table:table-cell>
          <table:table-cell office:value-type="string" calcext:value-type="string">
            <text:p>Hibernian Football Club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2876</text:p>
          </table:table-cell>
          <table:table-cell office:value-type="string" calcext:value-type="string">
            <text:p>Association de la Jeunesse Auxerrois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63</text:p>
          </table:table-cell>
          <table:table-cell office:value-type="string" calcext:value-type="string">
            <text:p>FC St. Pauli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42</text:p>
          </table:table-cell>
          <table:table-cell office:value-type="string" calcext:value-type="string">
            <text:p>Barnsley Football Club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23</text:p>
          </table:table-cell>
          <table:table-cell office:value-type="string" calcext:value-type="string">
            <text:p>Association Sportive Nancy-Lorrain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853</text:p>
          </table:table-cell>
          <table:table-cell office:value-type="string" calcext:value-type="string">
            <text:p>Karlsruher SC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4220</text:p>
          </table:table-cell>
          <table:table-cell office:value-type="string" calcext:value-type="string">
            <text:p>New York Red Bull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861</text:p>
          </table:table-cell>
          <table:table-cell office:value-type="string" calcext:value-type="string">
            <text:p>VfL Bochum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4053</text:p>
          </table:table-cell>
          <table:table-cell office:value-type="string" calcext:value-type="string">
            <text:p>Eintracht Braunschweig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4357</text:p>
          </table:table-cell>
          <table:table-cell office:value-type="string" calcext:value-type="string">
            <text:p>Los Angeles Galaxy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8399</text:p>
          </table:table-cell>
          <table:table-cell office:value-type="string" calcext:value-type="string">
            <text:p>Sporting Club de Bastia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1101</text:p>
          </table:table-cell>
          <table:table-cell office:value-type="string" calcext:value-type="string">
            <text:p>FC BAT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3377</text:p>
          </table:table-cell>
          <table:table-cell office:value-type="string" calcext:value-type="string">
            <text:p>Stade Malherbe Caen Calvados Basse-Normandi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2093</text:p>
          </table:table-cell>
          <table:table-cell office:value-type="string" calcext:value-type="string">
            <text:p>Heart of Midlothian Football Club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1882</text:p>
          </table:table-cell>
          <table:table-cell office:value-type="string" calcext:value-type="string">
            <text:p>Club Atlético Newells Old Boy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64</text:p>
          </table:table-cell>
          <table:table-cell office:value-type="string" calcext:value-type="string">
            <text:p>Associazione Calcio Cesena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56</text:p>
          </table:table-cell>
          <table:table-cell office:value-type="string" calcext:value-type="string">
            <text:p>Associazione Calcio Siena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217</text:p>
          </table:table-cell>
          <table:table-cell office:value-type="string" calcext:value-type="string">
            <text:p>Real Madrid Castilla Club de Fútbol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20</text:p>
          </table:table-cell>
          <table:table-cell office:value-type="string" calcext:value-type="string">
            <text:p>Club Atlético Peñarol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98</text:p>
          </table:table-cell>
          <table:table-cell office:value-type="string" calcext:value-type="string">
            <text:p>Sheffield Wednesday Football Club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711</text:p>
          </table:table-cell>
          <table:table-cell office:value-type="string" calcext:value-type="string">
            <text:p>FC Groningen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958</text:p>
          </table:table-cell>
          <table:table-cell office:value-type="string" calcext:value-type="string">
            <text:p>Botafogo de Futebol e Regata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1209</text:p>
          </table:table-cell>
          <table:table-cell office:value-type="string" calcext:value-type="string">
            <text:p>FK Austria Viena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5685</text:p>
          </table:table-cell>
          <table:table-cell office:value-type="string" calcext:value-type="string">
            <text:p>SK Brann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4237</text:p>
          </table:table-cell>
          <table:table-cell office:value-type="string" calcext:value-type="string">
            <text:p>FC Dinamo de Bucarest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4888</text:p>
          </table:table-cell>
          <table:table-cell office:value-type="string" calcext:value-type="string">
            <text:p>PAOK Salónica FC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1747</text:p>
          </table:table-cell>
          <table:table-cell office:value-type="string" calcext:value-type="string">
            <text:p>Fortuna Düsseldorf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5687</text:p>
          </table:table-cell>
          <table:table-cell office:value-type="string" calcext:value-type="string">
            <text:p>FC Dnipro Dnipropetrovsk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8552</text:p>
          </table:table-cell>
          <table:table-cell office:value-type="string" calcext:value-type="string">
            <text:p>Molde FK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4940</text:p>
          </table:table-cell>
          <table:table-cell office:value-type="string" calcext:value-type="string">
            <text:p>Club Estudiantes de La Plata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2253</text:p>
          </table:table-cell>
          <table:table-cell office:value-type="string" calcext:value-type="string">
            <text:p>Slovan Bratislava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1843</text:p>
          </table:table-cell>
          <table:table-cell office:value-type="string" calcext:value-type="string">
            <text:p>Racing Club de Len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3481</text:p>
          </table:table-cell>
          <table:table-cell office:value-type="string" calcext:value-type="string">
            <text:p>AC Sparta Praga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6032</text:p>
          </table:table-cell>
          <table:table-cell office:value-type="string" calcext:value-type="string">
            <text:p>KRC Genk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0321</text:p>
          </table:table-cell>
          <table:table-cell office:value-type="string" calcext:value-type="string">
            <text:p>SC Heerenveen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59090</text:p>
          </table:table-cell>
          <table:table-cell office:value-type="string" calcext:value-type="string">
            <text:p>Club América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39086</text:p>
          </table:table-cell>
          <table:table-cell office:value-type="string" calcext:value-type="string">
            <text:p>PFC Ludogorets Razgrad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79</text:p>
          </table:table-cell>
          <table:table-cell office:value-type="string" calcext:value-type="string">
            <text:p>Unión Deportiva Las Palma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6838</text:p>
          </table:table-cell>
          <table:table-cell office:value-type="string" calcext:value-type="string">
            <text:p>FC Viktoria PlzeH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9895</text:p>
          </table:table-cell>
          <table:table-cell office:value-type="string" calcext:value-type="string">
            <text:p>Sparta Rotterdam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2376</text:p>
          </table:table-cell>
          <table:table-cell office:value-type="string" calcext:value-type="string">
            <text:p>FK Ekrana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1061</text:p>
          </table:table-cell>
          <table:table-cell office:value-type="string" calcext:value-type="string">
            <text:p>FC Sion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0768</text:p>
          </table:table-cell>
          <table:table-cell office:value-type="string" calcext:value-type="string">
            <text:p>FC Sheriff Tiraspol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1477</text:p>
          </table:table-cell>
          <table:table-cell office:value-type="string" calcext:value-type="string">
            <text:p>FK Dinamo Minsk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6523</text:p>
          </table:table-cell>
          <table:table-cell office:value-type="string" calcext:value-type="string">
            <text:p>Motherwell Football Club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1584</text:p>
          </table:table-cell>
          <table:table-cell office:value-type="string" calcext:value-type="string">
            <text:p>AEK Atenas Fútbol Club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8282</text:p>
          </table:table-cell>
          <table:table-cell office:value-type="string" calcext:value-type="string">
            <text:p>Club Atlético San Lorenzo de Almagr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1602</text:p>
          </table:table-cell>
          <table:table-cell office:value-type="string" calcext:value-type="string">
            <text:p>AIK Estocolm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1695</text:p>
          </table:table-cell>
          <table:table-cell office:value-type="string" calcext:value-type="string">
            <text:p>Grêmio Foot-Ball Porto Alegrens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12</text:p>
          </table:table-cell>
          <table:table-cell office:value-type="string" calcext:value-type="string">
            <text:p>Elche Club de Fútbol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12</text:p>
          </table:table-cell>
          <table:table-cell office:value-type="string" calcext:value-type="string">
            <text:p>Football Club Sochaux-Montbéliard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612</text:p>
          </table:table-cell>
          <table:table-cell office:value-type="string" calcext:value-type="string">
            <text:p>Preston North End Football Club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0521</text:p>
          </table:table-cell>
          <table:table-cell office:value-type="string" calcext:value-type="string">
            <text:p>Guangzhou Evergrand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1971</text:p>
          </table:table-cell>
          <table:table-cell office:value-type="string" calcext:value-type="string">
            <text:p>1. Fußballclub Union Berlin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5998</text:p>
          </table:table-cell>
          <table:table-cell office:value-type="string" calcext:value-type="string">
            <text:p>CFR Cluj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000</text:p>
          </table:table-cell>
          <table:table-cell office:value-type="string" calcext:value-type="string">
            <text:p>RKV Malina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4190</text:p>
          </table:table-cell>
          <table:table-cell office:value-type="string" calcext:value-type="string">
            <text:p>PFC Levski Sofia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9932</text:p>
          </table:table-cell>
          <table:table-cell office:value-type="string" calcext:value-type="string">
            <text:p>Dyskobolia Grodzisk Wielkopolski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1753</text:p>
          </table:table-cell>
          <table:table-cell office:value-type="string" calcext:value-type="string">
            <text:p>IF Elfsborg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5163</text:p>
          </table:table-cell>
          <table:table-cell office:value-type="string" calcext:value-type="string">
            <text:p>Club Atlético Vélez Sarsfield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8883</text:p>
          </table:table-cell>
          <table:table-cell office:value-type="string" calcext:value-type="string">
            <text:p>Urawa Red Diamond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1752</text:p>
          </table:table-cell>
          <table:table-cell office:value-type="string" calcext:value-type="string">
            <text:p>F91 Dudelang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3450</text:p>
          </table:table-cell>
          <table:table-cell office:value-type="string" calcext:value-type="string">
            <text:p>Vitória Sport Club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02455</text:p>
          </table:table-cell>
          <table:table-cell office:value-type="string" calcext:value-type="string">
            <text:p>RB Leipzig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4317</text:p>
          </table:table-cell>
          <table:table-cell office:value-type="string" calcext:value-type="string">
            <text:p>FC Pyunik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8969</text:p>
          </table:table-cell>
          <table:table-cell office:value-type="string" calcext:value-type="string">
            <text:p>HNK Rijeka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22430</text:p>
          </table:table-cell>
          <table:table-cell office:value-type="string" calcext:value-type="string">
            <text:p>Djurgårdens IF Fotboll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41</text:p>
          </table:table-cell>
          <table:table-cell office:value-type="string" calcext:value-type="string">
            <text:p>Associazione Sportiva Bari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51</text:p>
          </table:table-cell>
          <table:table-cell office:value-type="string" calcext:value-type="string">
            <text:p>Brescia Calci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467</text:p>
          </table:table-cell>
          <table:table-cell office:value-type="string" calcext:value-type="string">
            <text:p>Fútbol Club Barcelona "B"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44</text:p>
          </table:table-cell>
          <table:table-cell office:value-type="string" calcext:value-type="string">
            <text:p>Perugia Calci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53</text:p>
          </table:table-cell>
          <table:table-cell office:value-type="string" calcext:value-type="string">
            <text:p>Brighton &amp; Hove Albion Football Club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73</text:p>
          </table:table-cell>
          <table:table-cell office:value-type="string" calcext:value-type="string">
            <text:p>Huddersfield Town Football Club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866</text:p>
          </table:table-cell>
          <table:table-cell office:value-type="string" calcext:value-type="string">
            <text:p>SV Austria Salzburg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996</text:p>
          </table:table-cell>
          <table:table-cell office:value-type="string" calcext:value-type="string">
            <text:p>KF Skënderbeu Korçë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7818</text:p>
          </table:table-cell>
          <table:table-cell office:value-type="string" calcext:value-type="string">
            <text:p>Energie Cottbu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844</text:p>
          </table:table-cell>
          <table:table-cell office:value-type="string" calcext:value-type="string">
            <text:p>Arminia Bielefeld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5732</text:p>
          </table:table-cell>
          <table:table-cell office:value-type="string" calcext:value-type="string">
            <text:p>Debreceni Vasutas Sport Club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6343</text:p>
          </table:table-cell>
          <table:table-cell office:value-type="string" calcext:value-type="string">
            <text:p>SK Sturm Graz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2005</text:p>
          </table:table-cell>
          <table:table-cell office:value-type="string" calcext:value-type="string">
            <text:p>FC Hansa Rostock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3976</text:p>
          </table:table-cell>
          <table:table-cell office:value-type="string" calcext:value-type="string">
            <text:p>Shamrock Rovers Football Club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7501</text:p>
          </table:table-cell>
          <table:table-cell office:value-type="string" calcext:value-type="string">
            <text:p>Fudbalski Klub Vojvodina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8396</text:p>
          </table:table-cell>
          <table:table-cell office:value-type="string" calcext:value-type="string">
            <text:p>Ferencváros T.C.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0530</text:p>
          </table:table-cell>
          <table:table-cell office:value-type="string" calcext:value-type="string">
            <text:p>NK Maribor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8585</text:p>
          </table:table-cell>
          <table:table-cell office:value-type="string" calcext:value-type="string">
            <text:p>Vitória Futebol Club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1906</text:p>
          </table:table-cell>
          <table:table-cell office:value-type="string" calcext:value-type="string">
            <text:p>Brøndby IF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0961</text:p>
          </table:table-cell>
          <table:table-cell office:value-type="string" calcext:value-type="string">
            <text:p>Kilmarnock Football Club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6533</text:p>
          </table:table-cell>
          <table:table-cell office:value-type="string" calcext:value-type="string">
            <text:p>Racing Club de Avellaneda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2269</text:p>
          </table:table-cell>
          <table:table-cell office:value-type="string" calcext:value-type="string">
            <text:p>Valenciennes Football Club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6773</text:p>
          </table:table-cell>
          <table:table-cell office:value-type="string" calcext:value-type="string">
            <text:p>Fussball Club Vaduz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9233</text:p>
          </table:table-cell>
          <table:table-cell office:value-type="string" calcext:value-type="string">
            <text:p>SBV Vitess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3566</text:p>
          </table:table-cell>
          <table:table-cell office:value-type="string" calcext:value-type="string">
            <text:p>Al-Ahly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1589</text:p>
          </table:table-cell>
          <table:table-cell office:value-type="string" calcext:value-type="string">
            <text:p>Valletta Football Club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3620</text:p>
          </table:table-cell>
          <table:table-cell office:value-type="string" calcext:value-type="string">
            <text:p>Deportivo Alavé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1726</text:p>
          </table:table-cell>
          <table:table-cell office:value-type="string" calcext:value-type="string">
            <text:p>Ruch Chorzów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3728</text:p>
          </table:table-cell>
          <table:table-cell office:value-type="string" calcext:value-type="string">
            <text:p>Maccabi Tel Aviv FC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3235</text:p>
          </table:table-cell>
          <table:table-cell office:value-type="string" calcext:value-type="string">
            <text:p>Académica de Coimbra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29100</text:p>
          </table:table-cell>
          <table:table-cell office:value-type="string" calcext:value-type="string">
            <text:p>Maccabi Haifa Football Club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014111</text:p>
          </table:table-cell>
          <table:table-cell office:value-type="string" calcext:value-type="string">
            <text:p>Club de Regatas Vasco da Gama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90</text:p>
          </table:table-cell>
          <table:table-cell office:value-type="string" calcext:value-type="string">
            <text:p>Football Club Croton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55</text:p>
          </table:table-cell>
          <table:table-cell office:value-type="string" calcext:value-type="string">
            <text:p>Unione Sportiva Pro Vercelli Calcio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76</text:p>
          </table:table-cell>
          <table:table-cell office:value-type="string" calcext:value-type="string">
            <text:p>Reggina Calcio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249</text:p>
          </table:table-cell>
          <table:table-cell office:value-type="string" calcext:value-type="string">
            <text:p>Real Club Recreativo de Huelva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391</text:p>
          </table:table-cell>
          <table:table-cell office:value-type="string" calcext:value-type="string">
            <text:p>Unione Sportiva Lecc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80</text:p>
          </table:table-cell>
          <table:table-cell office:value-type="string" calcext:value-type="string">
            <text:p>Coventry City Football Club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904</text:p>
          </table:table-cell>
          <table:table-cell office:value-type="string" calcext:value-type="string">
            <text:p>ADO Den Haag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1931</text:p>
          </table:table-cell>
          <table:table-cell office:value-type="string" calcext:value-type="string">
            <text:p>Dynamo Dresden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4293</text:p>
          </table:table-cell>
          <table:table-cell office:value-type="string" calcext:value-type="string">
            <text:p>MSV Duisburg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3535</text:p>
          </table:table-cell>
          <table:table-cell office:value-type="string" calcext:value-type="string">
            <text:p>Alemannia Aachen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3539</text:p>
          </table:table-cell>
          <table:table-cell office:value-type="string" calcext:value-type="string">
            <text:p>SpVgg Greuther Fürth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0170</text:p>
          </table:table-cell>
          <table:table-cell office:value-type="string" calcext:value-type="string">
            <text:p>KF Tirana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0051</text:p>
          </table:table-cell>
          <table:table-cell office:value-type="string" calcext:value-type="string">
            <text:p>Athletic Club Ajaccien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0849</text:p>
          </table:table-cell>
          <table:table-cell office:value-type="string" calcext:value-type="string">
            <text:p>FC Levadia Tallinn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170</text:p>
          </table:table-cell>
          <table:table-cell office:value-type="string" calcext:value-type="string">
            <text:p>FC Aktob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393</text:p>
          </table:table-cell>
          <table:table-cell office:value-type="string" calcext:value-type="string">
            <text:p>SK Slavia Praga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6661</text:p>
          </table:table-cell>
          <table:table-cell office:value-type="string" calcext:value-type="string">
            <text:p>Club Deportivo Tenerif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6510</text:p>
          </table:table-cell>
          <table:table-cell office:value-type="string" calcext:value-type="string">
            <text:p>Clube de Futebol Os Belenense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5190</text:p>
          </table:table-cell>
          <table:table-cell office:value-type="string" calcext:value-type="string">
            <text:p>FK Vardar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2861</text:p>
          </table:table-cell>
          <table:table-cell office:value-type="string" calcext:value-type="string">
            <text:p>FC Flora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9663</text:p>
          </table:table-cell>
          <table:table-cell office:value-type="string" calcext:value-type="string">
            <text:p>FK Sarajevo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8593</text:p>
          </table:table-cell>
          <table:table-cell office:value-type="string" calcext:value-type="string">
            <text:p>D.C. United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2260</text:p>
          </table:table-cell>
          <table:table-cell office:value-type="string" calcext:value-type="string">
            <text:p>Persépolis FC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55971</text:p>
          </table:table-cell>
          <table:table-cell office:value-type="string" calcext:value-type="string">
            <text:p>Esteghlal FC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0740</text:p>
          </table:table-cell>
          <table:table-cell office:value-type="string" calcext:value-type="string">
            <text:p>Sociedad Deportiva Eibar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59148</text:p>
          </table:table-cell>
          <table:table-cell office:value-type="string" calcext:value-type="string">
            <text:p>En Avant de Guingamp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79351</text:p>
          </table:table-cell>
          <table:table-cell office:value-type="string" calcext:value-type="string">
            <text:p>SV Darmstadt 9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9698</text:p>
          </table:table-cell>
          <table:table-cell office:value-type="string" calcext:value-type="string">
            <text:p>FC Astana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5859</text:p>
          </table:table-cell>
          <table:table-cell office:value-type="string" calcext:value-type="string">
            <text:p>Cruz Azul Futbol Club AC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36715</text:p>
          </table:table-cell>
          <table:table-cell office:value-type="string" calcext:value-type="string">
            <text:p>Chapecoens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63</text:p>
          </table:table-cell>
          <table:table-cell office:value-type="string" calcext:value-type="string">
            <text:p>Hércules Club de Fútbol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831</text:p>
          </table:table-cell>
          <table:table-cell office:value-type="string" calcext:value-type="string">
            <text:p>FK Ventspil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56</text:p>
          </table:table-cell>
          <table:table-cell office:value-type="string" calcext:value-type="string">
            <text:p>Bristol City Football Club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87</text:p>
          </table:table-cell>
          <table:table-cell office:value-type="string" calcext:value-type="string">
            <text:p>Millwall Football Club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601</text:p>
          </table:table-cell>
          <table:table-cell office:value-type="string" calcext:value-type="string">
            <text:p>Oldham Athletic Association Football Club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634</text:p>
          </table:table-cell>
          <table:table-cell office:value-type="string" calcext:value-type="string">
            <text:p>Swindon Town Football Club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879</text:p>
          </table:table-cell>
          <table:table-cell office:value-type="string" calcext:value-type="string">
            <text:p>Bradford City Association Football Club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6433</text:p>
          </table:table-cell>
          <table:table-cell office:value-type="string" calcext:value-type="string">
            <text:p>PFC CSKA Sofia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6334</text:p>
          </table:table-cell>
          <table:table-cell office:value-type="string" calcext:value-type="string">
            <text:p>Racing Estrasburgo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7503</text:p>
          </table:table-cell>
          <table:table-cell office:value-type="string" calcext:value-type="string">
            <text:p>Helsingborgs IF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6585</text:p>
          </table:table-cell>
          <table:table-cell office:value-type="string" calcext:value-type="string">
            <text:p>Hapoel Tel Aviv F.C.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4778</text:p>
          </table:table-cell>
          <table:table-cell office:value-type="string" calcext:value-type="string">
            <text:p>PFC Krylia Sovetov Samara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0025</text:p>
          </table:table-cell>
          <table:table-cell office:value-type="string" calcext:value-type="string">
            <text:p>FC Nordsjælland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8584</text:p>
          </table:table-cell>
          <table:table-cell office:value-type="string" calcext:value-type="string">
            <text:p>HJK Helsinki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7462</text:p>
          </table:table-cell>
          <table:table-cell office:value-type="string" calcext:value-type="string">
            <text:p>F.C. Metalist Járkov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4642</text:p>
          </table:table-cell>
          <table:table-cell office:value-type="string" calcext:value-type="string">
            <text:p>FC Amkar Perm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6811</text:p>
          </table:table-cell>
          <table:table-cell office:value-type="string" calcext:value-type="string">
            <text:p>Videoton FC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6459</text:p>
          </table:table-cell>
          <table:table-cell office:value-type="string" calcext:value-type="string">
            <text:p>Clube Desportivo Nacional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9703</text:p>
          </table:table-cell>
          <table:table-cell office:value-type="string" calcext:value-type="string">
            <text:p>Boavista Futebol Club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3360</text:p>
          </table:table-cell>
          <table:table-cell office:value-type="string" calcext:value-type="string">
            <text:p>FK Karpaty Lviv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1766</text:p>
          </table:table-cell>
          <table:table-cell office:value-type="string" calcext:value-type="string">
            <text:p>Futbol Club Santa Coloma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9241</text:p>
          </table:table-cell>
          <table:table-cell office:value-type="string" calcext:value-type="string">
            <text:p>Falkirk Football Club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3727</text:p>
          </table:table-cell>
          <table:table-cell office:value-type="string" calcext:value-type="string">
            <text:p>Beitar Jerusalén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1136</text:p>
          </table:table-cell>
          <table:table-cell office:value-type="string" calcext:value-type="string">
            <text:p>Futebol Clube Paços de Ferreira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9059</text:p>
          </table:table-cell>
          <table:table-cell office:value-type="string" calcext:value-type="string">
            <text:p>Inverness Caledonian Thistle Football Club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3471</text:p>
          </table:table-cell>
          <table:table-cell office:value-type="string" calcext:value-type="string">
            <text:p>FK Inter Baku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9136</text:p>
          </table:table-cell>
          <table:table-cell office:value-type="string" calcext:value-type="string">
            <text:p>Saint Mirren Football Club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8423</text:p>
          </table:table-cell>
          <table:table-cell office:value-type="string" calcext:value-type="string">
            <text:p>Gamba Osaka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0621</text:p>
          </table:table-cell>
          <table:table-cell office:value-type="string" calcext:value-type="string">
            <text:p>Carpi F.C. 190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8520</text:p>
          </table:table-cell>
          <table:table-cell office:value-type="string" calcext:value-type="string">
            <text:p>FC Midtjylland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30</text:p>
          </table:table-cell>
          <table:table-cell office:value-type="string" calcext:value-type="string">
            <text:p>Ascoli Calcio 1898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43</text:p>
          </table:table-cell>
          <table:table-cell office:value-type="string" calcext:value-type="string">
            <text:p>Vicenza Calcio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158</text:p>
          </table:table-cell>
          <table:table-cell office:value-type="string" calcext:value-type="string">
            <text:p>Club Deportivo Numancia de Soria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98</text:p>
          </table:table-cell>
          <table:table-cell office:value-type="string" calcext:value-type="string">
            <text:p>Notts County Football Club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680</text:p>
          </table:table-cell>
          <table:table-cell office:value-type="string" calcext:value-type="string">
            <text:p>FC Utrecht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719</text:p>
          </table:table-cell>
          <table:table-cell office:value-type="string" calcext:value-type="string">
            <text:p>Roda JC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8776</text:p>
          </table:table-cell>
          <table:table-cell office:value-type="string" calcext:value-type="string">
            <text:p>St. Johnstone Football Club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9640</text:p>
          </table:table-cell>
          <table:table-cell office:value-type="string" calcext:value-type="string">
            <text:p>M`K }ilina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9619</text:p>
          </table:table-cell>
          <table:table-cell office:value-type="string" calcext:value-type="string">
            <text:p>OFK Belgrad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0532</text:p>
          </table:table-cell>
          <table:table-cell office:value-type="string" calcext:value-type="string">
            <text:p>SC Paderborn 0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1177</text:p>
          </table:table-cell>
          <table:table-cell office:value-type="string" calcext:value-type="string">
            <text:p>Viking FK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7238</text:p>
          </table:table-cell>
          <table:table-cell office:value-type="string" calcext:value-type="string">
            <text:p>Toronto FC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2708</text:p>
          </table:table-cell>
          <table:table-cell office:value-type="string" calcext:value-type="string">
            <text:p>Bohemian Football Club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4338</text:p>
          </table:table-cell>
          <table:table-cell office:value-type="string" calcext:value-type="string">
            <text:p>FC Torpedo Moscú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6503</text:p>
          </table:table-cell>
          <table:table-cell office:value-type="string" calcext:value-type="string">
            <text:p>Club Sport Marítim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8313</text:p>
          </table:table-cell>
          <table:table-cell office:value-type="string" calcext:value-type="string">
            <text:p>Houston Dynam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03321</text:p>
          </table:table-cell>
          <table:table-cell office:value-type="string" calcext:value-type="string">
            <text:p>Club Deportivo Guadalajara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3838</text:p>
          </table:table-cell>
          <table:table-cell office:value-type="string" calcext:value-type="string">
            <text:p>Évian Thonon Gaillard FC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8372</text:p>
          </table:table-cell>
          <table:table-cell office:value-type="string" calcext:value-type="string">
            <text:p>Stade Brestois 2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0621</text:p>
          </table:table-cell>
          <table:table-cell office:value-type="string" calcext:value-type="string">
            <text:p>Asociación Atlética Argentinos Junior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8655</text:p>
          </table:table-cell>
          <table:table-cell office:value-type="string" calcext:value-type="string">
            <text:p>Zlsk WrocBaw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0143</text:p>
          </table:table-cell>
          <table:table-cell office:value-type="string" calcext:value-type="string">
            <text:p>Sydney Football Club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5483</text:p>
          </table:table-cell>
          <table:table-cell office:value-type="string" calcext:value-type="string">
            <text:p>Dundee Football Club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3262</text:p>
          </table:table-cell>
          <table:table-cell office:value-type="string" calcext:value-type="string">
            <text:p>FC Luzern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1471</text:p>
          </table:table-cell>
          <table:table-cell office:value-type="string" calcext:value-type="string">
            <text:p>AEL Limassol FC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9235</text:p>
          </table:table-cell>
          <table:table-cell office:value-type="string" calcext:value-type="string">
            <text:p>Servette Football Club Genèv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64698</text:p>
          </table:table-cell>
          <table:table-cell office:value-type="string" calcext:value-type="string">
            <text:p>Cercle Brugg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9095</text:p>
          </table:table-cell>
          <table:table-cell office:value-type="string" calcext:value-type="string">
            <text:p>New England Revolution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0783</text:p>
          </table:table-cell>
          <table:table-cell office:value-type="string" calcext:value-type="string">
            <text:p>AC Omonia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6635</text:p>
          </table:table-cell>
          <table:table-cell office:value-type="string" calcext:value-type="string">
            <text:p>SV Zulte Waregem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8348</text:p>
          </table:table-cell>
          <table:table-cell office:value-type="string" calcext:value-type="string">
            <text:p>NEC Nijmegen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36187</text:p>
          </table:table-cell>
          <table:table-cell office:value-type="string" calcext:value-type="string">
            <text:p>Paola Hibernians Football Club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64775</text:p>
          </table:table-cell>
          <table:table-cell office:value-type="string" calcext:value-type="string">
            <text:p>FC Thun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16</text:p>
          </table:table-cell>
          <table:table-cell office:value-type="string" calcext:value-type="string">
            <text:p>Novara Calci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491</text:p>
          </table:table-cell>
          <table:table-cell office:value-type="string" calcext:value-type="string">
            <text:p>Sheffield Football Club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95</text:p>
          </table:table-cell>
          <table:table-cell office:value-type="string" calcext:value-type="string">
            <text:p>Peterborough United Football Club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0117</text:p>
          </table:table-cell>
          <table:table-cell office:value-type="string" calcext:value-type="string">
            <text:p>FC Ingolstadt 0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8406</text:p>
          </table:table-cell>
          <table:table-cell office:value-type="string" calcext:value-type="string">
            <text:p>MTK Budapest FC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1688</text:p>
          </table:table-cell>
          <table:table-cell office:value-type="string" calcext:value-type="string">
            <text:p>Anorthosis Famagusta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4374</text:p>
          </table:table-cell>
          <table:table-cell office:value-type="string" calcext:value-type="string">
            <text:p>Lillestrøm SK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0864</text:p>
          </table:table-cell>
          <table:table-cell office:value-type="string" calcext:value-type="string">
            <text:p>Le Mans Football Club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4762</text:p>
          </table:table-cell>
          <table:table-cell office:value-type="string" calcext:value-type="string">
            <text:p>FC Vorskla Poltava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9818</text:p>
          </table:table-cell>
          <table:table-cell office:value-type="string" calcext:value-type="string">
            <text:p>KS Cracovia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1401</text:p>
          </table:table-cell>
          <table:table-cell office:value-type="string" calcext:value-type="string">
            <text:p>União Desportiva de Leiria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5302</text:p>
          </table:table-cell>
          <table:table-cell office:value-type="string" calcext:value-type="string">
            <text:p>Odd Grenland BK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2819</text:p>
          </table:table-cell>
          <table:table-cell office:value-type="string" calcext:value-type="string">
            <text:p>Vålerenga Fotball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2605</text:p>
          </table:table-cell>
          <table:table-cell office:value-type="string" calcext:value-type="string">
            <text:p>Atlético Nacional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9607</text:p>
          </table:table-cell>
          <table:table-cell office:value-type="string" calcext:value-type="string">
            <text:p>IFK Norrköping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98536</text:p>
          </table:table-cell>
          <table:table-cell office:value-type="string" calcext:value-type="string">
            <text:p>FH Hafnarfjörður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9471</text:p>
          </table:table-cell>
          <table:table-cell office:value-type="string" calcext:value-type="string">
            <text:p>FC Baník Ostrava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9926</text:p>
          </table:table-cell>
          <table:table-cell office:value-type="string" calcext:value-type="string">
            <text:p>Aris Salónica Fútbol Club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1702</text:p>
          </table:table-cell>
          <table:table-cell office:value-type="string" calcext:value-type="string">
            <text:p>KR Reykjavík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9264</text:p>
          </table:table-cell>
          <table:table-cell office:value-type="string" calcext:value-type="string">
            <text:p>Fudbalski Klub Budunost Podgorica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1940</text:p>
          </table:table-cell>
          <table:table-cell office:value-type="string" calcext:value-type="string">
            <text:p>KSC Lokeren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2702</text:p>
          </table:table-cell>
          <table:table-cell office:value-type="string" calcext:value-type="string">
            <text:p>FC Ararat Ereván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8683</text:p>
          </table:table-cell>
          <table:table-cell office:value-type="string" calcext:value-type="string">
            <text:p>Chicago Fir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0438</text:p>
          </table:table-cell>
          <table:table-cell office:value-type="string" calcext:value-type="string">
            <text:p>FC Alania Vladikavkaz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0712</text:p>
          </table:table-cell>
          <table:table-cell office:value-type="string" calcext:value-type="string">
            <text:p>Excelsior Rotterdam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9456</text:p>
          </table:table-cell>
          <table:table-cell office:value-type="string" calcext:value-type="string">
            <text:p>Football Club Lausanne-Sport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56570</text:p>
          </table:table-cell>
          <table:table-cell office:value-type="string" calcext:value-type="string">
            <text:p>Ankaraspor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4874</text:p>
          </table:table-cell>
          <table:table-cell office:value-type="string" calcext:value-type="string">
            <text:p>Sligo Rovers Football Club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4785</text:p>
          </table:table-cell>
          <table:table-cell office:value-type="string" calcext:value-type="string">
            <text:p>Lechia GdaDsk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8307</text:p>
          </table:table-cell>
          <table:table-cell office:value-type="string" calcext:value-type="string">
            <text:p>Club Atlético Rosario Central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0183</text:p>
          </table:table-cell>
          <table:table-cell office:value-type="string" calcext:value-type="string">
            <text:p>The New Saints Football Club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89348</text:p>
          </table:table-cell>
          <table:table-cell office:value-type="string" calcext:value-type="string">
            <text:p>FC Ural Sverdlovsk Oblast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7253</text:p>
          </table:table-cell>
          <table:table-cell office:value-type="string" calcext:value-type="string">
            <text:p>FC Banant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3976</text:p>
          </table:table-cell>
          <table:table-cell office:value-type="string" calcext:value-type="string">
            <text:p>Birkirkara FC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9823</text:p>
          </table:table-cell>
          <table:table-cell office:value-type="string" calcext:value-type="string">
            <text:p>Tigres de UANL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6827</text:p>
          </table:table-cell>
          <table:table-cell office:value-type="string" calcext:value-type="string">
            <text:p>FC Shirak Gyumri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361030</text:p>
          </table:table-cell>
          <table:table-cell office:value-type="string" calcext:value-type="string">
            <text:p>New York City Football Club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499</text:p>
          </table:table-cell>
          <table:table-cell office:value-type="string" calcext:value-type="string">
            <text:p>Córdoba Club de Fútbol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61</text:p>
          </table:table-cell>
          <table:table-cell office:value-type="string" calcext:value-type="string">
            <text:p>Heracles Almelo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84</text:p>
          </table:table-cell>
          <table:table-cell office:value-type="string" calcext:value-type="string">
            <text:p>Club Deportivo Lugo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4296</text:p>
          </table:table-cell>
          <table:table-cell office:value-type="string" calcext:value-type="string">
            <text:p>FC Chernomorets Odessa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965</text:p>
          </table:table-cell>
          <table:table-cell office:value-type="string" calcext:value-type="string">
            <text:p>Al-Hilal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8897</text:p>
          </table:table-cell>
          <table:table-cell office:value-type="string" calcext:value-type="string">
            <text:p>FK Borac Banja Luka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9151</text:p>
          </table:table-cell>
          <table:table-cell office:value-type="string" calcext:value-type="string">
            <text:p>PEC Zwol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7352</text:p>
          </table:table-cell>
          <table:table-cell office:value-type="string" calcext:value-type="string">
            <text:p>FSV Frankfurt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9509</text:p>
          </table:table-cell>
          <table:table-cell office:value-type="string" calcext:value-type="string">
            <text:p>Grenoble Foot 3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1912</text:p>
          </table:table-cell>
          <table:table-cell office:value-type="string" calcext:value-type="string">
            <text:p>Odense BK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3513</text:p>
          </table:table-cell>
          <table:table-cell office:value-type="string" calcext:value-type="string">
            <text:p>FC Zimbru Chiinu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4589</text:p>
          </table:table-cell>
          <table:table-cell office:value-type="string" calcext:value-type="string">
            <text:p>Club Atlético Lanú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2642</text:p>
          </table:table-cell>
          <table:table-cell office:value-type="string" calcext:value-type="string">
            <text:p>NAC Breda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01693</text:p>
          </table:table-cell>
          <table:table-cell office:value-type="string" calcext:value-type="string">
            <text:p>Espérance Sportive Troyes Aube Champagn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9510</text:p>
          </table:table-cell>
          <table:table-cell office:value-type="string" calcext:value-type="string">
            <text:p>FC Tom Tomsk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03317</text:p>
          </table:table-cell>
          <table:table-cell office:value-type="string" calcext:value-type="string">
            <text:p>Dijon Football Côte d'Or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06832</text:p>
          </table:table-cell>
          <table:table-cell office:value-type="string" calcext:value-type="string">
            <text:p>Clube Atlético Paranaens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8658</text:p>
          </table:table-cell>
          <table:table-cell office:value-type="string" calcext:value-type="string">
            <text:p>Le Havre Athletic Club Football Association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2877</text:p>
          </table:table-cell>
          <table:table-cell office:value-type="string" calcext:value-type="string">
            <text:p>FC Inter Turku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1447</text:p>
          </table:table-cell>
          <table:table-cell office:value-type="string" calcext:value-type="string">
            <text:p>AEK Larnaca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00988</text:p>
          </table:table-cell>
          <table:table-cell office:value-type="string" calcext:value-type="string">
            <text:p>FK }algiris Vilniu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1671</text:p>
          </table:table-cell>
          <table:table-cell office:value-type="string" calcext:value-type="string">
            <text:p>FC Slovan Liberec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3823</text:p>
          </table:table-cell>
          <table:table-cell office:value-type="string" calcext:value-type="string">
            <text:p>Skonto FC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4981</text:p>
          </table:table-cell>
          <table:table-cell office:value-type="string" calcext:value-type="string">
            <text:p>Widzew Aódz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5367</text:p>
          </table:table-cell>
          <table:table-cell office:value-type="string" calcext:value-type="string">
            <text:p>Shanghái Greenland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4472</text:p>
          </table:table-cell>
          <table:table-cell office:value-type="string" calcext:value-type="string">
            <text:p>Linfield Football Club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5162</text:p>
          </table:table-cell>
          <table:table-cell office:value-type="string" calcext:value-type="string">
            <text:p>Rapid Bucarest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8876</text:p>
          </table:table-cell>
          <table:table-cell office:value-type="string" calcext:value-type="string">
            <text:p>NK Osijek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2569</text:p>
          </table:table-cell>
          <table:table-cell office:value-type="string" calcext:value-type="string">
            <text:p>Polonia Varsovia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7753</text:p>
          </table:table-cell>
          <table:table-cell office:value-type="string" calcext:value-type="string">
            <text:p>Club Universidad de Chi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9589</text:p>
          </table:table-cell>
          <table:table-cell office:value-type="string" calcext:value-type="string">
            <text:p>Go Ahead Eagle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22432</text:p>
          </table:table-cell>
          <table:table-cell office:value-type="string" calcext:value-type="string">
            <text:p>Rio Ave Futebol Club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7514</text:p>
          </table:table-cell>
          <table:table-cell office:value-type="string" calcext:value-type="string">
            <text:p>ND Gorica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2511</text:p>
          </table:table-cell>
          <table:table-cell office:value-type="string" calcext:value-type="string">
            <text:p>Seattle Sounders FC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9212</text:p>
          </table:table-cell>
          <table:table-cell office:value-type="string" calcext:value-type="string">
            <text:p>FC St. Gallen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3083</text:p>
          </table:table-cell>
          <table:table-cell office:value-type="string" calcext:value-type="string">
            <text:p>Fútbol Club Volga Nizhni Nóvgorod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6596</text:p>
          </table:table-cell>
          <table:table-cell office:value-type="string" calcext:value-type="string">
            <text:p>Puebla Fútbol Club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5137</text:p>
          </table:table-cell>
          <table:table-cell office:value-type="string" calcext:value-type="string">
            <text:p>Angers SC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5772</text:p>
          </table:table-cell>
          <table:table-cell office:value-type="string" calcext:value-type="string">
            <text:p>FK Partizani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41301</text:p>
          </table:table-cell>
          <table:table-cell office:value-type="string" calcext:value-type="string">
            <text:p>Lincoln FC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08</text:p>
          </table:table-cell>
          <table:table-cell office:value-type="string" calcext:value-type="string">
            <text:p>Modena Football Club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71</text:p>
          </table:table-cell>
          <table:table-cell office:value-type="string" calcext:value-type="string">
            <text:p>Brentford Football Club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85</text:p>
          </table:table-cell>
          <table:table-cell office:value-type="string" calcext:value-type="string">
            <text:p>Royal Charleroi Sporting Club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89</text:p>
          </table:table-cell>
          <table:table-cell office:value-type="string" calcext:value-type="string">
            <text:p>Doncaster Rovers Football Club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4120</text:p>
          </table:table-cell>
          <table:table-cell office:value-type="string" calcext:value-type="string">
            <text:p>KS Dinamo Tirana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1574</text:p>
          </table:table-cell>
          <table:table-cell office:value-type="string" calcext:value-type="string">
            <text:p>Real Oviedo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0420</text:p>
          </table:table-cell>
          <table:table-cell office:value-type="string" calcext:value-type="string">
            <text:p>Litex Lovech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5612</text:p>
          </table:table-cell>
          <table:table-cell office:value-type="string" calcext:value-type="string">
            <text:p>Budapest Honvéd FC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3545</text:p>
          </table:table-cell>
          <table:table-cell office:value-type="string" calcext:value-type="string">
            <text:p>Al-Sadd Sports Club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9812</text:p>
          </table:table-cell>
          <table:table-cell office:value-type="string" calcext:value-type="string">
            <text:p>Sporting Kansas City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5722</text:p>
          </table:table-cell>
          <table:table-cell office:value-type="string" calcext:value-type="string">
            <text:p>Gaziantepspor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7172</text:p>
          </table:table-cell>
          <table:table-cell office:value-type="string" calcext:value-type="string">
            <text:p>Club Atlético Huracán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2664</text:p>
          </table:table-cell>
          <table:table-cell office:value-type="string" calcext:value-type="string">
            <text:p>Willem II Tilburg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8332</text:p>
          </table:table-cell>
          <table:table-cell office:value-type="string" calcext:value-type="string">
            <text:p>FK Mladá Boleslav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0978</text:p>
          </table:table-cell>
          <table:table-cell office:value-type="string" calcext:value-type="string">
            <text:p>B36 Tórshavn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1927</text:p>
          </table:table-cell>
          <table:table-cell office:value-type="string" calcext:value-type="string">
            <text:p>De Graafschap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8557</text:p>
          </table:table-cell>
          <table:table-cell office:value-type="string" calcext:value-type="string">
            <text:p>Dundalk Football Club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54059</text:p>
          </table:table-cell>
          <table:table-cell office:value-type="string" calcext:value-type="string">
            <text:p>Adelaide United Football Club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3610</text:p>
          </table:table-cell>
          <table:table-cell office:value-type="string" calcext:value-type="string">
            <text:p>Tampere United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3813</text:p>
          </table:table-cell>
          <table:table-cell office:value-type="string" calcext:value-type="string">
            <text:p>Turku Palloseura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69420</text:p>
          </table:table-cell>
          <table:table-cell office:value-type="string" calcext:value-type="string">
            <text:p>Havnar Bóltfelag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4595</text:p>
          </table:table-cell>
          <table:table-cell office:value-type="string" calcext:value-type="string">
            <text:p>Újpest FC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9025</text:p>
          </table:table-cell>
          <table:table-cell office:value-type="string" calcext:value-type="string">
            <text:p>Lokomotiv Sofia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8188</text:p>
          </table:table-cell>
          <table:table-cell office:value-type="string" calcext:value-type="string">
            <text:p>Milton Keynes Dons Football Club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9560</text:p>
          </table:table-cell>
          <table:table-cell office:value-type="string" calcext:value-type="string">
            <text:p>Randers FC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6937</text:p>
          </table:table-cell>
          <table:table-cell office:value-type="string" calcext:value-type="string">
            <text:p>Club de Fútbol Pachuca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9643</text:p>
          </table:table-cell>
          <table:table-cell office:value-type="string" calcext:value-type="string">
            <text:p>Liga Deportiva Universitaria (Quito)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0594</text:p>
          </table:table-cell>
          <table:table-cell office:value-type="string" calcext:value-type="string">
            <text:p>FC Kairat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0666</text:p>
          </table:table-cell>
          <table:table-cell office:value-type="string" calcext:value-type="string">
            <text:p>FC Shakhter Karagandy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08477</text:p>
          </table:table-cell>
          <table:table-cell office:value-type="string" calcext:value-type="string">
            <text:p>FK Qäbälä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4316</text:p>
          </table:table-cell>
          <table:table-cell office:value-type="string" calcext:value-type="string">
            <text:p>Danubio Fútbol Club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57460</text:p>
          </table:table-cell>
          <table:table-cell office:value-type="string" calcext:value-type="string">
            <text:p>Sportvereinigung Ried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4589</text:p>
          </table:table-cell>
          <table:table-cell office:value-type="string" calcext:value-type="string">
            <text:p>Club Olimpia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68253</text:p>
          </table:table-cell>
          <table:table-cell office:value-type="string" calcext:value-type="string">
            <text:p>Club de Fútbol Guadalup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62411</text:p>
          </table:table-cell>
          <table:table-cell office:value-type="string" calcext:value-type="string">
            <text:p>NK Zagreb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60724</text:p>
          </table:table-cell>
          <table:table-cell office:value-type="string" calcext:value-type="string">
            <text:p>Hammarby IF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3042</text:p>
          </table:table-cell>
          <table:table-cell office:value-type="string" calcext:value-type="string">
            <text:p>FC Dila Gori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6119</text:p>
          </table:table-cell>
          <table:table-cell office:value-type="string" calcext:value-type="string">
            <text:p>Club Deportivo Legané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308</text:p>
          </table:table-cell>
          <table:table-cell office:value-type="string" calcext:value-type="string">
            <text:p>Xerez Club Deportivo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82</text:p>
          </table:table-cell>
          <table:table-cell office:value-type="string" calcext:value-type="string">
            <text:p>Wimbledon Football Club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637</text:p>
          </table:table-cell>
          <table:table-cell office:value-type="string" calcext:value-type="string">
            <text:p>Tranmere Rovers Football Club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4305</text:p>
          </table:table-cell>
          <table:table-cell office:value-type="string" calcext:value-type="string">
            <text:p>Football Club Koper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7615</text:p>
          </table:table-cell>
          <table:table-cell office:value-type="string" calcext:value-type="string">
            <text:p>Montreal Impact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5186</text:p>
          </table:table-cell>
          <table:table-cell office:value-type="string" calcext:value-type="string">
            <text:p>FC Carl Zeiss Jena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5730</text:p>
          </table:table-cell>
          <table:table-cell office:value-type="string" calcext:value-type="string">
            <text:p>1. FC Magdeburg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4465</text:p>
          </table:table-cell>
          <table:table-cell office:value-type="string" calcext:value-type="string">
            <text:p>Esporte Clube Vitória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5626</text:p>
          </table:table-cell>
          <table:table-cell office:value-type="string" calcext:value-type="string">
            <text:p>AE Larisa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6346</text:p>
          </table:table-cell>
          <table:table-cell office:value-type="string" calcext:value-type="string">
            <text:p>GyQri ETO FC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4992</text:p>
          </table:table-cell>
          <table:table-cell office:value-type="string" calcext:value-type="string">
            <text:p>Aalesunds FK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9886</text:p>
          </table:table-cell>
          <table:table-cell office:value-type="string" calcext:value-type="string">
            <text:p>Stjarnan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6156</text:p>
          </table:table-cell>
          <table:table-cell office:value-type="string" calcext:value-type="string">
            <text:p>SC Tavriya Simferopol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6857</text:p>
          </table:table-cell>
          <table:table-cell office:value-type="string" calcext:value-type="string">
            <text:p>NSÍ Runavík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8334</text:p>
          </table:table-cell>
          <table:table-cell office:value-type="string" calcext:value-type="string">
            <text:p>Figueirense Futebol Club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01245</text:p>
          </table:table-cell>
          <table:table-cell office:value-type="string" calcext:value-type="string">
            <text:p>Venezia Football Club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5195</text:p>
          </table:table-cell>
          <table:table-cell office:value-type="string" calcext:value-type="string">
            <text:p>Neuchâtel Xamax FC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5939</text:p>
          </table:table-cell>
          <table:table-cell office:value-type="string" calcext:value-type="string">
            <text:p>FK Khazar Lankaran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8702</text:p>
          </table:table-cell>
          <table:table-cell office:value-type="string" calcext:value-type="string">
            <text:p>FC Admira Wacker Mödling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0863</text:p>
          </table:table-cell>
          <table:table-cell office:value-type="string" calcext:value-type="string">
            <text:p>FC Oelul Galai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2837</text:p>
          </table:table-cell>
          <table:table-cell office:value-type="string" calcext:value-type="string">
            <text:p>Athlétic Club Arles-Avignon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1650</text:p>
          </table:table-cell>
          <table:table-cell office:value-type="string" calcext:value-type="string">
            <text:p>FBK Kauna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1431</text:p>
          </table:table-cell>
          <table:table-cell office:value-type="string" calcext:value-type="string">
            <text:p>Aarhus GF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4850</text:p>
          </table:table-cell>
          <table:table-cell office:value-type="string" calcext:value-type="string">
            <text:p>NK Dom~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9480</text:p>
          </table:table-cell>
          <table:table-cell office:value-type="string" calcext:value-type="string">
            <text:p>Al-Ittihad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8972</text:p>
          </table:table-cell>
          <table:table-cell office:value-type="string" calcext:value-type="string">
            <text:p>Metalurg Donetsk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5518</text:p>
          </table:table-cell>
          <table:table-cell office:value-type="string" calcext:value-type="string">
            <text:p>Sigma Olomouc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9282</text:p>
          </table:table-cell>
          <table:table-cell office:value-type="string" calcext:value-type="string">
            <text:p>H`K Zrinjski Mostar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5370</text:p>
          </table:table-cell>
          <table:table-cell office:value-type="string" calcext:value-type="string">
            <text:p>San Jose Earthquake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3320</text:p>
          </table:table-cell>
          <table:table-cell office:value-type="string" calcext:value-type="string">
            <text:p>SV Mattersburg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2002</text:p>
          </table:table-cell>
          <table:table-cell office:value-type="string" calcext:value-type="string">
            <text:p>Royal Antwerp Football Club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4858</text:p>
          </table:table-cell>
          <table:table-cell office:value-type="string" calcext:value-type="string">
            <text:p>Halmstads BK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31139</text:p>
          </table:table-cell>
          <table:table-cell office:value-type="string" calcext:value-type="string">
            <text:p>Fudbalski Klub Sutjeska Nikai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8445</text:p>
          </table:table-cell>
          <table:table-cell office:value-type="string" calcext:value-type="string">
            <text:p>Eski_ehirspor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7715</text:p>
          </table:table-cell>
          <table:table-cell office:value-type="string" calcext:value-type="string">
            <text:p>Valur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57163</text:p>
          </table:table-cell>
          <table:table-cell office:value-type="string" calcext:value-type="string">
            <text:p>Columbus Crew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59218</text:p>
          </table:table-cell>
          <table:table-cell office:value-type="string" calcext:value-type="string">
            <text:p>Football Club Spartak Trnava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60448</text:p>
          </table:table-cell>
          <table:table-cell office:value-type="string" calcext:value-type="string">
            <text:p>Cádiz Club de Fútbol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76836</text:p>
          </table:table-cell>
          <table:table-cell office:value-type="string" calcext:value-type="string">
            <text:p>Arsenal Fútbol Club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62294</text:p>
          </table:table-cell>
          <table:table-cell office:value-type="string" calcext:value-type="string">
            <text:p>Central Coast Mariners Football Club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77830</text:p>
          </table:table-cell>
          <table:table-cell office:value-type="string" calcext:value-type="string">
            <text:p>JK Narva Tran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9835</text:p>
          </table:table-cell>
          <table:table-cell office:value-type="string" calcext:value-type="string">
            <text:p>Cliftonville F.C.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77814</text:p>
          </table:table-cell>
          <table:table-cell office:value-type="string" calcext:value-type="string">
            <text:p>FC Tobol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3521</text:p>
          </table:table-cell>
          <table:table-cell office:value-type="string" calcext:value-type="string">
            <text:p>Associazione Calcio Lugano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5644</text:p>
          </table:table-cell>
          <table:table-cell office:value-type="string" calcext:value-type="string">
            <text:p>FC Dacia Chiinu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5670</text:p>
          </table:table-cell>
          <table:table-cell office:value-type="string" calcext:value-type="string">
            <text:p>Unió Esportiva Sant Julià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4157</text:p>
          </table:table-cell>
          <table:table-cell office:value-type="string" calcext:value-type="string">
            <text:p>Kalmar FF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932</text:p>
          </table:table-cell>
          <table:table-cell office:value-type="string" calcext:value-type="string">
            <text:p>Kashima Antler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20</text:p>
          </table:table-cell>
          <table:table-cell office:value-type="string" calcext:value-type="string">
            <text:p>Luton Town Football Club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29</text:p>
          </table:table-cell>
          <table:table-cell office:value-type="string" calcext:value-type="string">
            <text:p>Wrexham Football Club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75</text:p>
          </table:table-cell>
          <table:table-cell office:value-type="string" calcext:value-type="string">
            <text:p>Carlisle United Football Club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78</text:p>
          </table:table-cell>
          <table:table-cell office:value-type="string" calcext:value-type="string">
            <text:p>Colchester United Football Club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87</text:p>
          </table:table-cell>
          <table:table-cell office:value-type="string" calcext:value-type="string">
            <text:p>Crewe Alexandra Football Club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615</text:p>
          </table:table-cell>
          <table:table-cell office:value-type="string" calcext:value-type="string">
            <text:p>Scunthorpe United Football Club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644</text:p>
          </table:table-cell>
          <table:table-cell office:value-type="string" calcext:value-type="string">
            <text:p>Walsall Football Club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651</text:p>
          </table:table-cell>
          <table:table-cell office:value-type="string" calcext:value-type="string">
            <text:p>Yeovil Town Football Club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47</text:p>
          </table:table-cell>
          <table:table-cell office:value-type="string" calcext:value-type="string">
            <text:p>Plymouth Argyle Football Club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566</text:p>
          </table:table-cell>
          <table:table-cell office:value-type="string" calcext:value-type="string">
            <text:p>KS Vllaznia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0497</text:p>
          </table:table-cell>
          <table:table-cell office:value-type="string" calcext:value-type="string">
            <text:p>ZagBbie Lubin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1349</text:p>
          </table:table-cell>
          <table:table-cell office:value-type="string" calcext:value-type="string">
            <text:p>Åtvidabergs Fotbollförening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5138</text:p>
          </table:table-cell>
          <table:table-cell office:value-type="string" calcext:value-type="string">
            <text:p>FC Haka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2490</text:p>
          </table:table-cell>
          <table:table-cell office:value-type="string" calcext:value-type="string">
            <text:p>Tromsø IL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6131</text:p>
          </table:table-cell>
          <table:table-cell office:value-type="string" calcext:value-type="string">
            <text:p>Fredrikstad FK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9112</text:p>
          </table:table-cell>
          <table:table-cell office:value-type="string" calcext:value-type="string">
            <text:p>Associazione Calcio Bellinzona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98473</text:p>
          </table:table-cell>
          <table:table-cell office:value-type="string" calcext:value-type="string">
            <text:p>Hamilton Academical Football Club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8032</text:p>
          </table:table-cell>
          <table:table-cell office:value-type="string" calcext:value-type="string">
            <text:p>Esporte Clube Bahia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88300</text:p>
          </table:table-cell>
          <table:table-cell office:value-type="string" calcext:value-type="string">
            <text:p>Sport Clube Beira-Mar vale callampa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3840</text:p>
          </table:table-cell>
          <table:table-cell office:value-type="string" calcext:value-type="string">
            <text:p>Konyaspo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2599</text:p>
          </table:table-cell>
          <table:table-cell office:value-type="string" calcext:value-type="string">
            <text:p>Sivasspo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4069</text:p>
          </table:table-cell>
          <table:table-cell office:value-type="string" calcext:value-type="string">
            <text:p>Avaí Futebol Club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9400</text:p>
          </table:table-cell>
          <table:table-cell office:value-type="string" calcext:value-type="string">
            <text:p>Union Sportive de Boulogn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6789</text:p>
          </table:table-cell>
          <table:table-cell office:value-type="string" calcext:value-type="string">
            <text:p>Melbourne Victory Football Club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75120</text:p>
          </table:table-cell>
          <table:table-cell office:value-type="string" calcext:value-type="string">
            <text:p>Cambuur Leeuwarden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1353</text:p>
          </table:table-cell>
          <table:table-cell office:value-type="string" calcext:value-type="string">
            <text:p>Real Salt Lak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5018</text:p>
          </table:table-cell>
          <table:table-cell office:value-type="string" calcext:value-type="string">
            <text:p>Lierse SK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4452</text:p>
          </table:table-cell>
          <table:table-cell office:value-type="string" calcext:value-type="string">
            <text:p>St Patrick's Athletic Football Club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2957</text:p>
          </table:table-cell>
          <table:table-cell office:value-type="string" calcext:value-type="string">
            <text:p>Club Alianza Lima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9879</text:p>
          </table:table-cell>
          <table:table-cell office:value-type="string" calcext:value-type="string">
            <text:p>Esbjerg fB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68664</text:p>
          </table:table-cell>
          <table:table-cell office:value-type="string" calcext:value-type="string">
            <text:p>Football Club Zestafoni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2310</text:p>
          </table:table-cell>
          <table:table-cell office:value-type="string" calcext:value-type="string">
            <text:p>LASK Linz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7984</text:p>
          </table:table-cell>
          <table:table-cell office:value-type="string" calcext:value-type="string">
            <text:p>Club Gimnàstic de Tarragona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7446</text:p>
          </table:table-cell>
          <table:table-cell office:value-type="string" calcext:value-type="string">
            <text:p>Club Deportivo Universidad Segundólica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0322</text:p>
          </table:table-cell>
          <table:table-cell office:value-type="string" calcext:value-type="string">
            <text:p>FC Astra Giurgiu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55991</text:p>
          </table:table-cell>
          <table:table-cell office:value-type="string" calcext:value-type="string">
            <text:p>Hapoel Haifa FC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32284</text:p>
          </table:table-cell>
          <table:table-cell office:value-type="string" calcext:value-type="string">
            <text:p>Cork City Football Club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3271</text:p>
          </table:table-cell>
          <table:table-cell office:value-type="string" calcext:value-type="string">
            <text:p>FC Aarau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3333</text:p>
          </table:table-cell>
          <table:table-cell office:value-type="string" calcext:value-type="string">
            <text:p>Gefle IF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8122</text:p>
          </table:table-cell>
          <table:table-cell office:value-type="string" calcext:value-type="string">
            <text:p>Kayserispo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2406</text:p>
          </table:table-cell>
          <table:table-cell office:value-type="string" calcext:value-type="string">
            <text:p>FC Seoul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8620</text:p>
          </table:table-cell>
          <table:table-cell office:value-type="string" calcext:value-type="string">
            <text:p>KV Cortriqu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80573</text:p>
          </table:table-cell>
          <table:table-cell office:value-type="string" calcext:value-type="string">
            <text:p>Club Atlético River Plat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2408</text:p>
          </table:table-cell>
          <table:table-cell office:value-type="string" calcext:value-type="string">
            <text:p>Colorado Rapid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3434</text:p>
          </table:table-cell>
          <table:table-cell office:value-type="string" calcext:value-type="string">
            <text:p>PFC Slavia Sofia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9997</text:p>
          </table:table-cell>
          <table:table-cell office:value-type="string" calcext:value-type="string">
            <text:p>Brisbane Roar Football Club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4932</text:p>
          </table:table-cell>
          <table:table-cell office:value-type="string" calcext:value-type="string">
            <text:p>Yokohama F. Marino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5809</text:p>
          </table:table-cell>
          <table:table-cell office:value-type="string" calcext:value-type="string">
            <text:p>Cerezo Osaka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7938</text:p>
          </table:table-cell>
          <table:table-cell office:value-type="string" calcext:value-type="string">
            <text:p>0stanbul Büyük_ehir Belediyespo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28</text:p>
          </table:table-cell>
          <table:table-cell office:value-type="string" calcext:value-type="string">
            <text:p>Calcio Padova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230</text:p>
          </table:table-cell>
          <table:table-cell office:value-type="string" calcext:value-type="string">
            <text:p>Real Club de Fútbol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15</text:p>
          </table:table-cell>
          <table:table-cell office:value-type="string" calcext:value-type="string">
            <text:p>Grimsby Town Football Club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066</text:p>
          </table:table-cell>
          <table:table-cell office:value-type="string" calcext:value-type="string">
            <text:p>Club Universitario de Deporte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95</text:p>
          </table:table-cell>
          <table:table-cell office:value-type="string" calcext:value-type="string">
            <text:p>Leyton Orient Football Club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689</text:p>
          </table:table-cell>
          <table:table-cell office:value-type="string" calcext:value-type="string">
            <text:p>VVV-Venl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699</text:p>
          </table:table-cell>
          <table:table-cell office:value-type="string" calcext:value-type="string">
            <text:p>RKC Waalwijk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660</text:p>
          </table:table-cell>
          <table:table-cell office:value-type="string" calcext:value-type="string">
            <text:p>Sepahan FC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877</text:p>
          </table:table-cell>
          <table:table-cell office:value-type="string" calcext:value-type="string">
            <text:p>MFK Petr~alka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843</text:p>
          </table:table-cell>
          <table:table-cell office:value-type="string" calcext:value-type="string">
            <text:p>Accrington Stanley F.C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43</text:p>
          </table:table-cell>
          <table:table-cell office:value-type="string" calcext:value-type="string">
            <text:p>Gillingham Football Club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51</text:p>
          </table:table-cell>
          <table:table-cell office:value-type="string" calcext:value-type="string">
            <text:p>Southend United Football Club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48</text:p>
          </table:table-cell>
          <table:table-cell office:value-type="string" calcext:value-type="string">
            <text:p>Port Vale Football Club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988</text:p>
          </table:table-cell>
          <table:table-cell office:value-type="string" calcext:value-type="string">
            <text:p>FK Baku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635</text:p>
          </table:table-cell>
          <table:table-cell office:value-type="string" calcext:value-type="string">
            <text:p>KS Teut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248</text:p>
          </table:table-cell>
          <table:table-cell office:value-type="string" calcext:value-type="string">
            <text:p>Sint-Truidens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230</text:p>
          </table:table-cell>
          <table:table-cell office:value-type="string" calcext:value-type="string">
            <text:p>Kas1mpa_a SK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1882</text:p>
          </table:table-cell>
          <table:table-cell office:value-type="string" calcext:value-type="string">
            <text:p>FC Erzgebirge Au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5218</text:p>
          </table:table-cell>
          <table:table-cell office:value-type="string" calcext:value-type="string">
            <text:p>Rot-Weiss Esse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0420</text:p>
          </table:table-cell>
          <table:table-cell office:value-type="string" calcext:value-type="string">
            <text:p>Ross County Football Club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6107</text:p>
          </table:table-cell>
          <table:table-cell office:value-type="string" calcext:value-type="string">
            <text:p>Vancouver Whitecap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4596</text:p>
          </table:table-cell>
          <table:table-cell office:value-type="string" calcext:value-type="string">
            <text:p>FC Unirea Urziceni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6504</text:p>
          </table:table-cell>
          <table:table-cell office:value-type="string" calcext:value-type="string">
            <text:p>Zamalek Sporting Club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9098</text:p>
          </table:table-cell>
          <table:table-cell office:value-type="string" calcext:value-type="string">
            <text:p>Sport Club do Recif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2646</text:p>
          </table:table-cell>
          <table:table-cell office:value-type="string" calcext:value-type="string">
            <text:p>Club Atlético Banfield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04857</text:p>
          </table:table-cell>
          <table:table-cell office:value-type="string" calcext:value-type="string">
            <text:p>SP Tre Pen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89874</text:p>
          </table:table-cell>
          <table:table-cell office:value-type="string" calcext:value-type="string">
            <text:p>Philadelphia Unio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3909</text:p>
          </table:table-cell>
          <table:table-cell office:value-type="string" calcext:value-type="string">
            <text:p>MFK Koaic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5340</text:p>
          </table:table-cell>
          <table:table-cell office:value-type="string" calcext:value-type="string">
            <text:p>Tout Puissant Mazemb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3489</text:p>
          </table:table-cell>
          <table:table-cell office:value-type="string" calcext:value-type="string">
            <text:p>Silkeborg IF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5042</text:p>
          </table:table-cell>
          <table:table-cell office:value-type="string" calcext:value-type="string">
            <text:p>Football Club Honka Espo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3483</text:p>
          </table:table-cell>
          <table:table-cell office:value-type="string" calcext:value-type="string">
            <text:p>FC Irtysh Pavloda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6285</text:p>
          </table:table-cell>
          <table:table-cell office:value-type="string" calcext:value-type="string">
            <text:p>FC Gome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8698</text:p>
          </table:table-cell>
          <table:table-cell office:value-type="string" calcext:value-type="string">
            <text:p>Myllykosken Pallo-4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0219</text:p>
          </table:table-cell>
          <table:table-cell office:value-type="string" calcext:value-type="string">
            <text:p>Korona Kielc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2106</text:p>
          </table:table-cell>
          <table:table-cell office:value-type="string" calcext:value-type="string">
            <text:p>FC Pakhtakor Tashken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1789</text:p>
          </table:table-cell>
          <table:table-cell office:value-type="string" calcext:value-type="string">
            <text:p>GA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1914</text:p>
          </table:table-cell>
          <table:table-cell office:value-type="string" calcext:value-type="string">
            <text:p>FC Metalurgi Rustavi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7936</text:p>
          </table:table-cell>
          <table:table-cell office:value-type="string" calcext:value-type="string">
            <text:p>Vejle Boldklub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0256</text:p>
          </table:table-cell>
          <table:table-cell office:value-type="string" calcext:value-type="string">
            <text:p>Dunfermline Athletic Football Club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1984</text:p>
          </table:table-cell>
          <table:table-cell office:value-type="string" calcext:value-type="string">
            <text:p>Millonarios F.C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3258</text:p>
          </table:table-cell>
          <table:table-cell office:value-type="string" calcext:value-type="string">
            <text:p>NK `iroki Brijeg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8047</text:p>
          </table:table-cell>
          <table:table-cell office:value-type="string" calcext:value-type="string">
            <text:p>Apollon Limasso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4440</text:p>
          </table:table-cell>
          <table:table-cell office:value-type="string" calcext:value-type="string">
            <text:p>Mika FC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4086</text:p>
          </table:table-cell>
          <table:table-cell office:value-type="string" calcext:value-type="string">
            <text:p>Cerro Porteñ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3115</text:p>
          </table:table-cell>
          <table:table-cell office:value-type="string" calcext:value-type="string">
            <text:p>FC Milsami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6438</text:p>
          </table:table-cell>
          <table:table-cell office:value-type="string" calcext:value-type="string">
            <text:p>Gil Vicente Futebol Club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60494</text:p>
          </table:table-cell>
          <table:table-cell office:value-type="string" calcext:value-type="string">
            <text:p>Panionios NFC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59622</text:p>
          </table:table-cell>
          <table:table-cell office:value-type="string" calcext:value-type="string">
            <text:p>Derry City Football Club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61498</text:p>
          </table:table-cell>
          <table:table-cell office:value-type="string" calcext:value-type="string">
            <text:p>Drogheda United Football Club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78167</text:p>
          </table:table-cell>
          <table:table-cell office:value-type="string" calcext:value-type="string">
            <text:p>F.K. Bodø/Glim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8988</text:p>
          </table:table-cell>
          <table:table-cell office:value-type="string" calcext:value-type="string">
            <text:p>Club Sportif Sedan Ardenne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57626</text:p>
          </table:table-cell>
          <table:table-cell office:value-type="string" calcext:value-type="string">
            <text:p>Fudbalski Klub Mladost Podgoric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2720</text:p>
          </table:table-cell>
          <table:table-cell office:value-type="string" calcext:value-type="string">
            <text:p>Club Deportivo y Cultural Al Ai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59086</text:p>
          </table:table-cell>
          <table:table-cell office:value-type="string" calcext:value-type="string">
            <text:p>NK Lokomotiva Zagreb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0348</text:p>
          </table:table-cell>
          <table:table-cell office:value-type="string" calcext:value-type="string">
            <text:p>Bucaspo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6779</text:p>
          </table:table-cell>
          <table:table-cell office:value-type="string" calcext:value-type="string">
            <text:p>Goiás Esporte Club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86529</text:p>
          </table:table-cell>
          <table:table-cell office:value-type="string" calcext:value-type="string">
            <text:p>Hapoel Be'er Shev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6314</text:p>
          </table:table-cell>
          <table:table-cell office:value-type="string" calcext:value-type="string">
            <text:p>Moreirense F.C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22722</text:p>
          </table:table-cell>
          <table:table-cell office:value-type="string" calcext:value-type="string">
            <text:p>Partick Thistle Football Club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9723</text:p>
          </table:table-cell>
          <table:table-cell office:value-type="string" calcext:value-type="string">
            <text:p>BK Häcke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5043</text:p>
          </table:table-cell>
          <table:table-cell office:value-type="string" calcext:value-type="string">
            <text:p>Frosinone Calci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0258</text:p>
          </table:table-cell>
          <table:table-cell office:value-type="string" calcext:value-type="string">
            <text:p>Fudbalski Klub Rudar Pljevlj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9780</text:p>
          </table:table-cell>
          <table:table-cell office:value-type="string" calcext:value-type="string">
            <text:p>Grazer AK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0186</text:p>
          </table:table-cell>
          <table:table-cell office:value-type="string" calcext:value-type="string">
            <text:p>Deportivo Toluk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15</text:p>
          </table:table-cell>
          <table:table-cell office:value-type="string" calcext:value-type="string">
            <text:p>Spezia Calcio 190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73</text:p>
          </table:table-cell>
          <table:table-cell office:value-type="string" calcext:value-type="string">
            <text:p>Bury Football Club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390</text:p>
          </table:table-cell>
          <table:table-cell office:value-type="string" calcext:value-type="string">
            <text:p>ACR Messin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3477</text:p>
          </table:table-cell>
          <table:table-cell office:value-type="string" calcext:value-type="string">
            <text:p>FC Shinnik Yaroslav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54</text:p>
          </table:table-cell>
          <table:table-cell office:value-type="string" calcext:value-type="string">
            <text:p>York City Football Club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695</text:p>
          </table:table-cell>
          <table:table-cell office:value-type="string" calcext:value-type="string">
            <text:p>KS Besa Kavajë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708</text:p>
          </table:table-cell>
          <table:table-cell office:value-type="string" calcext:value-type="string">
            <text:p>FK Kukësi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7233</text:p>
          </table:table-cell>
          <table:table-cell office:value-type="string" calcext:value-type="string">
            <text:p>Stabæk IF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97835</text:p>
          </table:table-cell>
          <table:table-cell office:value-type="string" calcext:value-type="string">
            <text:p>EB/Streymur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06224</text:p>
          </table:table-cell>
          <table:table-cell office:value-type="string" calcext:value-type="string">
            <text:p>Società Polisportiva Tre Fiori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04873</text:p>
          </table:table-cell>
          <table:table-cell office:value-type="string" calcext:value-type="string">
            <text:p>FC Lusitano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31866</text:p>
          </table:table-cell>
          <table:table-cell office:value-type="string" calcext:value-type="string">
            <text:p>Shakhtyor Soligorsk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4832</text:p>
          </table:table-cell>
          <table:table-cell office:value-type="string" calcext:value-type="string">
            <text:p>FC Zbrojovka Brno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7494</text:p>
          </table:table-cell>
          <table:table-cell office:value-type="string" calcext:value-type="string">
            <text:p>Fudbalski Klub Mogren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4254</text:p>
          </table:table-cell>
          <table:table-cell office:value-type="string" calcext:value-type="string">
            <text:p>PFC Beroe Stara Zagora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4146</text:p>
          </table:table-cell>
          <table:table-cell office:value-type="string" calcext:value-type="string">
            <text:p>FK Liepjas Metalurg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2324</text:p>
          </table:table-cell>
          <table:table-cell office:value-type="string" calcext:value-type="string">
            <text:p>KuP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2418</text:p>
          </table:table-cell>
          <table:table-cell office:value-type="string" calcext:value-type="string">
            <text:p>Fudbalski Klub Zeta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3457</text:p>
          </table:table-cell>
          <table:table-cell office:value-type="string" calcext:value-type="string">
            <text:p>KÍ Klaksvík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5916</text:p>
          </table:table-cell>
          <table:table-cell office:value-type="string" calcext:value-type="string">
            <text:p>NK Istra 196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7731</text:p>
          </table:table-cell>
          <table:table-cell office:value-type="string" calcext:value-type="string">
            <text:p>Kaizer Chiefs Football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5506</text:p>
          </table:table-cell>
          <table:table-cell office:value-type="string" calcext:value-type="string">
            <text:p>FC Sibir Novosibirsk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0809</text:p>
          </table:table-cell>
          <table:table-cell office:value-type="string" calcext:value-type="string">
            <text:p>Nîmes Olympiqu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9662</text:p>
          </table:table-cell>
          <table:table-cell office:value-type="string" calcext:value-type="string">
            <text:p>Nagoya Grampu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2929</text:p>
          </table:table-cell>
          <table:table-cell office:value-type="string" calcext:value-type="string">
            <text:p>Newcastle United Jets Football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7937</text:p>
          </table:table-cell>
          <table:table-cell office:value-type="string" calcext:value-type="string">
            <text:p>FC Lyn Oslo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12502</text:p>
          </table:table-cell>
          <table:table-cell office:value-type="string" calcext:value-type="string">
            <text:p>Ajax Cape Town Football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6285</text:p>
          </table:table-cell>
          <table:table-cell office:value-type="string" calcext:value-type="string">
            <text:p>Albacete Balompié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1813</text:p>
          </table:table-cell>
          <table:table-cell office:value-type="string" calcext:value-type="string">
            <text:p>FC Wacker Innsbruck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0559</text:p>
          </table:table-cell>
          <table:table-cell office:value-type="string" calcext:value-type="string">
            <text:p>Örebro SK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4129</text:p>
          </table:table-cell>
          <table:table-cell office:value-type="string" calcext:value-type="string">
            <text:p>Bangor City Football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2115</text:p>
          </table:table-cell>
          <table:table-cell office:value-type="string" calcext:value-type="string">
            <text:p>FC Moscú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07321</text:p>
          </table:table-cell>
          <table:table-cell office:value-type="string" calcext:value-type="string">
            <text:p>Hapoel Ironi Kiryat Shmona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33541</text:p>
          </table:table-cell>
          <table:table-cell office:value-type="string" calcext:value-type="string">
            <text:p>Jeunesse Esch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3000</text:p>
          </table:table-cell>
          <table:table-cell office:value-type="string" calcext:value-type="string">
            <text:p>Club Universidad Nacional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4307</text:p>
          </table:table-cell>
          <table:table-cell office:value-type="string" calcext:value-type="string">
            <text:p>FC Zarya Lugansk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53925</text:p>
          </table:table-cell>
          <table:table-cell office:value-type="string" calcext:value-type="string">
            <text:p>Fotbal Club Vaslui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7250</text:p>
          </table:table-cell>
          <table:table-cell office:value-type="string" calcext:value-type="string">
            <text:p>PFC Botev Plovdiv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7320</text:p>
          </table:table-cell>
          <table:table-cell office:value-type="string" calcext:value-type="string">
            <text:p>FC Asteras Tripoli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2339</text:p>
          </table:table-cell>
          <table:table-cell office:value-type="string" calcext:value-type="string">
            <text:p>JK Nõmme Kalju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76880</text:p>
          </table:table-cell>
          <table:table-cell office:value-type="string" calcext:value-type="string">
            <text:p>FC Lahti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21259</text:p>
          </table:table-cell>
          <table:table-cell office:value-type="string" calcext:value-type="string">
            <text:p>Sporting Clube Olhanens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89495</text:p>
          </table:table-cell>
          <table:table-cell office:value-type="string" calcext:value-type="string">
            <text:p>Sliema Wanderers Football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27334</text:p>
          </table:table-cell>
          <table:table-cell office:value-type="string" calcext:value-type="string">
            <text:p>GFCO Ajaccio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28763</text:p>
          </table:table-cell>
          <table:table-cell office:value-type="string" calcext:value-type="string">
            <text:p>FC Bunyodkor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4829</text:p>
          </table:table-cell>
          <table:table-cell office:value-type="string" calcext:value-type="string">
            <text:p>Grupo Desportivo Estoril Praia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0279</text:p>
          </table:table-cell>
          <table:table-cell office:value-type="string" calcext:value-type="string">
            <text:p>Sanfrecce Hiroshima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5890</text:p>
          </table:table-cell>
          <table:table-cell office:value-type="string" calcext:value-type="string">
            <text:p>Wellington Phoenix Football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0544</text:p>
          </table:table-cell>
          <table:table-cell office:value-type="string" calcext:value-type="string">
            <text:p>Auckland City Football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8288</text:p>
          </table:table-cell>
          <table:table-cell office:value-type="string" calcext:value-type="string">
            <text:p>Strømsgodset IF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2291</text:p>
          </table:table-cell>
          <table:table-cell office:value-type="string" calcext:value-type="string">
            <text:p>FC Dalla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31200</text:p>
          </table:table-cell>
          <table:table-cell office:value-type="string" calcext:value-type="string">
            <text:p>Portland Timber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4468</text:p>
          </table:table-cell>
          <table:table-cell office:value-type="string" calcext:value-type="string">
            <text:p>CS Fola Esch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6079</text:p>
          </table:table-cell>
          <table:table-cell office:value-type="string" calcext:value-type="string">
            <text:p>Koninklijke Beerschot Antwerpen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4238</text:p>
          </table:table-cell>
          <table:table-cell office:value-type="string" calcext:value-type="string">
            <text:p>Defensor Sporting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226</text:p>
          </table:table-cell>
          <table:table-cell office:value-type="string" calcext:value-type="string">
            <text:p>FC Jazz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1514</text:p>
          </table:table-cell>
          <table:table-cell office:value-type="string" calcext:value-type="string">
            <text:p>Raja Casablanca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8642</text:p>
          </table:table-cell>
          <table:table-cell office:value-type="string" calcext:value-type="string">
            <text:p>Club Libertad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0438</text:p>
          </table:table-cell>
          <table:table-cell office:value-type="string" calcext:value-type="string">
            <text:p>SC Rheindorf Altach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37561</text:p>
          </table:table-cell>
          <table:table-cell office:value-type="string" calcext:value-type="string">
            <text:p>FC Ufa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543925</text:p>
          </table:table-cell>
          <table:table-cell office:value-type="string" calcext:value-type="string">
            <text:p>Víkingur Gøta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408</text:p>
          </table:table-cell>
          <table:table-cell office:value-type="string" calcext:value-type="string">
            <text:p>Barnet Football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09</text:p>
          </table:table-cell>
          <table:table-cell office:value-type="string" calcext:value-type="string">
            <text:p>Cambridge United Football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932</text:p>
          </table:table-cell>
          <table:table-cell office:value-type="string" calcext:value-type="string">
            <text:p>NK Olimpija Ljubljana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3710</text:p>
          </table:table-cell>
          <table:table-cell office:value-type="string" calcext:value-type="string">
            <text:p>Antalyaspor Kulübü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851</text:p>
          </table:table-cell>
          <table:table-cell office:value-type="string" calcext:value-type="string">
            <text:p>Association Football Club Wimbledon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25</text:p>
          </table:table-cell>
          <table:table-cell office:value-type="string" calcext:value-type="string">
            <text:p>Bristol Rovers Football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35</text:p>
          </table:table-cell>
          <table:table-cell office:value-type="string" calcext:value-type="string">
            <text:p>Chesterfield Football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39</text:p>
          </table:table-cell>
          <table:table-cell office:value-type="string" calcext:value-type="string">
            <text:p>Exeter City Football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45</text:p>
          </table:table-cell>
          <table:table-cell office:value-type="string" calcext:value-type="string">
            <text:p>Northampton Town Football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46</text:p>
          </table:table-cell>
          <table:table-cell office:value-type="string" calcext:value-type="string">
            <text:p>Oxford United Football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50</text:p>
          </table:table-cell>
          <table:table-cell office:value-type="string" calcext:value-type="string">
            <text:p>Rotherham United Football Clu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495</text:p>
          </table:table-cell>
          <table:table-cell office:value-type="string" calcext:value-type="string">
            <text:p>KS Flamurtari Vlorë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886</text:p>
          </table:table-cell>
          <table:table-cell office:value-type="string" calcext:value-type="string">
            <text:p>Club Atlético Tigr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9985</text:p>
          </table:table-cell>
          <table:table-cell office:value-type="string" calcext:value-type="string">
            <text:p>Pohang Steeler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7020</text:p>
          </table:table-cell>
          <table:table-cell office:value-type="string" calcext:value-type="string">
            <text:p>Rot-Weiß Oberhausen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9930</text:p>
          </table:table-cell>
          <table:table-cell office:value-type="string" calcext:value-type="string">
            <text:p>Dynamo de Berlín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9936</text:p>
          </table:table-cell>
          <table:table-cell office:value-type="string" calcext:value-type="string">
            <text:p>Kickers Offenbach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7463</text:p>
          </table:table-cell>
          <table:table-cell office:value-type="string" calcext:value-type="string">
            <text:p>1. Fußball-Club Saarbrücken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7828</text:p>
          </table:table-cell>
          <table:table-cell office:value-type="string" calcext:value-type="string">
            <text:p>Holstein Kiel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90586</text:p>
          </table:table-cell>
          <table:table-cell office:value-type="string" calcext:value-type="string">
            <text:p>RAEC Mon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9120</text:p>
          </table:table-cell>
          <table:table-cell office:value-type="string" calcext:value-type="string">
            <text:p>Associação Atlética Ponte Preta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0629</text:p>
          </table:table-cell>
          <table:table-cell office:value-type="string" calcext:value-type="string">
            <text:p>PFC Cherno More Varna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7906</text:p>
          </table:table-cell>
          <table:table-cell office:value-type="string" calcext:value-type="string">
            <text:p>Örgryte I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8267</text:p>
          </table:table-cell>
          <table:table-cell office:value-type="string" calcext:value-type="string">
            <text:p>Association Sportive de Cannes Football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3644</text:p>
          </table:table-cell>
          <table:table-cell office:value-type="string" calcext:value-type="string">
            <text:p>NK Inter Zapreai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7953</text:p>
          </table:table-cell>
          <table:table-cell office:value-type="string" calcext:value-type="string">
            <text:p>Breiðablik UBK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8504</text:p>
          </table:table-cell>
          <table:table-cell office:value-type="string" calcext:value-type="string">
            <text:p>FK Renova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9533</text:p>
          </table:table-cell>
          <table:table-cell office:value-type="string" calcext:value-type="string">
            <text:p>Glentoran Football Club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4474</text:p>
          </table:table-cell>
          <table:table-cell office:value-type="string" calcext:value-type="string">
            <text:p>Shelbourne Football Club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5296</text:p>
          </table:table-cell>
          <table:table-cell office:value-type="string" calcext:value-type="string">
            <text:p>Budapesti Vasas Sport Club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1987</text:p>
          </table:table-cell>
          <table:table-cell office:value-type="string" calcext:value-type="string">
            <text:p>América de Cali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8211</text:p>
          </table:table-cell>
          <table:table-cell office:value-type="string" calcext:value-type="string">
            <text:p>Al-Gharafa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0437</text:p>
          </table:table-cell>
          <table:table-cell office:value-type="string" calcext:value-type="string">
            <text:p>Skoda Xanthi FC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5599</text:p>
          </table:table-cell>
          <table:table-cell office:value-type="string" calcext:value-type="string">
            <text:p>FK Baumit Jablonec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4092</text:p>
          </table:table-cell>
          <table:table-cell office:value-type="string" calcext:value-type="string">
            <text:p>FC Minsk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0453</text:p>
          </table:table-cell>
          <table:table-cell office:value-type="string" calcext:value-type="string">
            <text:p>Esporte Clube Juventud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1339</text:p>
          </table:table-cell>
          <table:table-cell office:value-type="string" calcext:value-type="string">
            <text:p>FC Differdange 0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77073</text:p>
          </table:table-cell>
          <table:table-cell office:value-type="string" calcext:value-type="string">
            <text:p>FC Saturn Moskovskaya Oblast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59794</text:p>
          </table:table-cell>
          <table:table-cell office:value-type="string" calcext:value-type="string">
            <text:p>Piacenza Calcio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7939</text:p>
          </table:table-cell>
          <table:table-cell office:value-type="string" calcext:value-type="string">
            <text:p>Orlando Pirates Football Club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5654</text:p>
          </table:table-cell>
          <table:table-cell office:value-type="string" calcext:value-type="string">
            <text:p>Lyngby BK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2433</text:p>
          </table:table-cell>
          <table:table-cell office:value-type="string" calcext:value-type="string">
            <text:p>Club Deportivo Chivas USA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0768</text:p>
          </table:table-cell>
          <table:table-cell office:value-type="string" calcext:value-type="string">
            <text:p>Ulisses F.C.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0567</text:p>
          </table:table-cell>
          <table:table-cell office:value-type="string" calcext:value-type="string">
            <text:p>Crusaders Football Club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4931</text:p>
          </table:table-cell>
          <table:table-cell office:value-type="string" calcext:value-type="string">
            <text:p>Kashiwa Reysol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3508</text:p>
          </table:table-cell>
          <table:table-cell office:value-type="string" calcext:value-type="string">
            <text:p>RoP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2033</text:p>
          </table:table-cell>
          <table:table-cell office:value-type="string" calcext:value-type="string">
            <text:p>Perth Glory Football Club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5401</text:p>
          </table:table-cell>
          <table:table-cell office:value-type="string" calcext:value-type="string">
            <text:p>Júbilo Iwata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6619</text:p>
          </table:table-cell>
          <table:table-cell office:value-type="string" calcext:value-type="string">
            <text:p>FC Tokyo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7570</text:p>
          </table:table-cell>
          <table:table-cell office:value-type="string" calcext:value-type="string">
            <text:p>FK Inter Bratislava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35339</text:p>
          </table:table-cell>
          <table:table-cell office:value-type="string" calcext:value-type="string">
            <text:p>Alashkert FC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26</text:p>
          </table:table-cell>
          <table:table-cell office:value-type="string" calcext:value-type="string">
            <text:p>Stockport County Football Club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626</text:p>
          </table:table-cell>
          <table:table-cell office:value-type="string" calcext:value-type="string">
            <text:p>Shrewsbury Town Football Club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781</text:p>
          </table:table-cell>
          <table:table-cell office:value-type="string" calcext:value-type="string">
            <text:p>FC Torpedo Kutaisi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4295</text:p>
          </table:table-cell>
          <table:table-cell office:value-type="string" calcext:value-type="string">
            <text:p>F.C. Arsenal Kiev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897</text:p>
          </table:table-cell>
          <table:table-cell office:value-type="string" calcext:value-type="string">
            <text:p>Club Atlético Colón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882</text:p>
          </table:table-cell>
          <table:table-cell office:value-type="string" calcext:value-type="string">
            <text:p>Club Deportivo Godoy Cruz Antonio Tomba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2317</text:p>
          </table:table-cell>
          <table:table-cell office:value-type="string" calcext:value-type="string">
            <text:p>Lokomotive Leipzi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5452</text:p>
          </table:table-cell>
          <table:table-cell office:value-type="string" calcext:value-type="string">
            <text:p>TuS Koblenz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8121</text:p>
          </table:table-cell>
          <table:table-cell office:value-type="string" calcext:value-type="string">
            <text:p>SpVgg Unterhachin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9029</text:p>
          </table:table-cell>
          <table:table-cell office:value-type="string" calcext:value-type="string">
            <text:p>Associazione Calcio Ancona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0787</text:p>
          </table:table-cell>
          <table:table-cell office:value-type="string" calcext:value-type="string">
            <text:p>SS Folgore/Falcian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2524</text:p>
          </table:table-cell>
          <table:table-cell office:value-type="string" calcext:value-type="string">
            <text:p>Atlético Junior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1691</text:p>
          </table:table-cell>
          <table:table-cell office:value-type="string" calcext:value-type="string">
            <text:p>Íþróttabandalag Akranes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1716</text:p>
          </table:table-cell>
          <table:table-cell office:value-type="string" calcext:value-type="string">
            <text:p>Íþróttabandalag Vestmannaeyja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1723</text:p>
          </table:table-cell>
          <table:table-cell office:value-type="string" calcext:value-type="string">
            <text:p>ÍF Fylkir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0206</text:p>
          </table:table-cell>
          <table:table-cell office:value-type="string" calcext:value-type="string">
            <text:p>K.V. Oostend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3358</text:p>
          </table:table-cell>
          <table:table-cell office:value-type="string" calcext:value-type="string">
            <text:p>Albirex Niigata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8557</text:p>
          </table:table-cell>
          <table:table-cell office:value-type="string" calcext:value-type="string">
            <text:p>Floriana Football Club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9612</text:p>
          </table:table-cell>
          <table:table-cell office:value-type="string" calcext:value-type="string">
            <text:p>Club Sport Emelec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7947</text:p>
          </table:table-cell>
          <table:table-cell office:value-type="string" calcext:value-type="string">
            <text:p>IK Start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1158</text:p>
          </table:table-cell>
          <table:table-cell office:value-type="string" calcext:value-type="string">
            <text:p>Sogndal Fotball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8886</text:p>
          </table:table-cell>
          <table:table-cell office:value-type="string" calcext:value-type="string">
            <text:p>FK Teplic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7727</text:p>
          </table:table-cell>
          <table:table-cell office:value-type="string" calcext:value-type="string">
            <text:p>FC Nitra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30107</text:p>
          </table:table-cell>
          <table:table-cell office:value-type="string" calcext:value-type="string">
            <text:p>Samsunspor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6513</text:p>
          </table:table-cell>
          <table:table-cell office:value-type="string" calcext:value-type="string">
            <text:p>Maccabi Netanya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8725</text:p>
          </table:table-cell>
          <table:table-cell office:value-type="string" calcext:value-type="string">
            <text:p>Melbourne City Football Club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0097</text:p>
          </table:table-cell>
          <table:table-cell office:value-type="string" calcext:value-type="string">
            <text:p>FK Haugesund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8146</text:p>
          </table:table-cell>
          <table:table-cell office:value-type="string" calcext:value-type="string">
            <text:p>SP La Fiorita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2241</text:p>
          </table:table-cell>
          <table:table-cell office:value-type="string" calcext:value-type="string">
            <text:p>Iraklis FC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7109</text:p>
          </table:table-cell>
          <table:table-cell office:value-type="string" calcext:value-type="string">
            <text:p>FC Torpedo Zhodin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7754</text:p>
          </table:table-cell>
          <table:table-cell office:value-type="string" calcext:value-type="string">
            <text:p>Atromitos FC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2278</text:p>
          </table:table-cell>
          <table:table-cell office:value-type="string" calcext:value-type="string">
            <text:p>Knattspyrnufélagið Fram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3004</text:p>
          </table:table-cell>
          <table:table-cell office:value-type="string" calcext:value-type="string">
            <text:p>FC Astana-6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5966</text:p>
          </table:table-cell>
          <table:table-cell office:value-type="string" calcext:value-type="string">
            <text:p>Quilmes Atlético Club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95978</text:p>
          </table:table-cell>
          <table:table-cell office:value-type="string" calcext:value-type="string">
            <text:p>FC Baltika Kaliningrad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31704</text:p>
          </table:table-cell>
          <table:table-cell office:value-type="string" calcext:value-type="string">
            <text:p>OFI Creta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2449</text:p>
          </table:table-cell>
          <table:table-cell office:value-type="string" calcext:value-type="string">
            <text:p>Suwon Samsung Bluewing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2540</text:p>
          </table:table-cell>
          <table:table-cell office:value-type="string" calcext:value-type="string">
            <text:p>Seongnam Football Club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20499</text:p>
          </table:table-cell>
          <table:table-cell office:value-type="string" calcext:value-type="string">
            <text:p>Tokyo Verdy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23730</text:p>
          </table:table-cell>
          <table:table-cell office:value-type="string" calcext:value-type="string">
            <text:p>Leixões Sport Club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99035</text:p>
          </table:table-cell>
          <table:table-cell office:value-type="string" calcext:value-type="string">
            <text:p>Western Sydney Wanderers FC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22550</text:p>
          </table:table-cell>
          <table:table-cell office:value-type="string" calcext:value-type="string">
            <text:p>FC Petrolul Ploieti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23384</text:p>
          </table:table-cell>
          <table:table-cell office:value-type="string" calcext:value-type="string">
            <text:p>Shimizu S-Puls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7558</text:p>
          </table:table-cell>
          <table:table-cell office:value-type="string" calcext:value-type="string">
            <text:p>FC Volyn Lutsk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3107</text:p>
          </table:table-cell>
          <table:table-cell office:value-type="string" calcext:value-type="string">
            <text:p>Denizlispor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3532</text:p>
          </table:table-cell>
          <table:table-cell office:value-type="string" calcext:value-type="string">
            <text:p>Club Atlas de Guadalajara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6991</text:p>
          </table:table-cell>
          <table:table-cell office:value-type="string" calcext:value-type="string">
            <text:p>PogoD Szczecin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8134</text:p>
          </table:table-cell>
          <table:table-cell office:value-type="string" calcext:value-type="string">
            <text:p>Clube de Futebol Estrela da Amadora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6869</text:p>
          </table:table-cell>
          <table:table-cell office:value-type="string" calcext:value-type="string">
            <text:p>F.C. Arouca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6135</text:p>
          </table:table-cell>
          <table:table-cell office:value-type="string" calcext:value-type="string">
            <text:p>New York Cosmo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6357</text:p>
          </table:table-cell>
          <table:table-cell office:value-type="string" calcext:value-type="string">
            <text:p>Käpäz PFK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9544</text:p>
          </table:table-cell>
          <table:table-cell office:value-type="string" calcext:value-type="string">
            <text:p>KVC Westerl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8582</text:p>
          </table:table-cell>
          <table:table-cell office:value-type="string" calcext:value-type="string">
            <text:p>Deportivo Saprissa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29387</text:p>
          </table:table-cell>
          <table:table-cell office:value-type="string" calcext:value-type="string">
            <text:p>KF Shkëndija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24072</text:p>
          </table:table-cell>
          <table:table-cell office:value-type="string" calcext:value-type="string">
            <text:p>Club Independiente Sueño F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1189</text:p>
          </table:table-cell>
          <table:table-cell office:value-type="string" calcext:value-type="string">
            <text:p>Liverpool Fútbol Club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0538</text:p>
          </table:table-cell>
          <table:table-cell office:value-type="string" calcext:value-type="string">
            <text:p>Víkingur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84</text:p>
          </table:table-cell>
          <table:table-cell office:value-type="string" calcext:value-type="string">
            <text:p>Crawley Town Football Club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592</text:p>
          </table:table-cell>
          <table:table-cell office:value-type="string" calcext:value-type="string">
            <text:p>Hartlepool United Football Club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533</text:p>
          </table:table-cell>
          <table:table-cell office:value-type="string" calcext:value-type="string">
            <text:p>NK Celj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358</text:p>
          </table:table-cell>
          <table:table-cell office:value-type="string" calcext:value-type="string">
            <text:p>Tractor F.C.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7965</text:p>
          </table:table-cell>
          <table:table-cell office:value-type="string" calcext:value-type="string">
            <text:p>Torquay United Football Club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49</text:p>
          </table:table-cell>
          <table:table-cell office:value-type="string" calcext:value-type="string">
            <text:p>Rochdale Association Football Club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53</text:p>
          </table:table-cell>
          <table:table-cell office:value-type="string" calcext:value-type="string">
            <text:p>Wycombe Wanderers Football Club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0105</text:p>
          </table:table-cell>
          <table:table-cell office:value-type="string" calcext:value-type="string">
            <text:p>Stuttgarter Kicker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0125</text:p>
          </table:table-cell>
          <table:table-cell office:value-type="string" calcext:value-type="string">
            <text:p>Rot Weiss Ahle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7464</text:p>
          </table:table-cell>
          <table:table-cell office:value-type="string" calcext:value-type="string">
            <text:p>KFC Uerdingen 0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0530</text:p>
          </table:table-cell>
          <table:table-cell office:value-type="string" calcext:value-type="string">
            <text:p>VfL Osnabrück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2712</text:p>
          </table:table-cell>
          <table:table-cell office:value-type="string" calcext:value-type="string">
            <text:p>Çaykur Rizespor Kulübü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1554</text:p>
          </table:table-cell>
          <table:table-cell office:value-type="string" calcext:value-type="string">
            <text:p>Chemnitzer FC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09170</text:p>
          </table:table-cell>
          <table:table-cell office:value-type="string" calcext:value-type="string">
            <text:p>K.V. Red Star Waasland-Bevere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9613</text:p>
          </table:table-cell>
          <table:table-cell office:value-type="string" calcext:value-type="string">
            <text:p>Pisa Calcio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7049</text:p>
          </table:table-cell>
          <table:table-cell office:value-type="string" calcext:value-type="string">
            <text:p>FK Daugava Daugavpil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9286</text:p>
          </table:table-cell>
          <table:table-cell office:value-type="string" calcext:value-type="string">
            <text:p>AC Horsen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2476</text:p>
          </table:table-cell>
          <table:table-cell office:value-type="string" calcext:value-type="string">
            <text:p>FK Viktoria }i~kov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3951</text:p>
          </table:table-cell>
          <table:table-cell office:value-type="string" calcext:value-type="string">
            <text:p>PFC Spartak de Nalchik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4484</text:p>
          </table:table-cell>
          <table:table-cell office:value-type="string" calcext:value-type="string">
            <text:p>Wolfsberger AC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1719</text:p>
          </table:table-cell>
          <table:table-cell office:value-type="string" calcext:value-type="string">
            <text:p>ÍF Fuglafjørður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68909</text:p>
          </table:table-cell>
          <table:table-cell office:value-type="string" calcext:value-type="string">
            <text:p>NK Slaven Belupo Koprivnica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6425</text:p>
          </table:table-cell>
          <table:table-cell office:value-type="string" calcext:value-type="string">
            <text:p>B68 Toftir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7353</text:p>
          </table:table-cell>
          <table:table-cell office:value-type="string" calcext:value-type="string">
            <text:p>Unión Deportiva Salamanca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45142</text:p>
          </table:table-cell>
          <table:table-cell office:value-type="string" calcext:value-type="string">
            <text:p>AKS Aódz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8217</text:p>
          </table:table-cell>
          <table:table-cell office:value-type="string" calcext:value-type="string">
            <text:p>Unione Sportiva Avellino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3548</text:p>
          </table:table-cell>
          <table:table-cell office:value-type="string" calcext:value-type="string">
            <text:p>FC WIT Georgia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6787</text:p>
          </table:table-cell>
          <table:table-cell office:value-type="string" calcext:value-type="string">
            <text:p>Östers IF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6670</text:p>
          </table:table-cell>
          <table:table-cell office:value-type="string" calcext:value-type="string">
            <text:p>Marsaxlokk Football Club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5332</text:p>
          </table:table-cell>
          <table:table-cell office:value-type="string" calcext:value-type="string">
            <text:p>GIF Sundsvall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7147</text:p>
          </table:table-cell>
          <table:table-cell office:value-type="string" calcext:value-type="string">
            <text:p>FK Jimki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7135</text:p>
          </table:table-cell>
          <table:table-cell office:value-type="string" calcext:value-type="string">
            <text:p>Kecskeméti T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2276</text:p>
          </table:table-cell>
          <table:table-cell office:value-type="string" calcext:value-type="string">
            <text:p>IFK Marieham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7714</text:p>
          </table:table-cell>
          <table:table-cell office:value-type="string" calcext:value-type="string">
            <text:p>Bnei Yehuda Tel Aviv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2526</text:p>
          </table:table-cell>
          <table:table-cell office:value-type="string" calcext:value-type="string">
            <text:p>FK Dukla Banská Bystrica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8060</text:p>
          </table:table-cell>
          <table:table-cell office:value-type="string" calcext:value-type="string">
            <text:p>FC Volendam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9630</text:p>
          </table:table-cell>
          <table:table-cell office:value-type="string" calcext:value-type="string">
            <text:p>Al-Jazira Sporting Club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4629</text:p>
          </table:table-cell>
          <table:table-cell office:value-type="string" calcext:value-type="string">
            <text:p>FC Universitatea Craiova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6110</text:p>
          </table:table-cell>
          <table:table-cell office:value-type="string" calcext:value-type="string">
            <text:p>FC Belshyna Babruisk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6236</text:p>
          </table:table-cell>
          <table:table-cell office:value-type="string" calcext:value-type="string">
            <text:p>FK Atlanta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5246</text:p>
          </table:table-cell>
          <table:table-cell office:value-type="string" calcext:value-type="string">
            <text:p>Club Santos Laguna el mejor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7104</text:p>
          </table:table-cell>
          <table:table-cell office:value-type="string" calcext:value-type="string">
            <text:p>FK Skduva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1634</text:p>
          </table:table-cell>
          <table:table-cell office:value-type="string" calcext:value-type="string">
            <text:p>FC Partizan Minsk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3101</text:p>
          </table:table-cell>
          <table:table-cell office:value-type="string" calcext:value-type="string">
            <text:p>Club Nacional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35956</text:p>
          </table:table-cell>
          <table:table-cell office:value-type="string" calcext:value-type="string">
            <text:p>PFK Metalurg Zaporizhia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1146</text:p>
          </table:table-cell>
          <table:table-cell office:value-type="string" calcext:value-type="string">
            <text:p>Futbol Club Encamp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1222</text:p>
          </table:table-cell>
          <table:table-cell office:value-type="string" calcext:value-type="string">
            <text:p>Associazione Sportiva Dilettantistica Treviso 200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2725</text:p>
          </table:table-cell>
          <table:table-cell office:value-type="string" calcext:value-type="string">
            <text:p>FC Dinamo Brest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5469</text:p>
          </table:table-cell>
          <table:table-cell office:value-type="string" calcext:value-type="string">
            <text:p>FC Tiraspol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2764</text:p>
          </table:table-cell>
          <table:table-cell office:value-type="string" calcext:value-type="string">
            <text:p>Al-Nassr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4738</text:p>
          </table:table-cell>
          <table:table-cell office:value-type="string" calcext:value-type="string">
            <text:p>Beijing Guoa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3223</text:p>
          </table:table-cell>
          <table:table-cell office:value-type="string" calcext:value-type="string">
            <text:p>Club Leó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8698</text:p>
          </table:table-cell>
          <table:table-cell office:value-type="string" calcext:value-type="string">
            <text:p>Fudbalski Klub Vele~ Mostar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3278</text:p>
          </table:table-cell>
          <table:table-cell office:value-type="string" calcext:value-type="string">
            <text:p>FC Sioni Bolnisi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6279</text:p>
          </table:table-cell>
          <table:table-cell office:value-type="string" calcext:value-type="string">
            <text:p>Podbeskidzie Bielsko-BiaBa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7795</text:p>
          </table:table-cell>
          <table:table-cell office:value-type="string" calcext:value-type="string">
            <text:p>Unió Esportiva Santa Coloma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7956</text:p>
          </table:table-cell>
          <table:table-cell office:value-type="string" calcext:value-type="string">
            <text:p>Viborg FF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4271</text:p>
          </table:table-cell>
          <table:table-cell office:value-type="string" calcext:value-type="string">
            <text:p>Vissel Kob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46367</text:p>
          </table:table-cell>
          <table:table-cell office:value-type="string" calcext:value-type="string">
            <text:p>Shandong Luneng Taisha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9889</text:p>
          </table:table-cell>
          <table:table-cell office:value-type="string" calcext:value-type="string">
            <text:p>FC Ordabasy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4167</text:p>
          </table:table-cell>
          <table:table-cell office:value-type="string" calcext:value-type="string">
            <text:p>Fortuna Sittard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6948</text:p>
          </table:table-cell>
          <table:table-cell office:value-type="string" calcext:value-type="string">
            <text:p>Lekhwiya SC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8112</text:p>
          </table:table-cell>
          <table:table-cell office:value-type="string" calcext:value-type="string">
            <text:p>Piast Gliwic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27498</text:p>
          </table:table-cell>
          <table:table-cell office:value-type="string" calcext:value-type="string">
            <text:p>Elaz1spor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214308</text:p>
          </table:table-cell>
          <table:table-cell office:value-type="string" calcext:value-type="string">
            <text:p>Orlando City Soccer Club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426</text:p>
          </table:table-cell>
          <table:table-cell office:value-type="string" calcext:value-type="string">
            <text:p>Stevenage Football Club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383</text:p>
          </table:table-cell>
          <table:table-cell office:value-type="string" calcext:value-type="string">
            <text:p>Agrupación Deportiva Alcorcó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45</text:p>
          </table:table-cell>
          <table:table-cell office:value-type="string" calcext:value-type="string">
            <text:p>Girona Futbol Club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19</text:p>
          </table:table-cell>
          <table:table-cell office:value-type="string" calcext:value-type="string">
            <text:p>Lincoln City Football Club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091</text:p>
          </table:table-cell>
          <table:table-cell office:value-type="string" calcext:value-type="string">
            <text:p>FC Mordovia Saransk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290</text:p>
          </table:table-cell>
          <table:table-cell office:value-type="string" calcext:value-type="string">
            <text:p>NK elik Zenica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4441</text:p>
          </table:table-cell>
          <table:table-cell office:value-type="string" calcext:value-type="string">
            <text:p>Al-Ahli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29</text:p>
          </table:table-cell>
          <table:table-cell office:value-type="string" calcext:value-type="string">
            <text:p>Burton Albion Football Club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2408</text:p>
          </table:table-cell>
          <table:table-cell office:value-type="string" calcext:value-type="string">
            <text:p>FC Tatran Preaov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4605</text:p>
          </table:table-cell>
          <table:table-cell office:value-type="string" calcext:value-type="string">
            <text:p>Spartak Subotic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073</text:p>
          </table:table-cell>
          <table:table-cell office:value-type="string" calcext:value-type="string">
            <text:p>SC Wiener Neustadt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7781</text:p>
          </table:table-cell>
          <table:table-cell office:value-type="string" calcext:value-type="string">
            <text:p>Zawisza Bydgoszcz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9399</text:p>
          </table:table-cell>
          <table:table-cell office:value-type="string" calcext:value-type="string">
            <text:p>Unione Sportiva Foggi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4214</text:p>
          </table:table-cell>
          <table:table-cell office:value-type="string" calcext:value-type="string">
            <text:p>FK Jelgav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8033</text:p>
          </table:table-cell>
          <table:table-cell office:value-type="string" calcext:value-type="string">
            <text:p>Zob Ahan FC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6490</text:p>
          </table:table-cell>
          <table:table-cell office:value-type="string" calcext:value-type="string">
            <text:p>Al-Masry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08440</text:p>
          </table:table-cell>
          <table:table-cell office:value-type="string" calcext:value-type="string">
            <text:p>Santa Cruz Futebol Club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22283</text:p>
          </table:table-cell>
          <table:table-cell office:value-type="string" calcext:value-type="string">
            <text:p>FC Red Star Saint-Ouen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9343</text:p>
          </table:table-cell>
          <table:table-cell office:value-type="string" calcext:value-type="string">
            <text:p>AC Liberta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1332</text:p>
          </table:table-cell>
          <table:table-cell office:value-type="string" calcext:value-type="string">
            <text:p>Kardemir Karabükspo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0608</text:p>
          </table:table-cell>
          <table:table-cell office:value-type="string" calcext:value-type="string">
            <text:p>SC Fortuna Köln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0621</text:p>
          </table:table-cell>
          <table:table-cell office:value-type="string" calcext:value-type="string">
            <text:p>SV Wehen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5869</text:p>
          </table:table-cell>
          <table:table-cell office:value-type="string" calcext:value-type="string">
            <text:p>FC Neman Grodn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6451</text:p>
          </table:table-cell>
          <table:table-cell office:value-type="string" calcext:value-type="string">
            <text:p>JK Sillamäe Kalev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6266</text:p>
          </table:table-cell>
          <table:table-cell office:value-type="string" calcext:value-type="string">
            <text:p>Vaasan Palloseur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8427</text:p>
          </table:table-cell>
          <table:table-cell office:value-type="string" calcext:value-type="string">
            <text:p>NK Zada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02922</text:p>
          </table:table-cell>
          <table:table-cell office:value-type="string" calcext:value-type="string">
            <text:p>FK Makedonija Gorce Petrov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5958</text:p>
          </table:table-cell>
          <table:table-cell office:value-type="string" calcext:value-type="string">
            <text:p>CS Pandurii Târgu Jiu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1382</text:p>
          </table:table-cell>
          <table:table-cell office:value-type="string" calcext:value-type="string">
            <text:p>Kapfenberger SV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4943</text:p>
          </table:table-cell>
          <table:table-cell office:value-type="string" calcext:value-type="string">
            <text:p>Al-Ahli Football Club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5044</text:p>
          </table:table-cell>
          <table:table-cell office:value-type="string" calcext:value-type="string">
            <text:p>Club Guaraní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6210</text:p>
          </table:table-cell>
          <table:table-cell office:value-type="string" calcext:value-type="string">
            <text:p>Querétaro Fútbol Club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33213</text:p>
          </table:table-cell>
          <table:table-cell office:value-type="string" calcext:value-type="string">
            <text:p>FK Silek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4581</text:p>
          </table:table-cell>
          <table:table-cell office:value-type="string" calcext:value-type="string">
            <text:p>Club Sporting Crista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1143</text:p>
          </table:table-cell>
          <table:table-cell office:value-type="string" calcext:value-type="string">
            <text:p>FK Olimpik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55000</text:p>
          </table:table-cell>
          <table:table-cell office:value-type="string" calcext:value-type="string">
            <text:p>RNK Split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9499</text:p>
          </table:table-cell>
          <table:table-cell office:value-type="string" calcext:value-type="string">
            <text:p>JK Tallinna Kalev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22021</text:p>
          </table:table-cell>
          <table:table-cell office:value-type="string" calcext:value-type="string">
            <text:p>Tours Football Club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9525</text:p>
          </table:table-cell>
          <table:table-cell office:value-type="string" calcext:value-type="string">
            <text:p>SV Sandhausen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7183</text:p>
          </table:table-cell>
          <table:table-cell office:value-type="string" calcext:value-type="string">
            <text:p>Real Jaén Club de Fútbo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6204</text:p>
          </table:table-cell>
          <table:table-cell office:value-type="string" calcext:value-type="string">
            <text:p>JEF United Ichihara Chib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8521</text:p>
          </table:table-cell>
          <table:table-cell office:value-type="string" calcext:value-type="string">
            <text:p>FK Metalurg Skopj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9221</text:p>
          </table:table-cell>
          <table:table-cell office:value-type="string" calcext:value-type="string">
            <text:p>FC Bohemians 190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7587</text:p>
          </table:table-cell>
          <table:table-cell office:value-type="string" calcext:value-type="string">
            <text:p>Salernitana Calcio 191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9949</text:p>
          </table:table-cell>
          <table:table-cell office:value-type="string" calcext:value-type="string">
            <text:p>Club de Fútbol Atlant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7326</text:p>
          </table:table-cell>
          <table:table-cell office:value-type="string" calcext:value-type="string">
            <text:p>Gandzasar F.C.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9399</text:p>
          </table:table-cell>
          <table:table-cell office:value-type="string" calcext:value-type="string">
            <text:p>Dumbarton F.C.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0432</text:p>
          </table:table-cell>
          <table:table-cell office:value-type="string" calcext:value-type="string">
            <text:p>Glenavon FC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72702</text:p>
          </table:table-cell>
          <table:table-cell office:value-type="string" calcext:value-type="string">
            <text:p>Montevideo Wanderers Fútbol Club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74016</text:p>
          </table:table-cell>
          <table:table-cell office:value-type="string" calcext:value-type="string">
            <text:p>Kawasaki Front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94197</text:p>
          </table:table-cell>
          <table:table-cell office:value-type="string" calcext:value-type="string">
            <text:p>Falkenbergs FF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83351</text:p>
          </table:table-cell>
          <table:table-cell office:value-type="string" calcext:value-type="string">
            <text:p>Syrianska FC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86826</text:p>
          </table:table-cell>
          <table:table-cell office:value-type="string" calcext:value-type="string">
            <text:p>First Vienna FC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24841</text:p>
          </table:table-cell>
          <table:table-cell office:value-type="string" calcext:value-type="string">
            <text:p>Lokomotiv Plovdiv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75265</text:p>
          </table:table-cell>
          <table:table-cell office:value-type="string" calcext:value-type="string">
            <text:p>Arsenal Ladies Football Club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85704</text:p>
          </table:table-cell>
          <table:table-cell office:value-type="string" calcext:value-type="string">
            <text:p>Seinäjoen Jalkapallokerh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92669</text:p>
          </table:table-cell>
          <table:table-cell office:value-type="string" calcext:value-type="string">
            <text:p>Aalborg Boldspilklub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33</text:p>
          </table:table-cell>
          <table:table-cell office:value-type="string" calcext:value-type="string">
            <text:p>Associazione Sportiva Varese 19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260</text:p>
          </table:table-cell>
          <table:table-cell office:value-type="string" calcext:value-type="string">
            <text:p>Centre d'Esports Sabadell Futbol Club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381</text:p>
          </table:table-cell>
          <table:table-cell office:value-type="string" calcext:value-type="string">
            <text:p>Unione Sportiva Triestina Calci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385</text:p>
          </table:table-cell>
          <table:table-cell office:value-type="string" calcext:value-type="string">
            <text:p>SPAL 190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274</text:p>
          </table:table-cell>
          <table:table-cell office:value-type="string" calcext:value-type="string">
            <text:p>Football Club United of Mancheste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21</text:p>
          </table:table-cell>
          <table:table-cell office:value-type="string" calcext:value-type="string">
            <text:p>Macclesfield Town Football Club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384</text:p>
          </table:table-cell>
          <table:table-cell office:value-type="string" calcext:value-type="string">
            <text:p>FK Senic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7533</text:p>
          </table:table-cell>
          <table:table-cell office:value-type="string" calcext:value-type="string">
            <text:p>Once Calda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9711</text:p>
          </table:table-cell>
          <table:table-cell office:value-type="string" calcext:value-type="string">
            <text:p>Maccabi Petah-Tikvah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962</text:p>
          </table:table-cell>
          <table:table-cell office:value-type="string" calcext:value-type="string">
            <text:p>Club Atlético Belgran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701</text:p>
          </table:table-cell>
          <table:table-cell office:value-type="string" calcext:value-type="string">
            <text:p>Klubi Futbollit Laçi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971</text:p>
          </table:table-cell>
          <table:table-cell office:value-type="string" calcext:value-type="string">
            <text:p>Clube Náutico Capibarib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8148</text:p>
          </table:table-cell>
          <table:table-cell office:value-type="string" calcext:value-type="string">
            <text:p>Vestel Manisaspo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0673</text:p>
          </table:table-cell>
          <table:table-cell office:value-type="string" calcext:value-type="string">
            <text:p>NK Varteks Vara~di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0107</text:p>
          </table:table-cell>
          <table:table-cell office:value-type="string" calcext:value-type="string">
            <text:p>FC Rot-Weiß Erfurt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0134</text:p>
          </table:table-cell>
          <table:table-cell office:value-type="string" calcext:value-type="string">
            <text:p>Waldhof Mannheim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4675</text:p>
          </table:table-cell>
          <table:table-cell office:value-type="string" calcext:value-type="string">
            <text:p>Associação Portuguesa de Desporto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0679</text:p>
          </table:table-cell>
          <table:table-cell office:value-type="string" calcext:value-type="string">
            <text:p>PAS Giannin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0814</text:p>
          </table:table-cell>
          <table:table-cell office:value-type="string" calcext:value-type="string">
            <text:p>Olympiakos Nicosia FC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1197</text:p>
          </table:table-cell>
          <table:table-cell office:value-type="string" calcext:value-type="string">
            <text:p>PSFC Chernomorets Burga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9077</text:p>
          </table:table-cell>
          <table:table-cell office:value-type="string" calcext:value-type="string">
            <text:p>Club Esportiu Principat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7851</text:p>
          </table:table-cell>
          <table:table-cell office:value-type="string" calcext:value-type="string">
            <text:p>Akademisk Boldklub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7363</text:p>
          </table:table-cell>
          <table:table-cell office:value-type="string" calcext:value-type="string">
            <text:p>4.25 Sports Club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8789</text:p>
          </table:table-cell>
          <table:table-cell office:value-type="string" calcext:value-type="string">
            <text:p>FK Tetek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2586</text:p>
          </table:table-cell>
          <table:table-cell office:value-type="string" calcext:value-type="string">
            <text:p>VfR Aale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2874</text:p>
          </table:table-cell>
          <table:table-cell office:value-type="string" calcext:value-type="string">
            <text:p>FK Pobed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2527</text:p>
          </table:table-cell>
          <table:table-cell office:value-type="string" calcext:value-type="string">
            <text:p>Deportivo Independiente Medellí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1740</text:p>
          </table:table-cell>
          <table:table-cell office:value-type="string" calcext:value-type="string">
            <text:p>KS Bylis Ballsh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1297</text:p>
          </table:table-cell>
          <table:table-cell office:value-type="string" calcext:value-type="string">
            <text:p>Kayseri Erciyesspo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6514</text:p>
          </table:table-cell>
          <table:table-cell office:value-type="string" calcext:value-type="string">
            <text:p>SV Grödig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20066</text:p>
          </table:table-cell>
          <table:table-cell office:value-type="string" calcext:value-type="string">
            <text:p>Al Wasl Football Club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2157</text:p>
          </table:table-cell>
          <table:table-cell office:value-type="string" calcext:value-type="string">
            <text:p>AZAL PFC Baku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27947</text:p>
          </table:table-cell>
          <table:table-cell office:value-type="string" calcext:value-type="string">
            <text:p>Canon Yaoundé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3542</text:p>
          </table:table-cell>
          <table:table-cell office:value-type="string" calcext:value-type="string">
            <text:p>FC Politehnica Timioar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5496</text:p>
          </table:table-cell>
          <table:table-cell office:value-type="string" calcext:value-type="string">
            <text:p>Omiya Ardij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4060</text:p>
          </table:table-cell>
          <table:table-cell office:value-type="string" calcext:value-type="string">
            <text:p>Hønefoss BK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3451</text:p>
          </table:table-cell>
          <table:table-cell office:value-type="string" calcext:value-type="string">
            <text:p>FC Atyrau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6810</text:p>
          </table:table-cell>
          <table:table-cell office:value-type="string" calcext:value-type="string">
            <text:p>Real Unión Club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8782</text:p>
          </table:table-cell>
          <table:table-cell office:value-type="string" calcext:value-type="string">
            <text:p>Barcelona Sporting Club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6271</text:p>
          </table:table-cell>
          <table:table-cell office:value-type="string" calcext:value-type="string">
            <text:p>HNK Cibal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7369</text:p>
          </table:table-cell>
          <table:table-cell office:value-type="string" calcext:value-type="string">
            <text:p>CS Grevenmache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3557</text:p>
          </table:table-cell>
          <table:table-cell office:value-type="string" calcext:value-type="string">
            <text:p>Club Deportivo Castelló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8158</text:p>
          </table:table-cell>
          <table:table-cell office:value-type="string" calcext:value-type="string">
            <text:p>Gretna Football Club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8834</text:p>
          </table:table-cell>
          <table:table-cell office:value-type="string" calcext:value-type="string">
            <text:p>Criciúma Esporte Club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4339</text:p>
          </table:table-cell>
          <table:table-cell office:value-type="string" calcext:value-type="string">
            <text:p>IF Brommapojkarn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5648</text:p>
          </table:table-cell>
          <table:table-cell office:value-type="string" calcext:value-type="string">
            <text:p>Jiangsu Sainty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3580</text:p>
          </table:table-cell>
          <table:table-cell office:value-type="string" calcext:value-type="string">
            <text:p>GKS BeBcható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51909</text:p>
          </table:table-cell>
          <table:table-cell office:value-type="string" calcext:value-type="string">
            <text:p>Sarpsborg 08 FF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7098</text:p>
          </table:table-cell>
          <table:table-cell office:value-type="string" calcext:value-type="string">
            <text:p>FK Rad Belgrad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3270</text:p>
          </table:table-cell>
          <table:table-cell office:value-type="string" calcext:value-type="string">
            <text:p>Fotbal Club Braov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7110</text:p>
          </table:table-cell>
          <table:table-cell office:value-type="string" calcext:value-type="string">
            <text:p>MFK Ru~omberok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9360</text:p>
          </table:table-cell>
          <table:table-cell office:value-type="string" calcext:value-type="string">
            <text:p>Mersin 0dmanyurdu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9482</text:p>
          </table:table-cell>
          <table:table-cell office:value-type="string" calcext:value-type="string">
            <text:p>Unione Sportiva Cremones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5756</text:p>
          </table:table-cell>
          <table:table-cell office:value-type="string" calcext:value-type="string">
            <text:p>FC Lokomotivi Tbilisi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40001</text:p>
          </table:table-cell>
          <table:table-cell office:value-type="string" calcext:value-type="string">
            <text:p>Football Club de Sète 3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45043</text:p>
          </table:table-cell>
          <table:table-cell office:value-type="string" calcext:value-type="string">
            <text:p>Galway United F.C.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84965</text:p>
          </table:table-cell>
          <table:table-cell office:value-type="string" calcext:value-type="string">
            <text:p>Mamelodi Sundowns Football Club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31714</text:p>
          </table:table-cell>
          <table:table-cell office:value-type="string" calcext:value-type="string">
            <text:p>Jönköpings Södra IF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97530</text:p>
          </table:table-cell>
          <table:table-cell office:value-type="string" calcext:value-type="string">
            <text:p>Football Club Istres Ouest Provenc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80895</text:p>
          </table:table-cell>
          <table:table-cell office:value-type="string" calcext:value-type="string">
            <text:p>Club Necax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82889</text:p>
          </table:table-cell>
          <table:table-cell office:value-type="string" calcext:value-type="string">
            <text:p>Racing Club de France Football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24450</text:p>
          </table:table-cell>
          <table:table-cell office:value-type="string" calcext:value-type="string">
            <text:p>Levadiakos FC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8534</text:p>
          </table:table-cell>
          <table:table-cell office:value-type="string" calcext:value-type="string">
            <text:p>Paraná Club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0765</text:p>
          </table:table-cell>
          <table:table-cell office:value-type="string" calcext:value-type="string">
            <text:p>FC Naftan Novopolotsk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1104</text:p>
          </table:table-cell>
          <table:table-cell office:value-type="string" calcext:value-type="string">
            <text:p>University College Dublin A.F.C.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45811</text:p>
          </table:table-cell>
          <table:table-cell office:value-type="string" calcext:value-type="string">
            <text:p>FC Dordrecht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5067</text:p>
          </table:table-cell>
          <table:table-cell office:value-type="string" calcext:value-type="string">
            <text:p>La Berrichonne de Châteauroux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7156</text:p>
          </table:table-cell>
          <table:table-cell office:value-type="string" calcext:value-type="string">
            <text:p>Ergotelis FC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1201</text:p>
          </table:table-cell>
          <table:table-cell office:value-type="string" calcext:value-type="string">
            <text:p>Wanderers Football Club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46939</text:p>
          </table:table-cell>
          <table:table-cell office:value-type="string" calcext:value-type="string">
            <text:p>Raith Rovers Football Club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3053</text:p>
          </table:table-cell>
          <table:table-cell office:value-type="string" calcext:value-type="string">
            <text:p>Club Atlético Chacarita Junior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9139</text:p>
          </table:table-cell>
          <table:table-cell office:value-type="string" calcext:value-type="string">
            <text:p>KSK Bevere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6969</text:p>
          </table:table-cell>
          <table:table-cell office:value-type="string" calcext:value-type="string">
            <text:p>Arka Gdyn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2266</text:p>
          </table:table-cell>
          <table:table-cell office:value-type="string" calcext:value-type="string">
            <text:p>ASEC Mimosa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2753</text:p>
          </table:table-cell>
          <table:table-cell office:value-type="string" calcext:value-type="string">
            <text:p>Queen's Park Football Club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1524</text:p>
          </table:table-cell>
          <table:table-cell office:value-type="string" calcext:value-type="string">
            <text:p>Sandefjord Fotball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2851</text:p>
          </table:table-cell>
          <table:table-cell office:value-type="string" calcext:value-type="string">
            <text:p>Foolad FC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20838</text:p>
          </table:table-cell>
          <table:table-cell office:value-type="string" calcext:value-type="string">
            <text:p>Calcio Como 190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29059</text:p>
          </table:table-cell>
          <table:table-cell office:value-type="string" calcext:value-type="string">
            <text:p>Unión Español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23</text:p>
          </table:table-cell>
          <table:table-cell office:value-type="string" calcext:value-type="string">
            <text:p>Ternana Calci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71</text:p>
          </table:table-cell>
          <table:table-cell office:value-type="string" calcext:value-type="string">
            <text:p>Sociedad Deportiva Huesc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34</text:p>
          </table:table-cell>
          <table:table-cell office:value-type="string" calcext:value-type="string">
            <text:p>Associazione Sportiva Casale Calci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16</text:p>
          </table:table-cell>
          <table:table-cell office:value-type="string" calcext:value-type="string">
            <text:p>Hereford United Football Club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22</text:p>
          </table:table-cell>
          <table:table-cell office:value-type="string" calcext:value-type="string">
            <text:p>Mansfield Town Football Club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124</text:p>
          </table:table-cell>
          <table:table-cell office:value-type="string" calcext:value-type="string">
            <text:p>FK Peliste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7182</text:p>
          </table:table-cell>
          <table:table-cell office:value-type="string" calcext:value-type="string">
            <text:p>FK Daugav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41</text:p>
          </table:table-cell>
          <table:table-cell office:value-type="string" calcext:value-type="string">
            <text:p>Fleetwood Tow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2251</text:p>
          </table:table-cell>
          <table:table-cell office:value-type="string" calcext:value-type="string">
            <text:p>1. FC Heidenheim 18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8660</text:p>
          </table:table-cell>
          <table:table-cell office:value-type="string" calcext:value-type="string">
            <text:p>Portadown Football Club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2449</text:p>
          </table:table-cell>
          <table:table-cell office:value-type="string" calcext:value-type="string">
            <text:p>1. FFC Frankfurt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0705</text:p>
          </table:table-cell>
          <table:table-cell office:value-type="string" calcext:value-type="string">
            <text:p>Dalkurd FF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1074</text:p>
          </table:table-cell>
          <table:table-cell office:value-type="string" calcext:value-type="string">
            <text:p>FC Sachsen Leipzig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3767</text:p>
          </table:table-cell>
          <table:table-cell office:value-type="string" calcext:value-type="string">
            <text:p>Al-Wahda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8285</text:p>
          </table:table-cell>
          <table:table-cell office:value-type="string" calcext:value-type="string">
            <text:p>América Futebol Club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0940</text:p>
          </table:table-cell>
          <table:table-cell office:value-type="string" calcext:value-type="string">
            <text:p>Associação Desportiva São Caetan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8166</text:p>
          </table:table-cell>
          <table:table-cell office:value-type="string" calcext:value-type="string">
            <text:p>Club Polideportivo Ejid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19719</text:p>
          </table:table-cell>
          <table:table-cell office:value-type="string" calcext:value-type="string">
            <text:p>Club Deportivo Palestin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1268</text:p>
          </table:table-cell>
          <table:table-cell office:value-type="string" calcext:value-type="string">
            <text:p>Al-Rayyan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37201</text:p>
          </table:table-cell>
          <table:table-cell office:value-type="string" calcext:value-type="string">
            <text:p>Malavan FC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3467</text:p>
          </table:table-cell>
          <table:table-cell office:value-type="string" calcext:value-type="string">
            <text:p>Grupo Desportivo de Chave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6855</text:p>
          </table:table-cell>
          <table:table-cell office:value-type="string" calcext:value-type="string">
            <text:p>Hallescher FC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6896</text:p>
          </table:table-cell>
          <table:table-cell office:value-type="string" calcext:value-type="string">
            <text:p>FSV Zwickau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76699</text:p>
          </table:table-cell>
          <table:table-cell office:value-type="string" calcext:value-type="string">
            <text:p>FC Eindhoven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4466</text:p>
          </table:table-cell>
          <table:table-cell office:value-type="string" calcext:value-type="string">
            <text:p>Waterford United Football Club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2225</text:p>
          </table:table-cell>
          <table:table-cell office:value-type="string" calcext:value-type="string">
            <text:p>USM Alge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6332</text:p>
          </table:table-cell>
          <table:table-cell office:value-type="string" calcext:value-type="string">
            <text:p>JJK Jyväskylä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17685</text:p>
          </table:table-cell>
          <table:table-cell office:value-type="string" calcext:value-type="string">
            <text:p>Akhisar Belediyespo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8413</text:p>
          </table:table-cell>
          <table:table-cell office:value-type="string" calcext:value-type="string">
            <text:p>River Plate Aruba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6853</text:p>
          </table:table-cell>
          <table:table-cell office:value-type="string" calcext:value-type="string">
            <text:p>FF Jar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0434</text:p>
          </table:table-cell>
          <table:table-cell office:value-type="string" calcext:value-type="string">
            <text:p>FC Kryvba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7491</text:p>
          </table:table-cell>
          <table:table-cell office:value-type="string" calcext:value-type="string">
            <text:p>SKN St. Pölten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6046</text:p>
          </table:table-cell>
          <table:table-cell office:value-type="string" calcext:value-type="string">
            <text:p>Assyriska FF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6764</text:p>
          </table:table-cell>
          <table:table-cell office:value-type="string" calcext:value-type="string">
            <text:p>FK Jagodina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9138</text:p>
          </table:table-cell>
          <table:table-cell office:value-type="string" calcext:value-type="string">
            <text:p>Mjällby AIF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2483</text:p>
          </table:table-cell>
          <table:table-cell office:value-type="string" calcext:value-type="string">
            <text:p>Unione Calcio AlbinoLeff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3462</text:p>
          </table:table-cell>
          <table:table-cell office:value-type="string" calcext:value-type="string">
            <text:p>Universitatea Cluj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60736</text:p>
          </table:table-cell>
          <table:table-cell office:value-type="string" calcext:value-type="string">
            <text:p>Stade Lavallois Mayenne Football Club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1653</text:p>
          </table:table-cell>
          <table:table-cell office:value-type="string" calcext:value-type="string">
            <text:p>Fútbol Club Cartagena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5976</text:p>
          </table:table-cell>
          <table:table-cell office:value-type="string" calcext:value-type="string">
            <text:p>Skeid Fotball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82983</text:p>
          </table:table-cell>
          <table:table-cell office:value-type="string" calcext:value-type="string">
            <text:p>Saipa FC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20846</text:p>
          </table:table-cell>
          <table:table-cell office:value-type="string" calcext:value-type="string">
            <text:p>FC Kuressaar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21824</text:p>
          </table:table-cell>
          <table:table-cell office:value-type="string" calcext:value-type="string">
            <text:p>East Bengal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80539</text:p>
          </table:table-cell>
          <table:table-cell office:value-type="string" calcext:value-type="string">
            <text:p>Club Atlético de Madrid "B"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26917</text:p>
          </table:table-cell>
          <table:table-cell office:value-type="string" calcext:value-type="string">
            <text:p>Chamois Niortais Football Club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8624</text:p>
          </table:table-cell>
          <table:table-cell office:value-type="string" calcext:value-type="string">
            <text:p>Trelleborgs FF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6756</text:p>
          </table:table-cell>
          <table:table-cell office:value-type="string" calcext:value-type="string">
            <text:p>Dinamo Batumi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7704</text:p>
          </table:table-cell>
          <table:table-cell office:value-type="string" calcext:value-type="string">
            <text:p>FC Illichivets Mariupol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95045</text:p>
          </table:table-cell>
          <table:table-cell office:value-type="string" calcext:value-type="string">
            <text:p>FK Kruoja Pakruoji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3210</text:p>
          </table:table-cell>
          <table:table-cell office:value-type="string" calcext:value-type="string">
            <text:p>FK Napredak Kruaevac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1378</text:p>
          </table:table-cell>
          <table:table-cell office:value-type="string" calcext:value-type="string">
            <text:p>DAC 1904 Dunajská Streda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6008</text:p>
          </table:table-cell>
          <table:table-cell office:value-type="string" calcext:value-type="string">
            <text:p>Associação Naval 1º Mai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4890</text:p>
          </table:table-cell>
          <table:table-cell office:value-type="string" calcext:value-type="string">
            <text:p>Queen of the South Football Club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9484</text:p>
          </table:table-cell>
          <table:table-cell office:value-type="string" calcext:value-type="string">
            <text:p>Entente Sportive de Sétif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2218</text:p>
          </table:table-cell>
          <table:table-cell office:value-type="string" calcext:value-type="string">
            <text:p>JS Kabyli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3273</text:p>
          </table:table-cell>
          <table:table-cell office:value-type="string" calcext:value-type="string">
            <text:p>Landskrona BoI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0244</text:p>
          </table:table-cell>
          <table:table-cell office:value-type="string" calcext:value-type="string">
            <text:p>Caracas Fútbol Club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70182</text:p>
          </table:table-cell>
          <table:table-cell office:value-type="string" calcext:value-type="string">
            <text:p>Clermont Foot Auvergn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26348</text:p>
          </table:table-cell>
          <table:table-cell office:value-type="string" calcext:value-type="string">
            <text:p>Chiapas Fútbol Club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03684</text:p>
          </table:table-cell>
          <table:table-cell office:value-type="string" calcext:value-type="string">
            <text:p>Everton de Viña del 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3475</text:p>
          </table:table-cell>
          <table:table-cell office:value-type="string" calcext:value-type="string">
            <text:p>Guarani Futebol Club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0537</text:p>
          </table:table-cell>
          <table:table-cell office:value-type="string" calcext:value-type="string">
            <text:p>Hapoel Petah-Tikvah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36005</text:p>
          </table:table-cell>
          <table:table-cell office:value-type="string" calcext:value-type="string">
            <text:p>Al-Shabab (Arabia Saudita)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73</text:p>
          </table:table-cell>
          <table:table-cell office:value-type="string" calcext:value-type="string">
            <text:p>Associazione Sportiva Cittadella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21</text:p>
          </table:table-cell>
          <table:table-cell office:value-type="string" calcext:value-type="string">
            <text:p>Unione Sportiva Grosseto Football Club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23</text:p>
          </table:table-cell>
          <table:table-cell office:value-type="string" calcext:value-type="string">
            <text:p>Newport County Association Football Club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4300</text:p>
          </table:table-cell>
          <table:table-cell office:value-type="string" calcext:value-type="string">
            <text:p>NK Rudar Velenj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862</text:p>
          </table:table-cell>
          <table:table-cell office:value-type="string" calcext:value-type="string">
            <text:p>Aldershot Town Football Club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32</text:p>
          </table:table-cell>
          <table:table-cell office:value-type="string" calcext:value-type="string">
            <text:p>Cheltenham Town Football Club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38</text:p>
          </table:table-cell>
          <table:table-cell office:value-type="string" calcext:value-type="string">
            <text:p>Dagenham &amp; Redbridge Football Club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944</text:p>
          </table:table-cell>
          <table:table-cell office:value-type="string" calcext:value-type="string">
            <text:p>Morecambe Football Club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844</text:p>
          </table:table-cell>
          <table:table-cell office:value-type="string" calcext:value-type="string">
            <text:p>Al-Ettifaq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899</text:p>
          </table:table-cell>
          <table:table-cell office:value-type="string" calcext:value-type="string">
            <text:p>Club Atlético Unión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2472</text:p>
          </table:table-cell>
          <table:table-cell office:value-type="string" calcext:value-type="string">
            <text:p>1. FK PYíbram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091</text:p>
          </table:table-cell>
          <table:table-cell office:value-type="string" calcext:value-type="string">
            <text:p>FC Wil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8024</text:p>
          </table:table-cell>
          <table:table-cell office:value-type="string" calcext:value-type="string">
            <text:p>Club Bolíva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1045</text:p>
          </table:table-cell>
          <table:table-cell office:value-type="string" calcext:value-type="string">
            <text:p>Kitchee SC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8180</text:p>
          </table:table-cell>
          <table:table-cell office:value-type="string" calcext:value-type="string">
            <text:p>Orduspo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1034</text:p>
          </table:table-cell>
          <table:table-cell office:value-type="string" calcext:value-type="string">
            <text:p>SV Wacker Burghausen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0727</text:p>
          </table:table-cell>
          <table:table-cell office:value-type="string" calcext:value-type="string">
            <text:p>Bala Town Football Club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5131</text:p>
          </table:table-cell>
          <table:table-cell office:value-type="string" calcext:value-type="string">
            <text:p>VfL Wolfsburg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1969</text:p>
          </table:table-cell>
          <table:table-cell office:value-type="string" calcext:value-type="string">
            <text:p>FC Winterthu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95027</text:p>
          </table:table-cell>
          <table:table-cell office:value-type="string" calcext:value-type="string">
            <text:p>Busan IPark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9482</text:p>
          </table:table-cell>
          <table:table-cell office:value-type="string" calcext:value-type="string">
            <text:p>Associazione Calcio Monza Brianza 191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3092</text:p>
          </table:table-cell>
          <table:table-cell office:value-type="string" calcext:value-type="string">
            <text:p>Racing FC Union Luxembourg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0540</text:p>
          </table:table-cell>
          <table:table-cell office:value-type="string" calcext:value-type="string">
            <text:p>Étoile Sportive du Sahel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1848</text:p>
          </table:table-cell>
          <table:table-cell office:value-type="string" calcext:value-type="string">
            <text:p>Llanelli Association Football Club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6507</text:p>
          </table:table-cell>
          <table:table-cell office:value-type="string" calcext:value-type="string">
            <text:p>SC Austria Lustenau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67788</text:p>
          </table:table-cell>
          <table:table-cell office:value-type="string" calcext:value-type="string">
            <text:p>Aris Limassol FC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48659</text:p>
          </table:table-cell>
          <table:table-cell office:value-type="string" calcext:value-type="string">
            <text:p>FC Luch-Energiya Vladivostok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48902</text:p>
          </table:table-cell>
          <table:table-cell office:value-type="string" calcext:value-type="string">
            <text:p>Balzan F.C.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24378</text:p>
          </table:table-cell>
          <table:table-cell office:value-type="string" calcext:value-type="string">
            <text:p>SG Wattenscheid 0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4597</text:p>
          </table:table-cell>
          <table:table-cell office:value-type="string" calcext:value-type="string">
            <text:p>PAS Teherán FC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5411</text:p>
          </table:table-cell>
          <table:table-cell office:value-type="string" calcext:value-type="string">
            <text:p>FK Leotar Trebinj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9018</text:p>
          </table:table-cell>
          <table:table-cell office:value-type="string" calcext:value-type="string">
            <text:p>Fudbalski klub Hajduk Kula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53732</text:p>
          </table:table-cell>
          <table:table-cell office:value-type="string" calcext:value-type="string">
            <text:p>Airbus UK Broughton Football Club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75169</text:p>
          </table:table-cell>
          <table:table-cell office:value-type="string" calcext:value-type="string">
            <text:p>FC Den Bosch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6865</text:p>
          </table:table-cell>
          <table:table-cell office:value-type="string" calcext:value-type="string">
            <text:p>SC Preußen Münste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2008</text:p>
          </table:table-cell>
          <table:table-cell office:value-type="string" calcext:value-type="string">
            <text:p>Arema Malang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9633</text:p>
          </table:table-cell>
          <table:table-cell office:value-type="string" calcext:value-type="string">
            <text:p>Liga Deportiva Alajuelens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5624</text:p>
          </table:table-cell>
          <table:table-cell office:value-type="string" calcext:value-type="string">
            <text:p>FC Hoverla Uzhhorod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01613</text:p>
          </table:table-cell>
          <table:table-cell office:value-type="string" calcext:value-type="string">
            <text:p>Montpellier Agglomération Handball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02962</text:p>
          </table:table-cell>
          <table:table-cell office:value-type="string" calcext:value-type="string">
            <text:p>Bray Wanderers F.C.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6787</text:p>
          </table:table-cell>
          <table:table-cell office:value-type="string" calcext:value-type="string">
            <text:p>Consadole Sappor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1423</text:p>
          </table:table-cell>
          <table:table-cell office:value-type="string" calcext:value-type="string">
            <text:p>FC Hradec Králové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3906</text:p>
          </table:table-cell>
          <table:table-cell office:value-type="string" calcext:value-type="string">
            <text:p>FC Domagnan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30931</text:p>
          </table:table-cell>
          <table:table-cell office:value-type="string" calcext:value-type="string">
            <text:p>AC Juvenes/Dogana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9113</text:p>
          </table:table-cell>
          <table:table-cell office:value-type="string" calcext:value-type="string">
            <text:p>SK Austria Kärnten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65833</text:p>
          </table:table-cell>
          <table:table-cell office:value-type="string" calcext:value-type="string">
            <text:p>FC Slavia-Mozy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2515</text:p>
          </table:table-cell>
          <table:table-cell office:value-type="string" calcext:value-type="string">
            <text:p>Club Sportivo Luqueñ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8779</text:p>
          </table:table-cell>
          <table:table-cell office:value-type="string" calcext:value-type="string">
            <text:p>Górnik Aczna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9965</text:p>
          </table:table-cell>
          <table:table-cell office:value-type="string" calcext:value-type="string">
            <text:p>Dukla Praga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1941</text:p>
          </table:table-cell>
          <table:table-cell office:value-type="string" calcext:value-type="string">
            <text:p>FK Sloboda Tuzla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0936</text:p>
          </table:table-cell>
          <table:table-cell office:value-type="string" calcext:value-type="string">
            <text:p>UN Käerjéng 9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87093</text:p>
          </table:table-cell>
          <table:table-cell office:value-type="string" calcext:value-type="string">
            <text:p>B71 Sandu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7337</text:p>
          </table:table-cell>
          <table:table-cell office:value-type="string" calcext:value-type="string">
            <text:p>Aurora Pro Patria 191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82989</text:p>
          </table:table-cell>
          <table:table-cell office:value-type="string" calcext:value-type="string">
            <text:p>FC Olimpia Bli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21120</text:p>
          </table:table-cell>
          <table:table-cell office:value-type="string" calcext:value-type="string">
            <text:p>Portimonense Sporting Club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2617</text:p>
          </table:table-cell>
          <table:table-cell office:value-type="string" calcext:value-type="string">
            <text:p>Jeju United FC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2562</text:p>
          </table:table-cell>
          <table:table-cell office:value-type="string" calcext:value-type="string">
            <text:p>Incheon United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91164</text:p>
          </table:table-cell>
          <table:table-cell office:value-type="string" calcext:value-type="string">
            <text:p>Avispa Fukuoka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2732</text:p>
          </table:table-cell>
          <table:table-cell office:value-type="string" calcext:value-type="string">
            <text:p>Qadsia Sports Club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76685</text:p>
          </table:table-cell>
          <table:table-cell office:value-type="string" calcext:value-type="string">
            <text:p>Olympique Lyonnai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33583</text:p>
          </table:table-cell>
          <table:table-cell office:value-type="string" calcext:value-type="string">
            <text:p>FC Avenir Beggen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8189</text:p>
          </table:table-cell>
          <table:table-cell office:value-type="string" calcext:value-type="string">
            <text:p>Veria FC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3338</text:p>
          </table:table-cell>
          <table:table-cell office:value-type="string" calcext:value-type="string">
            <text:p>Club de Deportes Cobreloa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44640</text:p>
          </table:table-cell>
          <table:table-cell office:value-type="string" calcext:value-type="string">
            <text:p>Mouloudia Club d'Alge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44651</text:p>
          </table:table-cell>
          <table:table-cell office:value-type="string" calcext:value-type="string">
            <text:p>Vegalta Sendai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5229</text:p>
          </table:table-cell>
          <table:table-cell office:value-type="string" calcext:value-type="string">
            <text:p>Sandnes Ulf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3050</text:p>
          </table:table-cell>
          <table:table-cell office:value-type="string" calcext:value-type="string">
            <text:p>HNK `ibenik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4555</text:p>
          </table:table-cell>
          <table:table-cell office:value-type="string" calcext:value-type="string">
            <text:p>FK Dnepr-Transmash Mogilev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3129</text:p>
          </table:table-cell>
          <table:table-cell office:value-type="string" calcext:value-type="string">
            <text:p>Spartaki-Tskhinvali Tbilisi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42829</text:p>
          </table:table-cell>
          <table:table-cell office:value-type="string" calcext:value-type="string">
            <text:p>FC Taraz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47535</text:p>
          </table:table-cell>
          <table:table-cell office:value-type="string" calcext:value-type="string">
            <text:p>Kyoto Sanga FC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4141</text:p>
          </table:table-cell>
          <table:table-cell office:value-type="string" calcext:value-type="string">
            <text:p>HFC Haarlem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7499</text:p>
          </table:table-cell>
          <table:table-cell office:value-type="string" calcext:value-type="string">
            <text:p>1. FC Slováck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2219</text:p>
          </table:table-cell>
          <table:table-cell office:value-type="string" calcext:value-type="string">
            <text:p>Ceará Sporting Club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9458</text:p>
          </table:table-cell>
          <table:table-cell office:value-type="string" calcext:value-type="string">
            <text:p>Polonia Bytom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6474</text:p>
          </table:table-cell>
          <table:table-cell office:value-type="string" calcext:value-type="string">
            <text:p>Newtown Association Football Club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9186</text:p>
          </table:table-cell>
          <table:table-cell office:value-type="string" calcext:value-type="string">
            <text:p>FC Rotor Volgograd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9140</text:p>
          </table:table-cell>
          <table:table-cell office:value-type="string" calcext:value-type="string">
            <text:p>Fudbalski Klub elik Nikai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7921</text:p>
          </table:table-cell>
          <table:table-cell office:value-type="string" calcext:value-type="string">
            <text:p>Livingston Football Club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8579</text:p>
          </table:table-cell>
          <table:table-cell office:value-type="string" calcext:value-type="string">
            <text:p>Gold Coast United Football Club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6884</text:p>
          </table:table-cell>
          <table:table-cell office:value-type="string" calcext:value-type="string">
            <text:p>Amiens Sporting Club Football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5735</text:p>
          </table:table-cell>
          <table:table-cell office:value-type="string" calcext:value-type="string">
            <text:p>Royal Excelsior Mouscron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29650</text:p>
          </table:table-cell>
          <table:table-cell office:value-type="string" calcext:value-type="string">
            <text:p>KS Apolonia Fie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03168</text:p>
          </table:table-cell>
          <table:table-cell office:value-type="string" calcext:value-type="string">
            <text:p>Club Tijuana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62119</text:p>
          </table:table-cell>
          <table:table-cell office:value-type="string" calcext:value-type="string">
            <text:p>C.F. Uniã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93921</text:p>
          </table:table-cell>
          <table:table-cell office:value-type="string" calcext:value-type="string">
            <text:p>FK Spartaks Jkrmala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17362</text:p>
          </table:table-cell>
          <table:table-cell office:value-type="string" calcext:value-type="string">
            <text:p>FC Arsenal Tula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48</text:p>
          </table:table-cell>
          <table:table-cell office:value-type="string" calcext:value-type="string">
            <text:p>S.S. Juve Stabia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168</text:p>
          </table:table-cell>
          <table:table-cell office:value-type="string" calcext:value-type="string">
            <text:p>Sociedad Deportiva Ponferradina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07</text:p>
          </table:table-cell>
          <table:table-cell office:value-type="string" calcext:value-type="string">
            <text:p>Barrow AFC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8390</text:p>
          </table:table-cell>
          <table:table-cell office:value-type="string" calcext:value-type="string">
            <text:p>PFC Oleksandri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9673</text:p>
          </table:table-cell>
          <table:table-cell office:value-type="string" calcext:value-type="string">
            <text:p>Ulsan Hyundai F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2450</text:p>
          </table:table-cell>
          <table:table-cell office:value-type="string" calcext:value-type="string">
            <text:p>1. FFC Turbine Potsdam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8020</text:p>
          </table:table-cell>
          <table:table-cell office:value-type="string" calcext:value-type="string">
            <text:p>The Strongest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4952</text:p>
          </table:table-cell>
          <table:table-cell office:value-type="string" calcext:value-type="string">
            <text:p>Zalaegerszegi T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2247</text:p>
          </table:table-cell>
          <table:table-cell office:value-type="string" calcext:value-type="string">
            <text:p>FC Schaffhaus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6160</text:p>
          </table:table-cell>
          <table:table-cell office:value-type="string" calcext:value-type="string">
            <text:p>Royale Union Saint-Gillois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92159</text:p>
          </table:table-cell>
          <table:table-cell office:value-type="string" calcext:value-type="string">
            <text:p>Union Sportive Créteil-Lusitano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3760</text:p>
          </table:table-cell>
          <table:table-cell office:value-type="string" calcext:value-type="string">
            <text:p>Al-Arabi S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7768</text:p>
          </table:table-cell>
          <table:table-cell office:value-type="string" calcext:value-type="string">
            <text:p>Argja Bóltfelag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2823</text:p>
          </table:table-cell>
          <table:table-cell office:value-type="string" calcext:value-type="string">
            <text:p>GÍ Gøt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8034</text:p>
          </table:table-cell>
          <table:table-cell office:value-type="string" calcext:value-type="string">
            <text:p>Atlético Clube Goianiens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9707</text:p>
          </table:table-cell>
          <table:table-cell office:value-type="string" calcext:value-type="string">
            <text:p>Associazione Calcio Reggiana 19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52270</text:p>
          </table:table-cell>
          <table:table-cell office:value-type="string" calcext:value-type="string">
            <text:p>Adanaspor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25573</text:p>
          </table:table-cell>
          <table:table-cell office:value-type="string" calcext:value-type="string">
            <text:p>Società Sportiva Murat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37552</text:p>
          </table:table-cell>
          <table:table-cell office:value-type="string" calcext:value-type="string">
            <text:p>Tianjin Ted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0563</text:p>
          </table:table-cell>
          <table:table-cell office:value-type="string" calcext:value-type="string">
            <text:p>FCM Tîrgu Mur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1289</text:p>
          </table:table-cell>
          <table:table-cell office:value-type="string" calcext:value-type="string">
            <text:p>HB Køg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6557</text:p>
          </table:table-cell>
          <table:table-cell office:value-type="string" calcext:value-type="string">
            <text:p>FC Zhetysu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68348</text:p>
          </table:table-cell>
          <table:table-cell office:value-type="string" calcext:value-type="string">
            <text:p>Paide Linnameeskond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0124</text:p>
          </table:table-cell>
          <table:table-cell office:value-type="string" calcext:value-type="string">
            <text:p>FC TVMK Tallin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3365</text:p>
          </table:table-cell>
          <table:table-cell office:value-type="string" calcext:value-type="string">
            <text:p>Prestatyn Town Football Club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2065</text:p>
          </table:table-cell>
          <table:table-cell office:value-type="string" calcext:value-type="string">
            <text:p>Buriram United F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7049</text:p>
          </table:table-cell>
          <table:table-cell office:value-type="string" calcext:value-type="string">
            <text:p>FK Vtr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64216</text:p>
          </table:table-cell>
          <table:table-cell office:value-type="string" calcext:value-type="string">
            <text:p>Shanghái Donghai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4298</text:p>
          </table:table-cell>
          <table:table-cell office:value-type="string" calcext:value-type="string">
            <text:p>Mouloudia Club d'Ora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9029</text:p>
          </table:table-cell>
          <table:table-cell office:value-type="string" calcext:value-type="string">
            <text:p>Ljungskile SK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8720</text:p>
          </table:table-cell>
          <table:table-cell office:value-type="string" calcext:value-type="string">
            <text:p>Dempo Sports Club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1009</text:p>
          </table:table-cell>
          <table:table-cell office:value-type="string" calcext:value-type="string">
            <text:p>Tampa Bay Mutiny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0200</text:p>
          </table:table-cell>
          <table:table-cell office:value-type="string" calcext:value-type="string">
            <text:p>Sumgayit PF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5570</text:p>
          </table:table-cell>
          <table:table-cell office:value-type="string" calcext:value-type="string">
            <text:p>SSV Jahn Regensburg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6962</text:p>
          </table:table-cell>
          <table:table-cell office:value-type="string" calcext:value-type="string">
            <text:p>Wiener Sport-Club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30993</text:p>
          </table:table-cell>
          <table:table-cell office:value-type="string" calcext:value-type="string">
            <text:p>Associazione Calcio Mantov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34929</text:p>
          </table:table-cell>
          <table:table-cell office:value-type="string" calcext:value-type="string">
            <text:p>Altay Spor Kulübü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1940</text:p>
          </table:table-cell>
          <table:table-cell office:value-type="string" calcext:value-type="string">
            <text:p>FK Smederev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0332</text:p>
          </table:table-cell>
          <table:table-cell office:value-type="string" calcext:value-type="string">
            <text:p>Fudbalski Klub Lov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6199</text:p>
          </table:table-cell>
          <table:table-cell office:value-type="string" calcext:value-type="string">
            <text:p>Oud-Heverlee Leuv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7462</text:p>
          </table:table-cell>
          <table:table-cell office:value-type="string" calcext:value-type="string">
            <text:p>Atlético Petróleos Luand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5055</text:p>
          </table:table-cell>
          <table:table-cell office:value-type="string" calcext:value-type="string">
            <text:p>Club Sol de Améric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0492</text:p>
          </table:table-cell>
          <table:table-cell office:value-type="string" calcext:value-type="string">
            <text:p>Dinaburg F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35022</text:p>
          </table:table-cell>
          <table:table-cell office:value-type="string" calcext:value-type="string">
            <text:p>Mohun Bagan A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5935</text:p>
          </table:table-cell>
          <table:table-cell office:value-type="string" calcext:value-type="string">
            <text:p>GKS Katowic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31971</text:p>
          </table:table-cell>
          <table:table-cell office:value-type="string" calcext:value-type="string">
            <text:p>FC Okzhetpe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67400</text:p>
          </table:table-cell>
          <table:table-cell office:value-type="string" calcext:value-type="string">
            <text:p>DiósgyQri VTK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3133</text:p>
          </table:table-cell>
          <table:table-cell office:value-type="string" calcext:value-type="string">
            <text:p>Szombathelyi Haladá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33046</text:p>
          </table:table-cell>
          <table:table-cell office:value-type="string" calcext:value-type="string">
            <text:p>FC Progrès Niedercor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46437</text:p>
          </table:table-cell>
          <table:table-cell office:value-type="string" calcext:value-type="string">
            <text:p>Real Madrid Club de Fútbol "C"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0447</text:p>
          </table:table-cell>
          <table:table-cell office:value-type="string" calcext:value-type="string">
            <text:p>Cowdenbeath Football Club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1885</text:p>
          </table:table-cell>
          <table:table-cell office:value-type="string" calcext:value-type="string">
            <text:p>Waitakere United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72752</text:p>
          </table:table-cell>
          <table:table-cell office:value-type="string" calcext:value-type="string">
            <text:p>Changchun Yatai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94970</text:p>
          </table:table-cell>
          <table:table-cell office:value-type="string" calcext:value-type="string">
            <text:p>Bilbao Athleti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9912</text:p>
          </table:table-cell>
          <table:table-cell office:value-type="string" calcext:value-type="string">
            <text:p>Lokomotiv Tashkent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3931</text:p>
          </table:table-cell>
          <table:table-cell office:value-type="string" calcext:value-type="string">
            <text:p>Saba Battery F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70677</text:p>
          </table:table-cell>
          <table:table-cell office:value-type="string" calcext:value-type="string">
            <text:p>FC Chikhura Sachkher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2716</text:p>
          </table:table-cell>
          <table:table-cell office:value-type="string" calcext:value-type="string">
            <text:p>Al Kuwait Kaifa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59341</text:p>
          </table:table-cell>
          <table:table-cell office:value-type="string" calcext:value-type="string">
            <text:p>Enosis Neon Paralimni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22637</text:p>
          </table:table-cell>
          <table:table-cell office:value-type="string" calcext:value-type="string">
            <text:p>FK Slavij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22654</text:p>
          </table:table-cell>
          <table:table-cell office:value-type="string" calcext:value-type="string">
            <text:p>Liga Deportiva Alajuelens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9114</text:p>
          </table:table-cell>
          <table:table-cell office:value-type="string" calcext:value-type="string">
            <text:p>Barry Town Football Club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75269</text:p>
          </table:table-cell>
          <table:table-cell office:value-type="string" calcext:value-type="string">
            <text:p>WisBa PBock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4978</text:p>
          </table:table-cell>
          <table:table-cell office:value-type="string" calcext:value-type="string">
            <text:p>Klubi Sportiv Tomori Berat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94804</text:p>
          </table:table-cell>
          <table:table-cell office:value-type="string" calcext:value-type="string">
            <text:p>FC Ranger'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80985</text:p>
          </table:table-cell>
          <table:table-cell office:value-type="string" calcext:value-type="string">
            <text:p>Monarcas Moreli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83314</text:p>
          </table:table-cell>
          <table:table-cell office:value-type="string" calcext:value-type="string">
            <text:p>JK Tammeka Tartu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9560</text:p>
          </table:table-cell>
          <table:table-cell office:value-type="string" calcext:value-type="string">
            <text:p>Tennis Borussia Berli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9313</text:p>
          </table:table-cell>
          <table:table-cell office:value-type="string" calcext:value-type="string">
            <text:p>SK Dynamo eské Budjovic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1649</text:p>
          </table:table-cell>
          <table:table-cell office:value-type="string" calcext:value-type="string">
            <text:p>Arenas Club de Getx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52136</text:p>
          </table:table-cell>
          <table:table-cell office:value-type="string" calcext:value-type="string">
            <text:p>Finn Harps F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5684</text:p>
          </table:table-cell>
          <table:table-cell office:value-type="string" calcext:value-type="string">
            <text:p>Club Atlético Bella Vist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0268</text:p>
          </table:table-cell>
          <table:table-cell office:value-type="string" calcext:value-type="string">
            <text:p>Simurq PF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6368</text:p>
          </table:table-cell>
          <table:table-cell office:value-type="string" calcext:value-type="string">
            <text:p>Ungmennafélag Grindavíkur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1164</text:p>
          </table:table-cell>
          <table:table-cell office:value-type="string" calcext:value-type="string">
            <text:p>Cotonsport Garou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1238</text:p>
          </table:table-cell>
          <table:table-cell office:value-type="string" calcext:value-type="string">
            <text:p>Sagan Tosu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61615</text:p>
          </table:table-cell>
          <table:table-cell office:value-type="string" calcext:value-type="string">
            <text:p>Dalian Shid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3917</text:p>
          </table:table-cell>
          <table:table-cell office:value-type="string" calcext:value-type="string">
            <text:p>KSV Roeselar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62929</text:p>
          </table:table-cell>
          <table:table-cell office:value-type="string" calcext:value-type="string">
            <text:p>Skála ÍF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471</text:p>
          </table:table-cell>
          <table:table-cell office:value-type="string" calcext:value-type="string">
            <text:p>Futebol Clube Penafiel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6790</text:p>
          </table:table-cell>
          <table:table-cell office:value-type="string" calcext:value-type="string">
            <text:p>CS Gaz Metan Medi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2791</text:p>
          </table:table-cell>
          <table:table-cell office:value-type="string" calcext:value-type="string">
            <text:p>Ethnikos Achnas F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0834</text:p>
          </table:table-cell>
          <table:table-cell office:value-type="string" calcext:value-type="string">
            <text:p>Persib Bandung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9543</text:p>
          </table:table-cell>
          <table:table-cell office:value-type="string" calcext:value-type="string">
            <text:p>JK Viljandi Tulevik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02938</text:p>
          </table:table-cell>
          <table:table-cell office:value-type="string" calcext:value-type="string">
            <text:p>Club Africai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15807</text:p>
          </table:table-cell>
          <table:table-cell office:value-type="string" calcext:value-type="string">
            <text:p>Mjøndalen IF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48339</text:p>
          </table:table-cell>
          <table:table-cell office:value-type="string" calcext:value-type="string">
            <text:p>FK Sloga Jugomagnat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03153</text:p>
          </table:table-cell>
          <table:table-cell office:value-type="string" calcext:value-type="string">
            <text:p>San Luis Fútbol Club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2418</text:p>
          </table:table-cell>
          <table:table-cell office:value-type="string" calcext:value-type="string">
            <text:p>Football Club de Martigue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0570</text:p>
          </table:table-cell>
          <table:table-cell office:value-type="string" calcext:value-type="string">
            <text:p>Bnei Sakhnin F.C.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0767</text:p>
          </table:table-cell>
          <table:table-cell office:value-type="string" calcext:value-type="string">
            <text:p>Degerfors IF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0961</text:p>
          </table:table-cell>
          <table:table-cell office:value-type="string" calcext:value-type="string">
            <text:p>Hamarkameraten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95484</text:p>
          </table:table-cell>
          <table:table-cell office:value-type="string" calcext:value-type="string">
            <text:p>FC Gazovik Orenburg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0595</text:p>
          </table:table-cell>
          <table:table-cell office:value-type="string" calcext:value-type="string">
            <text:p>FK Obili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46842</text:p>
          </table:table-cell>
          <table:table-cell office:value-type="string" calcext:value-type="string">
            <text:p>Fútbol Club Barcelona "C"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939830</text:p>
          </table:table-cell>
          <table:table-cell office:value-type="string" calcext:value-type="string">
            <text:p>FK Liepj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48</text:p>
          </table:table-cell>
          <table:table-cell office:value-type="string" calcext:value-type="string">
            <text:p>Unione Sportiva Alessandria Calcio 191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12</text:p>
          </table:table-cell>
          <table:table-cell office:value-type="string" calcext:value-type="string">
            <text:p>Forest Green Rovers F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27</text:p>
          </table:table-cell>
          <table:table-cell office:value-type="string" calcext:value-type="string">
            <text:p>Tamworth F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363</text:p>
          </table:table-cell>
          <table:table-cell office:value-type="string" calcext:value-type="string">
            <text:p>FK Radnik Bijeljin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395</text:p>
          </table:table-cell>
          <table:table-cell office:value-type="string" calcext:value-type="string">
            <text:p>FC Dordoi Bishkek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4897</text:p>
          </table:table-cell>
          <table:table-cell office:value-type="string" calcext:value-type="string">
            <text:p>Espérance Sportive de Tuni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521</text:p>
          </table:table-cell>
          <table:table-cell office:value-type="string" calcext:value-type="string">
            <text:p>Johor F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0157</text:p>
          </table:table-cell>
          <table:table-cell office:value-type="string" calcext:value-type="string">
            <text:p>Wuppertaler SV Borussi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0064</text:p>
          </table:table-cell>
          <table:table-cell office:value-type="string" calcext:value-type="string">
            <text:p>KS Luftëtari Gjirokastë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7921</text:p>
          </table:table-cell>
          <table:table-cell office:value-type="string" calcext:value-type="string">
            <text:p>Club Jorge Wilsterman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7373</text:p>
          </table:table-cell>
          <table:table-cell office:value-type="string" calcext:value-type="string">
            <text:p>FC Sevastopol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9756</text:p>
          </table:table-cell>
          <table:table-cell office:value-type="string" calcext:value-type="string">
            <text:p>Aberystwyth Town Football Clu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2856</text:p>
          </table:table-cell>
          <table:table-cell office:value-type="string" calcext:value-type="string">
            <text:p>Shonan Bellmar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7571</text:p>
          </table:table-cell>
          <table:table-cell office:value-type="string" calcext:value-type="string">
            <text:p>Roasso Kumamot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8724</text:p>
          </table:table-cell>
          <table:table-cell office:value-type="string" calcext:value-type="string">
            <text:p>FK Javor Ivanjic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9516</text:p>
          </table:table-cell>
          <table:table-cell office:value-type="string" calcext:value-type="string">
            <text:p>AC Oulu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9560</text:p>
          </table:table-cell>
          <table:table-cell office:value-type="string" calcext:value-type="string">
            <text:p>Accra Hearts of Oak Sporting Clu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33094</text:p>
          </table:table-cell>
          <table:table-cell office:value-type="string" calcext:value-type="string">
            <text:p>FC Viitorul Constan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19722</text:p>
          </table:table-cell>
          <table:table-cell office:value-type="string" calcext:value-type="string">
            <text:p>Club Deportivo O'Higgin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2360</text:p>
          </table:table-cell>
          <table:table-cell office:value-type="string" calcext:value-type="string">
            <text:p>Lisburn Distillery F.C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19338</text:p>
          </table:table-cell>
          <table:table-cell office:value-type="string" calcext:value-type="string">
            <text:p>Club de Deportes Santiago Wanderer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9241</text:p>
          </table:table-cell>
          <table:table-cell office:value-type="string" calcext:value-type="string">
            <text:p>Port Talbot Town Football Clu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6050</text:p>
          </table:table-cell>
          <table:table-cell office:value-type="string" calcext:value-type="string">
            <text:p>AO Kaval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2103</text:p>
          </table:table-cell>
          <table:table-cell office:value-type="string" calcext:value-type="string">
            <text:p>SC Faetan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6846</text:p>
          </table:table-cell>
          <table:table-cell office:value-type="string" calcext:value-type="string">
            <text:p>FC Gagr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0384</text:p>
          </table:table-cell>
          <table:table-cell office:value-type="string" calcext:value-type="string">
            <text:p>FC Bayern Muni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1744</text:p>
          </table:table-cell>
          <table:table-cell office:value-type="string" calcext:value-type="string">
            <text:p>Clube Atlético Bragantin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2037</text:p>
          </table:table-cell>
          <table:table-cell office:value-type="string" calcext:value-type="string">
            <text:p>FC Baia Zugdid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7224</text:p>
          </table:table-cell>
          <table:table-cell office:value-type="string" calcext:value-type="string">
            <text:p>Football Club Fiorentin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76568</text:p>
          </table:table-cell>
          <table:table-cell office:value-type="string" calcext:value-type="string">
            <text:p>MVV Maastrich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7093</text:p>
          </table:table-cell>
          <table:table-cell office:value-type="string" calcext:value-type="string">
            <text:p>Club Deportivo Basconi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2713</text:p>
          </table:table-cell>
          <table:table-cell office:value-type="string" calcext:value-type="string">
            <text:p>FC Iskra-Stal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9176</text:p>
          </table:table-cell>
          <table:table-cell office:value-type="string" calcext:value-type="string">
            <text:p>FC Nistru Otac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0230</text:p>
          </table:table-cell>
          <table:table-cell office:value-type="string" calcext:value-type="string">
            <text:p>FK `iaulia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93308</text:p>
          </table:table-cell>
          <table:table-cell office:value-type="string" calcext:value-type="string">
            <text:p>FC Väsby Unit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94605</text:p>
          </table:table-cell>
          <table:table-cell office:value-type="string" calcext:value-type="string">
            <text:p>Boston United Football Clu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80772</text:p>
          </table:table-cell>
          <table:table-cell office:value-type="string" calcext:value-type="string">
            <text:p>Blackburn Olympic Football Clu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2685</text:p>
          </table:table-cell>
          <table:table-cell office:value-type="string" calcext:value-type="string">
            <text:p>San Marino Calci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0779</text:p>
          </table:table-cell>
          <table:table-cell office:value-type="string" calcext:value-type="string">
            <text:p>PFC Turan Tovuz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0189</text:p>
          </table:table-cell>
          <table:table-cell office:value-type="string" calcext:value-type="string">
            <text:p>FC Kolkheti-1913 Pot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31412</text:p>
          </table:table-cell>
          <table:table-cell office:value-type="string" calcext:value-type="string">
            <text:p>Stade Toulousai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6206</text:p>
          </table:table-cell>
          <table:table-cell office:value-type="string" calcext:value-type="string">
            <text:p>Società Sportiva Pennaross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09189</text:p>
          </table:table-cell>
          <table:table-cell office:value-type="string" calcext:value-type="string">
            <text:p>Darlington Football Clu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33230</text:p>
          </table:table-cell>
          <table:table-cell office:value-type="string" calcext:value-type="string">
            <text:p>Panthrakikos F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5516</text:p>
          </table:table-cell>
          <table:table-cell office:value-type="string" calcext:value-type="string">
            <text:p>Rhyl Football Clu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0444</text:p>
          </table:table-cell>
          <table:table-cell office:value-type="string" calcext:value-type="string">
            <text:p>Club Ferro Carril Oest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51980</text:p>
          </table:table-cell>
          <table:table-cell office:value-type="string" calcext:value-type="string">
            <text:p>Persipura Jayapur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9697</text:p>
          </table:table-cell>
          <table:table-cell office:value-type="string" calcext:value-type="string">
            <text:p>Mogreb Atlético Tetuá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66469</text:p>
          </table:table-cell>
          <table:table-cell office:value-type="string" calcext:value-type="string">
            <text:p>Regar-TadAZ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2310</text:p>
          </table:table-cell>
          <table:table-cell office:value-type="string" calcext:value-type="string">
            <text:p>IK Sleipn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41363</text:p>
          </table:table-cell>
          <table:table-cell office:value-type="string" calcext:value-type="string">
            <text:p>PogoD Lwów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70141</text:p>
          </table:table-cell>
          <table:table-cell office:value-type="string" calcext:value-type="string">
            <text:p>FAR Raba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62822</text:p>
          </table:table-cell>
          <table:table-cell office:value-type="string" calcext:value-type="string">
            <text:p>FC Botoan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2566</text:p>
          </table:table-cell>
          <table:table-cell office:value-type="string" calcext:value-type="string">
            <text:p>Chunnam Dragon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2723</text:p>
          </table:table-cell>
          <table:table-cell office:value-type="string" calcext:value-type="string">
            <text:p>Al-Nasr S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78110</text:p>
          </table:table-cell>
          <table:table-cell office:value-type="string" calcext:value-type="string">
            <text:p>Centro Atlético Fénix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95069</text:p>
          </table:table-cell>
          <table:table-cell office:value-type="string" calcext:value-type="string">
            <text:p>FK Novi Paz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3185</text:p>
          </table:table-cell>
          <table:table-cell office:value-type="string" calcext:value-type="string">
            <text:p>Club Deportivo Estudiantes Teco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34445</text:p>
          </table:table-cell>
          <table:table-cell office:value-type="string" calcext:value-type="string">
            <text:p>KS Kastrioti Krujë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3233</text:p>
          </table:table-cell>
          <table:table-cell office:value-type="string" calcext:value-type="string">
            <text:p>Clube Desportivo Trofens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4306</text:p>
          </table:table-cell>
          <table:table-cell office:value-type="string" calcext:value-type="string">
            <text:p>Hapoel Ramat Gan F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7218</text:p>
          </table:table-cell>
          <table:table-cell office:value-type="string" calcext:value-type="string">
            <text:p>Unió Esportiva Lleid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7238</text:p>
          </table:table-cell>
          <table:table-cell office:value-type="string" calcext:value-type="string">
            <text:p>Club Deportivo Alcoyan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0181</text:p>
          </table:table-cell>
          <table:table-cell office:value-type="string" calcext:value-type="string">
            <text:p>Union Doual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51029</text:p>
          </table:table-cell>
          <table:table-cell office:value-type="string" calcext:value-type="string">
            <text:p>KS Shkumbin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45524</text:p>
          </table:table-cell>
          <table:table-cell office:value-type="string" calcext:value-type="string">
            <text:p>Montedio Yamagat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52212</text:p>
          </table:table-cell>
          <table:table-cell office:value-type="string" calcext:value-type="string">
            <text:p>Limerick F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3396</text:p>
          </table:table-cell>
          <table:table-cell office:value-type="string" calcext:value-type="string">
            <text:p>Racing Club de Ferrol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188</text:p>
          </table:table-cell>
          <table:table-cell office:value-type="string" calcext:value-type="string">
            <text:p>FC Infone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0331</text:p>
          </table:table-cell>
          <table:table-cell office:value-type="string" calcext:value-type="string">
            <text:p>FC Molenbeek Brussels Strombeek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3119</text:p>
          </table:table-cell>
          <table:table-cell office:value-type="string" calcext:value-type="string">
            <text:p>Almere City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1245</text:p>
          </table:table-cell>
          <table:table-cell office:value-type="string" calcext:value-type="string">
            <text:p>FC Arge Pitet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2134</text:p>
          </table:table-cell>
          <table:table-cell office:value-type="string" calcext:value-type="string">
            <text:p>FC Sportul Studenesc Bucuret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3097</text:p>
          </table:table-cell>
          <table:table-cell office:value-type="string" calcext:value-type="string">
            <text:p>Hvidovre I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6062</text:p>
          </table:table-cell>
          <table:table-cell office:value-type="string" calcext:value-type="string">
            <text:p>KS Elbasan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6362</text:p>
          </table:table-cell>
          <table:table-cell office:value-type="string" calcext:value-type="string">
            <text:p>FC Vitebsk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7865</text:p>
          </table:table-cell>
          <table:table-cell office:value-type="string" calcext:value-type="string">
            <text:p>Club Deportivo Logroñé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757</text:p>
          </table:table-cell>
          <table:table-cell office:value-type="string" calcext:value-type="string">
            <text:p>Treze Futebol Club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4127</text:p>
          </table:table-cell>
          <table:table-cell office:value-type="string" calcext:value-type="string">
            <text:p>FC ViOn Zlaté Moravc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60184</text:p>
          </table:table-cell>
          <table:table-cell office:value-type="string" calcext:value-type="string">
            <text:p>Mito HollyHock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61627</text:p>
          </table:table-cell>
          <table:table-cell office:value-type="string" calcext:value-type="string">
            <text:p>FC Emme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62259</text:p>
          </table:table-cell>
          <table:table-cell office:value-type="string" calcext:value-type="string">
            <text:p>Yokohama F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1042</text:p>
          </table:table-cell>
          <table:table-cell office:value-type="string" calcext:value-type="string">
            <text:p>Clube Desportivo Feirens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5199</text:p>
          </table:table-cell>
          <table:table-cell office:value-type="string" calcext:value-type="string">
            <text:p>Club Deportivo Atlético Balear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71313</text:p>
          </table:table-cell>
          <table:table-cell office:value-type="string" calcext:value-type="string">
            <text:p>FC Samtredi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69091</text:p>
          </table:table-cell>
          <table:table-cell office:value-type="string" calcext:value-type="string">
            <text:p>Tochigi Soccer Clu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70732</text:p>
          </table:table-cell>
          <table:table-cell office:value-type="string" calcext:value-type="string">
            <text:p>Chester City Football Clu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8573</text:p>
          </table:table-cell>
          <table:table-cell office:value-type="string" calcext:value-type="string">
            <text:p>Football Club Chiass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2647</text:p>
          </table:table-cell>
          <table:table-cell office:value-type="string" calcext:value-type="string">
            <text:p>Miami Fusion Football Clu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9109</text:p>
          </table:table-cell>
          <table:table-cell office:value-type="string" calcext:value-type="string">
            <text:p>FC La Chaux-de-Fond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6179</text:p>
          </table:table-cell>
          <table:table-cell office:value-type="string" calcext:value-type="string">
            <text:p>VfR Mannheim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7320</text:p>
          </table:table-cell>
          <table:table-cell office:value-type="string" calcext:value-type="string">
            <text:p>FC Roue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7876</text:p>
          </table:table-cell>
          <table:table-cell office:value-type="string" calcext:value-type="string">
            <text:p>Greenock Morton Football Clu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17183</text:p>
          </table:table-cell>
          <table:table-cell office:value-type="string" calcext:value-type="string">
            <text:p>Racing Club de Montevide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70173</text:p>
          </table:table-cell>
          <table:table-cell office:value-type="string" calcext:value-type="string">
            <text:p>Vannes Olympique Clu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70279</text:p>
          </table:table-cell>
          <table:table-cell office:value-type="string" calcext:value-type="string">
            <text:p>Neftchi Ferghan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92484</text:p>
          </table:table-cell>
          <table:table-cell office:value-type="string" calcext:value-type="string">
            <text:p>FK Turnov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08181</text:p>
          </table:table-cell>
          <table:table-cell office:value-type="string" calcext:value-type="string">
            <text:p>Coleraine F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18905</text:p>
          </table:table-cell>
          <table:table-cell office:value-type="string" calcext:value-type="string">
            <text:p>Royal Engineers Association Football Clu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60053</text:p>
          </table:table-cell>
          <table:table-cell office:value-type="string" calcext:value-type="string">
            <text:p>Panetoliko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23718</text:p>
          </table:table-cell>
          <table:table-cell office:value-type="string" calcext:value-type="string">
            <text:p>K.A.S. Eupe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8515</text:p>
          </table:table-cell>
          <table:table-cell office:value-type="string" calcext:value-type="string">
            <text:p>Rushden &amp; Diamonds Football Clu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01271</text:p>
          </table:table-cell>
          <table:table-cell office:value-type="string" calcext:value-type="string">
            <text:p>Apollon Smyrni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01956</text:p>
          </table:table-cell>
          <table:table-cell office:value-type="string" calcext:value-type="string">
            <text:p>FK Bregalnica `tip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511548</text:p>
          </table:table-cell>
          <table:table-cell office:value-type="string" calcext:value-type="string">
            <text:p>SønderjyskE Fodbol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836329</text:p>
          </table:table-cell>
          <table:table-cell office:value-type="string" calcext:value-type="string">
            <text:p>Atlético de Kolkat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792292</text:p>
          </table:table-cell>
          <table:table-cell office:value-type="string" calcext:value-type="string">
            <text:p>Umeå IK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97</text:p>
          </table:table-cell>
          <table:table-cell office:value-type="string" calcext:value-type="string">
            <text:p>Club Deportivo Mirandé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13</text:p>
          </table:table-cell>
          <table:table-cell office:value-type="string" calcext:value-type="string">
            <text:p>Gateshead Football Club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25</text:p>
          </table:table-cell>
          <table:table-cell office:value-type="string" calcext:value-type="string">
            <text:p>Southport F.C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9380</text:p>
          </table:table-cell>
          <table:table-cell office:value-type="string" calcext:value-type="string">
            <text:p>Zhejiang Lucheng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921</text:p>
          </table:table-cell>
          <table:table-cell office:value-type="string" calcext:value-type="string">
            <text:p>Club Atlético San Martín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4008</text:p>
          </table:table-cell>
          <table:table-cell office:value-type="string" calcext:value-type="string">
            <text:p>F.C. Impuls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4571</text:p>
          </table:table-cell>
          <table:table-cell office:value-type="string" calcext:value-type="string">
            <text:p>Club Blooming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7923</text:p>
          </table:table-cell>
          <table:table-cell office:value-type="string" calcext:value-type="string">
            <text:p>Club Deportivo Oriente Petroler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2572</text:p>
          </table:table-cell>
          <table:table-cell office:value-type="string" calcext:value-type="string">
            <text:p>Muharraq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8378</text:p>
          </table:table-cell>
          <table:table-cell office:value-type="string" calcext:value-type="string">
            <text:p>Deportivo Táchira Fútbol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3808</text:p>
          </table:table-cell>
          <table:table-cell office:value-type="string" calcext:value-type="string">
            <text:p>Al Karamah F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3981</text:p>
          </table:table-cell>
          <table:table-cell office:value-type="string" calcext:value-type="string">
            <text:p>Al-Khor Sports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5413</text:p>
          </table:table-cell>
          <table:table-cell office:value-type="string" calcext:value-type="string">
            <text:p>FK Milano Kumanov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2636</text:p>
          </table:table-cell>
          <table:table-cell office:value-type="string" calcext:value-type="string">
            <text:p>Envigado Fútbol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09801</text:p>
          </table:table-cell>
          <table:table-cell office:value-type="string" calcext:value-type="string">
            <text:p>Rampla Juniors Football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4281</text:p>
          </table:table-cell>
          <table:table-cell office:value-type="string" calcext:value-type="string">
            <text:p>Al-Wakrah S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01372</text:p>
          </table:table-cell>
          <table:table-cell office:value-type="string" calcext:value-type="string">
            <text:p>Unione Sportiva Catanzar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08322</text:p>
          </table:table-cell>
          <table:table-cell office:value-type="string" calcext:value-type="string">
            <text:p>Football Club de Gueugnon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3237</text:p>
          </table:table-cell>
          <table:table-cell office:value-type="string" calcext:value-type="string">
            <text:p>Kocaelispo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9720</text:p>
          </table:table-cell>
          <table:table-cell office:value-type="string" calcext:value-type="string">
            <text:p>Herfølge Boldk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43030</text:p>
          </table:table-cell>
          <table:table-cell office:value-type="string" calcext:value-type="string">
            <text:p>&amp;amrun Spartans F.C.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1163</text:p>
          </table:table-cell>
          <table:table-cell office:value-type="string" calcext:value-type="string">
            <text:p>Moss FK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8936</text:p>
          </table:table-cell>
          <table:table-cell office:value-type="string" calcext:value-type="string">
            <text:p>Qormi F.C.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00455</text:p>
          </table:table-cell>
          <table:table-cell office:value-type="string" calcext:value-type="string">
            <text:p>Pyongyang City Sports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6046</text:p>
          </table:table-cell>
          <table:table-cell office:value-type="string" calcext:value-type="string">
            <text:p>Kerkyra F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8333</text:p>
          </table:table-cell>
          <table:table-cell office:value-type="string" calcext:value-type="string">
            <text:p>Associazione Sportiva Lucchese Libertas 199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6797</text:p>
          </table:table-cell>
          <table:table-cell office:value-type="string" calcext:value-type="string">
            <text:p>Östersunds FK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37560</text:p>
          </table:table-cell>
          <table:table-cell office:value-type="string" calcext:value-type="string">
            <text:p>Omladinski Fudbalski Klub Petrova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22566</text:p>
          </table:table-cell>
          <table:table-cell office:value-type="string" calcext:value-type="string">
            <text:p>Brasiliense Futebol Club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22899</text:p>
          </table:table-cell>
          <table:table-cell office:value-type="string" calcext:value-type="string">
            <text:p>Futbol Club Barcelon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7621</text:p>
          </table:table-cell>
          <table:table-cell office:value-type="string" calcext:value-type="string">
            <text:p>Gloria Bistri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8890</text:p>
          </table:table-cell>
          <table:table-cell office:value-type="string" calcext:value-type="string">
            <text:p>Ermis Aradippou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3943</text:p>
          </table:table-cell>
          <table:table-cell office:value-type="string" calcext:value-type="string">
            <text:p>Africa Sports National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8789</text:p>
          </table:table-cell>
          <table:table-cell office:value-type="string" calcext:value-type="string">
            <text:p>Sociedad Deportivo Quit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84858</text:p>
          </table:table-cell>
          <table:table-cell office:value-type="string" calcext:value-type="string">
            <text:p>Bloemfontein Celtic Football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5270</text:p>
          </table:table-cell>
          <table:table-cell office:value-type="string" calcext:value-type="string">
            <text:p>Hakoah Vien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2342</text:p>
          </table:table-cell>
          <table:table-cell office:value-type="string" calcext:value-type="string">
            <text:p>Cultural y Deportiva Leones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6902</text:p>
          </table:table-cell>
          <table:table-cell office:value-type="string" calcext:value-type="string">
            <text:p>Odra WodzisBaw Zlski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8491</text:p>
          </table:table-cell>
          <table:table-cell office:value-type="string" calcext:value-type="string">
            <text:p>Asante Kotoko F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2329</text:p>
          </table:table-cell>
          <table:table-cell office:value-type="string" calcext:value-type="string">
            <text:p>FC Vestsjællan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4296</text:p>
          </table:table-cell>
          <table:table-cell office:value-type="string" calcext:value-type="string">
            <text:p>FC Ceahlul Piatra Neam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08820</text:p>
          </table:table-cell>
          <table:table-cell office:value-type="string" calcext:value-type="string">
            <text:p>Unió Esportiva Sant Andreu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7145</text:p>
          </table:table-cell>
          <table:table-cell office:value-type="string" calcext:value-type="string">
            <text:p>SS Virtu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4353</text:p>
          </table:table-cell>
          <table:table-cell office:value-type="string" calcext:value-type="string">
            <text:p>Sporting Clube Farens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6582</text:p>
          </table:table-cell>
          <table:table-cell office:value-type="string" calcext:value-type="string">
            <text:p>SS Cosmo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52000</text:p>
          </table:table-cell>
          <table:table-cell office:value-type="string" calcext:value-type="string">
            <text:p>Sriwijaya F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3708</text:p>
          </table:table-cell>
          <table:table-cell office:value-type="string" calcext:value-type="string">
            <text:p>Persija Jakart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2482</text:p>
          </table:table-cell>
          <table:table-cell office:value-type="string" calcext:value-type="string">
            <text:p>Club Sportivo Ciencian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9772</text:p>
          </table:table-cell>
          <table:table-cell office:value-type="string" calcext:value-type="string">
            <text:p>Kilikia F.C.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8689</text:p>
          </table:table-cell>
          <table:table-cell office:value-type="string" calcext:value-type="string">
            <text:p>Audax Italiano La Florid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7613</text:p>
          </table:table-cell>
          <table:table-cell office:value-type="string" calcext:value-type="string">
            <text:p>Unió Esportiva Engordany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44876</text:p>
          </table:table-cell>
          <table:table-cell office:value-type="string" calcext:value-type="string">
            <text:p>Calcio Lecco 191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5924</text:p>
          </table:table-cell>
          <table:table-cell office:value-type="string" calcext:value-type="string">
            <text:p>Società Polisportiva Cailung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8887</text:p>
          </table:table-cell>
          <table:table-cell office:value-type="string" calcext:value-type="string">
            <text:p>FC Gifu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95173</text:p>
          </table:table-cell>
          <table:table-cell office:value-type="string" calcext:value-type="string">
            <text:p>Boldklubben af 189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50835</text:p>
          </table:table-cell>
          <table:table-cell office:value-type="string" calcext:value-type="string">
            <text:p>Sevilla Atlético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58871</text:p>
          </table:table-cell>
          <table:table-cell office:value-type="string" calcext:value-type="string">
            <text:p>NK Hrvatski dragovolja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80735</text:p>
          </table:table-cell>
          <table:table-cell office:value-type="string" calcext:value-type="string">
            <text:p>Boldklubben Frem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56633</text:p>
          </table:table-cell>
          <table:table-cell office:value-type="string" calcext:value-type="string">
            <text:p>SK Jugoslavij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2262</text:p>
          </table:table-cell>
          <table:table-cell office:value-type="string" calcext:value-type="string">
            <text:p>América Futebol Clube (RN)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58008</text:p>
          </table:table-cell>
          <table:table-cell office:value-type="string" calcext:value-type="string">
            <text:p>Umm-Salal Sports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93241</text:p>
          </table:table-cell>
          <table:table-cell office:value-type="string" calcext:value-type="string">
            <text:p>Ayr United Football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9382</text:p>
          </table:table-cell>
          <table:table-cell office:value-type="string" calcext:value-type="string">
            <text:p>Borussia Neunkirchen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94701</text:p>
          </table:table-cell>
          <table:table-cell office:value-type="string" calcext:value-type="string">
            <text:p>FC Bayern Múnich II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29368</text:p>
          </table:table-cell>
          <table:table-cell office:value-type="string" calcext:value-type="string">
            <text:p>Ismaily Sporting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23373</text:p>
          </table:table-cell>
          <table:table-cell office:value-type="string" calcext:value-type="string">
            <text:p>Fudbalski Klub Zemun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6315</text:p>
          </table:table-cell>
          <table:table-cell office:value-type="string" calcext:value-type="string">
            <text:p>Helmond Spor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3191</text:p>
          </table:table-cell>
          <table:table-cell office:value-type="string" calcext:value-type="string">
            <text:p>Huachipato F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78917</text:p>
          </table:table-cell>
          <table:table-cell office:value-type="string" calcext:value-type="string">
            <text:p>Longford Town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3227</text:p>
          </table:table-cell>
          <table:table-cell office:value-type="string" calcext:value-type="string">
            <text:p>C.D. Tondel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24370</text:p>
          </table:table-cell>
          <table:table-cell office:value-type="string" calcext:value-type="string">
            <text:p>Tonnerre Yaoundé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2923</text:p>
          </table:table-cell>
          <table:table-cell office:value-type="string" calcext:value-type="string">
            <text:p>Club Atlético Gimnasia y Esgrima (Jujuy)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4390</text:p>
          </table:table-cell>
          <table:table-cell office:value-type="string" calcext:value-type="string">
            <text:p>CSM Politehnica Iai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7229</text:p>
          </table:table-cell>
          <table:table-cell office:value-type="string" calcext:value-type="string">
            <text:p>RFC Liej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2939</text:p>
          </table:table-cell>
          <table:table-cell office:value-type="string" calcext:value-type="string">
            <text:p>Club Atlético Tallere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5853</text:p>
          </table:table-cell>
          <table:table-cell office:value-type="string" calcext:value-type="string">
            <text:p>Keflavík F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59341</text:p>
          </table:table-cell>
          <table:table-cell office:value-type="string" calcext:value-type="string">
            <text:p>Kjøbenhavns Boldk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31192</text:p>
          </table:table-cell>
          <table:table-cell office:value-type="string" calcext:value-type="string">
            <text:p>Campinense Club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7893</text:p>
          </table:table-cell>
          <table:table-cell office:value-type="string" calcext:value-type="string">
            <text:p>Eintracht Trie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1152</text:p>
          </table:table-cell>
          <table:table-cell office:value-type="string" calcext:value-type="string">
            <text:p>Hobro IK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5146</text:p>
          </table:table-cell>
          <table:table-cell office:value-type="string" calcext:value-type="string">
            <text:p>Interblock Ljubljan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49271</text:p>
          </table:table-cell>
          <table:table-cell office:value-type="string" calcext:value-type="string">
            <text:p>Pontevedra Club de Fútbol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1147</text:p>
          </table:table-cell>
          <table:table-cell office:value-type="string" calcext:value-type="string">
            <text:p>Enyimba International Football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1203</text:p>
          </table:table-cell>
          <table:table-cell office:value-type="string" calcext:value-type="string">
            <text:p>Qatar S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8131</text:p>
          </table:table-cell>
          <table:table-cell office:value-type="string" calcext:value-type="string">
            <text:p>Alki Larnaca F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2079</text:p>
          </table:table-cell>
          <table:table-cell office:value-type="string" calcext:value-type="string">
            <text:p>Burgos Club de Fútbol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6024</text:p>
          </table:table-cell>
          <table:table-cell office:value-type="string" calcext:value-type="string">
            <text:p>Club Esportiu Europ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9415</text:p>
          </table:table-cell>
          <table:table-cell office:value-type="string" calcext:value-type="string">
            <text:p>Clyde F.C.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61696</text:p>
          </table:table-cell>
          <table:table-cell office:value-type="string" calcext:value-type="string">
            <text:p>Ventforet Kofu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5895</text:p>
          </table:table-cell>
          <table:table-cell office:value-type="string" calcext:value-type="string">
            <text:p>Cerro Largo Fútbol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3043</text:p>
          </table:table-cell>
          <table:table-cell office:value-type="string" calcext:value-type="string">
            <text:p>Club Deportivo Badajoz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71713</text:p>
          </table:table-cell>
          <table:table-cell office:value-type="string" calcext:value-type="string">
            <text:p>Telst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74980</text:p>
          </table:table-cell>
          <table:table-cell office:value-type="string" calcext:value-type="string">
            <text:p>Club Olimp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6468</text:p>
          </table:table-cell>
          <table:table-cell office:value-type="string" calcext:value-type="string">
            <text:p>Carmarthen Town Association Football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9329</text:p>
          </table:table-cell>
          <table:table-cell office:value-type="string" calcext:value-type="string">
            <text:p>Ehime F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4754</text:p>
          </table:table-cell>
          <table:table-cell office:value-type="string" calcext:value-type="string">
            <text:p>Rah Ahan F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9037</text:p>
          </table:table-cell>
          <table:table-cell office:value-type="string" calcext:value-type="string">
            <text:p>Ravan Baku F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9072</text:p>
          </table:table-cell>
          <table:table-cell office:value-type="string" calcext:value-type="string">
            <text:p>FK Rudar Prijedo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21829</text:p>
          </table:table-cell>
          <table:table-cell office:value-type="string" calcext:value-type="string">
            <text:p>Instituto Atlético Central Córdob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22177</text:p>
          </table:table-cell>
          <table:table-cell office:value-type="string" calcext:value-type="string">
            <text:p>Paulista Futebol Club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77557</text:p>
          </table:table-cell>
          <table:table-cell office:value-type="string" calcext:value-type="string">
            <text:p>NEWI Cefn Druids Association Football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9095</text:p>
          </table:table-cell>
          <table:table-cell office:value-type="string" calcext:value-type="string">
            <text:p>Wydad de Casablanc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0076</text:p>
          </table:table-cell>
          <table:table-cell office:value-type="string" calcext:value-type="string">
            <text:p>IK Brag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0106</text:p>
          </table:table-cell>
          <table:table-cell office:value-type="string" calcext:value-type="string">
            <text:p>FC KAMAZ Naberezhnye Chelny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50395</text:p>
          </table:table-cell>
          <table:table-cell office:value-type="string" calcext:value-type="string">
            <text:p>FK Istiqlol Dushanb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54929</text:p>
          </table:table-cell>
          <table:table-cell office:value-type="string" calcext:value-type="string">
            <text:p>Sutton United Football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11646</text:p>
          </table:table-cell>
          <table:table-cell office:value-type="string" calcext:value-type="string">
            <text:p>Botafogo Futebol Club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732501</text:p>
          </table:table-cell>
          <table:table-cell office:value-type="string" calcext:value-type="string">
            <text:p>College Europa F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243716</text:p>
          </table:table-cell>
          <table:table-cell office:value-type="string" calcext:value-type="string">
            <text:p>Bengaluru F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836317</text:p>
          </table:table-cell>
          <table:table-cell office:value-type="string" calcext:value-type="string">
            <text:p>Atlanta United Football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39</text:p>
          </table:table-cell>
          <table:table-cell office:value-type="string" calcext:value-type="string">
            <text:p>Unione Sportiva Noves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11</text:p>
          </table:table-cell>
          <table:table-cell office:value-type="string" calcext:value-type="string">
            <text:p>Ebbsfleet Unite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18</text:p>
          </table:table-cell>
          <table:table-cell office:value-type="string" calcext:value-type="string">
            <text:p>Kidderminster Harriers Football Club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839</text:p>
          </table:table-cell>
          <table:table-cell office:value-type="string" calcext:value-type="string">
            <text:p>Asociación Mutual Social y Deportiva Atlético de Rafael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7499</text:p>
          </table:table-cell>
          <table:table-cell office:value-type="string" calcext:value-type="string">
            <text:p>FC Homburg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7925</text:p>
          </table:table-cell>
          <table:table-cell office:value-type="string" calcext:value-type="string">
            <text:p>Club Auror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7904</text:p>
          </table:table-cell>
          <table:table-cell office:value-type="string" calcext:value-type="string">
            <text:p>Club San José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1217</text:p>
          </table:table-cell>
          <table:table-cell office:value-type="string" calcext:value-type="string">
            <text:p>07 Vestu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7129</text:p>
          </table:table-cell>
          <table:table-cell office:value-type="string" calcext:value-type="string">
            <text:p>ABC Futebol Club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5702</text:p>
          </table:table-cell>
          <table:table-cell office:value-type="string" calcext:value-type="string">
            <text:p>Al Faisaly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6577</text:p>
          </table:table-cell>
          <table:table-cell office:value-type="string" calcext:value-type="string">
            <text:p>FC Viktoria Frankfur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5425</text:p>
          </table:table-cell>
          <table:table-cell office:value-type="string" calcext:value-type="string">
            <text:p>Deportes Magallane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3145</text:p>
          </table:table-cell>
          <table:table-cell office:value-type="string" calcext:value-type="string">
            <text:p>Tokushima Vorti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3493</text:p>
          </table:table-cell>
          <table:table-cell office:value-type="string" calcext:value-type="string">
            <text:p>Al-Shabba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68104</text:p>
          </table:table-cell>
          <table:table-cell office:value-type="string" calcext:value-type="string">
            <text:p>FC Farul Constan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7430</text:p>
          </table:table-cell>
          <table:table-cell office:value-type="string" calcext:value-type="string">
            <text:p>Associazione Calcio Arezzo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7680</text:p>
          </table:table-cell>
          <table:table-cell office:value-type="string" calcext:value-type="string">
            <text:p>Associazione Sportiva Giovanile Nocerin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20207</text:p>
          </table:table-cell>
          <table:table-cell office:value-type="string" calcext:value-type="string">
            <text:p>Diyarbak1rspo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44328</text:p>
          </table:table-cell>
          <table:table-cell office:value-type="string" calcext:value-type="string">
            <text:p>Istanbulspor A^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12836</text:p>
          </table:table-cell>
          <table:table-cell office:value-type="string" calcext:value-type="string">
            <text:p>Clairefontain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5074</text:p>
          </table:table-cell>
          <table:table-cell office:value-type="string" calcext:value-type="string">
            <text:p>Oita Trinit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8507</text:p>
          </table:table-cell>
          <table:table-cell office:value-type="string" calcext:value-type="string">
            <text:p>Association Sportive Vita Clu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0355</text:p>
          </table:table-cell>
          <table:table-cell office:value-type="string" calcext:value-type="string">
            <text:p>Dresdner SC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69349</text:p>
          </table:table-cell>
          <table:table-cell office:value-type="string" calcext:value-type="string">
            <text:p>US Orléan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35785</text:p>
          </table:table-cell>
          <table:table-cell office:value-type="string" calcext:value-type="string">
            <text:p>Würzburger Kicke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9512</text:p>
          </table:table-cell>
          <table:table-cell office:value-type="string" calcext:value-type="string">
            <text:p>Inter Club d'Escalde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2742</text:p>
          </table:table-cell>
          <table:table-cell office:value-type="string" calcext:value-type="string">
            <text:p>Club de Fútbol Extremadur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8800</text:p>
          </table:table-cell>
          <table:table-cell office:value-type="string" calcext:value-type="string">
            <text:p>NK Croatia Sesvet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9648</text:p>
          </table:table-cell>
          <table:table-cell office:value-type="string" calcext:value-type="string">
            <text:p>Independiente del Val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02038</text:p>
          </table:table-cell>
          <table:table-cell office:value-type="string" calcext:value-type="string">
            <text:p>Hebei Zhongji F.C.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1385</text:p>
          </table:table-cell>
          <table:table-cell office:value-type="string" calcext:value-type="string">
            <text:p>Dunakanyar-Vác FC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1553</text:p>
          </table:table-cell>
          <table:table-cell office:value-type="string" calcext:value-type="string">
            <text:p>SV Babelsberg 0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91679</text:p>
          </table:table-cell>
          <table:table-cell office:value-type="string" calcext:value-type="string">
            <text:p>Boluspo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9041</text:p>
          </table:table-cell>
          <table:table-cell office:value-type="string" calcext:value-type="string">
            <text:p>Mes Kerman Football Clu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08554</text:p>
          </table:table-cell>
          <table:table-cell office:value-type="string" calcext:value-type="string">
            <text:p>Airdrie United Football Clu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9546</text:p>
          </table:table-cell>
          <table:table-cell office:value-type="string" calcext:value-type="string">
            <text:p>El Jaish SC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05968</text:p>
          </table:table-cell>
          <table:table-cell office:value-type="string" calcext:value-type="string">
            <text:p>Neath Football Clu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51357</text:p>
          </table:table-cell>
          <table:table-cell office:value-type="string" calcext:value-type="string">
            <text:p>Hekari United Football Clu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5622</text:p>
          </table:table-cell>
          <table:table-cell office:value-type="string" calcext:value-type="string">
            <text:p>FK Bana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8439</text:p>
          </table:table-cell>
          <table:table-cell office:value-type="string" calcext:value-type="string">
            <text:p>Lombard-Pápa TFC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5656</text:p>
          </table:table-cell>
          <table:table-cell office:value-type="string" calcext:value-type="string">
            <text:p>Athlone Town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51635</text:p>
          </table:table-cell>
          <table:table-cell office:value-type="string" calcext:value-type="string">
            <text:p>AmaZulu Football Clu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5352</text:p>
          </table:table-cell>
          <table:table-cell office:value-type="string" calcext:value-type="string">
            <text:p>Paksi S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2340</text:p>
          </table:table-cell>
          <table:table-cell office:value-type="string" calcext:value-type="string">
            <text:p>Guangzhou R&amp;F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6456</text:p>
          </table:table-cell>
          <table:table-cell office:value-type="string" calcext:value-type="string">
            <text:p>FK Napredok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7537</text:p>
          </table:table-cell>
          <table:table-cell office:value-type="string" calcext:value-type="string">
            <text:p>Fudbalski Klub Kom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34780</text:p>
          </table:table-cell>
          <table:table-cell office:value-type="string" calcext:value-type="string">
            <text:p>Pécsi Mecsek FC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8808</text:p>
          </table:table-cell>
          <table:table-cell office:value-type="string" calcext:value-type="string">
            <text:p>LKS Nieciecz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3060</text:p>
          </table:table-cell>
          <table:table-cell office:value-type="string" calcext:value-type="string">
            <text:p>Sport Boys Association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43720</text:p>
          </table:table-cell>
          <table:table-cell office:value-type="string" calcext:value-type="string">
            <text:p>Dorados de Sinalo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3407</text:p>
          </table:table-cell>
          <table:table-cell office:value-type="string" calcext:value-type="string">
            <text:p>FK Shamki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6528</text:p>
          </table:table-cell>
          <table:table-cell office:value-type="string" calcext:value-type="string">
            <text:p>FC Olimpik Donetsk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85203</text:p>
          </table:table-cell>
          <table:table-cell office:value-type="string" calcext:value-type="string">
            <text:p>FC Tatabány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55013</text:p>
          </table:table-cell>
          <table:table-cell office:value-type="string" calcext:value-type="string">
            <text:p>Graanski Zagre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30725</text:p>
          </table:table-cell>
          <table:table-cell office:value-type="string" calcext:value-type="string">
            <text:p>Tarxien Rainbows F.C.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58785</text:p>
          </table:table-cell>
          <table:table-cell office:value-type="string" calcext:value-type="string">
            <text:p>USV Eschen/Mauren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2713</text:p>
          </table:table-cell>
          <table:table-cell office:value-type="string" calcext:value-type="string">
            <text:p>Al-Wahda Club La Mec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81608</text:p>
          </table:table-cell>
          <table:table-cell office:value-type="string" calcext:value-type="string">
            <text:p>Supersport United Football Clu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6459</text:p>
          </table:table-cell>
          <table:table-cell office:value-type="string" calcext:value-type="string">
            <text:p>FK Banga Garg~dai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77386</text:p>
          </table:table-cell>
          <table:table-cell office:value-type="string" calcext:value-type="string">
            <text:p>KS Lushnj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95313</text:p>
          </table:table-cell>
          <table:table-cell office:value-type="string" calcext:value-type="string">
            <text:p>Bryne FK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26049</text:p>
          </table:table-cell>
          <table:table-cell office:value-type="string" calcext:value-type="string">
            <text:p>Connah's Quay Nomads Football Clu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26515</text:p>
          </table:table-cell>
          <table:table-cell office:value-type="string" calcext:value-type="string">
            <text:p>Muanthong Unite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08285</text:p>
          </table:table-cell>
          <table:table-cell office:value-type="string" calcext:value-type="string">
            <text:p>Paysandu Sport Clu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3163</text:p>
          </table:table-cell>
          <table:table-cell office:value-type="string" calcext:value-type="string">
            <text:p>Clube Desportivo das Ave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3235</text:p>
          </table:table-cell>
          <table:table-cell office:value-type="string" calcext:value-type="string">
            <text:p>Tiburones Rojos de Veracruz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0726</text:p>
          </table:table-cell>
          <table:table-cell office:value-type="string" calcext:value-type="string">
            <text:p>FC Mulhous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37205</text:p>
          </table:table-cell>
          <table:table-cell office:value-type="string" calcext:value-type="string">
            <text:p>KIL Toppfotbal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4482</text:p>
          </table:table-cell>
          <table:table-cell office:value-type="string" calcext:value-type="string">
            <text:p>Club Sportif Sfaxien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004</text:p>
          </table:table-cell>
          <table:table-cell office:value-type="string" calcext:value-type="string">
            <text:p>Chonburi FC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3450</text:p>
          </table:table-cell>
          <table:table-cell office:value-type="string" calcext:value-type="string">
            <text:p>RBC Roosendaa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6892</text:p>
          </table:table-cell>
          <table:table-cell office:value-type="string" calcext:value-type="string">
            <text:p>Fussballclub Balze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6036</text:p>
          </table:table-cell>
          <table:table-cell office:value-type="string" calcext:value-type="string">
            <text:p>FC Suðuroy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6987</text:p>
          </table:table-cell>
          <table:table-cell office:value-type="string" calcext:value-type="string">
            <text:p>Sporting Toulon V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538</text:p>
          </table:table-cell>
          <table:table-cell office:value-type="string" calcext:value-type="string">
            <text:p>FC RM Hamm Benfic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3430</text:p>
          </table:table-cell>
          <table:table-cell office:value-type="string" calcext:value-type="string">
            <text:p>Londrina Esporte Club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3786</text:p>
          </table:table-cell>
          <table:table-cell office:value-type="string" calcext:value-type="string">
            <text:p>Central Español Fútbol Clu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69071</text:p>
          </table:table-cell>
          <table:table-cell office:value-type="string" calcext:value-type="string">
            <text:p>Thespa Kusatsu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6280</text:p>
          </table:table-cell>
          <table:table-cell office:value-type="string" calcext:value-type="string">
            <text:p>Club de Futbol Badalon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9125</text:p>
          </table:table-cell>
          <table:table-cell office:value-type="string" calcext:value-type="string">
            <text:p>FK Vo~dovac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9638</text:p>
          </table:table-cell>
          <table:table-cell office:value-type="string" calcext:value-type="string">
            <text:p>CR Belouizda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11374</text:p>
          </table:table-cell>
          <table:table-cell office:value-type="string" calcext:value-type="string">
            <text:p>Klubi Futbollistik Prishtin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87178</text:p>
          </table:table-cell>
          <table:table-cell office:value-type="string" calcext:value-type="string">
            <text:p>FK Metalac Gornji Milanovac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8191</text:p>
          </table:table-cell>
          <table:table-cell office:value-type="string" calcext:value-type="string">
            <text:p>FC Ashdo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1590</text:p>
          </table:table-cell>
          <table:table-cell office:value-type="string" calcext:value-type="string">
            <text:p>Sporting Fingal FC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07026</text:p>
          </table:table-cell>
          <table:table-cell office:value-type="string" calcext:value-type="string">
            <text:p>FC Rosengår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0017</text:p>
          </table:table-cell>
          <table:table-cell office:value-type="string" calcext:value-type="string">
            <text:p>Kataller Toyam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0533</text:p>
          </table:table-cell>
          <table:table-cell office:value-type="string" calcext:value-type="string">
            <text:p>South China A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76413</text:p>
          </table:table-cell>
          <table:table-cell office:value-type="string" calcext:value-type="string">
            <text:p>Virtus Entell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26908</text:p>
          </table:table-cell>
          <table:table-cell office:value-type="string" calcext:value-type="string">
            <text:p>Linköpings FC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95773</text:p>
          </table:table-cell>
          <table:table-cell office:value-type="string" calcext:value-type="string">
            <text:p>Royal Mouscron-Péruwelz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22811</text:p>
          </table:table-cell>
          <table:table-cell office:value-type="string" calcext:value-type="string">
            <text:p>Chelsea Ladies Football Clu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87559</text:p>
          </table:table-cell>
          <table:table-cell office:value-type="string" calcext:value-type="string">
            <text:p>FC Tirol Innsbruck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838244</text:p>
          </table:table-cell>
          <table:table-cell office:value-type="string" calcext:value-type="string">
            <text:p>Delhi Dynamos Football Club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594408</text:p>
          </table:table-cell>
          <table:table-cell office:value-type="string" calcext:value-type="string">
            <text:p>Chennaiyin FC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48</text:p>
          </table:table-cell>
          <table:table-cell office:value-type="string" calcext:value-type="string">
            <text:p>Società Sportiva Virtus Lanciano 192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55</text:p>
          </table:table-cell>
          <table:table-cell office:value-type="string" calcext:value-type="string">
            <text:p>Club Deportivo Guadalajar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474</text:p>
          </table:table-cell>
          <table:table-cell office:value-type="string" calcext:value-type="string">
            <text:p>Fútbol Club Platania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4307</text:p>
          </table:table-cell>
          <table:table-cell office:value-type="string" calcext:value-type="string">
            <text:p>ND Mura 0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8364</text:p>
          </table:table-cell>
          <table:table-cell office:value-type="string" calcext:value-type="string">
            <text:p>Gwangju F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8921</text:p>
          </table:table-cell>
          <table:table-cell office:value-type="string" calcext:value-type="string">
            <text:p>Ipatinga Futebol Club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2467</text:p>
          </table:table-cell>
          <table:table-cell office:value-type="string" calcext:value-type="string">
            <text:p>FK Drnovic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4026</text:p>
          </table:table-cell>
          <table:table-cell office:value-type="string" calcext:value-type="string">
            <text:p>FC KooTeePe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8022</text:p>
          </table:table-cell>
          <table:table-cell office:value-type="string" calcext:value-type="string">
            <text:p>Club Real Potosí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1907</text:p>
          </table:table-cell>
          <table:table-cell office:value-type="string" calcext:value-type="string">
            <text:p>Club Atlético Platens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6795</text:p>
          </table:table-cell>
          <table:table-cell office:value-type="string" calcext:value-type="string">
            <text:p>Kar_1yaka Spor Kulübü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2126</text:p>
          </table:table-cell>
          <table:table-cell office:value-type="string" calcext:value-type="string">
            <text:p>Stirling Albion Football Club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6191</text:p>
          </table:table-cell>
          <table:table-cell office:value-type="string" calcext:value-type="string">
            <text:p>Al-Qadisiya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4442</text:p>
          </table:table-cell>
          <table:table-cell office:value-type="string" calcext:value-type="string">
            <text:p>Al-Ittihad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5649</text:p>
          </table:table-cell>
          <table:table-cell office:value-type="string" calcext:value-type="string">
            <text:p>Al Wihdat Club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6801</text:p>
          </table:table-cell>
          <table:table-cell office:value-type="string" calcext:value-type="string">
            <text:p>Sharjah F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9656</text:p>
          </table:table-cell>
          <table:table-cell office:value-type="string" calcext:value-type="string">
            <text:p>Associazione Calcio Prat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2661</text:p>
          </table:table-cell>
          <table:table-cell office:value-type="string" calcext:value-type="string">
            <text:p>Club Deportivo Atlético Huila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2537</text:p>
          </table:table-cell>
          <table:table-cell office:value-type="string" calcext:value-type="string">
            <text:p>Deportes Quindí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9289</text:p>
          </table:table-cell>
          <table:table-cell office:value-type="string" calcext:value-type="string">
            <text:p>Associazione Calcio Legnan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9339</text:p>
          </table:table-cell>
          <table:table-cell office:value-type="string" calcext:value-type="string">
            <text:p>Associazione Calcio Lumezzan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68675</text:p>
          </table:table-cell>
          <table:table-cell office:value-type="string" calcext:value-type="string">
            <text:p>Football Club Locarn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3558</text:p>
          </table:table-cell>
          <table:table-cell office:value-type="string" calcext:value-type="string">
            <text:p>Football Club Lantana Tallin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19344</text:p>
          </table:table-cell>
          <table:table-cell office:value-type="string" calcext:value-type="string">
            <text:p>Club Atlético Cerr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27487</text:p>
          </table:table-cell>
          <table:table-cell office:value-type="string" calcext:value-type="string">
            <text:p>Alicante Club de Fútbol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35121</text:p>
          </table:table-cell>
          <table:table-cell office:value-type="string" calcext:value-type="string">
            <text:p>}P `port Podbrezová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3787</text:p>
          </table:table-cell>
          <table:table-cell office:value-type="string" calcext:value-type="string">
            <text:p>Omladinski Fudbalski Klub Grbalj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52880</text:p>
          </table:table-cell>
          <table:table-cell office:value-type="string" calcext:value-type="string">
            <text:p>Tianjin Quanjia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1790</text:p>
          </table:table-cell>
          <table:table-cell office:value-type="string" calcext:value-type="string">
            <text:p>Mosta F.C.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1524</text:p>
          </table:table-cell>
          <table:table-cell office:value-type="string" calcext:value-type="string">
            <text:p>Dunaújváros F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9167</text:p>
          </table:table-cell>
          <table:table-cell office:value-type="string" calcext:value-type="string">
            <text:p>Kickers Emde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0106</text:p>
          </table:table-cell>
          <table:table-cell office:value-type="string" calcext:value-type="string">
            <text:p>Club Atlético Progres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2663</text:p>
          </table:table-cell>
          <table:table-cell office:value-type="string" calcext:value-type="string">
            <text:p>Obolón Kiev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30307</text:p>
          </table:table-cell>
          <table:table-cell office:value-type="string" calcext:value-type="string">
            <text:p>Liaoning F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50723</text:p>
          </table:table-cell>
          <table:table-cell office:value-type="string" calcext:value-type="string">
            <text:p>Nasaf Qarshi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8085</text:p>
          </table:table-cell>
          <table:table-cell office:value-type="string" calcext:value-type="string">
            <text:p>Liverpool L.F.C.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0294</text:p>
          </table:table-cell>
          <table:table-cell office:value-type="string" calcext:value-type="string">
            <text:p>FK Taura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5489</text:p>
          </table:table-cell>
          <table:table-cell office:value-type="string" calcext:value-type="string">
            <text:p>Fagiano Okayama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64490</text:p>
          </table:table-cell>
          <table:table-cell office:value-type="string" calcext:value-type="string">
            <text:p>Fudbalski Klub Jedinstvo Bijelo Polj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1699</text:p>
          </table:table-cell>
          <table:table-cell office:value-type="string" calcext:value-type="string">
            <text:p>Deportivo Petare Fútbol Club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1683</text:p>
          </table:table-cell>
          <table:table-cell office:value-type="string" calcext:value-type="string">
            <text:p>Club Centro Deportivo Municipal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7422</text:p>
          </table:table-cell>
          <table:table-cell office:value-type="string" calcext:value-type="string">
            <text:p>Atlético Clube de Portugal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56579</text:p>
          </table:table-cell>
          <table:table-cell office:value-type="string" calcext:value-type="string">
            <text:p>Arbil F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9753</text:p>
          </table:table-cell>
          <table:table-cell office:value-type="string" calcext:value-type="string">
            <text:p>Sociedad Deportiva Compostela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2542</text:p>
          </table:table-cell>
          <table:table-cell office:value-type="string" calcext:value-type="string">
            <text:p>Foot Ball Club Melg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2140</text:p>
          </table:table-cell>
          <table:table-cell office:value-type="string" calcext:value-type="string">
            <text:p>FC Etzella Ettelbruc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2827</text:p>
          </table:table-cell>
          <table:table-cell office:value-type="string" calcext:value-type="string">
            <text:p>BEC Tero Sasana F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8044</text:p>
          </table:table-cell>
          <table:table-cell office:value-type="string" calcext:value-type="string">
            <text:p>Valencia Club de Fútbol Mestalla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36452</text:p>
          </table:table-cell>
          <table:table-cell office:value-type="string" calcext:value-type="string">
            <text:p>Dolphins F.C. (Port Harcourt)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8858</text:p>
          </table:table-cell>
          <table:table-cell office:value-type="string" calcext:value-type="string">
            <text:p>TB Tvøroyri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90195</text:p>
          </table:table-cell>
          <table:table-cell office:value-type="string" calcext:value-type="string">
            <text:p>Barakaldo Club de Fútbol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69138</text:p>
          </table:table-cell>
          <table:table-cell office:value-type="string" calcext:value-type="string">
            <text:p>Dynamos F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53472</text:p>
          </table:table-cell>
          <table:table-cell office:value-type="string" calcext:value-type="string">
            <text:p>Doxa Katakopia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97322</text:p>
          </table:table-cell>
          <table:table-cell office:value-type="string" calcext:value-type="string">
            <text:p>Boldklubben 190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4536</text:p>
          </table:table-cell>
          <table:table-cell office:value-type="string" calcext:value-type="string">
            <text:p>Sangju Sangmu Phoenix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49799</text:p>
          </table:table-cell>
          <table:table-cell office:value-type="string" calcext:value-type="string">
            <text:p>Football Club Vad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3571</text:p>
          </table:table-cell>
          <table:table-cell office:value-type="string" calcext:value-type="string">
            <text:p>Bình Duong F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79917</text:p>
          </table:table-cell>
          <table:table-cell office:value-type="string" calcext:value-type="string">
            <text:p>Associazione Calcio Pistoies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3185</text:p>
          </table:table-cell>
          <table:table-cell office:value-type="string" calcext:value-type="string">
            <text:p>Singapore Armed Forces Football Club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73386</text:p>
          </table:table-cell>
          <table:table-cell office:value-type="string" calcext:value-type="string">
            <text:p>Paykan Qazvin Football Club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6709</text:p>
          </table:table-cell>
          <table:table-cell office:value-type="string" calcext:value-type="string">
            <text:p>Red Bull Brasil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95113</text:p>
          </table:table-cell>
          <table:table-cell office:value-type="string" calcext:value-type="string">
            <text:p>FK Sloboda Point Sevojn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99781</text:p>
          </table:table-cell>
          <table:table-cell office:value-type="string" calcext:value-type="string">
            <text:p>Toyota Par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1695</text:p>
          </table:table-cell>
          <table:table-cell office:value-type="string" calcext:value-type="string">
            <text:p>Guizhou Renh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4337</text:p>
          </table:table-cell>
          <table:table-cell office:value-type="string" calcext:value-type="string">
            <text:p>Club Social y Deportivo Comunicacione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74977</text:p>
          </table:table-cell>
          <table:table-cell office:value-type="string" calcext:value-type="string">
            <text:p>Grêmio Esportivo Brasil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4302</text:p>
          </table:table-cell>
          <table:table-cell office:value-type="string" calcext:value-type="string">
            <text:p>Baniyas S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9814</text:p>
          </table:table-cell>
          <table:table-cell office:value-type="string" calcext:value-type="string">
            <text:p>Ravenna Calci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56582</text:p>
          </table:table-cell>
          <table:table-cell office:value-type="string" calcext:value-type="string">
            <text:p>MFK Dubnica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53661</text:p>
          </table:table-cell>
          <table:table-cell office:value-type="string" calcext:value-type="string">
            <text:p>IFK Malmö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4474</text:p>
          </table:table-cell>
          <table:table-cell office:value-type="string" calcext:value-type="string">
            <text:p>Club Sportivo Miramar Misione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69461</text:p>
          </table:table-cell>
          <table:table-cell office:value-type="string" calcext:value-type="string">
            <text:p>Sakaryaspo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26212</text:p>
          </table:table-cell>
          <table:table-cell office:value-type="string" calcext:value-type="string">
            <text:p>VfB Oldenburg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1594</text:p>
          </table:table-cell>
          <table:table-cell office:value-type="string" calcext:value-type="string">
            <text:p>FC Norma Tallin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36543</text:p>
          </table:table-cell>
          <table:table-cell office:value-type="string" calcext:value-type="string">
            <text:p>Tampines Rovers F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48007</text:p>
          </table:table-cell>
          <table:table-cell office:value-type="string" calcext:value-type="string">
            <text:p>Køge Boldklub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0627</text:p>
          </table:table-cell>
          <table:table-cell office:value-type="string" calcext:value-type="string">
            <text:p>NK Nafta Lendava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1013</text:p>
          </table:table-cell>
          <table:table-cell office:value-type="string" calcext:value-type="string">
            <text:p>Paris Football Club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1340</text:p>
          </table:table-cell>
          <table:table-cell office:value-type="string" calcext:value-type="string">
            <text:p>Nyíregyháza Spartacu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8893</text:p>
          </table:table-cell>
          <table:table-cell office:value-type="string" calcext:value-type="string">
            <text:p>PFC Etar 1924 Veliko Tarnov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5920</text:p>
          </table:table-cell>
          <table:table-cell office:value-type="string" calcext:value-type="string">
            <text:p>VfB Lübec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9430</text:p>
          </table:table-cell>
          <table:table-cell office:value-type="string" calcext:value-type="string">
            <text:p>East Fife Football Club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445</text:p>
          </table:table-cell>
          <table:table-cell office:value-type="string" calcext:value-type="string">
            <text:p>FC Pasching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887</text:p>
          </table:table-cell>
          <table:table-cell office:value-type="string" calcext:value-type="string">
            <text:p>FC Wiltz 7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6019</text:p>
          </table:table-cell>
          <table:table-cell office:value-type="string" calcext:value-type="string">
            <text:p>Alanyaspo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6803</text:p>
          </table:table-cell>
          <table:table-cell office:value-type="string" calcext:value-type="string">
            <text:p>CS Tiligul-Tiras Tiraspol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01346</text:p>
          </table:table-cell>
          <table:table-cell office:value-type="string" calcext:value-type="string">
            <text:p>Navbahor Namanga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91701</text:p>
          </table:table-cell>
          <table:table-cell office:value-type="string" calcext:value-type="string">
            <text:p>Spartak Myjava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4799</text:p>
          </table:table-cell>
          <table:table-cell office:value-type="string" calcext:value-type="string">
            <text:p>FC Biel-Bienn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77477</text:p>
          </table:table-cell>
          <table:table-cell office:value-type="string" calcext:value-type="string">
            <text:p>SS San Giovanni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0795</text:p>
          </table:table-cell>
          <table:table-cell office:value-type="string" calcext:value-type="string">
            <text:p>CA Bastia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94113</text:p>
          </table:table-cell>
          <table:table-cell office:value-type="string" calcext:value-type="string">
            <text:p>Villarreal Club de Fútbol "B"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9025</text:p>
          </table:table-cell>
          <table:table-cell office:value-type="string" calcext:value-type="string">
            <text:p>FK Púchov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2931</text:p>
          </table:table-cell>
          <table:table-cell office:value-type="string" calcext:value-type="string">
            <text:p>Corinthian Football Club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20074</text:p>
          </table:table-cell>
          <table:table-cell office:value-type="string" calcext:value-type="string">
            <text:p>NK Brotnj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23118</text:p>
          </table:table-cell>
          <table:table-cell office:value-type="string" calcext:value-type="string">
            <text:p>Göztepe S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91367</text:p>
          </table:table-cell>
          <table:table-cell office:value-type="string" calcext:value-type="string">
            <text:p>Sporting Clube da Covilhã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71743</text:p>
          </table:table-cell>
          <table:table-cell office:value-type="string" calcext:value-type="string">
            <text:p>Csepel S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51591</text:p>
          </table:table-cell>
          <table:table-cell office:value-type="string" calcext:value-type="string">
            <text:p>US Rumelang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80770</text:p>
          </table:table-cell>
          <table:table-cell office:value-type="string" calcext:value-type="string">
            <text:p>FC UTA Arad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30983</text:p>
          </table:table-cell>
          <table:table-cell office:value-type="string" calcext:value-type="string">
            <text:p>Old Etonians Football Club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68567</text:p>
          </table:table-cell>
          <table:table-cell office:value-type="string" calcext:value-type="string">
            <text:p>Saint-George SA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47181</text:p>
          </table:table-cell>
          <table:table-cell office:value-type="string" calcext:value-type="string">
            <text:p>Sky Blue F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08462</text:p>
          </table:table-cell>
          <table:table-cell office:value-type="string" calcext:value-type="string">
            <text:p>Phnom Penh Crow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18510</text:p>
          </table:table-cell>
          <table:table-cell office:value-type="string" calcext:value-type="string">
            <text:p>U.S. Latina Calci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14224</text:p>
          </table:table-cell>
          <table:table-cell office:value-type="string" calcext:value-type="string">
            <text:p>Trapani Calci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17570</text:p>
          </table:table-cell>
          <table:table-cell office:value-type="string" calcext:value-type="string">
            <text:p>H`K Concordia Zagreb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12558</text:p>
          </table:table-cell>
          <table:table-cell office:value-type="string" calcext:value-type="string">
            <text:p>Racing White Daring Molenbee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35444</text:p>
          </table:table-cell>
          <table:table-cell office:value-type="string" calcext:value-type="string">
            <text:p>Joinville Esporte Club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33089</text:p>
          </table:table-cell>
          <table:table-cell office:value-type="string" calcext:value-type="string">
            <text:p>FC Stal Dniprodzerzhyns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65295</text:p>
          </table:table-cell>
          <table:table-cell office:value-type="string" calcext:value-type="string">
            <text:p>Paris Saint-Germain F.C.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508335</text:p>
          </table:table-cell>
          <table:table-cell office:value-type="string" calcext:value-type="string">
            <text:p>FC Tosn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317546</text:p>
          </table:table-cell>
          <table:table-cell office:value-type="string" calcext:value-type="string">
            <text:p>Manchester United F.C.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129467</text:p>
          </table:table-cell>
          <table:table-cell office:value-type="string" calcext:value-type="string">
            <text:p>Zira F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657783</text:p>
          </table:table-cell>
          <table:table-cell office:value-type="string" calcext:value-type="string">
            <text:p>FK Trakai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845355</text:p>
          </table:table-cell>
          <table:table-cell office:value-type="string" calcext:value-type="string">
            <text:p>Mumbai City Football Club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183</text:p>
          </table:table-cell>
          <table:table-cell office:value-type="string" calcext:value-type="string">
            <text:p>FC Tescoma Zlí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2429</text:p>
          </table:table-cell>
          <table:table-cell office:value-type="string" calcext:value-type="string">
            <text:p>Club Sport Heredian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5885</text:p>
          </table:table-cell>
          <table:table-cell office:value-type="string" calcext:value-type="string">
            <text:p>Zamora Fútbol Club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0475</text:p>
          </table:table-cell>
          <table:table-cell office:value-type="string" calcext:value-type="string">
            <text:p>FC Chernomorets Novorossiysk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2107</text:p>
          </table:table-cell>
          <table:table-cell office:value-type="string" calcext:value-type="string">
            <text:p>NK Travnik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4452</text:p>
          </table:table-cell>
          <table:table-cell office:value-type="string" calcext:value-type="string">
            <text:p>Al-Ahli SC Doh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2668</text:p>
          </table:table-cell>
          <table:table-cell office:value-type="string" calcext:value-type="string">
            <text:p>Club Deportivo La Equidad Seguro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02865</text:p>
          </table:table-cell>
          <table:table-cell office:value-type="string" calcext:value-type="string">
            <text:p>BFC Viktoria 188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21202</text:p>
          </table:table-cell>
          <table:table-cell office:value-type="string" calcext:value-type="string">
            <text:p>Fudbalski Klub Morn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9713</text:p>
          </table:table-cell>
          <table:table-cell office:value-type="string" calcext:value-type="string">
            <text:p>Rimini Calcio Football Club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6474</text:p>
          </table:table-cell>
          <table:table-cell office:value-type="string" calcext:value-type="string">
            <text:p>Floridsdorfer A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7929</text:p>
          </table:table-cell>
          <table:table-cell office:value-type="string" calcext:value-type="string">
            <text:p>ASO Chlef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2858</text:p>
          </table:table-cell>
          <table:table-cell office:value-type="string" calcext:value-type="string">
            <text:p>Asociación Deportivo Past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2863</text:p>
          </table:table-cell>
          <table:table-cell office:value-type="string" calcext:value-type="string">
            <text:p>Boyacá Chicó Fútbol Club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01290</text:p>
          </table:table-cell>
          <table:table-cell office:value-type="string" calcext:value-type="string">
            <text:p>SSV Ulm 184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19439</text:p>
          </table:table-cell>
          <table:table-cell office:value-type="string" calcext:value-type="string">
            <text:p>Club Social de Deportes Ranger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2363</text:p>
          </table:table-cell>
          <table:table-cell office:value-type="string" calcext:value-type="string">
            <text:p>Belfast Celtic Football Club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8235</text:p>
          </table:table-cell>
          <table:table-cell office:value-type="string" calcext:value-type="string">
            <text:p>AS Beauvai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6228</text:p>
          </table:table-cell>
          <table:table-cell office:value-type="string" calcext:value-type="string">
            <text:p>APOP Kinyras Peyias F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2455</text:p>
          </table:table-cell>
          <table:table-cell office:value-type="string" calcext:value-type="string">
            <text:p>Team Wellingto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2429</text:p>
          </table:table-cell>
          <table:table-cell office:value-type="string" calcext:value-type="string">
            <text:p>Ayia Napa F.C.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1560</text:p>
          </table:table-cell>
          <table:table-cell office:value-type="string" calcext:value-type="string">
            <text:p>Club Deportivo Universidad de Concepción (fútbol)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6034</text:p>
          </table:table-cell>
          <table:table-cell office:value-type="string" calcext:value-type="string">
            <text:p>FC Yenisey Krasnoyarsk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3196</text:p>
          </table:table-cell>
          <table:table-cell office:value-type="string" calcext:value-type="string">
            <text:p>FC Kärnte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5285</text:p>
          </table:table-cell>
          <table:table-cell office:value-type="string" calcext:value-type="string">
            <text:p>FK SKA Rostov del Do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6918</text:p>
          </table:table-cell>
          <table:table-cell office:value-type="string" calcext:value-type="string">
            <text:p>Canterbury United Dragon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3121</text:p>
          </table:table-cell>
          <table:table-cell office:value-type="string" calcext:value-type="string">
            <text:p>Yeni Malatyaspo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9049</text:p>
          </table:table-cell>
          <table:table-cell office:value-type="string" calcext:value-type="string">
            <text:p>Lorca Deportiva Club de Fútbo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3199</text:p>
          </table:table-cell>
          <table:table-cell office:value-type="string" calcext:value-type="string">
            <text:p>FB Gulben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60392</text:p>
          </table:table-cell>
          <table:table-cell office:value-type="string" calcext:value-type="string">
            <text:p>Hanoi T&amp;T Football Club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8765</text:p>
          </table:table-cell>
          <table:table-cell office:value-type="string" calcext:value-type="string">
            <text:p>Club Deportivo Cuenc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4997</text:p>
          </table:table-cell>
          <table:table-cell office:value-type="string" calcext:value-type="string">
            <text:p>KPV Kokkol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9453</text:p>
          </table:table-cell>
          <table:table-cell office:value-type="string" calcext:value-type="string">
            <text:p>JFK Olimps/RF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0228</text:p>
          </table:table-cell>
          <table:table-cell office:value-type="string" calcext:value-type="string">
            <text:p>Békéscsaba 1912 ElQre S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1264</text:p>
          </table:table-cell>
          <table:table-cell office:value-type="string" calcext:value-type="string">
            <text:p>Knattspyrnufélag Akureyr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93149</text:p>
          </table:table-cell>
          <table:table-cell office:value-type="string" calcext:value-type="string">
            <text:p>FC Academia UTM Chiinu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0568</text:p>
          </table:table-cell>
          <table:table-cell office:value-type="string" calcext:value-type="string">
            <text:p>FC Kais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0637</text:p>
          </table:table-cell>
          <table:table-cell office:value-type="string" calcext:value-type="string">
            <text:p>Clube Desportivo Santa Clar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6521</text:p>
          </table:table-cell>
          <table:table-cell office:value-type="string" calcext:value-type="string">
            <text:p>Terrassa Futbol Club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9073</text:p>
          </table:table-cell>
          <table:table-cell office:value-type="string" calcext:value-type="string">
            <text:p>Rabat Ajax F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7025</text:p>
          </table:table-cell>
          <table:table-cell office:value-type="string" calcext:value-type="string">
            <text:p>Mérida Unión Deportiv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33237</text:p>
          </table:table-cell>
          <table:table-cell office:value-type="string" calcext:value-type="string">
            <text:p>APEP Pitsili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5693</text:p>
          </table:table-cell>
          <table:table-cell office:value-type="string" calcext:value-type="string">
            <text:p>Matsumoto Yamaga F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8885</text:p>
          </table:table-cell>
          <table:table-cell office:value-type="string" calcext:value-type="string">
            <text:p>Centro Sportivo Alagoan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1998</text:p>
          </table:table-cell>
          <table:table-cell office:value-type="string" calcext:value-type="string">
            <text:p>Emirates Club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5792</text:p>
          </table:table-cell>
          <table:table-cell office:value-type="string" calcext:value-type="string">
            <text:p>FC Linz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0080</text:p>
          </table:table-cell>
          <table:table-cell office:value-type="string" calcext:value-type="string">
            <text:p>Gwardia Varsovi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7470</text:p>
          </table:table-cell>
          <table:table-cell office:value-type="string" calcext:value-type="string">
            <text:p>Club Atlético Tucumá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6152</text:p>
          </table:table-cell>
          <table:table-cell office:value-type="string" calcext:value-type="string">
            <text:p>FC Politehnica Iai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2582</text:p>
          </table:table-cell>
          <table:table-cell office:value-type="string" calcext:value-type="string">
            <text:p>Club Deportivo Universidad de San Martín de Porre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5647</text:p>
          </table:table-cell>
          <table:table-cell office:value-type="string" calcext:value-type="string">
            <text:p>AFC Progresul Bucureti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3017</text:p>
          </table:table-cell>
          <table:table-cell office:value-type="string" calcext:value-type="string">
            <text:p>Club Juan Auric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60792</text:p>
          </table:table-cell>
          <table:table-cell office:value-type="string" calcext:value-type="string">
            <text:p>Bargh Shiraz Football Club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8051</text:p>
          </table:table-cell>
          <table:table-cell office:value-type="string" calcext:value-type="string">
            <text:p>Granada 74 Club de Fútbo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6380</text:p>
          </table:table-cell>
          <table:table-cell office:value-type="string" calcext:value-type="string">
            <text:p>Cúcuta Deportivo(Actualmente Deportivo Zipaquirá o Deportivo Cadena)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61583</text:p>
          </table:table-cell>
          <table:table-cell office:value-type="string" calcext:value-type="string">
            <text:p>Hapoel Kfar Sab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62006</text:p>
          </table:table-cell>
          <table:table-cell office:value-type="string" calcext:value-type="string">
            <text:p>Interclub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70796</text:p>
          </table:table-cell>
          <table:table-cell office:value-type="string" calcext:value-type="string">
            <text:p>Amica Wronki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2017</text:p>
          </table:table-cell>
          <table:table-cell office:value-type="string" calcext:value-type="string">
            <text:p>FK Chmel Blaany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2114</text:p>
          </table:table-cell>
          <table:table-cell office:value-type="string" calcext:value-type="string">
            <text:p>Salgaocar S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91128</text:p>
          </table:table-cell>
          <table:table-cell office:value-type="string" calcext:value-type="string">
            <text:p>Aviron Bayon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65680</text:p>
          </table:table-cell>
          <table:table-cell office:value-type="string" calcext:value-type="string">
            <text:p>Dungannon Swifts F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69120</text:p>
          </table:table-cell>
          <table:table-cell office:value-type="string" calcext:value-type="string">
            <text:p>FC Dinamo de Stávropo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9926</text:p>
          </table:table-cell>
          <table:table-cell office:value-type="string" calcext:value-type="string">
            <text:p>Sportfreunde Siege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53467</text:p>
          </table:table-cell>
          <table:table-cell office:value-type="string" calcext:value-type="string">
            <text:p>Doxa Drama Fútbol Club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74296</text:p>
          </table:table-cell>
          <table:table-cell office:value-type="string" calcext:value-type="string">
            <text:p>Esporte Clube Santo André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4584</text:p>
          </table:table-cell>
          <table:table-cell office:value-type="string" calcext:value-type="string">
            <text:p>Daejeon Citize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71326</text:p>
          </table:table-cell>
          <table:table-cell office:value-type="string" calcext:value-type="string">
            <text:p>Ungmennafélagið Fjölni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2719</text:p>
          </table:table-cell>
          <table:table-cell office:value-type="string" calcext:value-type="string">
            <text:p>Al-Sailiya S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4701</text:p>
          </table:table-cell>
          <table:table-cell office:value-type="string" calcext:value-type="string">
            <text:p>POFC Botev Vrats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96697</text:p>
          </table:table-cell>
          <table:table-cell office:value-type="string" calcext:value-type="string">
            <text:p>Egaleo F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73789</text:p>
          </table:table-cell>
          <table:table-cell office:value-type="string" calcext:value-type="string">
            <text:p>SK Kladn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5429</text:p>
          </table:table-cell>
          <table:table-cell office:value-type="string" calcext:value-type="string">
            <text:p>Ballymena United Football Club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6121</text:p>
          </table:table-cell>
          <table:table-cell office:value-type="string" calcext:value-type="string">
            <text:p>FC Lada Toliatti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2933</text:p>
          </table:table-cell>
          <table:table-cell office:value-type="string" calcext:value-type="string">
            <text:p>Club Atlético Rentista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4338</text:p>
          </table:table-cell>
          <table:table-cell office:value-type="string" calcext:value-type="string">
            <text:p>Club Social y Deportivo Defensa y Justici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13003</text:p>
          </table:table-cell>
          <table:table-cell office:value-type="string" calcext:value-type="string">
            <text:p>Hapoel Acre F.C.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94827</text:p>
          </table:table-cell>
          <table:table-cell office:value-type="string" calcext:value-type="string">
            <text:p>FC Sopro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2669</text:p>
          </table:table-cell>
          <table:table-cell office:value-type="string" calcext:value-type="string">
            <text:p>Club de Deportes Cobresa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4264</text:p>
          </table:table-cell>
          <table:table-cell office:value-type="string" calcext:value-type="string">
            <text:p>Clube de Regatas Brasi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2516</text:p>
          </table:table-cell>
          <table:table-cell office:value-type="string" calcext:value-type="string">
            <text:p>Benevento Calci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8382</text:p>
          </table:table-cell>
          <table:table-cell office:value-type="string" calcext:value-type="string">
            <text:p>BV Veendam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76467</text:p>
          </table:table-cell>
          <table:table-cell office:value-type="string" calcext:value-type="string">
            <text:p>FS METTA/Latvijas Universitt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4223</text:p>
          </table:table-cell>
          <table:table-cell office:value-type="string" calcext:value-type="string">
            <text:p>Boldklubben 190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80314</text:p>
          </table:table-cell>
          <table:table-cell office:value-type="string" calcext:value-type="string">
            <text:p>CSKA Pomir Dusambé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5749</text:p>
          </table:table-cell>
          <table:table-cell office:value-type="string" calcext:value-type="string">
            <text:p>Unión Deportiva Vecindari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311</text:p>
          </table:table-cell>
          <table:table-cell office:value-type="string" calcext:value-type="string">
            <text:p>Football Club Libourne-Saint-Seuri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6225</text:p>
          </table:table-cell>
          <table:table-cell office:value-type="string" calcext:value-type="string">
            <text:p>Centre d'Esports L'Hospitale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65328</text:p>
          </table:table-cell>
          <table:table-cell office:value-type="string" calcext:value-type="string">
            <text:p>FC Verbroedering Dender E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0764</text:p>
          </table:table-cell>
          <table:table-cell office:value-type="string" calcext:value-type="string">
            <text:p>Clube Atlético Juventu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8790</text:p>
          </table:table-cell>
          <table:table-cell office:value-type="string" calcext:value-type="string">
            <text:p>Stal Miele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8826</text:p>
          </table:table-cell>
          <table:table-cell office:value-type="string" calcext:value-type="string">
            <text:p>Fudbalski Klub Bokelj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7856</text:p>
          </table:table-cell>
          <table:table-cell office:value-type="string" calcext:value-type="string">
            <text:p>IFK Eskilstun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6289</text:p>
          </table:table-cell>
          <table:table-cell office:value-type="string" calcext:value-type="string">
            <text:p>FC Concordia Base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02961</text:p>
          </table:table-cell>
          <table:table-cell office:value-type="string" calcext:value-type="string">
            <text:p>Club Athlétique Bizerti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573</text:p>
          </table:table-cell>
          <table:table-cell office:value-type="string" calcext:value-type="string">
            <text:p>Club de Futbol Reus Deportiu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4428</text:p>
          </table:table-cell>
          <table:table-cell office:value-type="string" calcext:value-type="string">
            <text:p>Kaposvári Rákóczi F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16960</text:p>
          </table:table-cell>
          <table:table-cell office:value-type="string" calcext:value-type="string">
            <text:p>NK Primorj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17164</text:p>
          </table:table-cell>
          <table:table-cell office:value-type="string" calcext:value-type="string">
            <text:p>Olympiakos Volou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9053</text:p>
          </table:table-cell>
          <table:table-cell office:value-type="string" calcext:value-type="string">
            <text:p>FK R+g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04892</text:p>
          </table:table-cell>
          <table:table-cell office:value-type="string" calcext:value-type="string">
            <text:p>JK Vaprus Pärnu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58264</text:p>
          </table:table-cell>
          <table:table-cell office:value-type="string" calcext:value-type="string">
            <text:p>Portuguesa Fútbol Club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62564</text:p>
          </table:table-cell>
          <table:table-cell office:value-type="string" calcext:value-type="string">
            <text:p>PFC Montan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24892</text:p>
          </table:table-cell>
          <table:table-cell office:value-type="string" calcext:value-type="string">
            <text:p>Huracán Valencia Club de Fútbo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71265</text:p>
          </table:table-cell>
          <table:table-cell office:value-type="string" calcext:value-type="string">
            <text:p>Union Sportive Arlequine Perpigna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84417</text:p>
          </table:table-cell>
          <table:table-cell office:value-type="string" calcext:value-type="string">
            <text:p>FC Stal Alchevsk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65560</text:p>
          </table:table-cell>
          <table:table-cell office:value-type="string" calcext:value-type="string">
            <text:p>US Quevilly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0598</text:p>
          </table:table-cell>
          <table:table-cell office:value-type="string" calcext:value-type="string">
            <text:p>Home United F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76964</text:p>
          </table:table-cell>
          <table:table-cell office:value-type="string" calcext:value-type="string">
            <text:p>FC Yereva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91116</text:p>
          </table:table-cell>
          <table:table-cell office:value-type="string" calcext:value-type="string">
            <text:p>FC Wacker Innsbruck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03493</text:p>
          </table:table-cell>
          <table:table-cell office:value-type="string" calcext:value-type="string">
            <text:p>Eastleigh F.C.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17166</text:p>
          </table:table-cell>
          <table:table-cell office:value-type="string" calcext:value-type="string">
            <text:p>Club Deportes Concepció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99653</text:p>
          </table:table-cell>
          <table:table-cell office:value-type="string" calcext:value-type="string">
            <text:p>Dohuk Football Club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06217</text:p>
          </table:table-cell>
          <table:table-cell office:value-type="string" calcext:value-type="string">
            <text:p>Sociedad Deportiva Lemon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07987</text:p>
          </table:table-cell>
          <table:table-cell office:value-type="string" calcext:value-type="string">
            <text:p>Ards F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17777</text:p>
          </table:table-cell>
          <table:table-cell office:value-type="string" calcext:value-type="string">
            <text:p>Zirka Kirovohrad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04228</text:p>
          </table:table-cell>
          <table:table-cell office:value-type="string" calcext:value-type="string">
            <text:p>Unió Esportiva Llagoster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19887</text:p>
          </table:table-cell>
          <table:table-cell office:value-type="string" calcext:value-type="string">
            <text:p>Mogi Mirim E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01659</text:p>
          </table:table-cell>
          <table:table-cell office:value-type="string" calcext:value-type="string">
            <text:p>Al-Fateh S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03717</text:p>
          </table:table-cell>
          <table:table-cell office:value-type="string" calcext:value-type="string">
            <text:p>FC Altyn Asy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53706</text:p>
          </table:table-cell>
          <table:table-cell office:value-type="string" calcext:value-type="string">
            <text:p>Sampaio Corrêa Futebol Club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566057</text:p>
          </table:table-cell>
          <table:table-cell office:value-type="string" calcext:value-type="string">
            <text:p>Kalloni F.C.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87794</text:p>
          </table:table-cell>
          <table:table-cell office:value-type="string" calcext:value-type="string">
            <text:p>Naft Tehran F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74200</text:p>
          </table:table-cell>
          <table:table-cell office:value-type="string" calcext:value-type="string">
            <text:p>MFK Zemplín Michalovc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45011</text:p>
          </table:table-cell>
          <table:table-cell office:value-type="string" calcext:value-type="string">
            <text:p>Cuiabá Esporte Club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67086</text:p>
          </table:table-cell>
          <table:table-cell office:value-type="string" calcext:value-type="string">
            <text:p>Yangon United F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57426</text:p>
          </table:table-cell>
          <table:table-cell office:value-type="string" calcext:value-type="string">
            <text:p>Football Klub Dukla Prag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71502</text:p>
          </table:table-cell>
          <table:table-cell office:value-type="string" calcext:value-type="string">
            <text:p>NK Krak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967914</text:p>
          </table:table-cell>
          <table:table-cell office:value-type="string" calcext:value-type="string">
            <text:p>Football Club of Pune City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838020</text:p>
          </table:table-cell>
          <table:table-cell office:value-type="string" calcext:value-type="string">
            <text:p>CS Universitatea Craiova F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839398</text:p>
          </table:table-cell>
          <table:table-cell office:value-type="string" calcext:value-type="string">
            <text:p>FC Go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840338</text:p>
          </table:table-cell>
          <table:table-cell office:value-type="string" calcext:value-type="string">
            <text:p>NorthEast United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08</text:p>
          </table:table-cell>
          <table:table-cell office:value-type="string" calcext:value-type="string">
            <text:p>Braintree Town F.C.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28</text:p>
          </table:table-cell>
          <table:table-cell office:value-type="string" calcext:value-type="string">
            <text:p>Woking F.C.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660</text:p>
          </table:table-cell>
          <table:table-cell office:value-type="string" calcext:value-type="string">
            <text:p>Altrincham F.C.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444</text:p>
          </table:table-cell>
          <table:table-cell office:value-type="string" calcext:value-type="string">
            <text:p>UCAM Murcia Club de Fútbo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4308</text:p>
          </table:table-cell>
          <table:table-cell office:value-type="string" calcext:value-type="string">
            <text:p>NK Triglav Kranj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36634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9565</text:p>
          </table:table-cell>
          <table:table-cell office:value-type="string" calcext:value-type="string">
            <text:p>IL Hødd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3520</text:p>
          </table:table-cell>
          <table:table-cell office:value-type="string" calcext:value-type="string">
            <text:p>Grêmio Barueri Futebo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0487</text:p>
          </table:table-cell>
          <table:table-cell office:value-type="string" calcext:value-type="string">
            <text:p>ZagBbie Sosnowie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447</text:p>
          </table:table-cell>
          <table:table-cell office:value-type="string" calcext:value-type="string">
            <text:p>Vittoriosa Stars F.C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8045</text:p>
          </table:table-cell>
          <table:table-cell office:value-type="string" calcext:value-type="string">
            <text:p>Universitario de Sucr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5764</text:p>
          </table:table-cell>
          <table:table-cell office:value-type="string" calcext:value-type="string">
            <text:p>Umeå F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1868</text:p>
          </table:table-cell>
          <table:table-cell office:value-type="string" calcext:value-type="string">
            <text:p>Al-Wahda Damasc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6341</text:p>
          </table:table-cell>
          <table:table-cell office:value-type="string" calcext:value-type="string">
            <text:p>Centro Deportivo Olmed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2119</text:p>
          </table:table-cell>
          <table:table-cell office:value-type="string" calcext:value-type="string">
            <text:p>NK GO`K Gabel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1878</text:p>
          </table:table-cell>
          <table:table-cell office:value-type="string" calcext:value-type="string">
            <text:p>FC Slutsk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4668</text:p>
          </table:table-cell>
          <table:table-cell office:value-type="string" calcext:value-type="string">
            <text:p>Al-Zawraa Sport Clu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2755</text:p>
          </table:table-cell>
          <table:table-cell office:value-type="string" calcext:value-type="string">
            <text:p>SG Sonnenhof Großaspach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07444</text:p>
          </table:table-cell>
          <table:table-cell office:value-type="string" calcext:value-type="string">
            <text:p>Henan Jianye F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2532</text:p>
          </table:table-cell>
          <table:table-cell office:value-type="string" calcext:value-type="string">
            <text:p>Corporación Club Deportes Tolim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9407</text:p>
          </table:table-cell>
          <table:table-cell office:value-type="string" calcext:value-type="string">
            <text:p>Asociación Civil Mineros de Guayan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0470</text:p>
          </table:table-cell>
          <table:table-cell office:value-type="string" calcext:value-type="string">
            <text:p>Étoile Filante Ouagadougou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87297</text:p>
          </table:table-cell>
          <table:table-cell office:value-type="string" calcext:value-type="string">
            <text:p>Ontinyent Club de Futbo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1752</text:p>
          </table:table-cell>
          <table:table-cell office:value-type="string" calcext:value-type="string">
            <text:p>NK Drava Ptuj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7473</text:p>
          </table:table-cell>
          <table:table-cell office:value-type="string" calcext:value-type="string">
            <text:p>FC Swarovski Tiro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0928</text:p>
          </table:table-cell>
          <table:table-cell office:value-type="string" calcext:value-type="string">
            <text:p>FK Ústí nad Labem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6266</text:p>
          </table:table-cell>
          <table:table-cell office:value-type="string" calcext:value-type="string">
            <text:p>APR F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52251</text:p>
          </table:table-cell>
          <table:table-cell office:value-type="string" calcext:value-type="string">
            <text:p>Adana Demirspor Kulübü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31108</text:p>
          </table:table-cell>
          <table:table-cell office:value-type="string" calcext:value-type="string">
            <text:p>Third Lanark Athletic Clu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39374</text:p>
          </table:table-cell>
          <table:table-cell office:value-type="string" calcext:value-type="string">
            <text:p>Arbroath F.C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8368</text:p>
          </table:table-cell>
          <table:table-cell office:value-type="string" calcext:value-type="string">
            <text:p>Ajman Clu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6241</text:p>
          </table:table-cell>
          <table:table-cell office:value-type="string" calcext:value-type="string">
            <text:p>FC Amsterdam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6543</text:p>
          </table:table-cell>
          <table:table-cell office:value-type="string" calcext:value-type="string">
            <text:p>Club Atlético Atena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5697</text:p>
          </table:table-cell>
          <table:table-cell office:value-type="string" calcext:value-type="string">
            <text:p>Sociedade Esportiva do Gam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1600</text:p>
          </table:table-cell>
          <table:table-cell office:value-type="string" calcext:value-type="string">
            <text:p>Patriotas Fútbol Clu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4658</text:p>
          </table:table-cell>
          <table:table-cell office:value-type="string" calcext:value-type="string">
            <text:p>OPS Oulu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69795</text:p>
          </table:table-cell>
          <table:table-cell office:value-type="string" calcext:value-type="string">
            <text:p>FC Jkrmal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9034</text:p>
          </table:table-cell>
          <table:table-cell office:value-type="string" calcext:value-type="string">
            <text:p>FC Os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6057</text:p>
          </table:table-cell>
          <table:table-cell office:value-type="string" calcext:value-type="string">
            <text:p>BC Dinamo Tbilisi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1990</text:p>
          </table:table-cell>
          <table:table-cell office:value-type="string" calcext:value-type="string">
            <text:p>Wiener A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0907</text:p>
          </table:table-cell>
          <table:table-cell office:value-type="string" calcext:value-type="string">
            <text:p>Union Luxembourg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0259</text:p>
          </table:table-cell>
          <table:table-cell office:value-type="string" calcext:value-type="string">
            <text:p>Accrington F.C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51182</text:p>
          </table:table-cell>
          <table:table-cell office:value-type="string" calcext:value-type="string">
            <text:p>Giravanz Kitakyushu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5270</text:p>
          </table:table-cell>
          <table:table-cell office:value-type="string" calcext:value-type="string">
            <text:p>Al-Arabi SC (Kuwait)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5690</text:p>
          </table:table-cell>
          <table:table-cell office:value-type="string" calcext:value-type="string">
            <text:p>Gyeongnam F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9344</text:p>
          </table:table-cell>
          <table:table-cell office:value-type="string" calcext:value-type="string">
            <text:p>Newry City F.C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57920</text:p>
          </table:table-cell>
          <table:table-cell office:value-type="string" calcext:value-type="string">
            <text:p>Dalian Aerbin F.C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7380</text:p>
          </table:table-cell>
          <table:table-cell office:value-type="string" calcext:value-type="string">
            <text:p>Futbol Club Casa del Benfic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9695</text:p>
          </table:table-cell>
          <table:table-cell office:value-type="string" calcext:value-type="string">
            <text:p>Boa Esporte Club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4353</text:p>
          </table:table-cell>
          <table:table-cell office:value-type="string" calcext:value-type="string">
            <text:p>Næstved BK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7084</text:p>
          </table:table-cell>
          <table:table-cell office:value-type="string" calcext:value-type="string">
            <text:p>FC SKA-Energiya Khabarovsk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6650</text:p>
          </table:table-cell>
          <table:table-cell office:value-type="string" calcext:value-type="string">
            <text:p>Oryx Doual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0541</text:p>
          </table:table-cell>
          <table:table-cell office:value-type="string" calcext:value-type="string">
            <text:p>FK Dinamo Samarcand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63147</text:p>
          </table:table-cell>
          <table:table-cell office:value-type="string" calcext:value-type="string">
            <text:p>America Football Clu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6103</text:p>
          </table:table-cell>
          <table:table-cell office:value-type="string" calcext:value-type="string">
            <text:p>FC A_gaba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87320</text:p>
          </table:table-cell>
          <table:table-cell office:value-type="string" calcext:value-type="string">
            <text:p>BFC Siófok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2172</text:p>
          </table:table-cell>
          <table:table-cell office:value-type="string" calcext:value-type="string">
            <text:p>FK Baník Mos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09713</text:p>
          </table:table-cell>
          <table:table-cell office:value-type="string" calcext:value-type="string">
            <text:p>PSM Makass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6074</text:p>
          </table:table-cell>
          <table:table-cell office:value-type="string" calcext:value-type="string">
            <text:p>Afan Lido F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69066</text:p>
          </table:table-cell>
          <table:table-cell office:value-type="string" calcext:value-type="string">
            <text:p>FK Drina Zvornik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2862</text:p>
          </table:table-cell>
          <table:table-cell office:value-type="string" calcext:value-type="string">
            <text:p>NK Meimurje akove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88363</text:p>
          </table:table-cell>
          <table:table-cell office:value-type="string" calcext:value-type="string">
            <text:p>Bangu Atlético Club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41152</text:p>
          </table:table-cell>
          <table:table-cell office:value-type="string" calcext:value-type="string">
            <text:p>Haverfordwest County Association Football Clu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3044</text:p>
          </table:table-cell>
          <table:table-cell office:value-type="string" calcext:value-type="string">
            <text:p>Daegu Football Clu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57420</text:p>
          </table:table-cell>
          <table:table-cell office:value-type="string" calcext:value-type="string">
            <text:p>Gainare Tottori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99185</text:p>
          </table:table-cell>
          <table:table-cell office:value-type="string" calcext:value-type="string">
            <text:p>US Luzena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77805</text:p>
          </table:table-cell>
          <table:table-cell office:value-type="string" calcext:value-type="string">
            <text:p>Amrokgang Sports Clu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78766</text:p>
          </table:table-cell>
          <table:table-cell office:value-type="string" calcext:value-type="string">
            <text:p>DWS Amsterdam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84569</text:p>
          </table:table-cell>
          <table:table-cell office:value-type="string" calcext:value-type="string">
            <text:p>Gangwon F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63110</text:p>
          </table:table-cell>
          <table:table-cell office:value-type="string" calcext:value-type="string">
            <text:p>Sassari Torres 190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66183</text:p>
          </table:table-cell>
          <table:table-cell office:value-type="string" calcext:value-type="string">
            <text:p>Oeste Futebol Club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63069</text:p>
          </table:table-cell>
          <table:table-cell office:value-type="string" calcext:value-type="string">
            <text:p>Fudbalski Klub Beran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9419</text:p>
          </table:table-cell>
          <table:table-cell office:value-type="string" calcext:value-type="string">
            <text:p>Verein für Rasensport Wormatia 08 Worm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74354</text:p>
          </table:table-cell>
          <table:table-cell office:value-type="string" calcext:value-type="string">
            <text:p>Stade Français Footbal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74910</text:p>
          </table:table-cell>
          <table:table-cell office:value-type="string" calcext:value-type="string">
            <text:p>HNK Oraaj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5909</text:p>
          </table:table-cell>
          <table:table-cell office:value-type="string" calcext:value-type="string">
            <text:p>Bal1kesirspo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7427</text:p>
          </table:table-cell>
          <table:table-cell office:value-type="string" calcext:value-type="string">
            <text:p>Orihuela Club de Fútbo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9982</text:p>
          </table:table-cell>
          <table:table-cell office:value-type="string" calcext:value-type="string">
            <text:p>FK Bashkimi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95093</text:p>
          </table:table-cell>
          <table:table-cell office:value-type="string" calcext:value-type="string">
            <text:p>FK Daugava Rig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3208</text:p>
          </table:table-cell>
          <table:table-cell office:value-type="string" calcext:value-type="string">
            <text:p>Club Deportivo Olimpi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3222</text:p>
          </table:table-cell>
          <table:table-cell office:value-type="string" calcext:value-type="string">
            <text:p>Club de Deportes Santiago Morning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4341</text:p>
          </table:table-cell>
          <table:table-cell office:value-type="string" calcext:value-type="string">
            <text:p>Club Social y Deportivo Municipa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12917</text:p>
          </table:table-cell>
          <table:table-cell office:value-type="string" calcext:value-type="string">
            <text:p>Kano Pillar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12943</text:p>
          </table:table-cell>
          <table:table-cell office:value-type="string" calcext:value-type="string">
            <text:p>Shooting Stars Fútbol Clu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3195</text:p>
          </table:table-cell>
          <table:table-cell office:value-type="string" calcext:value-type="string">
            <text:p>Deportivo Lar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08747</text:p>
          </table:table-cell>
          <table:table-cell office:value-type="string" calcext:value-type="string">
            <text:p>Sorrento Calci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9032</text:p>
          </table:table-cell>
          <table:table-cell office:value-type="string" calcext:value-type="string">
            <text:p>Luverdense Esporte Club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4476</text:p>
          </table:table-cell>
          <table:table-cell office:value-type="string" calcext:value-type="string">
            <text:p>Club Sportif Pétang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68064</text:p>
          </table:table-cell>
          <table:table-cell office:value-type="string" calcext:value-type="string">
            <text:p>Malatyaspo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13287</text:p>
          </table:table-cell>
          <table:table-cell office:value-type="string" calcext:value-type="string">
            <text:p>Vila Nova Futebol Club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14387</text:p>
          </table:table-cell>
          <table:table-cell office:value-type="string" calcext:value-type="string">
            <text:p>Simba S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20442</text:p>
          </table:table-cell>
          <table:table-cell office:value-type="string" calcext:value-type="string">
            <text:p>Jomo Cosmos Football Clu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35290</text:p>
          </table:table-cell>
          <table:table-cell office:value-type="string" calcext:value-type="string">
            <text:p>Enugu Ranger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056</text:p>
          </table:table-cell>
          <table:table-cell office:value-type="string" calcext:value-type="string">
            <text:p>FC Dunav Rouss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210</text:p>
          </table:table-cell>
          <table:table-cell office:value-type="string" calcext:value-type="string">
            <text:p>FC Jeunesse Canach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8572</text:p>
          </table:table-cell>
          <table:table-cell office:value-type="string" calcext:value-type="string">
            <text:p>KK Helios Dom~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4463</text:p>
          </table:table-cell>
          <table:table-cell office:value-type="string" calcext:value-type="string">
            <text:p>CS Concordia Chiajn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4460</text:p>
          </table:table-cell>
          <table:table-cell office:value-type="string" calcext:value-type="string">
            <text:p>Club Sport Cartaginé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4407</text:p>
          </table:table-cell>
          <table:table-cell office:value-type="string" calcext:value-type="string">
            <text:p>FC Spartak Plovdiv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6134</text:p>
          </table:table-cell>
          <table:table-cell office:value-type="string" calcext:value-type="string">
            <text:p>Albion Rovers F.C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6088</text:p>
          </table:table-cell>
          <table:table-cell office:value-type="string" calcext:value-type="string">
            <text:p>Club Atlético All Boy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67507</text:p>
          </table:table-cell>
          <table:table-cell office:value-type="string" calcext:value-type="string">
            <text:p>FC Schaa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80781</text:p>
          </table:table-cell>
          <table:table-cell office:value-type="string" calcext:value-type="string">
            <text:p>Maccabi Ahi Nazareth F.C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3457</text:p>
          </table:table-cell>
          <table:table-cell office:value-type="string" calcext:value-type="string">
            <text:p>NK Karlova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17811</text:p>
          </table:table-cell>
          <table:table-cell office:value-type="string" calcext:value-type="string">
            <text:p>Wexford Youths F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27564</text:p>
          </table:table-cell>
          <table:table-cell office:value-type="string" calcext:value-type="string">
            <text:p>Vakhsh Qurghontepp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764</text:p>
          </table:table-cell>
          <table:table-cell office:value-type="string" calcext:value-type="string">
            <text:p>FC Triesenberg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6148</text:p>
          </table:table-cell>
          <table:table-cell office:value-type="string" calcext:value-type="string">
            <text:p>Club Deportivo Puertollan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6179</text:p>
          </table:table-cell>
          <table:table-cell office:value-type="string" calcext:value-type="string">
            <text:p>Club Deportivo Toled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6679</text:p>
          </table:table-cell>
          <table:table-cell office:value-type="string" calcext:value-type="string">
            <text:p>Hutnik Nowa Hut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3948</text:p>
          </table:table-cell>
          <table:table-cell office:value-type="string" calcext:value-type="string">
            <text:p>TPV Tamper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68880</text:p>
          </table:table-cell>
          <table:table-cell office:value-type="string" calcext:value-type="string">
            <text:p>UMF Selfos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7945</text:p>
          </table:table-cell>
          <table:table-cell office:value-type="string" calcext:value-type="string">
            <text:p>Hafia F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0817</text:p>
          </table:table-cell>
          <table:table-cell office:value-type="string" calcext:value-type="string">
            <text:p>HPS Helsinki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8830</text:p>
          </table:table-cell>
          <table:table-cell office:value-type="string" calcext:value-type="string">
            <text:p>FK Bohemians Pragu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8841</text:p>
          </table:table-cell>
          <table:table-cell office:value-type="string" calcext:value-type="string">
            <text:p>FK Budunost Banovii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0003</text:p>
          </table:table-cell>
          <table:table-cell office:value-type="string" calcext:value-type="string">
            <text:p>NA Hussein Dey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5367</text:p>
          </table:table-cell>
          <table:table-cell office:value-type="string" calcext:value-type="string">
            <text:p>FC Sokol Saratov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5778</text:p>
          </table:table-cell>
          <table:table-cell office:value-type="string" calcext:value-type="string">
            <text:p>PFC Spartak Varn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8392</text:p>
          </table:table-cell>
          <table:table-cell office:value-type="string" calcext:value-type="string">
            <text:p>KF Trepç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3238</text:p>
          </table:table-cell>
          <table:table-cell office:value-type="string" calcext:value-type="string">
            <text:p>FC Kharkiv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0751</text:p>
          </table:table-cell>
          <table:table-cell office:value-type="string" calcext:value-type="string">
            <text:p>Young Africans S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02935</text:p>
          </table:table-cell>
          <table:table-cell office:value-type="string" calcext:value-type="string">
            <text:p>Club Almagr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600</text:p>
          </table:table-cell>
          <table:table-cell office:value-type="string" calcext:value-type="string">
            <text:p>FC Ruggel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75351</text:p>
          </table:table-cell>
          <table:table-cell office:value-type="string" calcext:value-type="string">
            <text:p>Ituano Futebol Club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6869</text:p>
          </table:table-cell>
          <table:table-cell office:value-type="string" calcext:value-type="string">
            <text:p>W Connectio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93688</text:p>
          </table:table-cell>
          <table:table-cell office:value-type="string" calcext:value-type="string">
            <text:p>FC Vostok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89756</text:p>
          </table:table-cell>
          <table:table-cell office:value-type="string" calcext:value-type="string">
            <text:p>Kazma S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03589</text:p>
          </table:table-cell>
          <table:table-cell office:value-type="string" calcext:value-type="string">
            <text:p>Sociedade Esportiva e Recreativa Caxias do Su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28743</text:p>
          </table:table-cell>
          <table:table-cell office:value-type="string" calcext:value-type="string">
            <text:p>Follo FK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80249</text:p>
          </table:table-cell>
          <table:table-cell office:value-type="string" calcext:value-type="string">
            <text:p>Västerås SK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9317</text:p>
          </table:table-cell>
          <table:table-cell office:value-type="string" calcext:value-type="string">
            <text:p>FK Karva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17698</text:p>
          </table:table-cell>
          <table:table-cell office:value-type="string" calcext:value-type="string">
            <text:p>PFC Minyor Pernik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35496</text:p>
          </table:table-cell>
          <table:table-cell office:value-type="string" calcext:value-type="string">
            <text:p>Sporting Clube de Go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7396</text:p>
          </table:table-cell>
          <table:table-cell office:value-type="string" calcext:value-type="string">
            <text:p>ENPPI Clu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79895</text:p>
          </table:table-cell>
          <table:table-cell office:value-type="string" calcext:value-type="string">
            <text:p>Trujillanos Fútbol Clu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81407</text:p>
          </table:table-cell>
          <table:table-cell office:value-type="string" calcext:value-type="string">
            <text:p>MFK Karviná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63828</text:p>
          </table:table-cell>
          <table:table-cell office:value-type="string" calcext:value-type="string">
            <text:p>Heartland F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71336</text:p>
          </table:table-cell>
          <table:table-cell office:value-type="string" calcext:value-type="string">
            <text:p>IK Sirius Fotbol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76979</text:p>
          </table:table-cell>
          <table:table-cell office:value-type="string" calcext:value-type="string">
            <text:p>Club de Deportes Antofagast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53444</text:p>
          </table:table-cell>
          <table:table-cell office:value-type="string" calcext:value-type="string">
            <text:p>Free State Stars Football Clu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9956</text:p>
          </table:table-cell>
          <table:table-cell office:value-type="string" calcext:value-type="string">
            <text:p>Shenzhen Ruby F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56279</text:p>
          </table:table-cell>
          <table:table-cell office:value-type="string" calcext:value-type="string">
            <text:p>FC Victoria Rospor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63926</text:p>
          </table:table-cell>
          <table:table-cell office:value-type="string" calcext:value-type="string">
            <text:p>Najran S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14928</text:p>
          </table:table-cell>
          <table:table-cell office:value-type="string" calcext:value-type="string">
            <text:p>Çetinkaya Türk Spor Kulübü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0282</text:p>
          </table:table-cell>
          <table:table-cell office:value-type="string" calcext:value-type="string">
            <text:p>North Queensland Fury Football Club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0392</text:p>
          </table:table-cell>
          <table:table-cell office:value-type="string" calcext:value-type="string">
            <text:p>Stanhousemuir F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1954</text:p>
          </table:table-cell>
          <table:table-cell office:value-type="string" calcext:value-type="string">
            <text:p>Stade Tunisie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38486</text:p>
          </table:table-cell>
          <table:table-cell office:value-type="string" calcext:value-type="string">
            <text:p>Olympique Lilloi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17539</text:p>
          </table:table-cell>
          <table:table-cell office:value-type="string" calcext:value-type="string">
            <text:p>Deportivo Ñublens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32493</text:p>
          </table:table-cell>
          <table:table-cell office:value-type="string" calcext:value-type="string">
            <text:p>Botafogo Futebol Club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00203</text:p>
          </table:table-cell>
          <table:table-cell office:value-type="string" calcext:value-type="string">
            <text:p>Tyresö FF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29903</text:p>
          </table:table-cell>
          <table:table-cell office:value-type="string" calcext:value-type="string">
            <text:p>CA Spora Luxembourg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12334</text:p>
          </table:table-cell>
          <table:table-cell office:value-type="string" calcext:value-type="string">
            <text:p>Bassano Virtus 55 S.T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70462</text:p>
          </table:table-cell>
          <table:table-cell office:value-type="string" calcext:value-type="string">
            <text:p>FC Balka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41933</text:p>
          </table:table-cell>
          <table:table-cell office:value-type="string" calcext:value-type="string">
            <text:p>Chester F.C.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90133</text:p>
          </table:table-cell>
          <table:table-cell office:value-type="string" calcext:value-type="string">
            <text:p>Americana Futebo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08062</text:p>
          </table:table-cell>
          <table:table-cell office:value-type="string" calcext:value-type="string">
            <text:p>FC Ilve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68410</text:p>
          </table:table-cell>
          <table:table-cell office:value-type="string" calcext:value-type="string">
            <text:p>PS Kemi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405499</text:p>
          </table:table-cell>
          <table:table-cell office:value-type="string" calcext:value-type="string">
            <text:p>FC Saxa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214935</text:p>
          </table:table-cell>
          <table:table-cell office:value-type="string" calcext:value-type="string">
            <text:p>Football Club Halifax Tow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54532</text:p>
          </table:table-cell>
          <table:table-cell office:value-type="string" calcext:value-type="string">
            <text:p>NK Krk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360</text:p>
          </table:table-cell>
          <table:table-cell office:value-type="string" calcext:value-type="string">
            <text:p>FC Alma-At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655</text:p>
          </table:table-cell>
          <table:table-cell office:value-type="string" calcext:value-type="string">
            <text:p>HVV Den Haa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9327</text:p>
          </table:table-cell>
          <table:table-cell office:value-type="string" calcext:value-type="string">
            <text:p>Al Ansar Beiru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9340</text:p>
          </table:table-cell>
          <table:table-cell office:value-type="string" calcext:value-type="string">
            <text:p>Yadanabon F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2923</text:p>
          </table:table-cell>
          <table:table-cell office:value-type="string" calcext:value-type="string">
            <text:p>Club Atlético Tiro Federal Argentin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6412</text:p>
          </table:table-cell>
          <table:table-cell office:value-type="string" calcext:value-type="string">
            <text:p>FK Kozara Gradiak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3417</text:p>
          </table:table-cell>
          <table:table-cell office:value-type="string" calcext:value-type="string">
            <text:p>Écija Balompié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3995</text:p>
          </table:table-cell>
          <table:table-cell office:value-type="string" calcext:value-type="string">
            <text:p>FC Kotay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1961</text:p>
          </table:table-cell>
          <table:table-cell office:value-type="string" calcext:value-type="string">
            <text:p>FC Dinamo Bend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92419</text:p>
          </table:table-cell>
          <table:table-cell office:value-type="string" calcext:value-type="string">
            <text:p>Fußballclub Rumeln 2001 Duisbu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8791</text:p>
          </table:table-cell>
          <table:table-cell office:value-type="string" calcext:value-type="string">
            <text:p>Drumcondra F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5510</text:p>
          </table:table-cell>
          <table:table-cell office:value-type="string" calcext:value-type="string">
            <text:p>Al Quwa Al Jawiy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96190</text:p>
          </table:table-cell>
          <table:table-cell office:value-type="string" calcext:value-type="string">
            <text:p>Kristiansund B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7695</text:p>
          </table:table-cell>
          <table:table-cell office:value-type="string" calcext:value-type="string">
            <text:p>A.S. Andria BA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0841</text:p>
          </table:table-cell>
          <table:table-cell office:value-type="string" calcext:value-type="string">
            <text:p>Asociación Deportiva Ceut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4461</text:p>
          </table:table-cell>
          <table:table-cell office:value-type="string" calcext:value-type="string">
            <text:p>Al-Hilal Omdurmá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5711</text:p>
          </table:table-cell>
          <table:table-cell office:value-type="string" calcext:value-type="string">
            <text:p>Al-Jaish S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9521</text:p>
          </table:table-cell>
          <table:table-cell office:value-type="string" calcext:value-type="string">
            <text:p>A.C. Pavi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2961</text:p>
          </table:table-cell>
          <table:table-cell office:value-type="string" calcext:value-type="string">
            <text:p>FC Unirea Alba Iuli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1559</text:p>
          </table:table-cell>
          <table:table-cell office:value-type="string" calcext:value-type="string">
            <text:p>AEP Paphos F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1765</text:p>
          </table:table-cell>
          <table:table-cell office:value-type="string" calcext:value-type="string">
            <text:p>Djurgårdens IF Da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87712</text:p>
          </table:table-cell>
          <table:table-cell office:value-type="string" calcext:value-type="string">
            <text:p>Vila Nova A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3297</text:p>
          </table:table-cell>
          <table:table-cell office:value-type="string" calcext:value-type="string">
            <text:p>Kabuscorp S.C.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5008</text:p>
          </table:table-cell>
          <table:table-cell office:value-type="string" calcext:value-type="string">
            <text:p>FC Viktoria Köl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5137</text:p>
          </table:table-cell>
          <table:table-cell office:value-type="string" calcext:value-type="string">
            <text:p>Aboomosle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42558</text:p>
          </table:table-cell>
          <table:table-cell office:value-type="string" calcext:value-type="string">
            <text:p>Gach Dong Tam Long A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2074</text:p>
          </table:table-cell>
          <table:table-cell office:value-type="string" calcext:value-type="string">
            <text:p>Strømmen I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1937</text:p>
          </table:table-cell>
          <table:table-cell office:value-type="string" calcext:value-type="string">
            <text:p>AFC Tubiz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6313</text:p>
          </table:table-cell>
          <table:table-cell office:value-type="string" calcext:value-type="string">
            <text:p>PAS Hamedan Footbal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5784</text:p>
          </table:table-cell>
          <table:table-cell office:value-type="string" calcext:value-type="string">
            <text:p>Karlsruher FV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2833</text:p>
          </table:table-cell>
          <table:table-cell office:value-type="string" calcext:value-type="string">
            <text:p>Rionegro Aguilas Dorada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9732</text:p>
          </table:table-cell>
          <table:table-cell office:value-type="string" calcext:value-type="string">
            <text:p>SK Vorwärts Stey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00053</text:p>
          </table:table-cell>
          <table:table-cell office:value-type="string" calcext:value-type="string">
            <text:p>FK Pirmasen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01535</text:p>
          </table:table-cell>
          <table:table-cell office:value-type="string" calcext:value-type="string">
            <text:p>TUSEM Esse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02337</text:p>
          </table:table-cell>
          <table:table-cell office:value-type="string" calcext:value-type="string">
            <text:p>Freiburger F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19383</text:p>
          </table:table-cell>
          <table:table-cell office:value-type="string" calcext:value-type="string">
            <text:p>Deportes Unión La Caler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0830</text:p>
          </table:table-cell>
          <table:table-cell office:value-type="string" calcext:value-type="string">
            <text:p>Al-Talab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09805</text:p>
          </table:table-cell>
          <table:table-cell office:value-type="string" calcext:value-type="string">
            <text:p>Kigwancha Sports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1279</text:p>
          </table:table-cell>
          <table:table-cell office:value-type="string" calcext:value-type="string">
            <text:p>CS Mioveni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8314</text:p>
          </table:table-cell>
          <table:table-cell office:value-type="string" calcext:value-type="string">
            <text:p>Associazione Sportiva Gubbio 19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1779</text:p>
          </table:table-cell>
          <table:table-cell office:value-type="string" calcext:value-type="string">
            <text:p>Sông Lam NghÇ A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5177</text:p>
          </table:table-cell>
          <table:table-cell office:value-type="string" calcext:value-type="string">
            <text:p>MOIK Baku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0872</text:p>
          </table:table-cell>
          <table:table-cell office:value-type="string" calcext:value-type="string">
            <text:p>Real Avilés Club de Fútbo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0160</text:p>
          </table:table-cell>
          <table:table-cell office:value-type="string" calcext:value-type="string">
            <text:p>CA Orade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9650</text:p>
          </table:table-cell>
          <table:table-cell office:value-type="string" calcext:value-type="string">
            <text:p>Fremad Amag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5174</text:p>
          </table:table-cell>
          <table:table-cell office:value-type="string" calcext:value-type="string">
            <text:p>Geylang United F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6902</text:p>
          </table:table-cell>
          <table:table-cell office:value-type="string" calcext:value-type="string">
            <text:p>Brønshøj B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5782</text:p>
          </table:table-cell>
          <table:table-cell office:value-type="string" calcext:value-type="string">
            <text:p>Platinum Stars Footbal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8401</text:p>
          </table:table-cell>
          <table:table-cell office:value-type="string" calcext:value-type="string">
            <text:p>Hakoah Maccabi Amidar Ramat Ga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1102</text:p>
          </table:table-cell>
          <table:table-cell office:value-type="string" calcext:value-type="string">
            <text:p>FC Elist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57612</text:p>
          </table:table-cell>
          <table:table-cell office:value-type="string" calcext:value-type="string">
            <text:p>FC Akzhayi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9652</text:p>
          </table:table-cell>
          <table:table-cell office:value-type="string" calcext:value-type="string">
            <text:p>Liga Deportiva Universitaria de Loj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1014</text:p>
          </table:table-cell>
          <table:table-cell office:value-type="string" calcext:value-type="string">
            <text:p>Riber Plate Footbal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9901</text:p>
          </table:table-cell>
          <table:table-cell office:value-type="string" calcext:value-type="string">
            <text:p>Sestao River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9931</text:p>
          </table:table-cell>
          <table:table-cell office:value-type="string" calcext:value-type="string">
            <text:p>Gor Mahia F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13041</text:p>
          </table:table-cell>
          <table:table-cell office:value-type="string" calcext:value-type="string">
            <text:p>Calcio Portogruaro-Summag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2091</text:p>
          </table:table-cell>
          <table:table-cell office:value-type="string" calcext:value-type="string">
            <text:p>Institución Atlética Sud Améric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96965</text:p>
          </table:table-cell>
          <table:table-cell office:value-type="string" calcext:value-type="string">
            <text:p>Bradford Park Avenue A.F.C.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5225</text:p>
          </table:table-cell>
          <table:table-cell office:value-type="string" calcext:value-type="string">
            <text:p>Ängelholms F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3126</text:p>
          </table:table-cell>
          <table:table-cell office:value-type="string" calcext:value-type="string">
            <text:p>Hapoel Ashkelo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6516</text:p>
          </table:table-cell>
          <table:table-cell office:value-type="string" calcext:value-type="string">
            <text:p>Szombierki Byto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9501</text:p>
          </table:table-cell>
          <table:table-cell office:value-type="string" calcext:value-type="string">
            <text:p>Al Ittihad (Trípoli)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7693</text:p>
          </table:table-cell>
          <table:table-cell office:value-type="string" calcext:value-type="string">
            <text:p>Club Sportif Louhans-Cuiseaux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3599</text:p>
          </table:table-cell>
          <table:table-cell office:value-type="string" calcext:value-type="string">
            <text:p>FC Wohle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7992</text:p>
          </table:table-cell>
          <table:table-cell office:value-type="string" calcext:value-type="string">
            <text:p>Västra Frölunda I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33529</text:p>
          </table:table-cell>
          <table:table-cell office:value-type="string" calcext:value-type="string">
            <text:p>Atletico Roma Footbal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3772</text:p>
          </table:table-cell>
          <table:table-cell office:value-type="string" calcext:value-type="string">
            <text:p>Clube Recreativo Desportivo do Libol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4686</text:p>
          </table:table-cell>
          <table:table-cell office:value-type="string" calcext:value-type="string">
            <text:p>Kareda Kauna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4555</text:p>
          </table:table-cell>
          <table:table-cell office:value-type="string" calcext:value-type="string">
            <text:p>Club Atlético Nueva Chicag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2574</text:p>
          </table:table-cell>
          <table:table-cell office:value-type="string" calcext:value-type="string">
            <text:p>Qingdao Jonoon F.C.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1655</text:p>
          </table:table-cell>
          <table:table-cell office:value-type="string" calcext:value-type="string">
            <text:p>Deportivo Anzoátegui Sport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1746</text:p>
          </table:table-cell>
          <table:table-cell office:value-type="string" calcext:value-type="string">
            <text:p>FK Indij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1503</text:p>
          </table:table-cell>
          <table:table-cell office:value-type="string" calcext:value-type="string">
            <text:p>Tacuarembó Fútbo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56317</text:p>
          </table:table-cell>
          <table:table-cell office:value-type="string" calcext:value-type="string">
            <text:p>Los Angeles Aztec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80217</text:p>
          </table:table-cell>
          <table:table-cell office:value-type="string" calcext:value-type="string">
            <text:p>FK Mugha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2397</text:p>
          </table:table-cell>
          <table:table-cell office:value-type="string" calcext:value-type="string">
            <text:p>Real Atlético Garcilas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0065</text:p>
          </table:table-cell>
          <table:table-cell office:value-type="string" calcext:value-type="string">
            <text:p>Unión Popular de Langre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2607</text:p>
          </table:table-cell>
          <table:table-cell office:value-type="string" calcext:value-type="string">
            <text:p>León de Huánuc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6499</text:p>
          </table:table-cell>
          <table:table-cell office:value-type="string" calcext:value-type="string">
            <text:p>JK Sadam Tallin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01894</text:p>
          </table:table-cell>
          <table:table-cell office:value-type="string" calcext:value-type="string">
            <text:p>Hoang Anh Gia Lai F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2755</text:p>
          </table:table-cell>
          <table:table-cell office:value-type="string" calcext:value-type="string">
            <text:p>FC Viikingi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2987</text:p>
          </table:table-cell>
          <table:table-cell office:value-type="string" calcext:value-type="string">
            <text:p>Club Sport Huancay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3081</text:p>
          </table:table-cell>
          <table:table-cell office:value-type="string" calcext:value-type="string">
            <text:p>Tacuary Footbal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3085</text:p>
          </table:table-cell>
          <table:table-cell office:value-type="string" calcext:value-type="string">
            <text:p>Club Rubio Ñu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35751</text:p>
          </table:table-cell>
          <table:table-cell office:value-type="string" calcext:value-type="string">
            <text:p>SK Blzm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3633</text:p>
          </table:table-cell>
          <table:table-cell office:value-type="string" calcext:value-type="string">
            <text:p>Liberty Professional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0456</text:p>
          </table:table-cell>
          <table:table-cell office:value-type="string" calcext:value-type="string">
            <text:p>OFC Sliven 200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63906</text:p>
          </table:table-cell>
          <table:table-cell office:value-type="string" calcext:value-type="string">
            <text:p>FK Buxor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69122</text:p>
          </table:table-cell>
          <table:table-cell office:value-type="string" calcext:value-type="string">
            <text:p>FC Dynamo San Petersburg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59403</text:p>
          </table:table-cell>
          <table:table-cell office:value-type="string" calcext:value-type="string">
            <text:p>HNK Sloga Uskoplj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62841</text:p>
          </table:table-cell>
          <table:table-cell office:value-type="string" calcext:value-type="string">
            <text:p>HNK Segest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62908</text:p>
          </table:table-cell>
          <table:table-cell office:value-type="string" calcext:value-type="string">
            <text:p>FC Zhemchuzhina-Sochi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80467</text:p>
          </table:table-cell>
          <table:table-cell office:value-type="string" calcext:value-type="string">
            <text:p>Thai Farmers Bank F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57402</text:p>
          </table:table-cell>
          <table:table-cell office:value-type="string" calcext:value-type="string">
            <text:p>Hallam Footbal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78095</text:p>
          </table:table-cell>
          <table:table-cell office:value-type="string" calcext:value-type="string">
            <text:p>Eastbourne Borough F.C.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78130</text:p>
          </table:table-cell>
          <table:table-cell office:value-type="string" calcext:value-type="string">
            <text:p>Eastern A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65994</text:p>
          </table:table-cell>
          <table:table-cell office:value-type="string" calcext:value-type="string">
            <text:p>Mpumalanga Black Aces Footbal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3643</text:p>
          </table:table-cell>
          <table:table-cell office:value-type="string" calcext:value-type="string">
            <text:p>Riffa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59661</text:p>
          </table:table-cell>
          <table:table-cell office:value-type="string" calcext:value-type="string">
            <text:p>NK Kamen Ingra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18240</text:p>
          </table:table-cell>
          <table:table-cell office:value-type="string" calcext:value-type="string">
            <text:p>Safa SC Beiru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2990</text:p>
          </table:table-cell>
          <table:table-cell office:value-type="string" calcext:value-type="string">
            <text:p>Da Nang F.C.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87939</text:p>
          </table:table-cell>
          <table:table-cell office:value-type="string" calcext:value-type="string">
            <text:p>Ionikos F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2738</text:p>
          </table:table-cell>
          <table:table-cell office:value-type="string" calcext:value-type="string">
            <text:p>Al Nejmeh Sporting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6763</text:p>
          </table:table-cell>
          <table:table-cell office:value-type="string" calcext:value-type="string">
            <text:p>Bendel Insuranc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9332</text:p>
          </table:table-cell>
          <table:table-cell office:value-type="string" calcext:value-type="string">
            <text:p>SC Tasmania 1900 Berli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9367</text:p>
          </table:table-cell>
          <table:table-cell office:value-type="string" calcext:value-type="string">
            <text:p>SSV Reutlinge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68592</text:p>
          </table:table-cell>
          <table:table-cell office:value-type="string" calcext:value-type="string">
            <text:p>Ghazl El-Mehall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6797</text:p>
          </table:table-cell>
          <table:table-cell office:value-type="string" calcext:value-type="string">
            <text:p>Ba Football Associatio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6495</text:p>
          </table:table-cell>
          <table:table-cell office:value-type="string" calcext:value-type="string">
            <text:p>Bangkok United F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2904</text:p>
          </table:table-cell>
          <table:table-cell office:value-type="string" calcext:value-type="string">
            <text:p>Club Atlético Atlant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10813</text:p>
          </table:table-cell>
          <table:table-cell office:value-type="string" calcext:value-type="string">
            <text:p>South Melbourne Footbal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5161</text:p>
          </table:table-cell>
          <table:table-cell office:value-type="string" calcext:value-type="string">
            <text:p>Airdrieonians F.C.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92330</text:p>
          </table:table-cell>
          <table:table-cell office:value-type="string" calcext:value-type="string">
            <text:p>Atlético Sport Aviaçã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25331</text:p>
          </table:table-cell>
          <table:table-cell office:value-type="string" calcext:value-type="string">
            <text:p>Pune F.C.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3199</text:p>
          </table:table-cell>
          <table:table-cell office:value-type="string" calcext:value-type="string">
            <text:p>Deportivo Maldonado S.A.D.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09669</text:p>
          </table:table-cell>
          <table:table-cell office:value-type="string" calcext:value-type="string">
            <text:p>Unión Balompédica Conquen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2938</text:p>
          </table:table-cell>
          <table:table-cell office:value-type="string" calcext:value-type="string">
            <text:p>Club Atlético San Martín (Tucumán)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8538</text:p>
          </table:table-cell>
          <table:table-cell office:value-type="string" calcext:value-type="string">
            <text:p>Macaé Esporte Futebol Club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9041</text:p>
          </table:table-cell>
          <table:table-cell office:value-type="string" calcext:value-type="string">
            <text:p>Tupi F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94918</text:p>
          </table:table-cell>
          <table:table-cell office:value-type="string" calcext:value-type="string">
            <text:p>Gallipoli Calci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95028</text:p>
          </table:table-cell>
          <table:table-cell office:value-type="string" calcext:value-type="string">
            <text:p>FC Granit Mikashevichi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2824</text:p>
          </table:table-cell>
          <table:table-cell office:value-type="string" calcext:value-type="string">
            <text:p>Club de Deportes Iquiqu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4190</text:p>
          </table:table-cell>
          <table:table-cell office:value-type="string" calcext:value-type="string">
            <text:p>CO Roubaix-Tourcoin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42098</text:p>
          </table:table-cell>
          <table:table-cell office:value-type="string" calcext:value-type="string">
            <text:p>Club de Deportes La Seren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52445</text:p>
          </table:table-cell>
          <table:table-cell office:value-type="string" calcext:value-type="string">
            <text:p>NK Vitez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68488</text:p>
          </table:table-cell>
          <table:table-cell office:value-type="string" calcext:value-type="string">
            <text:p>Yokohama Flügel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15369</text:p>
          </table:table-cell>
          <table:table-cell office:value-type="string" calcext:value-type="string">
            <text:p>Besançon R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20817</text:p>
          </table:table-cell>
          <table:table-cell office:value-type="string" calcext:value-type="string">
            <text:p>PFC Marek Dupnits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40719</text:p>
          </table:table-cell>
          <table:table-cell office:value-type="string" calcext:value-type="string">
            <text:p>Club Lleida Esportiu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9050</text:p>
          </table:table-cell>
          <table:table-cell office:value-type="string" calcext:value-type="string">
            <text:p>Duque de Caxias Futebol Club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38737</text:p>
          </table:table-cell>
          <table:table-cell office:value-type="string" calcext:value-type="string">
            <text:p>Internazionale Torin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69677</text:p>
          </table:table-cell>
          <table:table-cell office:value-type="string" calcext:value-type="string">
            <text:p>Mikkelin Palloilija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77801</text:p>
          </table:table-cell>
          <table:table-cell office:value-type="string" calcext:value-type="string">
            <text:p>Alloa Athletic Footbal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47133</text:p>
          </table:table-cell>
          <table:table-cell office:value-type="string" calcext:value-type="string">
            <text:p>Kallithea F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78104</text:p>
          </table:table-cell>
          <table:table-cell office:value-type="string" calcext:value-type="string">
            <text:p>Rocha Fútbo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7171</text:p>
          </table:table-cell>
          <table:table-cell office:value-type="string" calcext:value-type="string">
            <text:p>FC Merani Martvili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6840</text:p>
          </table:table-cell>
          <table:table-cell office:value-type="string" calcext:value-type="string">
            <text:p>FC Ajax Lasnamä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6850</text:p>
          </table:table-cell>
          <table:table-cell office:value-type="string" calcext:value-type="string">
            <text:p>Futebol Clube de Alverc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6854</text:p>
          </table:table-cell>
          <table:table-cell office:value-type="string" calcext:value-type="string">
            <text:p>Futbol Club Andorr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42781</text:p>
          </table:table-cell>
          <table:table-cell office:value-type="string" calcext:value-type="string">
            <text:p>FC Swift Hesperang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22208</text:p>
          </table:table-cell>
          <table:table-cell office:value-type="string" calcext:value-type="string">
            <text:p>Steel Azin F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8961</text:p>
          </table:table-cell>
          <table:table-cell office:value-type="string" calcext:value-type="string">
            <text:p>FC Lviv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758</text:p>
          </table:table-cell>
          <table:table-cell office:value-type="string" calcext:value-type="string">
            <text:p>FC Triese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3623</text:p>
          </table:table-cell>
          <table:table-cell office:value-type="string" calcext:value-type="string">
            <text:p>Constel·lació Esportiv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1233</text:p>
          </table:table-cell>
          <table:table-cell office:value-type="string" calcext:value-type="string">
            <text:p>Budapest Vasutas Sport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6137</text:p>
          </table:table-cell>
          <table:table-cell office:value-type="string" calcext:value-type="string">
            <text:p>Club Deportivo Ouren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5116</text:p>
          </table:table-cell>
          <table:table-cell office:value-type="string" calcext:value-type="string">
            <text:p>ASC Venus Bucureti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67737</text:p>
          </table:table-cell>
          <table:table-cell office:value-type="string" calcext:value-type="string">
            <text:p>Unión Deportiva Logroñé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8848</text:p>
          </table:table-cell>
          <table:table-cell office:value-type="string" calcext:value-type="string">
            <text:p>DFK Dainava Alytu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8889</text:p>
          </table:table-cell>
          <table:table-cell office:value-type="string" calcext:value-type="string">
            <text:p>FC Fakel Voronezh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864</text:p>
          </table:table-cell>
          <table:table-cell office:value-type="string" calcext:value-type="string">
            <text:p>FC Vítkovic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8535</text:p>
          </table:table-cell>
          <table:table-cell office:value-type="string" calcext:value-type="string">
            <text:p>Equipo mundial del siglo XX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40459</text:p>
          </table:table-cell>
          <table:table-cell office:value-type="string" calcext:value-type="string">
            <text:p>FK MKT Araz Imisli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6287</text:p>
          </table:table-cell>
          <table:table-cell office:value-type="string" calcext:value-type="string">
            <text:p>Club de Fútbol Palenci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6415</text:p>
          </table:table-cell>
          <table:table-cell office:value-type="string" calcext:value-type="string">
            <text:p>Club Polideportivo Cacereñ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0850</text:p>
          </table:table-cell>
          <table:table-cell office:value-type="string" calcext:value-type="string">
            <text:p>Pelita Jay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2362</text:p>
          </table:table-cell>
          <table:table-cell office:value-type="string" calcext:value-type="string">
            <text:p>Maccabi Herzliy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2704</text:p>
          </table:table-cell>
          <table:table-cell office:value-type="string" calcext:value-type="string">
            <text:p>Sport Club Corinthians Alagoan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02931</text:p>
          </table:table-cell>
          <table:table-cell office:value-type="string" calcext:value-type="string">
            <text:p>Club Almirante Brow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9863</text:p>
          </table:table-cell>
          <table:table-cell office:value-type="string" calcext:value-type="string">
            <text:p>FUS de Raba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82980</text:p>
          </table:table-cell>
          <table:table-cell office:value-type="string" calcext:value-type="string">
            <text:p>Institute Footbal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54504</text:p>
          </table:table-cell>
          <table:table-cell office:value-type="string" calcext:value-type="string">
            <text:p>Omladinski Fudbalski Klub Ba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89889</text:p>
          </table:table-cell>
          <table:table-cell office:value-type="string" calcext:value-type="string">
            <text:p>Churchill Brothers S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90661</text:p>
          </table:table-cell>
          <table:table-cell office:value-type="string" calcext:value-type="string">
            <text:p>Stranraer F.C.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5720</text:p>
          </table:table-cell>
          <table:table-cell office:value-type="string" calcext:value-type="string">
            <text:p>Borussia Dortmund II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16904</text:p>
          </table:table-cell>
          <table:table-cell office:value-type="string" calcext:value-type="string">
            <text:p>Social Futebol Club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85182</text:p>
          </table:table-cell>
          <table:table-cell office:value-type="string" calcext:value-type="string">
            <text:p>K Beerschot VA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03097</text:p>
          </table:table-cell>
          <table:table-cell office:value-type="string" calcext:value-type="string">
            <text:p>K Waterschei SV Thor Gen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42914</text:p>
          </table:table-cell>
          <table:table-cell office:value-type="string" calcext:value-type="string">
            <text:p>FK Belasic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81805</text:p>
          </table:table-cell>
          <table:table-cell office:value-type="string" calcext:value-type="string">
            <text:p>Savona F.B.C.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18683</text:p>
          </table:table-cell>
          <table:table-cell office:value-type="string" calcext:value-type="string">
            <text:p>Ironi Nir Ramat HaSharon F.C.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03140</text:p>
          </table:table-cell>
          <table:table-cell office:value-type="string" calcext:value-type="string">
            <text:p>CS Hammam-Li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9869</text:p>
          </table:table-cell>
          <table:table-cell office:value-type="string" calcext:value-type="string">
            <text:p>Fútbol Club Barcelona Hockey sobre patin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17287</text:p>
          </table:table-cell>
          <table:table-cell office:value-type="string" calcext:value-type="string">
            <text:p>Panserraikos F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57655</text:p>
          </table:table-cell>
          <table:table-cell office:value-type="string" calcext:value-type="string">
            <text:p>Olympique Alè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29473</text:p>
          </table:table-cell>
          <table:table-cell office:value-type="string" calcext:value-type="string">
            <text:p>Varzim Sport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24451</text:p>
          </table:table-cell>
          <table:table-cell office:value-type="string" calcext:value-type="string">
            <text:p>Moroka Swallows Footbal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73915</text:p>
          </table:table-cell>
          <table:table-cell office:value-type="string" calcext:value-type="string">
            <text:p>Mokawloon al-Ara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74788</text:p>
          </table:table-cell>
          <table:table-cell office:value-type="string" calcext:value-type="string">
            <text:p>Clapham Rovers Footbal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93314</text:p>
          </table:table-cell>
          <table:table-cell office:value-type="string" calcext:value-type="string">
            <text:p>SFC Opav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32104</text:p>
          </table:table-cell>
          <table:table-cell office:value-type="string" calcext:value-type="string">
            <text:p>Al-Ahly Sporting Club Trípoli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86860</text:p>
          </table:table-cell>
          <table:table-cell office:value-type="string" calcext:value-type="string">
            <text:p>Stade Malie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06407</text:p>
          </table:table-cell>
          <table:table-cell office:value-type="string" calcext:value-type="string">
            <text:p>Larvik Turn I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08487</text:p>
          </table:table-cell>
          <table:table-cell office:value-type="string" calcext:value-type="string">
            <text:p>Oxford University Association Footbal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96853</text:p>
          </table:table-cell>
          <table:table-cell office:value-type="string" calcext:value-type="string">
            <text:p>FC Pirin Blagoevgra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06468</text:p>
          </table:table-cell>
          <table:table-cell office:value-type="string" calcext:value-type="string">
            <text:p>Agremiação Sportiva Arapiraquen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19189</text:p>
          </table:table-cell>
          <table:table-cell office:value-type="string" calcext:value-type="string">
            <text:p>Leones Negros de la Universidad de Guadalajar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99795</text:p>
          </table:table-cell>
          <table:table-cell office:value-type="string" calcext:value-type="string">
            <text:p>FC Volgar Astrakha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58769</text:p>
          </table:table-cell>
          <table:table-cell office:value-type="string" calcext:value-type="string">
            <text:p>Football Club Savoia 190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86767</text:p>
          </table:table-cell>
          <table:table-cell office:value-type="string" calcext:value-type="string">
            <text:p>MO Constantin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20235</text:p>
          </table:table-cell>
          <table:table-cell office:value-type="string" calcext:value-type="string">
            <text:p>Porthmadog Footbal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28870</text:p>
          </table:table-cell>
          <table:table-cell office:value-type="string" calcext:value-type="string">
            <text:p>Havant &amp; Waterlooville F.C.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65084</text:p>
          </table:table-cell>
          <table:table-cell office:value-type="string" calcext:value-type="string">
            <text:p>Tusk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52872</text:p>
          </table:table-cell>
          <table:table-cell office:value-type="string" calcext:value-type="string">
            <text:p>Clube do Rem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32044</text:p>
          </table:table-cell>
          <table:table-cell office:value-type="string" calcext:value-type="string">
            <text:p>Sanat Naf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54157</text:p>
          </table:table-cell>
          <table:table-cell office:value-type="string" calcext:value-type="string">
            <text:p>Cork Celtic F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50646</text:p>
          </table:table-cell>
          <table:table-cell office:value-type="string" calcext:value-type="string">
            <text:p>FK Cementarnica 5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58370</text:p>
          </table:table-cell>
          <table:table-cell office:value-type="string" calcext:value-type="string">
            <text:p>Dover Athletic Footbal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61414</text:p>
          </table:table-cell>
          <table:table-cell office:value-type="string" calcext:value-type="string">
            <text:p>União Desportiva Oliveiren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87703</text:p>
          </table:table-cell>
          <table:table-cell office:value-type="string" calcext:value-type="string">
            <text:p>Rio Branco Football Club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13971</text:p>
          </table:table-cell>
          <table:table-cell office:value-type="string" calcext:value-type="string">
            <text:p>Al-Taawon F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35045</text:p>
          </table:table-cell>
          <table:table-cell office:value-type="string" calcext:value-type="string">
            <text:p>Associação Desportiva Ferroviária Vale do Rio Doc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78591</text:p>
          </table:table-cell>
          <table:table-cell office:value-type="string" calcext:value-type="string">
            <text:p>Club Atlético Temperley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094837</text:p>
          </table:table-cell>
          <table:table-cell office:value-type="string" calcext:value-type="string">
            <text:p>Boreham Wood F.C.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24886</text:p>
          </table:table-cell>
          <table:table-cell office:value-type="string" calcext:value-type="string">
            <text:p>FC Dinamo-Auto Tiraspo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25232</text:p>
          </table:table-cell>
          <table:table-cell office:value-type="string" calcext:value-type="string">
            <text:p>FC Veri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363064</text:p>
          </table:table-cell>
          <table:table-cell office:value-type="string" calcext:value-type="string">
            <text:p>NK Olimpija Ljubljan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220399</text:p>
          </table:table-cell>
          <table:table-cell office:value-type="string" calcext:value-type="string">
            <text:p>FC Araks Arara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129096</text:p>
          </table:table-cell>
          <table:table-cell office:value-type="string" calcext:value-type="string">
            <text:p>FC Voluntari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842784</text:p>
          </table:table-cell>
          <table:table-cell office:value-type="string" calcext:value-type="string">
            <text:p>Kerala Blaster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400</text:p>
          </table:table-cell>
          <table:table-cell office:value-type="string" calcext:value-type="string">
            <text:p>Taranto Football Club 192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1875</text:p>
          </table:table-cell>
          <table:table-cell office:value-type="string" calcext:value-type="string">
            <text:p>Þór Akureyri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384</text:p>
          </table:table-cell>
          <table:table-cell office:value-type="string" calcext:value-type="string">
            <text:p>Zvezda 2005 Per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030</text:p>
          </table:table-cell>
          <table:table-cell office:value-type="string" calcext:value-type="string">
            <text:p>FC Bourg-Péronna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6496</text:p>
          </table:table-cell>
          <table:table-cell office:value-type="string" calcext:value-type="string">
            <text:p>Étoile Carouge F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6724</text:p>
          </table:table-cell>
          <table:table-cell office:value-type="string" calcext:value-type="string">
            <text:p>Al-Ahly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6107</text:p>
          </table:table-cell>
          <table:table-cell office:value-type="string" calcext:value-type="string">
            <text:p>SC Young Fellows Juventu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7996</text:p>
          </table:table-cell>
          <table:table-cell office:value-type="string" calcext:value-type="string">
            <text:p>Al-Short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6709</text:p>
          </table:table-cell>
          <table:table-cell office:value-type="string" calcext:value-type="string">
            <text:p>FC Neftekhimik Nizhnekamsk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8419</text:p>
          </table:table-cell>
          <table:table-cell office:value-type="string" calcext:value-type="string">
            <text:p>Pau F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4659</text:p>
          </table:table-cell>
          <table:table-cell office:value-type="string" calcext:value-type="string">
            <text:p>Al Merreikh Omdurmá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7644</text:p>
          </table:table-cell>
          <table:table-cell office:value-type="string" calcext:value-type="string">
            <text:p>Club Atlético Juventud de Las Piedra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09510</text:p>
          </table:table-cell>
          <table:table-cell office:value-type="string" calcext:value-type="string">
            <text:p>Club Sport Alianza Atlético Sullan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94422</text:p>
          </table:table-cell>
          <table:table-cell office:value-type="string" calcext:value-type="string">
            <text:p>Erchim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89889</text:p>
          </table:table-cell>
          <table:table-cell office:value-type="string" calcext:value-type="string">
            <text:p>SV Hor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4959</text:p>
          </table:table-cell>
          <table:table-cell office:value-type="string" calcext:value-type="string">
            <text:p>FC Mondercang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5178</text:p>
          </table:table-cell>
          <table:table-cell office:value-type="string" calcext:value-type="string">
            <text:p>Deportivo Pereira S. A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1902</text:p>
          </table:table-cell>
          <table:table-cell office:value-type="string" calcext:value-type="string">
            <text:p>Ashanti Gold S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68500</text:p>
          </table:table-cell>
          <table:table-cell office:value-type="string" calcext:value-type="string">
            <text:p>Bath City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40133</text:p>
          </table:table-cell>
          <table:table-cell office:value-type="string" calcext:value-type="string">
            <text:p>Hacettepe Spor Kulübü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3549</text:p>
          </table:table-cell>
          <table:table-cell office:value-type="string" calcext:value-type="string">
            <text:p>Nacional Futebol Club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9966</text:p>
          </table:table-cell>
          <table:table-cell office:value-type="string" calcext:value-type="string">
            <text:p>Club Atlético Sarmient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9746</text:p>
          </table:table-cell>
          <table:table-cell office:value-type="string" calcext:value-type="string">
            <text:p>TSV Hartber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05641</text:p>
          </table:table-cell>
          <table:table-cell office:value-type="string" calcext:value-type="string">
            <text:p>Rimyongsu Sports Clu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1074</text:p>
          </table:table-cell>
          <table:table-cell office:value-type="string" calcext:value-type="string">
            <text:p>Athinaikos F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2231</text:p>
          </table:table-cell>
          <table:table-cell office:value-type="string" calcext:value-type="string">
            <text:p>Rodez A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1964</text:p>
          </table:table-cell>
          <table:table-cell office:value-type="string" calcext:value-type="string">
            <text:p>FC Victoria Brneti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35647</text:p>
          </table:table-cell>
          <table:table-cell office:value-type="string" calcext:value-type="string">
            <text:p>Old Carthusians Football Clu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8487</text:p>
          </table:table-cell>
          <table:table-cell office:value-type="string" calcext:value-type="string">
            <text:p>^anl1urfasp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8746</text:p>
          </table:table-cell>
          <table:table-cell office:value-type="string" calcext:value-type="string">
            <text:p>FC Frederici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1322</text:p>
          </table:table-cell>
          <table:table-cell office:value-type="string" calcext:value-type="string">
            <text:p>FC Zvartno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4120</text:p>
          </table:table-cell>
          <table:table-cell office:value-type="string" calcext:value-type="string">
            <text:p>Zamora Club de Fútbo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8396</text:p>
          </table:table-cell>
          <table:table-cell office:value-type="string" calcext:value-type="string">
            <text:p>AS Pira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1197</text:p>
          </table:table-cell>
          <table:table-cell office:value-type="string" calcext:value-type="string">
            <text:p>Ungmennafélagið Víkingu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8911</text:p>
          </table:table-cell>
          <table:table-cell office:value-type="string" calcext:value-type="string">
            <text:p>Shanghai Shenxin F.C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50251</text:p>
          </table:table-cell>
          <table:table-cell office:value-type="string" calcext:value-type="string">
            <text:p>Djoliba A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14625</text:p>
          </table:table-cell>
          <table:table-cell office:value-type="string" calcext:value-type="string">
            <text:p>Akademik Sofi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19974</text:p>
          </table:table-cell>
          <table:table-cell office:value-type="string" calcext:value-type="string">
            <text:p>Boston Breake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46848</text:p>
          </table:table-cell>
          <table:table-cell office:value-type="string" calcext:value-type="string">
            <text:p>Cwmbran Tow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2161</text:p>
          </table:table-cell>
          <table:table-cell office:value-type="string" calcext:value-type="string">
            <text:p>Msida Saint-Joseph F.C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39701</text:p>
          </table:table-cell>
          <table:table-cell office:value-type="string" calcext:value-type="string">
            <text:p>Associação Desportiva Confianç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6890</text:p>
          </table:table-cell>
          <table:table-cell office:value-type="string" calcext:value-type="string">
            <text:p>FK Sevojn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2284</text:p>
          </table:table-cell>
          <table:table-cell office:value-type="string" calcext:value-type="string">
            <text:p>Real Cartagen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51908</text:p>
          </table:table-cell>
          <table:table-cell office:value-type="string" calcext:value-type="string">
            <text:p>Hauka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9563</text:p>
          </table:table-cell>
          <table:table-cell office:value-type="string" calcext:value-type="string">
            <text:p>Forfar Athletic Football Clu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47191</text:p>
          </table:table-cell>
          <table:table-cell office:value-type="string" calcext:value-type="string">
            <text:p>Alt1nordu S.K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5746</text:p>
          </table:table-cell>
          <table:table-cell office:value-type="string" calcext:value-type="string">
            <text:p>DC Motema Pemb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2436</text:p>
          </table:table-cell>
          <table:table-cell office:value-type="string" calcext:value-type="string">
            <text:p>Club Inti Gas Deport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7407</text:p>
          </table:table-cell>
          <table:table-cell office:value-type="string" calcext:value-type="string">
            <text:p>Atlètic Club d'Escald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7418</text:p>
          </table:table-cell>
          <table:table-cell office:value-type="string" calcext:value-type="string">
            <text:p>Atlético Bucaramang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70528</text:p>
          </table:table-cell>
          <table:table-cell office:value-type="string" calcext:value-type="string">
            <text:p>Olmaliq FK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63062</text:p>
          </table:table-cell>
          <table:table-cell office:value-type="string" calcext:value-type="string">
            <text:p>FC Ameri Tbilisi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21410</text:p>
          </table:table-cell>
          <table:table-cell office:value-type="string" calcext:value-type="string">
            <text:p>CSU Voina Sibiu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8772</text:p>
          </table:table-cell>
          <table:table-cell office:value-type="string" calcext:value-type="string">
            <text:p>Warta Pozna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5376</text:p>
          </table:table-cell>
          <table:table-cell office:value-type="string" calcext:value-type="string">
            <text:p>Club de Fútbol Ciudad de Murci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5591</text:p>
          </table:table-cell>
          <table:table-cell office:value-type="string" calcext:value-type="string">
            <text:p>Boldklubben 1913 Oden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6065</text:p>
          </table:table-cell>
          <table:table-cell office:value-type="string" calcext:value-type="string">
            <text:p>Township Rollers F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09848</text:p>
          </table:table-cell>
          <table:table-cell office:value-type="string" calcext:value-type="string">
            <text:p>Bangkok Bank F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73599</text:p>
          </table:table-cell>
          <table:table-cell office:value-type="string" calcext:value-type="string">
            <text:p>San Juan Jabloteh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53621</text:p>
          </table:table-cell>
          <table:table-cell office:value-type="string" calcext:value-type="string">
            <text:p>Fudbalski Klub Be~anij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55872</text:p>
          </table:table-cell>
          <table:table-cell office:value-type="string" calcext:value-type="string">
            <text:p>Welling Unite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71664</text:p>
          </table:table-cell>
          <table:table-cell office:value-type="string" calcext:value-type="string">
            <text:p>RC Roubaix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71743</text:p>
          </table:table-cell>
          <table:table-cell office:value-type="string" calcext:value-type="string">
            <text:p>JK Dünamo Tallin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64207</text:p>
          </table:table-cell>
          <table:table-cell office:value-type="string" calcext:value-type="string">
            <text:p>BASK Belgrad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69080</text:p>
          </table:table-cell>
          <table:table-cell office:value-type="string" calcext:value-type="string">
            <text:p>FC Dinamo Barnaú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52393</text:p>
          </table:table-cell>
          <table:table-cell office:value-type="string" calcext:value-type="string">
            <text:p>Alianza Petroler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52582</text:p>
          </table:table-cell>
          <table:table-cell office:value-type="string" calcext:value-type="string">
            <text:p>Peterhead Football Clu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97521</text:p>
          </table:table-cell>
          <table:table-cell office:value-type="string" calcext:value-type="string">
            <text:p>Basij Moghavemat Shahid Sepasi Fars Football Clu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47226</text:p>
          </table:table-cell>
          <table:table-cell office:value-type="string" calcext:value-type="string">
            <text:p>Lucena Club de Fútbo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61309</text:p>
          </table:table-cell>
          <table:table-cell office:value-type="string" calcext:value-type="string">
            <text:p>KSV Waregem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9215</text:p>
          </table:table-cell>
          <table:table-cell office:value-type="string" calcext:value-type="string">
            <text:p>Apollon Kalamarias F.C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2127</text:p>
          </table:table-cell>
          <table:table-cell office:value-type="string" calcext:value-type="string">
            <text:p>Bayelsa Unite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9400</text:p>
          </table:table-cell>
          <table:table-cell office:value-type="string" calcext:value-type="string">
            <text:p>SV Meppe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94346</text:p>
          </table:table-cell>
          <table:table-cell office:value-type="string" calcext:value-type="string">
            <text:p>Bridge Boys F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19345</text:p>
          </table:table-cell>
          <table:table-cell office:value-type="string" calcext:value-type="string">
            <text:p>Bærum SK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25130</text:p>
          </table:table-cell>
          <table:table-cell office:value-type="string" calcext:value-type="string">
            <text:p>Grays Athletic Football Clu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9354</text:p>
          </table:table-cell>
          <table:table-cell office:value-type="string" calcext:value-type="string">
            <text:p>KSV Hessen Kasse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77456</text:p>
          </table:table-cell>
          <table:table-cell office:value-type="string" calcext:value-type="string">
            <text:p>Panachaiki G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6549</text:p>
          </table:table-cell>
          <table:table-cell office:value-type="string" calcext:value-type="string">
            <text:p>Bangor F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95098</text:p>
          </table:table-cell>
          <table:table-cell office:value-type="string" calcext:value-type="string">
            <text:p>FK SKVICH Minsk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3181</text:p>
          </table:table-cell>
          <table:table-cell office:value-type="string" calcext:value-type="string">
            <text:p>Sony Elá Nguem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2931</text:p>
          </table:table-cell>
          <table:table-cell office:value-type="string" calcext:value-type="string">
            <text:p>Cercle Athlétique de Paris Charento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91327</text:p>
          </table:table-cell>
          <table:table-cell office:value-type="string" calcext:value-type="string">
            <text:p>Gainsborough Trinity Football Clu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25804</text:p>
          </table:table-cell>
          <table:table-cell office:value-type="string" calcext:value-type="string">
            <text:p>Golden Arrow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3202</text:p>
          </table:table-cell>
          <table:table-cell office:value-type="string" calcext:value-type="string">
            <text:p>Maxaquen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3205</text:p>
          </table:table-cell>
          <table:table-cell office:value-type="string" calcext:value-type="string">
            <text:p>Club Deportivo Motagu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8545</text:p>
          </table:table-cell>
          <table:table-cell office:value-type="string" calcext:value-type="string">
            <text:p>Associação Desportiva Recreativa Cultural Icas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4481</text:p>
          </table:table-cell>
          <table:table-cell office:value-type="string" calcext:value-type="string">
            <text:p>CS Turnu Severi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24850</text:p>
          </table:table-cell>
          <table:table-cell office:value-type="string" calcext:value-type="string">
            <text:p>Gaziantep Büyük_ehir Belediyesp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14915</text:p>
          </table:table-cell>
          <table:table-cell office:value-type="string" calcext:value-type="string">
            <text:p>SC Fiv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13377</text:p>
          </table:table-cell>
          <table:table-cell office:value-type="string" calcext:value-type="string">
            <text:p>Kettering Town Football Clu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17008</text:p>
          </table:table-cell>
          <table:table-cell office:value-type="string" calcext:value-type="string">
            <text:p>PFC Vidima-Rakovski Sevliev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9110</text:p>
          </table:table-cell>
          <table:table-cell office:value-type="string" calcext:value-type="string">
            <text:p>Cork Hibernians F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9324</text:p>
          </table:table-cell>
          <table:table-cell office:value-type="string" calcext:value-type="string">
            <text:p>Villa S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31307</text:p>
          </table:table-cell>
          <table:table-cell office:value-type="string" calcext:value-type="string">
            <text:p>Sport Clube Freamund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35297</text:p>
          </table:table-cell>
          <table:table-cell office:value-type="string" calcext:value-type="string">
            <text:p>Las jevas de valencia f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175</text:p>
          </table:table-cell>
          <table:table-cell office:value-type="string" calcext:value-type="string">
            <text:p>Histon F.C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41768</text:p>
          </table:table-cell>
          <table:table-cell office:value-type="string" calcext:value-type="string">
            <text:p>Santos Football Clu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4397</text:p>
          </table:table-cell>
          <table:table-cell office:value-type="string" calcext:value-type="string">
            <text:p>CSM ^colar Re_ic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71345</text:p>
          </table:table-cell>
          <table:table-cell office:value-type="string" calcext:value-type="string">
            <text:p>Ethnikos Piraeus F.C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3582</text:p>
          </table:table-cell>
          <table:table-cell office:value-type="string" calcext:value-type="string">
            <text:p>Kastoria F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48324</text:p>
          </table:table-cell>
          <table:table-cell office:value-type="string" calcext:value-type="string">
            <text:p>IFK Sundsval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0365</text:p>
          </table:table-cell>
          <table:table-cell office:value-type="string" calcext:value-type="string">
            <text:p>Carrarese Calci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66905</text:p>
          </table:table-cell>
          <table:table-cell office:value-type="string" calcext:value-type="string">
            <text:p>FC Machida Zelvi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73672</text:p>
          </table:table-cell>
          <table:table-cell office:value-type="string" calcext:value-type="string">
            <text:p>Sport Luanda e Benfic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5059</text:p>
          </table:table-cell>
          <table:table-cell office:value-type="string" calcext:value-type="string">
            <text:p>Schwarz-Weiß Esse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58273</text:p>
          </table:table-cell>
          <table:table-cell office:value-type="string" calcext:value-type="string">
            <text:p>Caersws Football Clu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293</text:p>
          </table:table-cell>
          <table:table-cell office:value-type="string" calcext:value-type="string">
            <text:p>FC Lieferin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43501</text:p>
          </table:table-cell>
          <table:table-cell office:value-type="string" calcext:value-type="string">
            <text:p>Giresunspo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6912</text:p>
          </table:table-cell>
          <table:table-cell office:value-type="string" calcext:value-type="string">
            <text:p>F.C. Barreiren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84552</text:p>
          </table:table-cell>
          <table:table-cell office:value-type="string" calcext:value-type="string">
            <text:p>Bromley F.C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710</text:p>
          </table:table-cell>
          <table:table-cell office:value-type="string" calcext:value-type="string">
            <text:p>F.C. Südtiro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03994</text:p>
          </table:table-cell>
          <table:table-cell office:value-type="string" calcext:value-type="string">
            <text:p>FC Volga Tve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54290</text:p>
          </table:table-cell>
          <table:table-cell office:value-type="string" calcext:value-type="string">
            <text:p>Centro Cultural y Deportivo El Tanque Sisley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6067</text:p>
          </table:table-cell>
          <table:table-cell office:value-type="string" calcext:value-type="string">
            <text:p>Sportfreunde Lott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1621</text:p>
          </table:table-cell>
          <table:table-cell office:value-type="string" calcext:value-type="string">
            <text:p>Operário Futebol Club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8862</text:p>
          </table:table-cell>
          <table:table-cell office:value-type="string" calcext:value-type="string">
            <text:p>FK Donji Srem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3266</text:p>
          </table:table-cell>
          <table:table-cell office:value-type="string" calcext:value-type="string">
            <text:p>FC Aris Bonnevoi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6295</text:p>
          </table:table-cell>
          <table:table-cell office:value-type="string" calcext:value-type="string">
            <text:p>FC Sene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1966</text:p>
          </table:table-cell>
          <table:table-cell office:value-type="string" calcext:value-type="string">
            <text:p>FC Grenche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62983</text:p>
          </table:table-cell>
          <table:table-cell office:value-type="string" calcext:value-type="string">
            <text:p>Sandvikens I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01350</text:p>
          </table:table-cell>
          <table:table-cell office:value-type="string" calcext:value-type="string">
            <text:p>Sogdiana Jizzakh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3268</text:p>
          </table:table-cell>
          <table:table-cell office:value-type="string" calcext:value-type="string">
            <text:p>FC Stade Nyonnai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53415</text:p>
          </table:table-cell>
          <table:table-cell office:value-type="string" calcext:value-type="string">
            <text:p>Stade d'Abidja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4963</text:p>
          </table:table-cell>
          <table:table-cell office:value-type="string" calcext:value-type="string">
            <text:p>Caudal Deportiv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9074</text:p>
          </table:table-cell>
          <table:table-cell office:value-type="string" calcext:value-type="string">
            <text:p>FC Salyut Belgoro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21108</text:p>
          </table:table-cell>
          <table:table-cell office:value-type="string" calcext:value-type="string">
            <text:p>MAS Fez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88574</text:p>
          </table:table-cell>
          <table:table-cell office:value-type="string" calcext:value-type="string">
            <text:p>JS Kairoua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9572</text:p>
          </table:table-cell>
          <table:table-cell office:value-type="string" calcext:value-type="string">
            <text:p>Pietà Hotspurs F.C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18838</text:p>
          </table:table-cell>
          <table:table-cell office:value-type="string" calcext:value-type="string">
            <text:p>KF Besa Pejë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39076</text:p>
          </table:table-cell>
          <table:table-cell office:value-type="string" calcext:value-type="string">
            <text:p>Fortuna Hjørring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00225</text:p>
          </table:table-cell>
          <table:table-cell office:value-type="string" calcext:value-type="string">
            <text:p>12 de Octubre Football Clu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64590</text:p>
          </table:table-cell>
          <table:table-cell office:value-type="string" calcext:value-type="string">
            <text:p>Maidstone United F.C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53193</text:p>
          </table:table-cell>
          <table:table-cell office:value-type="string" calcext:value-type="string">
            <text:p>RAA Louviéroi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53870</text:p>
          </table:table-cell>
          <table:table-cell office:value-type="string" calcext:value-type="string">
            <text:p>SR Colma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34002</text:p>
          </table:table-cell>
          <table:table-cell office:value-type="string" calcext:value-type="string">
            <text:p>Upton Park Football Clu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38143</text:p>
          </table:table-cell>
          <table:table-cell office:value-type="string" calcext:value-type="string">
            <text:p>Kelantan F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84802</text:p>
          </table:table-cell>
          <table:table-cell office:value-type="string" calcext:value-type="string">
            <text:p>Al-Ittihad Al-Iskandary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5735</text:p>
          </table:table-cell>
          <table:table-cell office:value-type="string" calcext:value-type="string">
            <text:p>FC Corvinul Hunedoar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0897</text:p>
          </table:table-cell>
          <table:table-cell office:value-type="string" calcext:value-type="string">
            <text:p>Jõhvi FC Lokomotiv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74220</text:p>
          </table:table-cell>
          <table:table-cell office:value-type="string" calcext:value-type="string">
            <text:p>Haras El-Hodoo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74233</text:p>
          </table:table-cell>
          <table:table-cell office:value-type="string" calcext:value-type="string">
            <text:p>Petrojet F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07439</text:p>
          </table:table-cell>
          <table:table-cell office:value-type="string" calcext:value-type="string">
            <text:p>Enköpings SK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09931</text:p>
          </table:table-cell>
          <table:table-cell office:value-type="string" calcext:value-type="string">
            <text:p>NK Iskra Bugojn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15921</text:p>
          </table:table-cell>
          <table:table-cell office:value-type="string" calcext:value-type="string">
            <text:p>Sarpsborg FK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80399</text:p>
          </table:table-cell>
          <table:table-cell office:value-type="string" calcext:value-type="string">
            <text:p>Club Sportivo Sergip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18085</text:p>
          </table:table-cell>
          <table:table-cell office:value-type="string" calcext:value-type="string">
            <text:p>NK Jedinstvo Bih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35695</text:p>
          </table:table-cell>
          <table:table-cell office:value-type="string" calcext:value-type="string">
            <text:p>Selangor F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40844</text:p>
          </table:table-cell>
          <table:table-cell office:value-type="string" calcext:value-type="string">
            <text:p>JSM Béjaï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5082</text:p>
          </table:table-cell>
          <table:table-cell office:value-type="string" calcext:value-type="string">
            <text:p>Waikato Football Clu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17850</text:p>
          </table:table-cell>
          <table:table-cell office:value-type="string" calcext:value-type="string">
            <text:p>EPA Larnac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31858</text:p>
          </table:table-cell>
          <table:table-cell office:value-type="string" calcext:value-type="string">
            <text:p>Honda F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29137</text:p>
          </table:table-cell>
          <table:table-cell office:value-type="string" calcext:value-type="string">
            <text:p>União São João Esporte Club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30244</text:p>
          </table:table-cell>
          <table:table-cell office:value-type="string" calcext:value-type="string">
            <text:p>KS Pogradeci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08911</text:p>
          </table:table-cell>
          <table:table-cell office:value-type="string" calcext:value-type="string">
            <text:p>Club Deportivo Universidad Católic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17893</text:p>
          </table:table-cell>
          <table:table-cell office:value-type="string" calcext:value-type="string">
            <text:p>Corporación Club Deportivo Tuluá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21788</text:p>
          </table:table-cell>
          <table:table-cell office:value-type="string" calcext:value-type="string">
            <text:p>Brasília Futebol Club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47701</text:p>
          </table:table-cell>
          <table:table-cell office:value-type="string" calcext:value-type="string">
            <text:p>Hapoel Ra'anana A.F.C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29867</text:p>
          </table:table-cell>
          <table:table-cell office:value-type="string" calcext:value-type="string">
            <text:p>SK Vard Haugesun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61958</text:p>
          </table:table-cell>
          <table:table-cell office:value-type="string" calcext:value-type="string">
            <text:p>FK Proleter Zrenjani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36086</text:p>
          </table:table-cell>
          <table:table-cell office:value-type="string" calcext:value-type="string">
            <text:p>Young Lions F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36646</text:p>
          </table:table-cell>
          <table:table-cell office:value-type="string" calcext:value-type="string">
            <text:p>Råå IF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08120</text:p>
          </table:table-cell>
          <table:table-cell office:value-type="string" calcext:value-type="string">
            <text:p>Gjøvik-Ly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57329</text:p>
          </table:table-cell>
          <table:table-cell office:value-type="string" calcext:value-type="string">
            <text:p>Club Crucero del Nort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88532</text:p>
          </table:table-cell>
          <table:table-cell office:value-type="string" calcext:value-type="string">
            <text:p>FC Dinamo-93 Minsk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07595</text:p>
          </table:table-cell>
          <table:table-cell office:value-type="string" calcext:value-type="string">
            <text:p>Coquimbo Unid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37573</text:p>
          </table:table-cell>
          <table:table-cell office:value-type="string" calcext:value-type="string">
            <text:p>Warri Wolv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59417</text:p>
          </table:table-cell>
          <table:table-cell office:value-type="string" calcext:value-type="string">
            <text:p>Hapoel Jerusalem F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26022</text:p>
          </table:table-cell>
          <table:table-cell office:value-type="string" calcext:value-type="string">
            <text:p>Achilles'2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08056</text:p>
          </table:table-cell>
          <table:table-cell office:value-type="string" calcext:value-type="string">
            <text:p>FK Inkaras Kauna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54482</text:p>
          </table:table-cell>
          <table:table-cell office:value-type="string" calcext:value-type="string">
            <text:p>Club Sportivo Independiente Rivadavi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80055</text:p>
          </table:table-cell>
          <table:table-cell office:value-type="string" calcext:value-type="string">
            <text:p>Niki Volos F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44247</text:p>
          </table:table-cell>
          <table:table-cell office:value-type="string" calcext:value-type="string">
            <text:p>Kalamata F.C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75959</text:p>
          </table:table-cell>
          <table:table-cell office:value-type="string" calcext:value-type="string">
            <text:p>Solihull Moors F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42992</text:p>
          </table:table-cell>
          <table:table-cell office:value-type="string" calcext:value-type="string">
            <text:p>Club de Deportes Temuc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296621</text:p>
          </table:table-cell>
          <table:table-cell office:value-type="string" calcext:value-type="string">
            <text:p>Club Deportivo San Marcos de Aric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86998</text:p>
          </table:table-cell>
          <table:table-cell office:value-type="string" calcext:value-type="string">
            <text:p>Al-Rae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337356</text:p>
          </table:table-cell>
          <table:table-cell office:value-type="string" calcext:value-type="string">
            <text:p>Naxxar Lions F.C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132020</text:p>
          </table:table-cell>
          <table:table-cell office:value-type="string" calcext:value-type="string">
            <text:p>Guiseley A.F.C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29334</text:p>
          </table:table-cell>
          <table:table-cell office:value-type="string" calcext:value-type="string">
            <text:p>Al-Faisaly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458836</text:p>
          </table:table-cell>
          <table:table-cell office:value-type="string" calcext:value-type="string">
            <text:p>Ríver Atlético Club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38625</text:p>
          </table:table-cell>
          <table:table-cell office:value-type="string" calcext:value-type="string">
            <text:p>FC Santos Tartu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25084</text:p>
          </table:table-cell>
          <table:table-cell office:value-type="string" calcext:value-type="string">
            <text:p>FC Ordin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26252</text:p>
          </table:table-cell>
          <table:table-cell office:value-type="string" calcext:value-type="string">
            <text:p>FK Mladost Velika Obarsk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54580</text:p>
          </table:table-cell>
          <table:table-cell office:value-type="string" calcext:value-type="string">
            <text:p>NK Radomlj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61255</text:p>
          </table:table-cell>
          <table:table-cell office:value-type="string" calcext:value-type="string">
            <text:p>Llandudno F.C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040351</text:p>
          </table:table-cell>
          <table:table-cell office:value-type="string" calcext:value-type="string">
            <text:p>Araz-Naxç1van PFK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080021</text:p>
          </table:table-cell>
          <table:table-cell office:value-type="string" calcext:value-type="string">
            <text:p>PFC Neftochimic Burga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486</text:p>
          </table:table-cell>
          <table:table-cell office:value-type="string" calcext:value-type="string">
            <text:p>Northwich Victoria F.C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05</text:p>
          </table:table-cell>
          <table:table-cell office:value-type="string" calcext:value-type="string">
            <text:p>AFC Telford Unite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10</text:p>
          </table:table-cell>
          <table:table-cell office:value-type="string" calcext:value-type="string">
            <text:p>Dartford F.C.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606</text:p>
          </table:table-cell>
          <table:table-cell office:value-type="string" calcext:value-type="string">
            <text:p>Union 05 Kayl-Tétang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420</text:p>
          </table:table-cell>
          <table:table-cell office:value-type="string" calcext:value-type="string">
            <text:p>NK Aluminij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1821</text:p>
          </table:table-cell>
          <table:table-cell office:value-type="string" calcext:value-type="string">
            <text:p>FeralpiSalò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8048</text:p>
          </table:table-cell>
          <table:table-cell office:value-type="string" calcext:value-type="string">
            <text:p>Club Real Mamoré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2394</text:p>
          </table:table-cell>
          <table:table-cell office:value-type="string" calcext:value-type="string">
            <text:p>1. FC Schweinfurt 0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8708</text:p>
          </table:table-cell>
          <table:table-cell office:value-type="string" calcext:value-type="string">
            <text:p>Club de Fútbol Fuenlabrad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6056</text:p>
          </table:table-cell>
          <table:table-cell office:value-type="string" calcext:value-type="string">
            <text:p>ZESCO Unite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046</text:p>
          </table:table-cell>
          <table:table-cell office:value-type="string" calcext:value-type="string">
            <text:p>Joe Public Football Clu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7747</text:p>
          </table:table-cell>
          <table:table-cell office:value-type="string" calcext:value-type="string">
            <text:p>TSW Pegasus F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009</text:p>
          </table:table-cell>
          <table:table-cell office:value-type="string" calcext:value-type="string">
            <text:p>Defence Forc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7945</text:p>
          </table:table-cell>
          <table:table-cell office:value-type="string" calcext:value-type="string">
            <text:p>La Paz Fútbol Clu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70802</text:p>
          </table:table-cell>
          <table:table-cell office:value-type="string" calcext:value-type="string">
            <text:p>Åbo Idrottsföreningen Kamratern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3359</text:p>
          </table:table-cell>
          <table:table-cell office:value-type="string" calcext:value-type="string">
            <text:p>Agrupación Deportiva Cerro de Reyes Badajoz Atlétic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86409</text:p>
          </table:table-cell>
          <table:table-cell office:value-type="string" calcext:value-type="string">
            <text:p>Associação Atlética Internaciona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04348</text:p>
          </table:table-cell>
          <table:table-cell office:value-type="string" calcext:value-type="string">
            <text:p>HSG Nordhorn-Linge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0476</text:p>
          </table:table-cell>
          <table:table-cell office:value-type="string" calcext:value-type="string">
            <text:p>Étoile Filante de Lomé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18259</text:p>
          </table:table-cell>
          <table:table-cell office:value-type="string" calcext:value-type="string">
            <text:p>Berwick Rangers F.C.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6468</text:p>
          </table:table-cell>
          <table:table-cell office:value-type="string" calcext:value-type="string">
            <text:p>Wiener A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7345</text:p>
          </table:table-cell>
          <table:table-cell office:value-type="string" calcext:value-type="string">
            <text:p>Association Sportive et Culturelle Diara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7363</text:p>
          </table:table-cell>
          <table:table-cell office:value-type="string" calcext:value-type="string">
            <text:p>Association Sportive et Culturelle Jeanne d'Ar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53970</text:p>
          </table:table-cell>
          <table:table-cell office:value-type="string" calcext:value-type="string">
            <text:p>Adelaide City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99686</text:p>
          </table:table-cell>
          <table:table-cell office:value-type="string" calcext:value-type="string">
            <text:p>SC Bregenz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8201</text:p>
          </table:table-cell>
          <table:table-cell office:value-type="string" calcext:value-type="string">
            <text:p>ASA Târgu Mur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0811</text:p>
          </table:table-cell>
          <table:table-cell office:value-type="string" calcext:value-type="string">
            <text:p>St. George's F.C.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3981</text:p>
          </table:table-cell>
          <table:table-cell office:value-type="string" calcext:value-type="string">
            <text:p>VfB Friedrichshafe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26949</text:p>
          </table:table-cell>
          <table:table-cell office:value-type="string" calcext:value-type="string">
            <text:p>SpVgg Bayreuth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28823</text:p>
          </table:table-cell>
          <table:table-cell office:value-type="string" calcext:value-type="string">
            <text:p>CS Otopeni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8498</text:p>
          </table:table-cell>
          <table:table-cell office:value-type="string" calcext:value-type="string">
            <text:p>Victoria de Bucares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69955</text:p>
          </table:table-cell>
          <table:table-cell office:value-type="string" calcext:value-type="string">
            <text:p>Budapesti T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34448</text:p>
          </table:table-cell>
          <table:table-cell office:value-type="string" calcext:value-type="string">
            <text:p>Football Club Torine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0144</text:p>
          </table:table-cell>
          <table:table-cell office:value-type="string" calcext:value-type="string">
            <text:p>Atromitos Yeroskipou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46889</text:p>
          </table:table-cell>
          <table:table-cell office:value-type="string" calcext:value-type="string">
            <text:p>Power Dynamos F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04792</text:p>
          </table:table-cell>
          <table:table-cell office:value-type="string" calcext:value-type="string">
            <text:p>Abahani Limite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56830</text:p>
          </table:table-cell>
          <table:table-cell office:value-type="string" calcext:value-type="string">
            <text:p>Yanbian Fund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6580</text:p>
          </table:table-cell>
          <table:table-cell office:value-type="string" calcext:value-type="string">
            <text:p>Amicale F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98346</text:p>
          </table:table-cell>
          <table:table-cell office:value-type="string" calcext:value-type="string">
            <text:p>AS Magent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75978</text:p>
          </table:table-cell>
          <table:table-cell office:value-type="string" calcext:value-type="string">
            <text:p>Alta IF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27918</text:p>
          </table:table-cell>
          <table:table-cell office:value-type="string" calcext:value-type="string">
            <text:p>Motor Lubli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5730</text:p>
          </table:table-cell>
          <table:table-cell office:value-type="string" calcext:value-type="string">
            <text:p>NK Bosna Visok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1099</text:p>
          </table:table-cell>
          <table:table-cell office:value-type="string" calcext:value-type="string">
            <text:p>FC Lokomotiv Nizhny Novgoro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91921</text:p>
          </table:table-cell>
          <table:table-cell office:value-type="string" calcext:value-type="string">
            <text:p>B-6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389712</text:p>
          </table:table-cell>
          <table:table-cell office:value-type="string" calcext:value-type="string">
            <text:p>Real Sociedad Gimnástica de Torrelaveg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69775</text:p>
          </table:table-cell>
          <table:table-cell office:value-type="string" calcext:value-type="string">
            <text:p>FC Vilniu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2940</text:p>
          </table:table-cell>
          <table:table-cell office:value-type="string" calcext:value-type="string">
            <text:p>Club Deportivo Unión San Felip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04186</text:p>
          </table:table-cell>
          <table:table-cell office:value-type="string" calcext:value-type="string">
            <text:p>Brechin City Football Clu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80049</text:p>
          </table:table-cell>
          <table:table-cell office:value-type="string" calcext:value-type="string">
            <text:p>Black Africa F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2953</text:p>
          </table:table-cell>
          <table:table-cell office:value-type="string" calcext:value-type="string">
            <text:p>Unió Esportiva Figuer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0755</text:p>
          </table:table-cell>
          <table:table-cell office:value-type="string" calcext:value-type="string">
            <text:p>Akratitos F.C.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9789</text:p>
          </table:table-cell>
          <table:table-cell office:value-type="string" calcext:value-type="string">
            <text:p>Al-Kharitiyath S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48011</text:p>
          </table:table-cell>
          <table:table-cell office:value-type="string" calcext:value-type="string">
            <text:p>New Zealand Knights Football Clu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29468</text:p>
          </table:table-cell>
          <table:table-cell office:value-type="string" calcext:value-type="string">
            <text:p>FC Bade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0974</text:p>
          </table:table-cell>
          <table:table-cell office:value-type="string" calcext:value-type="string">
            <text:p>Lokomotiva Koaic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78104</text:p>
          </table:table-cell>
          <table:table-cell office:value-type="string" calcext:value-type="string">
            <text:p>R. Daring Club Molenbeek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0378</text:p>
          </table:table-cell>
          <table:table-cell office:value-type="string" calcext:value-type="string">
            <text:p>Thai Port F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8083</text:p>
          </table:table-cell>
          <table:table-cell office:value-type="string" calcext:value-type="string">
            <text:p>Racing de Malina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8339</text:p>
          </table:table-cell>
          <table:table-cell office:value-type="string" calcext:value-type="string">
            <text:p>Nkana Football Clu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44031</text:p>
          </table:table-cell>
          <table:table-cell office:value-type="string" calcext:value-type="string">
            <text:p>Altonaer FC von 189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5779</text:p>
          </table:table-cell>
          <table:table-cell office:value-type="string" calcext:value-type="string">
            <text:p>Donegal Celti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431679</text:p>
          </table:table-cell>
          <table:table-cell office:value-type="string" calcext:value-type="string">
            <text:p>Club Deportivo Arturo Fernández Via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87942</text:p>
          </table:table-cell>
          <table:table-cell office:value-type="string" calcext:value-type="string">
            <text:p>Nisa A_gaba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6695</text:p>
          </table:table-cell>
          <table:table-cell office:value-type="string" calcext:value-type="string">
            <text:p>Atlantis F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1230</text:p>
          </table:table-cell>
          <table:table-cell office:value-type="string" calcext:value-type="string">
            <text:p>CS Constantin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1993</text:p>
          </table:table-cell>
          <table:table-cell office:value-type="string" calcext:value-type="string">
            <text:p>USM El Harrach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5690</text:p>
          </table:table-cell>
          <table:table-cell office:value-type="string" calcext:value-type="string">
            <text:p>Palamós Club de Futbo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599356</text:p>
          </table:table-cell>
          <table:table-cell office:value-type="string" calcext:value-type="string">
            <text:p>Weymouth Football Clu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88988</text:p>
          </table:table-cell>
          <table:table-cell office:value-type="string" calcext:value-type="string">
            <text:p>Global Football Clu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57362</text:p>
          </table:table-cell>
          <table:table-cell office:value-type="string" calcext:value-type="string">
            <text:p>FK Atletas Kauna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30050</text:p>
          </table:table-cell>
          <table:table-cell office:value-type="string" calcext:value-type="string">
            <text:p>Tafea Football Clu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69793</text:p>
          </table:table-cell>
          <table:table-cell office:value-type="string" calcext:value-type="string">
            <text:p>Miedz Legnic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98944</text:p>
          </table:table-cell>
          <table:table-cell office:value-type="string" calcext:value-type="string">
            <text:p>Flota Zwinouj[ci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03023</text:p>
          </table:table-cell>
          <table:table-cell office:value-type="string" calcext:value-type="string">
            <text:p>Universidad César Vallejo Club de Fútbo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60797</text:p>
          </table:table-cell>
          <table:table-cell office:value-type="string" calcext:value-type="string">
            <text:p>Esteghlal Ahvaz Football Clu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33068</text:p>
          </table:table-cell>
          <table:table-cell office:value-type="string" calcext:value-type="string">
            <text:p>FC Semey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07755</text:p>
          </table:table-cell>
          <table:table-cell office:value-type="string" calcext:value-type="string">
            <text:p>FC Edmonto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47436</text:p>
          </table:table-cell>
          <table:table-cell office:value-type="string" calcext:value-type="string">
            <text:p>Hawke's Bay Unite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5992</text:p>
          </table:table-cell>
          <table:table-cell office:value-type="string" calcext:value-type="string">
            <text:p>Mochudi Centre Chief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16060</text:p>
          </table:table-cell>
          <table:table-cell office:value-type="string" calcext:value-type="string">
            <text:p>Gaborone Unite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86500</text:p>
          </table:table-cell>
          <table:table-cell office:value-type="string" calcext:value-type="string">
            <text:p>Estudiantes de Mérida Fútbol Clu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44841</text:p>
          </table:table-cell>
          <table:table-cell office:value-type="string" calcext:value-type="string">
            <text:p>Los Angeles So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42909</text:p>
          </table:table-cell>
          <table:table-cell office:value-type="string" calcext:value-type="string">
            <text:p>RFC Tournai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44169</text:p>
          </table:table-cell>
          <table:table-cell office:value-type="string" calcext:value-type="string">
            <text:p>FC Gloria Buzu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69086</text:p>
          </table:table-cell>
          <table:table-cell office:value-type="string" calcext:value-type="string">
            <text:p>FC Dynamo Bryansk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05651</text:p>
          </table:table-cell>
          <table:table-cell office:value-type="string" calcext:value-type="string">
            <text:p>Estrela Clube Primeiro de Mai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2779</text:p>
          </table:table-cell>
          <table:table-cell office:value-type="string" calcext:value-type="string">
            <text:p>Al Ahe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71490</text:p>
          </table:table-cell>
          <table:table-cell office:value-type="string" calcext:value-type="string">
            <text:p>Club Atlético Aldosivi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72741</text:p>
          </table:table-cell>
          <table:table-cell office:value-type="string" calcext:value-type="string">
            <text:p>Fort Lauderdale Strike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791604</text:p>
          </table:table-cell>
          <table:table-cell office:value-type="string" calcext:value-type="string">
            <text:p>FC Avangard Kursk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19480</text:p>
          </table:table-cell>
          <table:table-cell office:value-type="string" calcext:value-type="string">
            <text:p>FC Stahl Brandenburg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94685</text:p>
          </table:table-cell>
          <table:table-cell office:value-type="string" calcext:value-type="string">
            <text:p>FC Baia Mar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29843</text:p>
          </table:table-cell>
          <table:table-cell office:value-type="string" calcext:value-type="string">
            <text:p>MFK Skalic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293144</text:p>
          </table:table-cell>
          <table:table-cell office:value-type="string" calcext:value-type="string">
            <text:p>SC Eendracht Aals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2832</text:p>
          </table:table-cell>
          <table:table-cell office:value-type="string" calcext:value-type="string">
            <text:p>CARA Brazzavil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04912</text:p>
          </table:table-cell>
          <table:table-cell office:value-type="string" calcext:value-type="string">
            <text:p>Balestier Khalsa F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29072</text:p>
          </table:table-cell>
          <table:table-cell office:value-type="string" calcext:value-type="string">
            <text:p>Persik Kediri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32206</text:p>
          </table:table-cell>
          <table:table-cell office:value-type="string" calcext:value-type="string">
            <text:p>WFC Rossiyank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01893</text:p>
          </table:table-cell>
          <table:table-cell office:value-type="string" calcext:value-type="string">
            <text:p>SV Wilhelmshave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03364</text:p>
          </table:table-cell>
          <table:table-cell office:value-type="string" calcext:value-type="string">
            <text:p>KAC de Kenitr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9046</text:p>
          </table:table-cell>
          <table:table-cell office:value-type="string" calcext:value-type="string">
            <text:p>CF Bril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9091</text:p>
          </table:table-cell>
          <table:table-cell office:value-type="string" calcext:value-type="string">
            <text:p>FCM Bacu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0939</text:p>
          </table:table-cell>
          <table:table-cell office:value-type="string" calcext:value-type="string">
            <text:p>Kyzyl-Zhar SK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3214</text:p>
          </table:table-cell>
          <table:table-cell office:value-type="string" calcext:value-type="string">
            <text:p>Clube Desportivo Primeiro de Agost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75458</text:p>
          </table:table-cell>
          <table:table-cell office:value-type="string" calcext:value-type="string">
            <text:p>KF Liri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76115</text:p>
          </table:table-cell>
          <table:table-cell office:value-type="string" calcext:value-type="string">
            <text:p>Kawkab de Marrakech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38657</text:p>
          </table:table-cell>
          <table:table-cell office:value-type="string" calcext:value-type="string">
            <text:p>Racing Club Haïtie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83030</text:p>
          </table:table-cell>
          <table:table-cell office:value-type="string" calcext:value-type="string">
            <text:p>IK Oddevol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25574</text:p>
          </table:table-cell>
          <table:table-cell office:value-type="string" calcext:value-type="string">
            <text:p>Thrasyvoulos F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3125</text:p>
          </table:table-cell>
          <table:table-cell office:value-type="string" calcext:value-type="string">
            <text:p>Club de Deportes Provincial Curicó Unid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994861</text:p>
          </table:table-cell>
          <table:table-cell office:value-type="string" calcext:value-type="string">
            <text:p>FC Viljandi (2011)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39707</text:p>
          </table:table-cell>
          <table:table-cell office:value-type="string" calcext:value-type="string">
            <text:p>FC Bobruisk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49653</text:p>
          </table:table-cell>
          <table:table-cell office:value-type="string" calcext:value-type="string">
            <text:p>KS Besëlidhja Lezhë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68447</text:p>
          </table:table-cell>
          <table:table-cell office:value-type="string" calcext:value-type="string">
            <text:p>Espérance Sportive de Zarzi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19427</text:p>
          </table:table-cell>
          <table:table-cell office:value-type="string" calcext:value-type="string">
            <text:p>Merthyr Tydfil F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20422</text:p>
          </table:table-cell>
          <table:table-cell office:value-type="string" calcext:value-type="string">
            <text:p>Società Sportiva Cavese 191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29258</text:p>
          </table:table-cell>
          <table:table-cell office:value-type="string" calcext:value-type="string">
            <text:p>Tanjong Pagar United F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186</text:p>
          </table:table-cell>
          <table:table-cell office:value-type="string" calcext:value-type="string">
            <text:p>FC Hämeenlinn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222</text:p>
          </table:table-cell>
          <table:table-cell office:value-type="string" calcext:value-type="string">
            <text:p>FC Jokeri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3478</text:p>
          </table:table-cell>
          <table:table-cell office:value-type="string" calcext:value-type="string">
            <text:p>Excelsior AC Roubaix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30211</text:p>
          </table:table-cell>
          <table:table-cell office:value-type="string" calcext:value-type="string">
            <text:p>Olympique de Béjà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73797</text:p>
          </table:table-cell>
          <table:table-cell office:value-type="string" calcext:value-type="string">
            <text:p>Stade Athletique Spinalien Épina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6860</text:p>
          </table:table-cell>
          <table:table-cell office:value-type="string" calcext:value-type="string">
            <text:p>Angoulême CF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79411</text:p>
          </table:table-cell>
          <table:table-cell office:value-type="string" calcext:value-type="string">
            <text:p>Real C. D. Españ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28768</text:p>
          </table:table-cell>
          <table:table-cell office:value-type="string" calcext:value-type="string">
            <text:p>SK Tallinna Spor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6893</text:p>
          </table:table-cell>
          <table:table-cell office:value-type="string" calcext:value-type="string">
            <text:p>Bangkok Glass F.C.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84246</text:p>
          </table:table-cell>
          <table:table-cell office:value-type="string" calcext:value-type="string">
            <text:p>Hapoel Ironi Rishon leZio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84959</text:p>
          </table:table-cell>
          <table:table-cell office:value-type="string" calcext:value-type="string">
            <text:p>Harbour View Football Clu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84996</text:p>
          </table:table-cell>
          <table:table-cell office:value-type="string" calcext:value-type="string">
            <text:p>Unión Atlético Maracaib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1543</text:p>
          </table:table-cell>
          <table:table-cell office:value-type="string" calcext:value-type="string">
            <text:p>Droylsden F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8935</text:p>
          </table:table-cell>
          <table:table-cell office:value-type="string" calcext:value-type="string">
            <text:p>FK Laktaai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591915</text:p>
          </table:table-cell>
          <table:table-cell office:value-type="string" calcext:value-type="string">
            <text:p>Hayes &amp; Yeading United Football Clu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08208</text:p>
          </table:table-cell>
          <table:table-cell office:value-type="string" calcext:value-type="string">
            <text:p>Albirex Niigata Singapore F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4710</text:p>
          </table:table-cell>
          <table:table-cell office:value-type="string" calcext:value-type="string">
            <text:p>KK Zlatorog Laak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2990</text:p>
          </table:table-cell>
          <table:table-cell office:value-type="string" calcext:value-type="string">
            <text:p>Vasa IFK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69960</text:p>
          </table:table-cell>
          <table:table-cell office:value-type="string" calcext:value-type="string">
            <text:p>Chengdu Blades F.C.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5767</text:p>
          </table:table-cell>
          <table:table-cell office:value-type="string" calcext:value-type="string">
            <text:p>South Coast Wolves Football Clu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6856</text:p>
          </table:table-cell>
          <table:table-cell office:value-type="string" calcext:value-type="string">
            <text:p>Monagas Sport Clu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38971</text:p>
          </table:table-cell>
          <table:table-cell office:value-type="string" calcext:value-type="string">
            <text:p>NK Posuaj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74348</text:p>
          </table:table-cell>
          <table:table-cell office:value-type="string" calcext:value-type="string">
            <text:p>Chinezul Timioar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1950</text:p>
          </table:table-cell>
          <table:table-cell office:value-type="string" calcext:value-type="string">
            <text:p>SC Krien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7048</text:p>
          </table:table-cell>
          <table:table-cell office:value-type="string" calcext:value-type="string">
            <text:p>Wits University Football Clu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56416</text:p>
          </table:table-cell>
          <table:table-cell office:value-type="string" calcext:value-type="string">
            <text:p>Club Polideportivo Mérid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8979</text:p>
          </table:table-cell>
          <table:table-cell office:value-type="string" calcext:value-type="string">
            <text:p>Mash'al Mubarek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8976</text:p>
          </table:table-cell>
          <table:table-cell office:value-type="string" calcext:value-type="string">
            <text:p>FK VilY_ Masall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8994</text:p>
          </table:table-cell>
          <table:table-cell office:value-type="string" calcext:value-type="string">
            <text:p>FK Mladost Apati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9103</text:p>
          </table:table-cell>
          <table:table-cell office:value-type="string" calcext:value-type="string">
            <text:p>FC Tyume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69130</text:p>
          </table:table-cell>
          <table:table-cell office:value-type="string" calcext:value-type="string">
            <text:p>Yverdon-Sport F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7607</text:p>
          </table:table-cell>
          <table:table-cell office:value-type="string" calcext:value-type="string">
            <text:p>Saint Eloi Lupop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076147</text:p>
          </table:table-cell>
          <table:table-cell office:value-type="string" calcext:value-type="string">
            <text:p>Chongqing Lifan F.C.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868872</text:p>
          </table:table-cell>
          <table:table-cell office:value-type="string" calcext:value-type="string">
            <text:p>Xelajú Mario Camposec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389147</text:p>
          </table:table-cell>
          <table:table-cell office:value-type="string" calcext:value-type="string">
            <text:p>FK Silut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03101</text:p>
          </table:table-cell>
          <table:table-cell office:value-type="string" calcext:value-type="string">
            <text:p>Club Plaza Colonia de Deport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18611</text:p>
          </table:table-cell>
          <table:table-cell office:value-type="string" calcext:value-type="string">
            <text:p>KF Hysi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676641</text:p>
          </table:table-cell>
          <table:table-cell office:value-type="string" calcext:value-type="string">
            <text:p>JK Tervis Pärnu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76897</text:p>
          </table:table-cell>
          <table:table-cell office:value-type="string" calcext:value-type="string">
            <text:p>Club Atlético Nacional Potosí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17668</text:p>
          </table:table-cell>
          <table:table-cell office:value-type="string" calcext:value-type="string">
            <text:p>FinnPa Helsinki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54163</text:p>
          </table:table-cell>
          <table:table-cell office:value-type="string" calcext:value-type="string">
            <text:p>Sport Comércio e Salgueiro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12829</text:p>
          </table:table-cell>
          <table:table-cell office:value-type="string" calcext:value-type="string">
            <text:p>Lobi St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80336</text:p>
          </table:table-cell>
          <table:table-cell office:value-type="string" calcext:value-type="string">
            <text:p>Unión Deportiva Melill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681220</text:p>
          </table:table-cell>
          <table:table-cell office:value-type="string" calcext:value-type="string">
            <text:p>FK Mladi Radnik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41137</text:p>
          </table:table-cell>
          <table:table-cell office:value-type="string" calcext:value-type="string">
            <text:p>Koaarkaaki Klub `ibenik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41523</text:p>
          </table:table-cell>
          <table:table-cell office:value-type="string" calcext:value-type="string">
            <text:p>FK Hvzda Che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71031</text:p>
          </table:table-cell>
          <table:table-cell office:value-type="string" calcext:value-type="string">
            <text:p>Mohammedan S.C.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19034</text:p>
          </table:table-cell>
          <table:table-cell office:value-type="string" calcext:value-type="string">
            <text:p>Knattspyrnufélag Fjallabyggða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70361</text:p>
          </table:table-cell>
          <table:table-cell office:value-type="string" calcext:value-type="string">
            <text:p>Jong Ajax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464858</text:p>
          </table:table-cell>
          <table:table-cell office:value-type="string" calcext:value-type="string">
            <text:p>Frigg Oslo FK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14357</text:p>
          </table:table-cell>
          <table:table-cell office:value-type="string" calcext:value-type="string">
            <text:p>NK Korotan Prevalj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11079</text:p>
          </table:table-cell>
          <table:table-cell office:value-type="string" calcext:value-type="string">
            <text:p>YoungHeart Manawatu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136016</text:p>
          </table:table-cell>
          <table:table-cell office:value-type="string" calcext:value-type="string">
            <text:p>Cosenza Calcio 191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06646</text:p>
          </table:table-cell>
          <table:table-cell office:value-type="string" calcext:value-type="string">
            <text:p>Marília Atlético Club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20431</text:p>
          </table:table-cell>
          <table:table-cell office:value-type="string" calcext:value-type="string">
            <text:p>Grupo Desportivo Sagrada Esperanç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33473</text:p>
          </table:table-cell>
          <table:table-cell office:value-type="string" calcext:value-type="string">
            <text:p>Sariyer SK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33928</text:p>
          </table:table-cell>
          <table:table-cell office:value-type="string" calcext:value-type="string">
            <text:p>VB Vágu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85447</text:p>
          </table:table-cell>
          <table:table-cell office:value-type="string" calcext:value-type="string">
            <text:p>Società Sportiva Sambenedettese Calci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49782</text:p>
          </table:table-cell>
          <table:table-cell office:value-type="string" calcext:value-type="string">
            <text:p>FC Guria Lanchkhuti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96167</text:p>
          </table:table-cell>
          <table:table-cell office:value-type="string" calcext:value-type="string">
            <text:p>Cardiff Metropolitan University F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785112</text:p>
          </table:table-cell>
          <table:table-cell office:value-type="string" calcext:value-type="string">
            <text:p>Kossa F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74129</text:p>
          </table:table-cell>
          <table:table-cell office:value-type="string" calcext:value-type="string">
            <text:p>HTTU A_gaba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69520</text:p>
          </table:table-cell>
          <table:table-cell office:value-type="string" calcext:value-type="string">
            <text:p>Rio Branco Esporte Club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972015</text:p>
          </table:table-cell>
          <table:table-cell office:value-type="string" calcext:value-type="string">
            <text:p>OC Safi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75503</text:p>
          </table:table-cell>
          <table:table-cell office:value-type="string" calcext:value-type="string">
            <text:p>FC Nyva Vinnytsi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67815</text:p>
          </table:table-cell>
          <table:table-cell office:value-type="string" calcext:value-type="string">
            <text:p>Avenir Sportif de La Mars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77220</text:p>
          </table:table-cell>
          <table:table-cell office:value-type="string" calcext:value-type="string">
            <text:p>Pezoporikos Larnac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76133</text:p>
          </table:table-cell>
          <table:table-cell office:value-type="string" calcext:value-type="string">
            <text:p>Sociedad Deportiva Auca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18771</text:p>
          </table:table-cell>
          <table:table-cell office:value-type="string" calcext:value-type="string">
            <text:p>Club Deportivo Moró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75918</text:p>
          </table:table-cell>
          <table:table-cell office:value-type="string" calcext:value-type="string">
            <text:p>Royal Leopard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94171</text:p>
          </table:table-cell>
          <table:table-cell office:value-type="string" calcext:value-type="string">
            <text:p>FC Dynamo Makhachkal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18179</text:p>
          </table:table-cell>
          <table:table-cell office:value-type="string" calcext:value-type="string">
            <text:p>Olaria Atlético Club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31920</text:p>
          </table:table-cell>
          <table:table-cell office:value-type="string" calcext:value-type="string">
            <text:p>Unión Magdalen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1858893</text:p>
          </table:table-cell>
          <table:table-cell office:value-type="string" calcext:value-type="string">
            <text:p>Club de Deportes Melipill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310972</text:p>
          </table:table-cell>
          <table:table-cell office:value-type="string" calcext:value-type="string">
            <text:p>Club Deportivo Guijuel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499905</text:p>
          </table:table-cell>
          <table:table-cell office:value-type="string" calcext:value-type="string">
            <text:p>Al-Hazm Ras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030793</text:p>
          </table:table-cell>
          <table:table-cell office:value-type="string" calcext:value-type="string">
            <text:p>UE Extremeny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191985</text:p>
          </table:table-cell>
          <table:table-cell office:value-type="string" calcext:value-type="string">
            <text:p>Botswana Defence Force XI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41016</text:p>
          </table:table-cell>
          <table:table-cell office:value-type="string" calcext:value-type="string">
            <text:p>Tala'ea El-Gaish S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41808</text:p>
          </table:table-cell>
          <table:table-cell office:value-type="string" calcext:value-type="string">
            <text:p>Carrick Range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29309</text:p>
          </table:table-cell>
          <table:table-cell office:value-type="string" calcext:value-type="string">
            <text:p>Vital'O Football Clu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53450</text:p>
          </table:table-cell>
          <table:table-cell office:value-type="string" calcext:value-type="string">
            <text:p>Volta Redonda Futebol Club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242745</text:p>
          </table:table-cell>
          <table:table-cell office:value-type="string" calcext:value-type="string">
            <text:p>Club de Deportes Lota Schwage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24107</text:p>
          </table:table-cell>
          <table:table-cell office:value-type="string" calcext:value-type="string">
            <text:p>Teramo Calci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550130</text:p>
          </table:table-cell>
          <table:table-cell office:value-type="string" calcext:value-type="string">
            <text:p>Club de Deportes Puerto Mont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35403</text:p>
          </table:table-cell>
          <table:table-cell office:value-type="string" calcext:value-type="string">
            <text:p>NK Veres Rivn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62732</text:p>
          </table:table-cell>
          <table:table-cell office:value-type="string" calcext:value-type="string">
            <text:p>Kolubara Lazareva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://www.wikidata.org/entity/Q2631312</text:p>
          </table:table-cell>
          <table:table-cell office:value-type="string" calcext:value-type="string">
            <text:p>Esporte Clube XV de Novembro</text:p>
          </table:table-cell>
          <table:table-cell office:value-type="float" office:value="12" calcext:value-type="float">
            <text:p>12</text:p>
          </table:table-cell>
          <table:table-cell table:formula="of:=&quot;Amistoso &quot;&amp;[.B133]&amp;&quot;-&quot;&amp;[.B89]&amp;&quot;&quot;" office:value-type="string" office:string-value="Amistoso Athletic Football Club Bournemouth-Bolton Wanderers Football Club" calcext:value-type="string">
            <text:p>Amistoso Athletic Football Club Bournemouth-Bolton Wanderers Football Club</text:p>
          </table:table-cell>
        </table:table-row>
        <table:table-row table:style-name="ro1">
          <table:table-cell office:value-type="string" calcext:value-type="string">
            <text:p>http://www.wikidata.org/entity/Q2060235</text:p>
          </table:table-cell>
          <table:table-cell office:value-type="string" calcext:value-type="string">
            <text:p>Wikki Tourists FC</text:p>
          </table:table-cell>
          <table:table-cell office:value-type="float" office:value="12" calcext:value-type="float">
            <text:p>12</text:p>
          </table:table-cell>
          <table:table-cell table:formula="of:=&quot;Amistoso &quot;&amp;[.B2292]&amp;&quot;-&quot;&amp;[.B1883]&amp;&quot;&quot;" office:value-type="string" office:string-value="Amistoso Grays Athletic Football Club-BC Dinamo Tbilisi" calcext:value-type="string">
            <text:p>Amistoso Grays Athletic Football Club-BC Dinamo Tbilisi</text:p>
          </table:table-cell>
        </table:table-row>
        <table:table-row table:style-name="ro1">
          <table:table-cell office:value-type="string" calcext:value-type="string">
            <text:p>http://www.wikidata.org/entity/Q2581881</text:p>
          </table:table-cell>
          <table:table-cell office:value-type="string" calcext:value-type="string">
            <text:p>Al-Nahda FC</text:p>
          </table:table-cell>
          <table:table-cell office:value-type="float" office:value="12" calcext:value-type="float">
            <text:p>12</text:p>
          </table:table-cell>
          <table:table-cell table:formula="of:=&quot;Amistoso &quot;&amp;[.B1170]&amp;&quot;-&quot;&amp;[.B1214]&amp;&quot;&quot;" office:value-type="string" office:string-value="Amistoso Spartaki-Tskhinvali Tbilisi-Buriram United FC" calcext:value-type="string">
            <text:p>Amistoso Spartaki-Tskhinvali Tbilisi-Buriram United FC</text:p>
          </table:table-cell>
        </table:table-row>
        <table:table-row table:style-name="ro1">
          <table:table-cell office:value-type="string" calcext:value-type="string">
            <text:p>http://www.wikidata.org/entity/Q2406451</text:p>
          </table:table-cell>
          <table:table-cell office:value-type="string" calcext:value-type="string">
            <text:p>AS Mangasport</text:p>
          </table:table-cell>
          <table:table-cell office:value-type="float" office:value="12" calcext:value-type="float">
            <text:p>12</text:p>
          </table:table-cell>
          <table:table-cell table:formula="of:=&quot;Amistoso &quot;&amp;[.B852]&amp;&quot;-&quot;&amp;[.B2590]&amp;&quot;&quot;" office:value-type="string" office:string-value="Amistoso Pisa Calcio-Club Deportivo Morón" calcext:value-type="string">
            <text:p>Amistoso Pisa Calcio-Club Deportivo Morón</text:p>
          </table:table-cell>
        </table:table-row>
        <table:table-row table:style-name="ro1">
          <table:table-cell office:value-type="string" calcext:value-type="string">
            <text:p>http://www.wikidata.org/entity/Q2592343</text:p>
          </table:table-cell>
          <table:table-cell office:value-type="string" calcext:value-type="string">
            <text:p>Central Uruguay Railway Cricket Club</text:p>
          </table:table-cell>
          <table:table-cell office:value-type="float" office:value="12" calcext:value-type="float">
            <text:p>12</text:p>
          </table:table-cell>
          <table:table-cell table:formula="of:=&quot;Amistoso &quot;&amp;[.B2797]&amp;&quot;-&quot;&amp;[.B2160]&amp;&quot;&quot;" office:value-type="string" office:string-value="Amistoso Otago United-Club de Fútbol Palencia" calcext:value-type="string">
            <text:p>Amistoso Otago United-Club de Fútbol Palencia</text:p>
          </table:table-cell>
        </table:table-row>
        <table:table-row table:style-name="ro1">
          <table:table-cell office:value-type="string" calcext:value-type="string">
            <text:p>http://www.wikidata.org/entity/Q2593147</text:p>
          </table:table-cell>
          <table:table-cell office:value-type="string" calcext:value-type="string">
            <text:p>Manchester United Football Club Reserves</text:p>
          </table:table-cell>
          <table:table-cell office:value-type="float" office:value="12" calcext:value-type="float">
            <text:p>12</text:p>
          </table:table-cell>
          <table:table-cell table:formula="of:=&quot;Amistoso &quot;&amp;[.B2457]&amp;&quot;-&quot;&amp;[.B709]&amp;&quot;&quot;" office:value-type="string" office:string-value="Amistoso New Zealand Knights Football Club-FC Lahti" calcext:value-type="string">
            <text:p>Amistoso New Zealand Knights Football Club-FC Lahti</text:p>
          </table:table-cell>
        </table:table-row>
        <table:table-row table:style-name="ro1">
          <table:table-cell office:value-type="string" calcext:value-type="string">
            <text:p>http://www.wikidata.org/entity/Q2868167</text:p>
          </table:table-cell>
          <table:table-cell office:value-type="string" calcext:value-type="string">
            <text:p>Association Sportive Madinet d'Oran</text:p>
          </table:table-cell>
          <table:table-cell office:value-type="float" office:value="12" calcext:value-type="float">
            <text:p>12</text:p>
          </table:table-cell>
          <table:table-cell table:formula="of:=&quot;Amistoso &quot;&amp;[.B1961]&amp;&quot;-&quot;&amp;[.B1254]&amp;&quot;&quot;" office:value-type="string" office:string-value="Amistoso NA Hussein Dey-Monarcas Morelia" calcext:value-type="string">
            <text:p>Amistoso NA Hussein Dey-Monarcas Morelia</text:p>
          </table:table-cell>
        </table:table-row>
        <table:table-row table:style-name="ro1">
          <table:table-cell office:value-type="string" calcext:value-type="string">
            <text:p>http://www.wikidata.org/entity/Q2258322</text:p>
          </table:table-cell>
          <table:table-cell office:value-type="string" calcext:value-type="string">
            <text:p>PFC Spartak de Pleven</text:p>
          </table:table-cell>
          <table:table-cell office:value-type="float" office:value="12" calcext:value-type="float">
            <text:p>12</text:p>
          </table:table-cell>
          <table:table-cell table:formula="of:=&quot;Amistoso &quot;&amp;[.B2189]&amp;&quot;-&quot;&amp;[.B1339]&amp;&quot;&quot;" office:value-type="string" office:string-value="Amistoso Larvik Turn IF-Al-Nasr SC" calcext:value-type="string">
            <text:p>Amistoso Larvik Turn IF-Al-Nasr SC</text:p>
          </table:table-cell>
        </table:table-row>
        <table:table-row table:style-name="ro1">
          <table:table-cell office:value-type="string" calcext:value-type="string">
            <text:p>http://www.wikidata.org/entity/Q2422417</text:p>
          </table:table-cell>
          <table:table-cell office:value-type="string" calcext:value-type="string">
            <text:p>Toulouse FC</text:p>
          </table:table-cell>
          <table:table-cell office:value-type="float" office:value="12" calcext:value-type="float">
            <text:p>12</text:p>
          </table:table-cell>
          <table:table-cell table:formula="of:=&quot;Amistoso &quot;&amp;[.B822]&amp;&quot;-&quot;&amp;[.B456]&amp;&quot;&quot;" office:value-type="string" office:string-value="Amistoso FC Petrolul Ploieti-NK Osijek" calcext:value-type="string">
            <text:p>Amistoso FC Petrolul Ploieti-NK Osijek</text:p>
          </table:table-cell>
        </table:table-row>
        <table:table-row table:style-name="ro1">
          <table:table-cell office:value-type="string" calcext:value-type="string">
            <text:p>http://www.wikidata.org/entity/Q2659531</text:p>
          </table:table-cell>
          <table:table-cell office:value-type="string" calcext:value-type="string">
            <text:p>Salgueiro Atlético Clube</text:p>
          </table:table-cell>
          <table:table-cell office:value-type="float" office:value="12" calcext:value-type="float">
            <text:p>12</text:p>
          </table:table-cell>
          <table:table-cell table:formula="of:=&quot;Amistoso &quot;&amp;[.B1499]&amp;&quot;-&quot;&amp;[.B158]&amp;&quot;&quot;" office:value-type="string" office:string-value="Amistoso College Europa FC-Charlton Athletic Football Club" calcext:value-type="string">
            <text:p>Amistoso College Europa FC-Charlton Athletic Football Club</text:p>
          </table:table-cell>
        </table:table-row>
        <table:table-row table:style-name="ro1">
          <table:table-cell office:value-type="string" calcext:value-type="string">
            <text:p>http://www.wikidata.org/entity/Q2447092</text:p>
          </table:table-cell>
          <table:table-cell office:value-type="string" calcext:value-type="string">
            <text:p>San Luis de Quillota</text:p>
          </table:table-cell>
          <table:table-cell office:value-type="float" office:value="12" calcext:value-type="float">
            <text:p>12</text:p>
          </table:table-cell>
          <table:table-cell table:formula="of:=&quot;Amistoso &quot;&amp;[.B241]&amp;&quot;-&quot;&amp;[.B298]&amp;&quot;&quot;" office:value-type="string" office:string-value="Amistoso FC Sion-Club de Regatas Vasco da Gama" calcext:value-type="string">
            <text:p>Amistoso FC Sion-Club de Regatas Vasco da Gama</text:p>
          </table:table-cell>
        </table:table-row>
        <table:table-row table:style-name="ro1">
          <table:table-cell office:value-type="string" calcext:value-type="string">
            <text:p>http://www.wikidata.org/entity/Q2735125</text:p>
          </table:table-cell>
          <table:table-cell office:value-type="string" calcext:value-type="string">
            <text:p>Santos Futebol Clube de Angola</text:p>
          </table:table-cell>
          <table:table-cell office:value-type="float" office:value="12" calcext:value-type="float">
            <text:p>12</text:p>
          </table:table-cell>
          <table:table-cell table:formula="of:=&quot;Amistoso &quot;&amp;[.B1516]&amp;&quot;-&quot;&amp;[.B1007]&amp;&quot;&quot;" office:value-type="string" office:string-value="Amistoso FC Farul Constana-Sarpsborg 08 FF" calcext:value-type="string">
            <text:p>Amistoso FC Farul Constana-Sarpsborg 08 FF</text:p>
          </table:table-cell>
        </table:table-row>
        <table:table-row table:style-name="ro1">
          <table:table-cell office:value-type="string" calcext:value-type="string">
            <text:p>http://www.wikidata.org/entity/Q3916564</text:p>
          </table:table-cell>
          <table:table-cell office:value-type="string" calcext:value-type="string">
            <text:p>Hidd SCC</text:p>
          </table:table-cell>
          <table:table-cell office:value-type="float" office:value="12" calcext:value-type="float">
            <text:p>12</text:p>
          </table:table-cell>
          <table:table-cell table:formula="of:=&quot;Amistoso &quot;&amp;[.B651]&amp;&quot;-&quot;&amp;[.B1558]&amp;&quot;&quot;" office:value-type="string" office:string-value="Amistoso Panionios NFC-Al-Wahda Club La Meca" calcext:value-type="string">
            <text:p>Amistoso Panionios NFC-Al-Wahda Club La Meca</text:p>
          </table:table-cell>
        </table:table-row>
        <table:table-row table:style-name="ro1">
          <table:table-cell office:value-type="string" calcext:value-type="string">
            <text:p>http://www.wikidata.org/entity/Q2980346</text:p>
          </table:table-cell>
          <table:table-cell office:value-type="string" calcext:value-type="string">
            <text:p>Clube Desportivo da Huíla</text:p>
          </table:table-cell>
          <table:table-cell office:value-type="float" office:value="12" calcext:value-type="float">
            <text:p>12</text:p>
          </table:table-cell>
          <table:table-cell table:formula="of:=&quot;Amistoso &quot;&amp;[.B1646]&amp;&quot;-&quot;&amp;[.B2886]&amp;&quot;&quot;" office:value-type="string" office:string-value="Amistoso TB Tvøroyri-Racing FC Bafoussam" calcext:value-type="string">
            <text:p>Amistoso TB Tvøroyri-Racing FC Bafoussam</text:p>
          </table:table-cell>
        </table:table-row>
        <table:table-row table:style-name="ro1">
          <table:table-cell office:value-type="string" calcext:value-type="string">
            <text:p>http://www.wikidata.org/entity/Q3050412</text:p>
          </table:table-cell>
          <table:table-cell office:value-type="string" calcext:value-type="string">
            <text:p>Galícia Esporte Clube</text:p>
          </table:table-cell>
          <table:table-cell office:value-type="float" office:value="12" calcext:value-type="float">
            <text:p>12</text:p>
          </table:table-cell>
          <table:table-cell table:formula="of:=&quot;Amistoso &quot;&amp;[.B2798]&amp;&quot;-&quot;&amp;[.B2872]&amp;&quot;&quot;" office:value-type="string" office:string-value="Amistoso Koparit-St Albans City F.C." calcext:value-type="string">
            <text:p>Amistoso Koparit-St Albans City F.C.</text:p>
          </table:table-cell>
        </table:table-row>
        <table:table-row table:style-name="ro1">
          <table:table-cell office:value-type="string" calcext:value-type="string">
            <text:p>http://www.wikidata.org/entity/Q4155223</text:p>
          </table:table-cell>
          <table:table-cell office:value-type="string" calcext:value-type="string">
            <text:p>BFC Daugavpils</text:p>
          </table:table-cell>
          <table:table-cell office:value-type="float" office:value="12" calcext:value-type="float">
            <text:p>12</text:p>
          </table:table-cell>
          <table:table-cell table:formula="of:=&quot;Amistoso &quot;&amp;[.B377]&amp;&quot;-&quot;&amp;[.B921]&amp;&quot;&quot;" office:value-type="string" office:string-value="Amistoso Stade Brestois 29-AC Libertas" calcext:value-type="string">
            <text:p>Amistoso Stade Brestois 29-AC Libertas</text:p>
          </table:table-cell>
        </table:table-row>
        <table:table-row table:style-name="ro1">
          <table:table-cell office:value-type="string" calcext:value-type="string">
            <text:p>http://www.wikidata.org/entity/Q3375671</text:p>
          </table:table-cell>
          <table:table-cell office:value-type="string" calcext:value-type="string">
            <text:p>Persebaya Surabaya</text:p>
          </table:table-cell>
          <table:table-cell office:value-type="float" office:value="12" calcext:value-type="float">
            <text:p>12</text:p>
          </table:table-cell>
          <table:table-cell table:formula="of:=&quot;Amistoso &quot;&amp;[.B485]&amp;&quot;-&quot;&amp;[.B637]&amp;&quot;&quot;" office:value-type="string" office:string-value="Amistoso Dundalk Football Club-Myllykosken Pallo-47" calcext:value-type="string">
            <text:p>Amistoso Dundalk Football Club-Myllykosken Pallo-47</text:p>
          </table:table-cell>
        </table:table-row>
        <table:table-row table:style-name="ro1">
          <table:table-cell office:value-type="string" calcext:value-type="string">
            <text:p>http://www.wikidata.org/entity/Q3085161</text:p>
          </table:table-cell>
          <table:table-cell office:value-type="string" calcext:value-type="string">
            <text:p>Montpellier HSC</text:p>
          </table:table-cell>
          <table:table-cell office:value-type="float" office:value="12" calcext:value-type="float">
            <text:p>12</text:p>
          </table:table-cell>
          <table:table-cell table:formula="of:=&quot;Amistoso &quot;&amp;[.B1424]&amp;&quot;-&quot;&amp;[.B2920]&amp;&quot;&quot;" office:value-type="string" office:string-value="Amistoso Africa Sports National-Los Ángeles Football Club" calcext:value-type="string">
            <text:p>Amistoso Africa Sports National-Los Ángeles Football Club</text:p>
          </table:table-cell>
        </table:table-row>
        <table:table-row table:style-name="ro1">
          <table:table-cell office:value-type="string" calcext:value-type="string">
            <text:p>http://www.wikidata.org/entity/Q3029309</text:p>
          </table:table-cell>
          <table:table-cell office:value-type="string" calcext:value-type="string">
            <text:p>V-Varen Nagasaki</text:p>
          </table:table-cell>
          <table:table-cell office:value-type="float" office:value="12" calcext:value-type="float">
            <text:p>12</text:p>
          </table:table-cell>
          <table:table-cell table:formula="of:=&quot;Amistoso &quot;&amp;[.B46]&amp;&quot;-&quot;&amp;[.B1100]&amp;&quot;&quot;" office:value-type="string" office:string-value="Amistoso West Ham United Football Club-Hapoel Petah-Tikvah" calcext:value-type="string">
            <text:p>Amistoso West Ham United Football Club-Hapoel Petah-Tikvah</text:p>
          </table:table-cell>
        </table:table-row>
        <table:table-row table:style-name="ro1">
          <table:table-cell office:value-type="string" calcext:value-type="string">
            <text:p>http://www.wikidata.org/entity/Q3493033</text:p>
          </table:table-cell>
          <table:table-cell office:value-type="string" calcext:value-type="string">
            <text:p>CSF Sperana Nisporeni</text:p>
          </table:table-cell>
          <table:table-cell office:value-type="float" office:value="12" calcext:value-type="float">
            <text:p>12</text:p>
          </table:table-cell>
          <table:table-cell table:formula="of:=&quot;Amistoso &quot;&amp;[.B2351]&amp;&quot;-&quot;&amp;[.B1482]&amp;&quot;&quot;" office:value-type="string" office:string-value="Amistoso SR Colmar-Club Deportivo Badajoz" calcext:value-type="string">
            <text:p>Amistoso SR Colmar-Club Deportivo Badajoz</text:p>
          </table:table-cell>
        </table:table-row>
        <table:table-row table:style-name="ro1">
          <table:table-cell office:value-type="string" calcext:value-type="string">
            <text:p>http://www.wikidata.org/entity/Q3463910</text:p>
          </table:table-cell>
          <table:table-cell office:value-type="string" calcext:value-type="string">
            <text:p>St Joseph's F.C.</text:p>
          </table:table-cell>
          <table:table-cell office:value-type="float" office:value="12" calcext:value-type="float">
            <text:p>12</text:p>
          </table:table-cell>
          <table:table-cell table:formula="of:=&quot;Amistoso &quot;&amp;[.B153]&amp;&quot;-&quot;&amp;[.B50]&amp;&quot;&quot;" office:value-type="string" office:string-value="Amistoso Jeonbuk Hyundai Motors-Sunderland Association Football Club" calcext:value-type="string">
            <text:p>Amistoso Jeonbuk Hyundai Motors-Sunderland Association Football Club</text:p>
          </table:table-cell>
        </table:table-row>
        <table:table-row table:style-name="ro1">
          <table:table-cell office:value-type="string" calcext:value-type="string">
            <text:p>http://www.wikidata.org/entity/Q3108385</text:p>
          </table:table-cell>
          <table:table-cell office:value-type="string" calcext:value-type="string">
            <text:p>Glacis United F.C.</text:p>
          </table:table-cell>
          <table:table-cell office:value-type="float" office:value="12" calcext:value-type="float">
            <text:p>12</text:p>
          </table:table-cell>
          <table:table-cell table:formula="of:=&quot;Amistoso &quot;&amp;[.B403]&amp;&quot;-&quot;&amp;[.B1424]&amp;&quot;&quot;" office:value-type="string" office:string-value="Amistoso Odd Grenland BK-Africa Sports National" calcext:value-type="string">
            <text:p>Amistoso Odd Grenland BK-Africa Sports National</text:p>
          </table:table-cell>
        </table:table-row>
        <table:table-row table:style-name="ro1">
          <table:table-cell office:value-type="string" calcext:value-type="string">
            <text:p>http://www.wikidata.org/entity/Q5400867</text:p>
          </table:table-cell>
          <table:table-cell office:value-type="string" calcext:value-type="string">
            <text:p>Esteghlal Meli-Sanati Khuzestan F.C.</text:p>
          </table:table-cell>
          <table:table-cell office:value-type="float" office:value="12" calcext:value-type="float">
            <text:p>12</text:p>
          </table:table-cell>
          <table:table-cell table:formula="of:=&quot;Amistoso &quot;&amp;[.B2165]&amp;&quot;-&quot;&amp;[.B2865]&amp;&quot;&quot;" office:value-type="string" office:string-value="Amistoso Club Almirante Brown-FC Sakhalin Yuzhno-Sakhalinsk" calcext:value-type="string">
            <text:p>Amistoso Club Almirante Brown-FC Sakhalin Yuzhno-Sakhalinsk</text:p>
          </table:table-cell>
        </table:table-row>
        <table:table-row table:style-name="ro1">
          <table:table-cell office:value-type="string" calcext:value-type="string">
            <text:p>http://www.wikidata.org/entity/Q6707867</text:p>
          </table:table-cell>
          <table:table-cell office:value-type="string" calcext:value-type="string">
            <text:p>Belasitsa Petrich</text:p>
          </table:table-cell>
          <table:table-cell office:value-type="float" office:value="12" calcext:value-type="float">
            <text:p>12</text:p>
          </table:table-cell>
          <table:table-cell table:formula="of:=&quot;Amistoso &quot;&amp;[.B2807]&amp;&quot;-&quot;&amp;[.B917]&amp;&quot;&quot;" office:value-type="string" office:string-value="Amistoso Stal Stalowa Wola-Zob Ahan FC" calcext:value-type="string">
            <text:p>Amistoso Stal Stalowa Wola-Zob Ahan FC</text:p>
          </table:table-cell>
        </table:table-row>
        <table:table-row table:style-name="ro1">
          <table:table-cell office:value-type="string" calcext:value-type="string">
            <text:p>http://www.wikidata.org/entity/Q5426356</text:p>
          </table:table-cell>
          <table:table-cell office:value-type="string" calcext:value-type="string">
            <text:p>FK Radnik Surdulica</text:p>
          </table:table-cell>
          <table:table-cell office:value-type="float" office:value="12" calcext:value-type="float">
            <text:p>12</text:p>
          </table:table-cell>
          <table:table-cell table:formula="of:=&quot;Amistoso &quot;&amp;[.B387]&amp;&quot;-&quot;&amp;[.B1719]&amp;&quot;&quot;" office:value-type="string" office:string-value="Amistoso AC Omonia-Club Deportivo La Equidad Seguros" calcext:value-type="string">
            <text:p>Amistoso AC Omonia-Club Deportivo La Equidad Seguros</text:p>
          </table:table-cell>
        </table:table-row>
        <table:table-row table:style-name="ro1">
          <table:table-cell office:value-type="string" calcext:value-type="string">
            <text:p>http://www.wikidata.org/entity/Q5924752</text:p>
          </table:table-cell>
          <table:table-cell office:value-type="string" calcext:value-type="string">
            <text:p>Jaguares de Córdoba</text:p>
          </table:table-cell>
          <table:table-cell office:value-type="float" office:value="12" calcext:value-type="float">
            <text:p>12</text:p>
          </table:table-cell>
          <table:table-cell table:formula="of:=&quot;Amistoso &quot;&amp;[.B2882]&amp;&quot;-&quot;&amp;[.B891]&amp;&quot;&quot;" office:value-type="string" office:string-value="Amistoso FC Alay-FC Sioni Bolnisi" calcext:value-type="string">
            <text:p>Amistoso FC Alay-FC Sioni Bolnisi</text:p>
          </table:table-cell>
        </table:table-row>
        <table:table-row table:style-name="ro1">
          <table:table-cell office:value-type="string" calcext:value-type="string">
            <text:p>http://www.wikidata.org/entity/Q6334727</text:p>
          </table:table-cell>
          <table:table-cell office:value-type="string" calcext:value-type="string">
            <text:p>Ottawa Fury FC</text:p>
          </table:table-cell>
          <table:table-cell office:value-type="float" office:value="12" calcext:value-type="float">
            <text:p>12</text:p>
          </table:table-cell>
          <table:table-cell table:formula="of:=&quot;Amistoso &quot;&amp;[.B1076]&amp;&quot;-&quot;&amp;[.B1988]&amp;&quot;&quot;" office:value-type="string" office:string-value="Amistoso Stade Lavallois Mayenne Football Club-Najran SC" calcext:value-type="string">
            <text:p>Amistoso Stade Lavallois Mayenne Football Club-Najran SC</text:p>
          </table:table-cell>
        </table:table-row>
        <table:table-row table:style-name="ro1">
          <table:table-cell office:value-type="string" calcext:value-type="string">
            <text:p>http://www.wikidata.org/entity/Q9213751</text:p>
          </table:table-cell>
          <table:table-cell office:value-type="string" calcext:value-type="string">
            <text:p>ACS Poli Timioara</text:p>
          </table:table-cell>
          <table:table-cell office:value-type="float" office:value="12" calcext:value-type="float">
            <text:p>12</text:p>
          </table:table-cell>
          <table:table-cell table:formula="of:=&quot;Amistoso &quot;&amp;[.B1764]&amp;&quot;-&quot;&amp;[.B88]&amp;&quot;&quot;" office:value-type="string" office:string-value="Amistoso Club Juan Aurich-Real Sociedad de Fútbol" calcext:value-type="string">
            <text:p>Amistoso Club Juan Aurich-Real Sociedad de Fútbol</text:p>
          </table:table-cell>
        </table:table-row>
        <table:table-row table:style-name="ro1">
          <table:table-cell office:value-type="string" calcext:value-type="string">
            <text:p>http://www.wikidata.org/entity/Q16839383</text:p>
          </table:table-cell>
          <table:table-cell office:value-type="string" calcext:value-type="string">
            <text:p>FK Shkupi</text:p>
          </table:table-cell>
          <table:table-cell office:value-type="float" office:value="12" calcext:value-type="float">
            <text:p>12</text:p>
          </table:table-cell>
          <table:table-cell table:formula="of:=&quot;Amistoso &quot;&amp;[.B2547]&amp;&quot;-&quot;&amp;[.B1496]&amp;&quot;&quot;" office:value-type="string" office:string-value="Amistoso Club Polideportivo Mérida-FK Istiqlol Dushanbe" calcext:value-type="string">
            <text:p>Amistoso Club Polideportivo Mérida-FK Istiqlol Dushanbe</text:p>
          </table:table-cell>
        </table:table-row>
        <table:table-row table:style-name="ro1">
          <table:table-cell office:value-type="string" calcext:value-type="string">
            <text:p>http://www.wikidata.org/entity/Q19963391</text:p>
          </table:table-cell>
          <table:table-cell office:value-type="string" calcext:value-type="string">
            <text:p>Riga FC</text:p>
          </table:table-cell>
          <table:table-cell office:value-type="float" office:value="12" calcext:value-type="float">
            <text:p>12</text:p>
          </table:table-cell>
          <table:table-cell table:formula="of:=&quot;Amistoso &quot;&amp;[.B2449]&amp;&quot;-&quot;&amp;[.B2467]&amp;&quot;&quot;" office:value-type="string" office:string-value="Amistoso Real Sociedad Gimnástica de Torrelavega-Nisa A_gabat" calcext:value-type="string">
            <text:p>Amistoso Real Sociedad Gimnástica de Torrelavega-Nisa A_gabat</text:p>
          </table:table-cell>
        </table:table-row>
        <table:table-row table:style-name="ro1">
          <table:table-cell office:value-type="string" calcext:value-type="string">
            <text:p>http://www.wikidata.org/entity/Q18712540</text:p>
          </table:table-cell>
          <table:table-cell office:value-type="string" calcext:value-type="string">
            <text:p>FC Stumbras</text:p>
          </table:table-cell>
          <table:table-cell office:value-type="float" office:value="12" calcext:value-type="float">
            <text:p>12</text:p>
          </table:table-cell>
          <table:table-cell table:formula="of:=&quot;Amistoso &quot;&amp;[.B1179]&amp;&quot;-&quot;&amp;[.B289]&amp;&quot;&quot;" office:value-type="string" office:string-value="Amistoso Fudbalski Klub elik Nikai-Fussball Club Vaduz" calcext:value-type="string">
            <text:p>Amistoso Fudbalski Klub elik Nikai-Fussball Club Vaduz</text:p>
          </table:table-cell>
        </table:table-row>
        <table:table-row table:style-name="ro1">
          <table:table-cell office:value-type="string" calcext:value-type="string">
            <text:p>http://www.wikidata.org/entity/Q18284</text:p>
          </table:table-cell>
          <table:table-cell office:value-type="string" calcext:value-type="string">
            <text:p>Blyth Spartans A.F.C.</text:p>
          </table:table-cell>
          <table:table-cell office:value-type="float" office:value="12" calcext:value-type="float">
            <text:p>12</text:p>
          </table:table-cell>
          <table:table-cell table:formula="of:=&quot;Amistoso &quot;&amp;[.B988]&amp;&quot;-&quot;&amp;[.B2876]&amp;&quot;&quot;" office:value-type="string" office:string-value="Amistoso Kayseri Erciyesspor-Al Madina Trípoli" calcext:value-type="string">
            <text:p>Amistoso Kayseri Erciyesspor-Al Madina Trípoli</text:p>
          </table:table-cell>
        </table:table-row>
        <table:table-row table:style-name="ro1">
          <table:table-cell office:value-type="string" calcext:value-type="string">
            <text:p>http://www.wikidata.org/entity/Q18304</text:p>
          </table:table-cell>
          <table:table-cell office:value-type="string" calcext:value-type="string">
            <text:p>Stafford Rangers F.C.</text:p>
          </table:table-cell>
          <table:table-cell office:value-type="float" office:value="12" calcext:value-type="float">
            <text:p>12</text:p>
          </table:table-cell>
          <table:table-cell table:formula="of:=&quot;Amistoso &quot;&amp;[.B1410]&amp;&quot;-&quot;&amp;[.B1460]&amp;&quot;&quot;" office:value-type="string" office:string-value="Amistoso Kocaelispor-Longford Town" calcext:value-type="string">
            <text:p>Amistoso Kocaelispor-Longford Town</text:p>
          </table:table-cell>
        </table:table-row>
        <table:table-row table:style-name="ro1">
          <table:table-cell office:value-type="string" calcext:value-type="string">
            <text:p>http://www.wikidata.org/entity/Q18506</text:p>
          </table:table-cell>
          <table:table-cell office:value-type="string" calcext:value-type="string">
            <text:p>Alfreton Town F.C.</text:p>
          </table:table-cell>
          <table:table-cell office:value-type="float" office:value="12" calcext:value-type="float">
            <text:p>12</text:p>
          </table:table-cell>
          <table:table-cell table:formula="of:=&quot;Amistoso &quot;&amp;[.B687]&amp;&quot;-&quot;&amp;[.B2213]&amp;&quot;&quot;" office:value-type="string" office:string-value="Amistoso KÍ Klaksvík-NK Olimpija Ljubljana" calcext:value-type="string">
            <text:p>Amistoso KÍ Klaksvík-NK Olimpija Ljubljana</text:p>
          </table:table-cell>
        </table:table-row>
        <table:table-row table:style-name="ro1">
          <table:table-cell office:value-type="string" calcext:value-type="string">
            <text:p>http://www.wikidata.org/entity/Q18524</text:p>
          </table:table-cell>
          <table:table-cell office:value-type="string" calcext:value-type="string">
            <text:p>Nuneaton Town Football Club</text:p>
          </table:table-cell>
          <table:table-cell office:value-type="float" office:value="12" calcext:value-type="float">
            <text:p>12</text:p>
          </table:table-cell>
          <table:table-cell table:formula="of:=&quot;Amistoso &quot;&amp;[.B986]&amp;&quot;-&quot;&amp;[.B1317]&amp;&quot;&quot;" office:value-type="string" office:string-value="Amistoso Deportivo Independiente Medellín-FC Nistru Otaci" calcext:value-type="string">
            <text:p>Amistoso Deportivo Independiente Medellín-FC Nistru Otaci</text:p>
          </table:table-cell>
        </table:table-row>
        <table:table-row table:style-name="ro1">
          <table:table-cell office:value-type="string" calcext:value-type="string">
            <text:p>http://www.wikidata.org/entity/Q32920</text:p>
          </table:table-cell>
          <table:table-cell office:value-type="string" calcext:value-type="string">
            <text:p>Marsa FC</text:p>
          </table:table-cell>
          <table:table-cell office:value-type="float" office:value="12" calcext:value-type="float">
            <text:p>12</text:p>
          </table:table-cell>
          <table:table-cell table:formula="of:=&quot;Amistoso &quot;&amp;[.B2180]&amp;&quot;-&quot;&amp;[.B2457]&amp;&quot;&quot;" office:value-type="string" office:string-value="Amistoso Panserraikos FC-New Zealand Knights Football Club" calcext:value-type="string">
            <text:p>Amistoso Panserraikos FC-New Zealand Knights Football Club</text:p>
          </table:table-cell>
        </table:table-row>
        <table:table-row table:style-name="ro1">
          <table:table-cell office:value-type="string" calcext:value-type="string">
            <text:p>http://www.wikidata.org/entity/Q45219</text:p>
          </table:table-cell>
          <table:table-cell office:value-type="string" calcext:value-type="string">
            <text:p>Mbabane Highlanders</text:p>
          </table:table-cell>
          <table:table-cell office:value-type="float" office:value="12" calcext:value-type="float">
            <text:p>12</text:p>
          </table:table-cell>
          <table:table-cell table:formula="of:=&quot;Amistoso &quot;&amp;[.B216]&amp;&quot;-&quot;&amp;[.B2300]&amp;&quot;&quot;" office:value-type="string" office:string-value="Amistoso Associazione Calcio Siena-Golden Arrows" calcext:value-type="string">
            <text:p>Amistoso Associazione Calcio Siena-Golden Arrows</text:p>
          </table:table-cell>
        </table:table-row>
        <table:table-row table:style-name="ro1">
          <table:table-cell office:value-type="string" calcext:value-type="string">
            <text:p>http://www.wikidata.org/entity/Q128049</text:p>
          </table:table-cell>
          <table:table-cell office:value-type="string" calcext:value-type="string">
            <text:p>Club Deportivo Guabirá</text:p>
          </table:table-cell>
          <table:table-cell office:value-type="float" office:value="11" calcext:value-type="float">
            <text:p>11</text:p>
          </table:table-cell>
          <table:table-cell table:formula="of:=&quot;Amistoso &quot;&amp;[.B26]&amp;&quot;-&quot;&amp;[.B2263]&amp;&quot;&quot;" office:value-type="string" office:string-value="Amistoso Tottenham Hotspur Football Club-DC Motema Pembe" calcext:value-type="string">
            <text:p>Amistoso Tottenham Hotspur Football Club-DC Motema Pembe</text:p>
          </table:table-cell>
        </table:table-row>
        <table:table-row table:style-name="ro1">
          <table:table-cell office:value-type="string" calcext:value-type="string">
            <text:p>http://www.wikidata.org/entity/Q186448</text:p>
          </table:table-cell>
          <table:table-cell office:value-type="string" calcext:value-type="string">
            <text:p>FC Ripensia Timi_oara</text:p>
          </table:table-cell>
          <table:table-cell office:value-type="float" office:value="11" calcext:value-type="float">
            <text:p>11</text:p>
          </table:table-cell>
          <table:table-cell table:formula="of:=&quot;Amistoso &quot;&amp;[.B429]&amp;&quot;-&quot;&amp;[.B421]&amp;&quot;&quot;" office:value-type="string" office:string-value="Amistoso Córdoba Club de Fútbol-Club Atlético Rosario Central" calcext:value-type="string">
            <text:p>Amistoso Córdoba Club de Fútbol-Club Atlético Rosario Central</text:p>
          </table:table-cell>
        </table:table-row>
        <table:table-row table:style-name="ro1">
          <table:table-cell office:value-type="string" calcext:value-type="string">
            <text:p>http://www.wikidata.org/entity/Q146063</text:p>
          </table:table-cell>
          <table:table-cell office:value-type="string" calcext:value-type="string">
            <text:p>Zanaco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2173]&amp;&quot;-&quot;&amp;[.B82]&amp;&quot;&quot;" office:value-type="string" office:string-value="Amistoso K Beerschot VAC-Burnley Football Club" calcext:value-type="string">
            <text:p>Amistoso K Beerschot VAC-Burnley Football Club</text:p>
          </table:table-cell>
        </table:table-row>
        <table:table-row table:style-name="ro1">
          <table:table-cell office:value-type="string" calcext:value-type="string">
            <text:p>http://www.wikidata.org/entity/Q188278</text:p>
          </table:table-cell>
          <table:table-cell office:value-type="string" calcext:value-type="string">
            <text:p>Glossop North End A.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1821]&amp;&quot;-&quot;&amp;[.B2155]&amp;&quot;&quot;" office:value-type="string" office:string-value="Amistoso FC Yerevan-DFK Dainava Alytus" calcext:value-type="string">
            <text:p>Amistoso FC Yerevan-DFK Dainava Alytus</text:p>
          </table:table-cell>
        </table:table-row>
        <table:table-row table:style-name="ro1">
          <table:table-cell office:value-type="string" calcext:value-type="string">
            <text:p>http://www.wikidata.org/entity/Q155105</text:p>
          </table:table-cell>
          <table:table-cell office:value-type="string" calcext:value-type="string">
            <text:p>FC Merani Tbilisi</text:p>
          </table:table-cell>
          <table:table-cell office:value-type="float" office:value="11" calcext:value-type="float">
            <text:p>11</text:p>
          </table:table-cell>
          <table:table-cell table:formula="of:=&quot;Amistoso &quot;&amp;[.B2729]&amp;&quot;-&quot;&amp;[.B1476]&amp;&quot;&quot;" office:value-type="string" office:string-value="Amistoso Bak1rköyspor-Alki Larnaca FC" calcext:value-type="string">
            <text:p>Amistoso Bak1rköyspor-Alki Larnaca FC</text:p>
          </table:table-cell>
        </table:table-row>
        <table:table-row table:style-name="ro1">
          <table:table-cell office:value-type="string" calcext:value-type="string">
            <text:p>http://www.wikidata.org/entity/Q157453</text:p>
          </table:table-cell>
          <table:table-cell office:value-type="string" calcext:value-type="string">
            <text:p>FC Okean Nakhodka</text:p>
          </table:table-cell>
          <table:table-cell office:value-type="float" office:value="11" calcext:value-type="float">
            <text:p>11</text:p>
          </table:table-cell>
          <table:table-cell table:formula="of:=&quot;Amistoso &quot;&amp;[.B192]&amp;&quot;-&quot;&amp;[.B2719]&amp;&quot;&quot;" office:value-type="string" office:string-value="Amistoso KAA Gent-Horoya AC" calcext:value-type="string">
            <text:p>Amistoso KAA Gent-Horoya AC</text:p>
          </table:table-cell>
        </table:table-row>
        <table:table-row table:style-name="ro1">
          <table:table-cell office:value-type="string" calcext:value-type="string">
            <text:p>http://www.wikidata.org/entity/Q161812</text:p>
          </table:table-cell>
          <table:table-cell office:value-type="string" calcext:value-type="string">
            <text:p>IFK Luleå</text:p>
          </table:table-cell>
          <table:table-cell office:value-type="float" office:value="11" calcext:value-type="float">
            <text:p>11</text:p>
          </table:table-cell>
          <table:table-cell table:formula="of:=&quot;Amistoso &quot;&amp;[.B1704]&amp;&quot;-&quot;&amp;[.B1085]&amp;&quot;&quot;" office:value-type="string" office:string-value="Amistoso Racing White Daring Molenbeek-Dinamo Batumi" calcext:value-type="string">
            <text:p>Amistoso Racing White Daring Molenbeek-Dinamo Batumi</text:p>
          </table:table-cell>
        </table:table-row>
        <table:table-row table:style-name="ro1">
          <table:table-cell office:value-type="string" calcext:value-type="string">
            <text:p>http://www.wikidata.org/entity/Q195765</text:p>
          </table:table-cell>
          <table:table-cell office:value-type="string" calcext:value-type="string">
            <text:p>BSC Old Boys</text:p>
          </table:table-cell>
          <table:table-cell office:value-type="float" office:value="11" calcext:value-type="float">
            <text:p>11</text:p>
          </table:table-cell>
          <table:table-cell table:formula="of:=&quot;Amistoso &quot;&amp;[.B711]&amp;&quot;-&quot;&amp;[.B1545]&amp;&quot;&quot;" office:value-type="string" office:string-value="Amistoso Sliema Wanderers Football Club-Guangzhou R&amp;F" calcext:value-type="string">
            <text:p>Amistoso Sliema Wanderers Football Club-Guangzhou R&amp;F</text:p>
          </table:table-cell>
        </table:table-row>
        <table:table-row table:style-name="ro1">
          <table:table-cell office:value-type="string" calcext:value-type="string">
            <text:p>http://www.wikidata.org/entity/Q283669</text:p>
          </table:table-cell>
          <table:table-cell office:value-type="string" calcext:value-type="string">
            <text:p>East End Lions</text:p>
          </table:table-cell>
          <table:table-cell office:value-type="float" office:value="11" calcext:value-type="float">
            <text:p>11</text:p>
          </table:table-cell>
          <table:table-cell table:formula="of:=&quot;Amistoso &quot;&amp;[.B1224]&amp;&quot;-&quot;&amp;[.B181]&amp;&quot;&quot;" office:value-type="string" office:string-value="Amistoso Associazione Calcio Mantova-FC Anzhí Majachkalá" calcext:value-type="string">
            <text:p>Amistoso Associazione Calcio Mantova-FC Anzhí Majachkalá</text:p>
          </table:table-cell>
        </table:table-row>
        <table:table-row table:style-name="ro1">
          <table:table-cell office:value-type="string" calcext:value-type="string">
            <text:p>http://www.wikidata.org/entity/Q692704</text:p>
          </table:table-cell>
          <table:table-cell office:value-type="string" calcext:value-type="string">
            <text:p>Berliner AK 07</text:p>
          </table:table-cell>
          <table:table-cell office:value-type="float" office:value="11" calcext:value-type="float">
            <text:p>11</text:p>
          </table:table-cell>
          <table:table-cell table:formula="of:=&quot;Amistoso &quot;&amp;[.B1488]&amp;&quot;-&quot;&amp;[.B2601]&amp;&quot;&quot;" office:value-type="string" office:string-value="Amistoso Ravan Baku FC-Carrick Rangers" calcext:value-type="string">
            <text:p>Amistoso Ravan Baku FC-Carrick Rangers</text:p>
          </table:table-cell>
        </table:table-row>
        <table:table-row table:style-name="ro1">
          <table:table-cell office:value-type="string" calcext:value-type="string">
            <text:p>http://www.wikidata.org/entity/Q286863</text:p>
          </table:table-cell>
          <table:table-cell office:value-type="string" calcext:value-type="string">
            <text:p>ASFA Yennenga</text:p>
          </table:table-cell>
          <table:table-cell office:value-type="float" office:value="11" calcext:value-type="float">
            <text:p>11</text:p>
          </table:table-cell>
          <table:table-cell table:formula="of:=&quot;Amistoso &quot;&amp;[.B1341]&amp;&quot;-&quot;&amp;[.B783]&amp;&quot;&quot;" office:value-type="string" office:string-value="Amistoso FK Novi Pazar-FC Torpedo Kutaisi" calcext:value-type="string">
            <text:p>Amistoso FK Novi Pazar-FC Torpedo Kutaisi</text:p>
          </table:table-cell>
        </table:table-row>
        <table:table-row table:style-name="ro1">
          <table:table-cell office:value-type="string" calcext:value-type="string">
            <text:p>http://www.wikidata.org/entity/Q290865</text:p>
          </table:table-cell>
          <table:table-cell office:value-type="string" calcext:value-type="string">
            <text:p>Asociación Deportiva Isidro Metapán</text:p>
          </table:table-cell>
          <table:table-cell office:value-type="float" office:value="11" calcext:value-type="float">
            <text:p>11</text:p>
          </table:table-cell>
          <table:table-cell table:formula="of:=&quot;Amistoso &quot;&amp;[.B2731]&amp;&quot;-&quot;&amp;[.B99]&amp;&quot;&quot;" office:value-type="string" office:string-value="Amistoso SC Campomaiorense-F. C. Colonia" calcext:value-type="string">
            <text:p>Amistoso SC Campomaiorense-F. C. Colonia</text:p>
          </table:table-cell>
        </table:table-row>
        <table:table-row table:style-name="ro1">
          <table:table-cell office:value-type="string" calcext:value-type="string">
            <text:p>http://www.wikidata.org/entity/Q690884</text:p>
          </table:table-cell>
          <table:table-cell office:value-type="string" calcext:value-type="string">
            <text:p>FC Solothurn</text:p>
          </table:table-cell>
          <table:table-cell office:value-type="float" office:value="11" calcext:value-type="float">
            <text:p>11</text:p>
          </table:table-cell>
          <table:table-cell table:formula="of:=&quot;Amistoso &quot;&amp;[.B888]&amp;&quot;-&quot;&amp;[.B787]&amp;&quot;&quot;" office:value-type="string" office:string-value="Amistoso Beijing Guoan-Lokomotive Leipzig" calcext:value-type="string">
            <text:p>Amistoso Beijing Guoan-Lokomotive Leipzig</text:p>
          </table:table-cell>
        </table:table-row>
        <table:table-row table:style-name="ro1">
          <table:table-cell office:value-type="string" calcext:value-type="string">
            <text:p>http://www.wikidata.org/entity/Q335750</text:p>
          </table:table-cell>
          <table:table-cell office:value-type="string" calcext:value-type="string">
            <text:p>Knattspyrnufélagið Þróttur</text:p>
          </table:table-cell>
          <table:table-cell office:value-type="float" office:value="11" calcext:value-type="float">
            <text:p>11</text:p>
          </table:table-cell>
          <table:table-cell table:formula="of:=&quot;Amistoso &quot;&amp;[.B2010]&amp;&quot;-&quot;&amp;[.B307]&amp;&quot;&quot;" office:value-type="string" office:string-value="Amistoso Yadanabon FC-MSV Duisburg" calcext:value-type="string">
            <text:p>Amistoso Yadanabon FC-MSV Duisburg</text:p>
          </table:table-cell>
        </table:table-row>
        <table:table-row table:style-name="ro1">
          <table:table-cell office:value-type="string" calcext:value-type="string">
            <text:p>http://www.wikidata.org/entity/Q690410</text:p>
          </table:table-cell>
          <table:table-cell office:value-type="string" calcext:value-type="string">
            <text:p>FC Berna</text:p>
          </table:table-cell>
          <table:table-cell office:value-type="float" office:value="11" calcext:value-type="float">
            <text:p>11</text:p>
          </table:table-cell>
          <table:table-cell table:formula="of:=&quot;Amistoso &quot;&amp;[.B1198]&amp;&quot;-&quot;&amp;[.B38]&amp;&quot;&quot;" office:value-type="string" office:string-value="Amistoso Royale Union Saint-Gilloise-Genoa Cricket &amp; Football Club" calcext:value-type="string">
            <text:p>Amistoso Royale Union Saint-Gilloise-Genoa Cricket &amp; Football Club</text:p>
          </table:table-cell>
        </table:table-row>
        <table:table-row table:style-name="ro1">
          <table:table-cell office:value-type="string" calcext:value-type="string">
            <text:p>http://www.wikidata.org/entity/Q692571</text:p>
          </table:table-cell>
          <table:table-cell office:value-type="string" calcext:value-type="string">
            <text:p>Viktoria Aschaffenburg</text:p>
          </table:table-cell>
          <table:table-cell office:value-type="float" office:value="11" calcext:value-type="float">
            <text:p>11</text:p>
          </table:table-cell>
          <table:table-cell table:formula="of:=&quot;Amistoso &quot;&amp;[.B940]&amp;&quot;-&quot;&amp;[.B2173]&amp;&quot;&quot;" office:value-type="string" office:string-value="Amistoso Tours Football Club-K Beerschot VAC" calcext:value-type="string">
            <text:p>Amistoso Tours Football Club-K Beerschot VAC</text:p>
          </table:table-cell>
        </table:table-row>
        <table:table-row table:style-name="ro1">
          <table:table-cell office:value-type="string" calcext:value-type="string">
            <text:p>http://www.wikidata.org/entity/Q692691</text:p>
          </table:table-cell>
          <table:table-cell office:value-type="string" calcext:value-type="string">
            <text:p>SV Elversberg</text:p>
          </table:table-cell>
          <table:table-cell office:value-type="float" office:value="11" calcext:value-type="float">
            <text:p>11</text:p>
          </table:table-cell>
          <table:table-cell table:formula="of:=&quot;Amistoso &quot;&amp;[.B2596]&amp;&quot;-&quot;&amp;[.B2564]&amp;&quot;&quot;" office:value-type="string" office:string-value="Amistoso Club Deportivo Guijuelo-Unión Deportiva Melilla" calcext:value-type="string">
            <text:p>Amistoso Club Deportivo Guijuelo-Unión Deportiva Melilla</text:p>
          </table:table-cell>
        </table:table-row>
        <table:table-row table:style-name="ro1">
          <table:table-cell office:value-type="string" calcext:value-type="string">
            <text:p>http://www.wikidata.org/entity/Q514929</text:p>
          </table:table-cell>
          <table:table-cell office:value-type="string" calcext:value-type="string">
            <text:p>Monaghan United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314]&amp;&quot;-&quot;&amp;[.B1684]&amp;&quot;&quot;" office:value-type="string" office:string-value="Amistoso SK Slavia Praga-Spartak Myjava" calcext:value-type="string">
            <text:p>Amistoso SK Slavia Praga-Spartak Myjava</text:p>
          </table:table-cell>
        </table:table-row>
        <table:table-row table:style-name="ro1">
          <table:table-cell office:value-type="string" calcext:value-type="string">
            <text:p>http://www.wikidata.org/entity/Q521360</text:p>
          </table:table-cell>
          <table:table-cell office:value-type="string" calcext:value-type="string">
            <text:p>Paganese Calcio 1926</text:p>
          </table:table-cell>
          <table:table-cell office:value-type="float" office:value="11" calcext:value-type="float">
            <text:p>11</text:p>
          </table:table-cell>
          <table:table-cell table:formula="of:=&quot;Amistoso &quot;&amp;[.B1637]&amp;&quot;-&quot;&amp;[.B1500]&amp;&quot;&quot;" office:value-type="string" office:string-value="Amistoso Club Centro Deportivo Municipal-Bengaluru FC" calcext:value-type="string">
            <text:p>Amistoso Club Centro Deportivo Municipal-Bengaluru FC</text:p>
          </table:table-cell>
        </table:table-row>
        <table:table-row table:style-name="ro1">
          <table:table-cell office:value-type="string" calcext:value-type="string">
            <text:p>http://www.wikidata.org/entity/Q694464</text:p>
          </table:table-cell>
          <table:table-cell office:value-type="string" calcext:value-type="string">
            <text:p>FC Gütersloh 2000</text:p>
          </table:table-cell>
          <table:table-cell office:value-type="float" office:value="11" calcext:value-type="float">
            <text:p>11</text:p>
          </table:table-cell>
          <table:table-cell table:formula="of:=&quot;Amistoso &quot;&amp;[.B2042]&amp;&quot;-&quot;&amp;[.B519]&amp;&quot;&quot;" office:value-type="string" office:string-value="Amistoso Deportes Unión La Calera-SC Tavriya Simferopol" calcext:value-type="string">
            <text:p>Amistoso Deportes Unión La Calera-SC Tavriya Simferopol</text:p>
          </table:table-cell>
        </table:table-row>
        <table:table-row table:style-name="ro1">
          <table:table-cell office:value-type="string" calcext:value-type="string">
            <text:p>http://www.wikidata.org/entity/Q368117</text:p>
          </table:table-cell>
          <table:table-cell office:value-type="string" calcext:value-type="string">
            <text:p>Kotkan Työväen Palloilijat</text:p>
          </table:table-cell>
          <table:table-cell office:value-type="float" office:value="11" calcext:value-type="float">
            <text:p>11</text:p>
          </table:table-cell>
          <table:table-cell table:formula="of:=&quot;Amistoso &quot;&amp;[.B1784]&amp;&quot;-&quot;&amp;[.B899]&amp;&quot;&quot;" office:value-type="string" office:string-value="Amistoso SK Kladno-Lekhwiya SC" calcext:value-type="string">
            <text:p>Amistoso SK Kladno-Lekhwiya SC</text:p>
          </table:table-cell>
        </table:table-row>
        <table:table-row table:style-name="ro1">
          <table:table-cell office:value-type="string" calcext:value-type="string">
            <text:p>http://www.wikidata.org/entity/Q692186</text:p>
          </table:table-cell>
          <table:table-cell office:value-type="string" calcext:value-type="string">
            <text:p>FC Lustenau 07</text:p>
          </table:table-cell>
          <table:table-cell office:value-type="float" office:value="11" calcext:value-type="float">
            <text:p>11</text:p>
          </table:table-cell>
          <table:table-cell table:formula="of:=&quot;Amistoso &quot;&amp;[.B1494]&amp;&quot;-&quot;&amp;[.B2457]&amp;&quot;&quot;" office:value-type="string" office:string-value="Amistoso IK Brage-New Zealand Knights Football Club" calcext:value-type="string">
            <text:p>Amistoso IK Brage-New Zealand Knights Football Club</text:p>
          </table:table-cell>
        </table:table-row>
        <table:table-row table:style-name="ro1">
          <table:table-cell office:value-type="string" calcext:value-type="string">
            <text:p>http://www.wikidata.org/entity/Q221188</text:p>
          </table:table-cell>
          <table:table-cell office:value-type="string" calcext:value-type="string">
            <text:p>KS Gramozi Ersekë</text:p>
          </table:table-cell>
          <table:table-cell office:value-type="float" office:value="11" calcext:value-type="float">
            <text:p>11</text:p>
          </table:table-cell>
          <table:table-cell table:formula="of:=&quot;Amistoso &quot;&amp;[.B1113]&amp;&quot;-&quot;&amp;[.B158]&amp;&quot;&quot;" office:value-type="string" office:string-value="Amistoso FC Wil-Charlton Athletic Football Club" calcext:value-type="string">
            <text:p>Amistoso FC Wil-Charlton Athletic Football Club</text:p>
          </table:table-cell>
        </table:table-row>
        <table:table-row table:style-name="ro1">
          <table:table-cell office:value-type="string" calcext:value-type="string">
            <text:p>http://www.wikidata.org/entity/Q332866</text:p>
          </table:table-cell>
          <table:table-cell office:value-type="string" calcext:value-type="string">
            <text:p>Club Técnico Universitario</text:p>
          </table:table-cell>
          <table:table-cell office:value-type="float" office:value="11" calcext:value-type="float">
            <text:p>11</text:p>
          </table:table-cell>
          <table:table-cell table:formula="of:=&quot;Amistoso &quot;&amp;[.B89]&amp;&quot;-&quot;&amp;[.B2008]&amp;&quot;&quot;" office:value-type="string" office:string-value="Amistoso Bolton Wanderers Football Club-HVV Den Haag" calcext:value-type="string">
            <text:p>Amistoso Bolton Wanderers Football Club-HVV Den Haag</text:p>
          </table:table-cell>
        </table:table-row>
        <table:table-row table:style-name="ro1">
          <table:table-cell office:value-type="string" calcext:value-type="string">
            <text:p>http://www.wikidata.org/entity/Q700029</text:p>
          </table:table-cell>
          <table:table-cell office:value-type="string" calcext:value-type="string">
            <text:p>VFC Plauen</text:p>
          </table:table-cell>
          <table:table-cell office:value-type="float" office:value="11" calcext:value-type="float">
            <text:p>11</text:p>
          </table:table-cell>
          <table:table-cell table:formula="of:=&quot;Amistoso &quot;&amp;[.B1637]&amp;&quot;-&quot;&amp;[.B468]&amp;&quot;&quot;" office:value-type="string" office:string-value="Amistoso Club Centro Deportivo Municipal-Lincoln FC" calcext:value-type="string">
            <text:p>Amistoso Club Centro Deportivo Municipal-Lincoln FC</text:p>
          </table:table-cell>
        </table:table-row>
        <table:table-row table:style-name="ro1">
          <table:table-cell office:value-type="string" calcext:value-type="string">
            <text:p>http://www.wikidata.org/entity/Q719677</text:p>
          </table:table-cell>
          <table:table-cell office:value-type="string" calcext:value-type="string">
            <text:p>Club Sportivo Cerrito</text:p>
          </table:table-cell>
          <table:table-cell office:value-type="float" office:value="11" calcext:value-type="float">
            <text:p>11</text:p>
          </table:table-cell>
          <table:table-cell table:formula="of:=&quot;Amistoso &quot;&amp;[.B2659]&amp;&quot;-&quot;&amp;[.B429]&amp;&quot;&quot;" office:value-type="string" office:string-value="Amistoso Knattspyrnufélagið Þróttur-Córdoba Club de Fútbol" calcext:value-type="string">
            <text:p>Amistoso Knattspyrnufélagið Þróttur-Córdoba Club de Fútbol</text:p>
          </table:table-cell>
        </table:table-row>
        <table:table-row table:style-name="ro1">
          <table:table-cell office:value-type="string" calcext:value-type="string">
            <text:p>http://www.wikidata.org/entity/Q298279</text:p>
          </table:table-cell>
          <table:table-cell office:value-type="string" calcext:value-type="string">
            <text:p>AS Cherbourg Football</text:p>
          </table:table-cell>
          <table:table-cell office:value-type="float" office:value="11" calcext:value-type="float">
            <text:p>11</text:p>
          </table:table-cell>
          <table:table-cell table:formula="of:=&quot;Amistoso &quot;&amp;[.B2402]&amp;&quot;-&quot;&amp;[.B1479]&amp;&quot;&quot;" office:value-type="string" office:string-value="Amistoso Llandudno F.C.-Clyde F.C." calcext:value-type="string">
            <text:p>Amistoso Llandudno F.C.-Clyde F.C.</text:p>
          </table:table-cell>
        </table:table-row>
        <table:table-row table:style-name="ro1">
          <table:table-cell office:value-type="string" calcext:value-type="string">
            <text:p>http://www.wikidata.org/entity/Q228839</text:p>
          </table:table-cell>
          <table:table-cell office:value-type="string" calcext:value-type="string">
            <text:p>Zulia Fútbol Club</text:p>
          </table:table-cell>
          <table:table-cell office:value-type="float" office:value="11" calcext:value-type="float">
            <text:p>11</text:p>
          </table:table-cell>
          <table:table-cell table:formula="of:=&quot;Amistoso &quot;&amp;[.B2236]&amp;&quot;-&quot;&amp;[.B528]&amp;&quot;&quot;" office:value-type="string" office:string-value="Amistoso Hacettepe Spor Kulübü-FBK Kaunas" calcext:value-type="string">
            <text:p>Amistoso Hacettepe Spor Kulübü-FBK Kaunas</text:p>
          </table:table-cell>
        </table:table-row>
        <table:table-row table:style-name="ro1">
          <table:table-cell office:value-type="string" calcext:value-type="string">
            <text:p>http://www.wikidata.org/entity/Q555635</text:p>
          </table:table-cell>
          <table:table-cell office:value-type="string" calcext:value-type="string">
            <text:p>Workington A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1009]&amp;&quot;-&quot;&amp;[.B1998]&amp;&quot;&quot;" office:value-type="string" office:string-value="Amistoso Fotbal Club Braov-Bassano Virtus 55 S.T." calcext:value-type="string">
            <text:p>Amistoso Fotbal Club Braov-Bassano Virtus 55 S.T.</text:p>
          </table:table-cell>
        </table:table-row>
        <table:table-row table:style-name="ro1">
          <table:table-cell office:value-type="string" calcext:value-type="string">
            <text:p>http://www.wikidata.org/entity/Q545250</text:p>
          </table:table-cell>
          <table:table-cell office:value-type="string" calcext:value-type="string">
            <text:p>Universidad Autónoma del Caribe Fútbol Club</text:p>
          </table:table-cell>
          <table:table-cell office:value-type="float" office:value="11" calcext:value-type="float">
            <text:p>11</text:p>
          </table:table-cell>
          <table:table-cell table:formula="of:=&quot;Amistoso &quot;&amp;[.B2097]&amp;&quot;-&quot;&amp;[.B1535]&amp;&quot;&quot;" office:value-type="string" office:string-value="Amistoso HNK Segesta-Mes Kerman Football Club" calcext:value-type="string">
            <text:p>Amistoso HNK Segesta-Mes Kerman Football Club</text:p>
          </table:table-cell>
        </table:table-row>
        <table:table-row table:style-name="ro1">
          <table:table-cell office:value-type="string" calcext:value-type="string">
            <text:p>http://www.wikidata.org/entity/Q728003</text:p>
          </table:table-cell>
          <table:table-cell office:value-type="string" calcext:value-type="string">
            <text:p>Enosis Neon Trust</text:p>
          </table:table-cell>
          <table:table-cell office:value-type="float" office:value="11" calcext:value-type="float">
            <text:p>11</text:p>
          </table:table-cell>
          <table:table-cell table:formula="of:=&quot;Amistoso &quot;&amp;[.B173]&amp;&quot;-&quot;&amp;[.B462]&amp;&quot;&quot;" office:value-type="string" office:string-value="Amistoso Cruzeiro Esporte Clube-Seattle Sounders FC" calcext:value-type="string">
            <text:p>Amistoso Cruzeiro Esporte Clube-Seattle Sounders FC</text:p>
          </table:table-cell>
        </table:table-row>
        <table:table-row table:style-name="ro1">
          <table:table-cell office:value-type="string" calcext:value-type="string">
            <text:p>http://www.wikidata.org/entity/Q391107</text:p>
          </table:table-cell>
          <table:table-cell office:value-type="string" calcext:value-type="string">
            <text:p>FC Zvezda Irkutsk</text:p>
          </table:table-cell>
          <table:table-cell office:value-type="float" office:value="11" calcext:value-type="float">
            <text:p>11</text:p>
          </table:table-cell>
          <table:table-cell table:formula="of:=&quot;Amistoso &quot;&amp;[.B598]&amp;&quot;-&quot;&amp;[.B1202]&amp;&quot;&quot;" office:value-type="string" office:string-value="Amistoso Colorado Rapids-GÍ Gøta" calcext:value-type="string">
            <text:p>Amistoso Colorado Rapids-GÍ Gøta</text:p>
          </table:table-cell>
        </table:table-row>
        <table:table-row table:style-name="ro1">
          <table:table-cell office:value-type="string" calcext:value-type="string">
            <text:p>http://www.wikidata.org/entity/Q564192</text:p>
          </table:table-cell>
          <table:table-cell office:value-type="string" calcext:value-type="string">
            <text:p>Wuhan Zall Professional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2557]&amp;&quot;-&quot;&amp;[.B254]&amp;&quot;&quot;" office:value-type="string" office:string-value="Amistoso Club Plaza Colonia de Deportes-CFR Cluj" calcext:value-type="string">
            <text:p>Amistoso Club Plaza Colonia de Deportes-CFR Cluj</text:p>
          </table:table-cell>
        </table:table-row>
        <table:table-row table:style-name="ro1">
          <table:table-cell office:value-type="string" calcext:value-type="string">
            <text:p>http://www.wikidata.org/entity/Q737633</text:p>
          </table:table-cell>
          <table:table-cell office:value-type="string" calcext:value-type="string">
            <text:p>FC Roskilde</text:p>
          </table:table-cell>
          <table:table-cell office:value-type="float" office:value="11" calcext:value-type="float">
            <text:p>11</text:p>
          </table:table-cell>
          <table:table-cell table:formula="of:=&quot;Amistoso &quot;&amp;[.B973]&amp;&quot;-&quot;&amp;[.B1235]&amp;&quot;&quot;" office:value-type="string" office:string-value="Amistoso NK Varteks Vara~din-DiósgyQri VTK" calcext:value-type="string">
            <text:p>Amistoso NK Varteks Vara~din-DiósgyQri VTK</text:p>
          </table:table-cell>
        </table:table-row>
        <table:table-row table:style-name="ro1">
          <table:table-cell office:value-type="string" calcext:value-type="string">
            <text:p>http://www.wikidata.org/entity/Q564352</text:p>
          </table:table-cell>
          <table:table-cell office:value-type="string" calcext:value-type="string">
            <text:p>Zhejiang Yiteng</text:p>
          </table:table-cell>
          <table:table-cell office:value-type="float" office:value="11" calcext:value-type="float">
            <text:p>11</text:p>
          </table:table-cell>
          <table:table-cell table:formula="of:=&quot;Amistoso &quot;&amp;[.B556]&amp;&quot;-&quot;&amp;[.B2260]&amp;&quot;&quot;" office:value-type="string" office:string-value="Amistoso Wrexham Football Club-Haukar" calcext:value-type="string">
            <text:p>Amistoso Wrexham Football Club-Haukar</text:p>
          </table:table-cell>
        </table:table-row>
        <table:table-row table:style-name="ro1">
          <table:table-cell office:value-type="string" calcext:value-type="string">
            <text:p>http://www.wikidata.org/entity/Q578721</text:p>
          </table:table-cell>
          <table:table-cell office:value-type="string" calcext:value-type="string">
            <text:p>Coronel Bolognesi Fútbol Club</text:p>
          </table:table-cell>
          <table:table-cell office:value-type="float" office:value="11" calcext:value-type="float">
            <text:p>11</text:p>
          </table:table-cell>
          <table:table-cell table:formula="of:=&quot;Amistoso &quot;&amp;[.B2818]&amp;&quot;-&quot;&amp;[.B908]&amp;&quot;&quot;" office:value-type="string" office:string-value="Amistoso FC Costuleni-NK elik Zenica" calcext:value-type="string">
            <text:p>Amistoso FC Costuleni-NK elik Zenica</text:p>
          </table:table-cell>
        </table:table-row>
        <table:table-row table:style-name="ro1">
          <table:table-cell office:value-type="string" calcext:value-type="string">
            <text:p>http://www.wikidata.org/entity/Q890827</text:p>
          </table:table-cell>
          <table:table-cell office:value-type="string" calcext:value-type="string">
            <text:p>Shahrdari Tabriz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2835]&amp;&quot;-&quot;&amp;[.B355]&amp;&quot;&quot;" office:value-type="string" office:string-value="Amistoso Philadelphia Independence-Saint Mirren Football Club" calcext:value-type="string">
            <text:p>Amistoso Philadelphia Independence-Saint Mirren Football Club</text:p>
          </table:table-cell>
        </table:table-row>
        <table:table-row table:style-name="ro1">
          <table:table-cell office:value-type="string" calcext:value-type="string">
            <text:p>http://www.wikidata.org/entity/Q420508</text:p>
          </table:table-cell>
          <table:table-cell office:value-type="string" calcext:value-type="string">
            <text:p>Akonangui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1874]&amp;&quot;-&quot;&amp;[.B2106]&amp;&quot;&quot;" office:value-type="string" office:string-value="Amistoso Arbroath F.C.-Safa SC Beirut" calcext:value-type="string">
            <text:p>Amistoso Arbroath F.C.-Safa SC Beirut</text:p>
          </table:table-cell>
        </table:table-row>
        <table:table-row table:style-name="ro1">
          <table:table-cell office:value-type="string" calcext:value-type="string">
            <text:p>http://www.wikidata.org/entity/Q731372</text:p>
          </table:table-cell>
          <table:table-cell office:value-type="string" calcext:value-type="string">
            <text:p>Asker Fotball</text:p>
          </table:table-cell>
          <table:table-cell office:value-type="float" office:value="11" calcext:value-type="float">
            <text:p>11</text:p>
          </table:table-cell>
          <table:table-cell table:formula="of:=&quot;Amistoso &quot;&amp;[.B1094]&amp;&quot;-&quot;&amp;[.B1983]&amp;&quot;&quot;" office:value-type="string" office:string-value="Amistoso Landskrona BoIS-IK Sirius Fotboll" calcext:value-type="string">
            <text:p>Amistoso Landskrona BoIS-IK Sirius Fotboll</text:p>
          </table:table-cell>
        </table:table-row>
        <table:table-row table:style-name="ro1">
          <table:table-cell office:value-type="string" calcext:value-type="string">
            <text:p>http://www.wikidata.org/entity/Q260925</text:p>
          </table:table-cell>
          <table:table-cell office:value-type="string" calcext:value-type="string">
            <text:p>Real Club Deportivo Carabanchel</text:p>
          </table:table-cell>
          <table:table-cell office:value-type="float" office:value="11" calcext:value-type="float">
            <text:p>11</text:p>
          </table:table-cell>
          <table:table-cell table:formula="of:=&quot;Amistoso &quot;&amp;[.B13]&amp;&quot;-&quot;&amp;[.B2284]&amp;&quot;&quot;" office:value-type="string" office:string-value="Amistoso FC Kubán Krasnodar-Basij Moghavemat Shahid Sepasi Fars Football Club" calcext:value-type="string">
            <text:p>Amistoso FC Kubán Krasnodar-Basij Moghavemat Shahid Sepasi Fars Football Club</text:p>
          </table:table-cell>
        </table:table-row>
        <table:table-row table:style-name="ro1">
          <table:table-cell office:value-type="string" calcext:value-type="string">
            <text:p>http://www.wikidata.org/entity/Q582423</text:p>
          </table:table-cell>
          <table:table-cell office:value-type="string" calcext:value-type="string">
            <text:p>Sydney United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1497]&amp;&quot;-&quot;&amp;[.B670]&amp;&quot;&quot;" office:value-type="string" office:string-value="Amistoso Sutton United Football Club-Bury Football Club" calcext:value-type="string">
            <text:p>Amistoso Sutton United Football Club-Bury Football Club</text:p>
          </table:table-cell>
        </table:table-row>
        <table:table-row table:style-name="ro1">
          <table:table-cell office:value-type="string" calcext:value-type="string">
            <text:p>http://www.wikidata.org/entity/Q580953</text:p>
          </table:table-cell>
          <table:table-cell office:value-type="string" calcext:value-type="string">
            <text:p>Universidad de Las Palmas de Gran Canaria Club de Fútbol</text:p>
          </table:table-cell>
          <table:table-cell office:value-type="float" office:value="11" calcext:value-type="float">
            <text:p>11</text:p>
          </table:table-cell>
          <table:table-cell table:formula="of:=&quot;Amistoso &quot;&amp;[.B2029]&amp;&quot;-&quot;&amp;[.B1088]&amp;&quot;&quot;" office:value-type="string" office:string-value="Amistoso Kabuscorp S.C.-FK Napredak Kruaevac" calcext:value-type="string">
            <text:p>Amistoso Kabuscorp S.C.-FK Napredak Kruaevac</text:p>
          </table:table-cell>
        </table:table-row>
        <table:table-row table:style-name="ro1">
          <table:table-cell office:value-type="string" calcext:value-type="string">
            <text:p>http://www.wikidata.org/entity/Q426874</text:p>
          </table:table-cell>
          <table:table-cell office:value-type="string" calcext:value-type="string">
            <text:p>Al-Dhafra</text:p>
          </table:table-cell>
          <table:table-cell office:value-type="float" office:value="11" calcext:value-type="float">
            <text:p>11</text:p>
          </table:table-cell>
          <table:table-cell table:formula="of:=&quot;Amistoso &quot;&amp;[.B841]&amp;&quot;-&quot;&amp;[.B1883]&amp;&quot;&quot;" office:value-type="string" office:string-value="Amistoso Tractor F.C.-BC Dinamo Tbilisi" calcext:value-type="string">
            <text:p>Amistoso Tractor F.C.-BC Dinamo Tbilisi</text:p>
          </table:table-cell>
        </table:table-row>
        <table:table-row table:style-name="ro1">
          <table:table-cell office:value-type="string" calcext:value-type="string">
            <text:p>http://www.wikidata.org/entity/Q588319</text:p>
          </table:table-cell>
          <table:table-cell office:value-type="string" calcext:value-type="string">
            <text:p>Türkiyemspor Berlin</text:p>
          </table:table-cell>
          <table:table-cell office:value-type="float" office:value="11" calcext:value-type="float">
            <text:p>11</text:p>
          </table:table-cell>
          <table:table-cell table:formula="of:=&quot;Amistoso &quot;&amp;[.B1453]&amp;&quot;-&quot;&amp;[.B1604]&amp;&quot;&quot;" office:value-type="string" office:string-value="Amistoso Ayr United Football Club-FC KooTeePee" calcext:value-type="string">
            <text:p>Amistoso Ayr United Football Club-FC KooTeePee</text:p>
          </table:table-cell>
        </table:table-row>
        <table:table-row table:style-name="ro1">
          <table:table-cell office:value-type="string" calcext:value-type="string">
            <text:p>http://www.wikidata.org/entity/Q745364</text:p>
          </table:table-cell>
          <table:table-cell office:value-type="string" calcext:value-type="string">
            <text:p>SÍ Sørvágur</text:p>
          </table:table-cell>
          <table:table-cell office:value-type="float" office:value="11" calcext:value-type="float">
            <text:p>11</text:p>
          </table:table-cell>
          <table:table-cell table:formula="of:=&quot;Amistoso &quot;&amp;[.B2526]&amp;&quot;-&quot;&amp;[.B818]&amp;&quot;&quot;" office:value-type="string" office:string-value="Amistoso Stade Athletique Spinalien Épinal-Seongnam Football Club" calcext:value-type="string">
            <text:p>Amistoso Stade Athletique Spinalien Épinal-Seongnam Football Club</text:p>
          </table:table-cell>
        </table:table-row>
        <table:table-row table:style-name="ro1">
          <table:table-cell office:value-type="string" calcext:value-type="string">
            <text:p>http://www.wikidata.org/entity/Q910331</text:p>
          </table:table-cell>
          <table:table-cell office:value-type="string" calcext:value-type="string">
            <text:p>NK Pomorac 1921</text:p>
          </table:table-cell>
          <table:table-cell office:value-type="float" office:value="11" calcext:value-type="float">
            <text:p>11</text:p>
          </table:table-cell>
          <table:table-cell table:formula="of:=&quot;Amistoso &quot;&amp;[.B2314]&amp;&quot;-&quot;&amp;[.B1562]&amp;&quot;&quot;" office:value-type="string" office:string-value="Amistoso Santos Football Club-Bryne FK" calcext:value-type="string">
            <text:p>Amistoso Santos Football Club-Bryne FK</text:p>
          </table:table-cell>
        </table:table-row>
        <table:table-row table:style-name="ro1">
          <table:table-cell office:value-type="string" calcext:value-type="string">
            <text:p>http://www.wikidata.org/entity/Q749603</text:p>
          </table:table-cell>
          <table:table-cell office:value-type="string" calcext:value-type="string">
            <text:p>São José EC</text:p>
          </table:table-cell>
          <table:table-cell office:value-type="float" office:value="11" calcext:value-type="float">
            <text:p>11</text:p>
          </table:table-cell>
          <table:table-cell table:formula="of:=&quot;Amistoso &quot;&amp;[.B2124]&amp;&quot;-&quot;&amp;[.B1278]&amp;&quot;&quot;" office:value-type="string" office:string-value="Amistoso Macaé Esporte Futebol Clube-Bnei Sakhnin F.C." calcext:value-type="string">
            <text:p>Amistoso Macaé Esporte Futebol Clube-Bnei Sakhnin F.C.</text:p>
          </table:table-cell>
        </table:table-row>
        <table:table-row table:style-name="ro1">
          <table:table-cell office:value-type="string" calcext:value-type="string">
            <text:p>http://www.wikidata.org/entity/Q928518</text:p>
          </table:table-cell>
          <table:table-cell office:value-type="string" calcext:value-type="string">
            <text:p>Club Valencia</text:p>
          </table:table-cell>
          <table:table-cell office:value-type="float" office:value="11" calcext:value-type="float">
            <text:p>11</text:p>
          </table:table-cell>
          <table:table-cell table:formula="of:=&quot;Amistoso &quot;&amp;[.B1756]&amp;&quot;-&quot;&amp;[.B1421]&amp;&quot;&quot;" office:value-type="string" office:string-value="Amistoso Centro Sportivo Alagoano-Futbol Club Barcelona" calcext:value-type="string">
            <text:p>Amistoso Centro Sportivo Alagoano-Futbol Club Barcelona</text:p>
          </table:table-cell>
        </table:table-row>
        <table:table-row table:style-name="ro1">
          <table:table-cell office:value-type="string" calcext:value-type="string">
            <text:p>http://www.wikidata.org/entity/Q1179672</text:p>
          </table:table-cell>
          <table:table-cell office:value-type="string" calcext:value-type="string">
            <text:p>Mqabba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1378]&amp;&quot;-&quot;&amp;[.B2876]&amp;&quot;&quot;" office:value-type="string" office:string-value="Amistoso Racing Club de Montevideo-Al Madina Trípoli" calcext:value-type="string">
            <text:p>Amistoso Racing Club de Montevideo-Al Madina Trípoli</text:p>
          </table:table-cell>
        </table:table-row>
        <table:table-row table:style-name="ro1">
          <table:table-cell office:value-type="string" calcext:value-type="string">
            <text:p>http://www.wikidata.org/entity/Q1190526</text:p>
          </table:table-cell>
          <table:table-cell office:value-type="string" calcext:value-type="string">
            <text:p>Washington Diplomats</text:p>
          </table:table-cell>
          <table:table-cell office:value-type="float" office:value="11" calcext:value-type="float">
            <text:p>11</text:p>
          </table:table-cell>
          <table:table-cell table:formula="of:=&quot;Amistoso &quot;&amp;[.B276]&amp;&quot;-&quot;&amp;[.B14]&amp;&quot;&quot;" office:value-type="string" office:string-value="Amistoso Arminia Bielefeld-Società Sportiva Calcio Napoli" calcext:value-type="string">
            <text:p>Amistoso Arminia Bielefeld-Società Sportiva Calcio Napoli</text:p>
          </table:table-cell>
        </table:table-row>
        <table:table-row table:style-name="ro1">
          <table:table-cell office:value-type="string" calcext:value-type="string">
            <text:p>http://www.wikidata.org/entity/Q1191661</text:p>
          </table:table-cell>
          <table:table-cell office:value-type="string" calcext:value-type="string">
            <text:p>Club Deportivo Español de Buenos Aires</text:p>
          </table:table-cell>
          <table:table-cell office:value-type="float" office:value="11" calcext:value-type="float">
            <text:p>11</text:p>
          </table:table-cell>
          <table:table-cell table:formula="of:=&quot;Amistoso &quot;&amp;[.B2017]&amp;&quot;-&quot;&amp;[.B296]&amp;&quot;&quot;" office:value-type="string" office:string-value="Amistoso Drumcondra FC-Académica de Coimbra" calcext:value-type="string">
            <text:p>Amistoso Drumcondra FC-Académica de Coimbra</text:p>
          </table:table-cell>
        </table:table-row>
        <table:table-row table:style-name="ro1">
          <table:table-cell office:value-type="string" calcext:value-type="string">
            <text:p>http://www.wikidata.org/entity/Q921299</text:p>
          </table:table-cell>
          <table:table-cell office:value-type="string" calcext:value-type="string">
            <text:p>Tauro Fútbol Club</text:p>
          </table:table-cell>
          <table:table-cell office:value-type="float" office:value="11" calcext:value-type="float">
            <text:p>11</text:p>
          </table:table-cell>
          <table:table-cell table:formula="of:=&quot;Amistoso &quot;&amp;[.B1514]&amp;&quot;-&quot;&amp;[.B1285]&amp;&quot;&quot;" office:value-type="string" office:string-value="Amistoso Tokushima Vortis-Unione Sportiva Alessandria Calcio 1912" calcext:value-type="string">
            <text:p>Amistoso Tokushima Vortis-Unione Sportiva Alessandria Calcio 1912</text:p>
          </table:table-cell>
        </table:table-row>
        <table:table-row table:style-name="ro1">
          <table:table-cell office:value-type="string" calcext:value-type="string">
            <text:p>http://www.wikidata.org/entity/Q929339</text:p>
          </table:table-cell>
          <table:table-cell office:value-type="string" calcext:value-type="string">
            <text:p>FC Smorgon</text:p>
          </table:table-cell>
          <table:table-cell office:value-type="float" office:value="11" calcext:value-type="float">
            <text:p>11</text:p>
          </table:table-cell>
          <table:table-cell table:formula="of:=&quot;Amistoso &quot;&amp;[.B1571]&amp;&quot;-&quot;&amp;[.B1752]&amp;&quot;&quot;" office:value-type="string" office:string-value="Amistoso Chonburi FC-Rabat Ajax FC" calcext:value-type="string">
            <text:p>Amistoso Chonburi FC-Rabat Ajax FC</text:p>
          </table:table-cell>
        </table:table-row>
        <table:table-row table:style-name="ro1">
          <table:table-cell office:value-type="string" calcext:value-type="string">
            <text:p>http://www.wikidata.org/entity/Q1198933</text:p>
          </table:table-cell>
          <table:table-cell office:value-type="string" calcext:value-type="string">
            <text:p>Sandecja Nowy Scz</text:p>
          </table:table-cell>
          <table:table-cell office:value-type="float" office:value="11" calcext:value-type="float">
            <text:p>11</text:p>
          </table:table-cell>
          <table:table-cell table:formula="of:=&quot;Amistoso &quot;&amp;[.B2306]&amp;&quot;-&quot;&amp;[.B2630]&amp;&quot;&quot;" office:value-type="string" office:string-value="Amistoso SC Fives-Glacis United F.C." calcext:value-type="string">
            <text:p>Amistoso SC Fives-Glacis United F.C.</text:p>
          </table:table-cell>
        </table:table-row>
        <table:table-row table:style-name="ro1">
          <table:table-cell office:value-type="string" calcext:value-type="string">
            <text:p>http://www.wikidata.org/entity/Q766742</text:p>
          </table:table-cell>
          <table:table-cell office:value-type="string" calcext:value-type="string">
            <text:p>Ravshan Kulob</text:p>
          </table:table-cell>
          <table:table-cell office:value-type="float" office:value="11" calcext:value-type="float">
            <text:p>11</text:p>
          </table:table-cell>
          <table:table-cell table:formula="of:=&quot;Amistoso &quot;&amp;[.B1905]&amp;&quot;-&quot;&amp;[.B2069]&amp;&quot;&quot;" office:value-type="string" office:string-value="Amistoso NK Meimurje akovec-Club Sportif Louhans-Cuiseaux" calcext:value-type="string">
            <text:p>Amistoso NK Meimurje akovec-Club Sportif Louhans-Cuiseaux</text:p>
          </table:table-cell>
        </table:table-row>
        <table:table-row table:style-name="ro1">
          <table:table-cell office:value-type="string" calcext:value-type="string">
            <text:p>http://www.wikidata.org/entity/Q767073</text:p>
          </table:table-cell>
          <table:table-cell office:value-type="string" calcext:value-type="string">
            <text:p>Semen Padang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2835]&amp;&quot;-&quot;&amp;[.B999]&amp;&quot;&quot;" office:value-type="string" office:string-value="Amistoso Philadelphia Independence-HNK Cibalia" calcext:value-type="string">
            <text:p>Amistoso Philadelphia Independence-HNK Cibalia</text:p>
          </table:table-cell>
        </table:table-row>
        <table:table-row table:style-name="ro1">
          <table:table-cell office:value-type="string" calcext:value-type="string">
            <text:p>http://www.wikidata.org/entity/Q1193532</text:p>
          </table:table-cell>
          <table:table-cell office:value-type="string" calcext:value-type="string">
            <text:p>Vanløse IF</text:p>
          </table:table-cell>
          <table:table-cell office:value-type="float" office:value="11" calcext:value-type="float">
            <text:p>11</text:p>
          </table:table-cell>
          <table:table-cell table:formula="of:=&quot;Amistoso &quot;&amp;[.B1586]&amp;&quot;-&quot;&amp;[.B609]&amp;&quot;&quot;" office:value-type="string" office:string-value="Amistoso Sporting Fingal FC-VVV-Venlo" calcext:value-type="string">
            <text:p>Amistoso Sporting Fingal FC-VVV-Venlo</text:p>
          </table:table-cell>
        </table:table-row>
        <table:table-row table:style-name="ro1">
          <table:table-cell office:value-type="string" calcext:value-type="string">
            <text:p>http://www.wikidata.org/entity/Q935596</text:p>
          </table:table-cell>
          <table:table-cell office:value-type="string" calcext:value-type="string">
            <text:p>Manzini Wanderers</text:p>
          </table:table-cell>
          <table:table-cell office:value-type="float" office:value="11" calcext:value-type="float">
            <text:p>11</text:p>
          </table:table-cell>
          <table:table-cell table:formula="of:=&quot;Amistoso &quot;&amp;[.B2477]&amp;&quot;-&quot;&amp;[.B2228]&amp;&quot;&quot;" office:value-type="string" office:string-value="Amistoso Flota Zwinouj[cie-Club Atlético Juventud de Las Piedras" calcext:value-type="string">
            <text:p>Amistoso Flota Zwinouj[cie-Club Atlético Juventud de Las Piedras</text:p>
          </table:table-cell>
        </table:table-row>
        <table:table-row table:style-name="ro1">
          <table:table-cell office:value-type="string" calcext:value-type="string">
            <text:p>http://www.wikidata.org/entity/Q1228264</text:p>
          </table:table-cell>
          <table:table-cell office:value-type="string" calcext:value-type="string">
            <text:p>KF Feronikeli</text:p>
          </table:table-cell>
          <table:table-cell office:value-type="float" office:value="11" calcext:value-type="float">
            <text:p>11</text:p>
          </table:table-cell>
          <table:table-cell table:formula="of:=&quot;Amistoso &quot;&amp;[.B2909]&amp;&quot;-&quot;&amp;[.B484]&amp;&quot;&quot;" office:value-type="string" office:string-value="Amistoso América Futebol Clube-De Graafschap" calcext:value-type="string">
            <text:p>Amistoso América Futebol Clube-De Graafschap</text:p>
          </table:table-cell>
        </table:table-row>
        <table:table-row table:style-name="ro1">
          <table:table-cell office:value-type="string" calcext:value-type="string">
            <text:p>http://www.wikidata.org/entity/Q1241654</text:p>
          </table:table-cell>
          <table:table-cell office:value-type="string" calcext:value-type="string">
            <text:p>Ferenc Puskás Football Academy</text:p>
          </table:table-cell>
          <table:table-cell office:value-type="float" office:value="11" calcext:value-type="float">
            <text:p>11</text:p>
          </table:table-cell>
          <table:table-cell table:formula="of:=&quot;Amistoso &quot;&amp;[.B2090]&amp;&quot;-&quot;&amp;[.B168]&amp;&quot;&quot;" office:value-type="string" office:string-value="Amistoso Club Rubio Ñu-Montpellier Hérault Sport Club" calcext:value-type="string">
            <text:p>Amistoso Club Rubio Ñu-Montpellier Hérault Sport Club</text:p>
          </table:table-cell>
        </table:table-row>
        <table:table-row table:style-name="ro1">
          <table:table-cell office:value-type="string" calcext:value-type="string">
            <text:p>http://www.wikidata.org/entity/Q610482</text:p>
          </table:table-cell>
          <table:table-cell office:value-type="string" calcext:value-type="string">
            <text:p>Unione Sportiva Alba Audace</text:p>
          </table:table-cell>
          <table:table-cell office:value-type="float" office:value="11" calcext:value-type="float">
            <text:p>11</text:p>
          </table:table-cell>
          <table:table-cell table:formula="of:=&quot;Amistoso &quot;&amp;[.B2858]&amp;&quot;-&quot;&amp;[.B1066]&amp;&quot;&quot;" office:value-type="string" office:string-value="Amistoso Waterhouse FC-Akhisar Belediyespor" calcext:value-type="string">
            <text:p>Amistoso Waterhouse FC-Akhisar Belediyespor</text:p>
          </table:table-cell>
        </table:table-row>
        <table:table-row table:style-name="ro1">
          <table:table-cell office:value-type="string" calcext:value-type="string">
            <text:p>http://www.wikidata.org/entity/Q605100</text:p>
          </table:table-cell>
          <table:table-cell office:value-type="string" calcext:value-type="string">
            <text:p>Hyères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2148]&amp;&quot;-&quot;&amp;[.B419]&amp;&quot;&quot;" office:value-type="string" office:string-value="Amistoso FC Lviv-Sligo Rovers Football Club" calcext:value-type="string">
            <text:p>Amistoso FC Lviv-Sligo Rovers Football Club</text:p>
          </table:table-cell>
        </table:table-row>
        <table:table-row table:style-name="ro1">
          <table:table-cell office:value-type="string" calcext:value-type="string">
            <text:p>http://www.wikidata.org/entity/Q605383</text:p>
          </table:table-cell>
          <table:table-cell office:value-type="string" calcext:value-type="string">
            <text:p>Hapoel Nazareth Illit</text:p>
          </table:table-cell>
          <table:table-cell office:value-type="float" office:value="11" calcext:value-type="float">
            <text:p>11</text:p>
          </table:table-cell>
          <table:table-cell table:formula="of:=&quot;Amistoso &quot;&amp;[.B1390]&amp;&quot;-&quot;&amp;[.B1757]&amp;&quot;&quot;" office:value-type="string" office:string-value="Amistoso Atlético de Kolkata-Emirates Club" calcext:value-type="string">
            <text:p>Amistoso Atlético de Kolkata-Emirates Club</text:p>
          </table:table-cell>
        </table:table-row>
        <table:table-row table:style-name="ro1">
          <table:table-cell office:value-type="string" calcext:value-type="string">
            <text:p>http://www.wikidata.org/entity/Q608607</text:p>
          </table:table-cell>
          <table:table-cell office:value-type="string" calcext:value-type="string">
            <text:p>Olimpia Elblg</text:p>
          </table:table-cell>
          <table:table-cell office:value-type="float" office:value="11" calcext:value-type="float">
            <text:p>11</text:p>
          </table:table-cell>
          <table:table-cell table:formula="of:=&quot;Amistoso &quot;&amp;[.B1628]&amp;&quot;-&quot;&amp;[.B2467]&amp;&quot;&quot;" office:value-type="string" office:string-value="Amistoso Club Atlético Progreso-Nisa A_gabat" calcext:value-type="string">
            <text:p>Amistoso Club Atlético Progreso-Nisa A_gabat</text:p>
          </table:table-cell>
        </table:table-row>
        <table:table-row table:style-name="ro1">
          <table:table-cell office:value-type="string" calcext:value-type="string">
            <text:p>http://www.wikidata.org/entity/Q762353</text:p>
          </table:table-cell>
          <table:table-cell office:value-type="string" calcext:value-type="string">
            <text:p>Esporte Clube Novo Hamburgo</text:p>
          </table:table-cell>
          <table:table-cell office:value-type="float" office:value="11" calcext:value-type="float">
            <text:p>11</text:p>
          </table:table-cell>
          <table:table-cell table:formula="of:=&quot;Amistoso &quot;&amp;[.B2861]&amp;&quot;-&quot;&amp;[.B2055]&amp;&quot;&quot;" office:value-type="string" office:string-value="Amistoso Mixto EC-Hakoah Maccabi Amidar Ramat Gan" calcext:value-type="string">
            <text:p>Amistoso Mixto EC-Hakoah Maccabi Amidar Ramat Gan</text:p>
          </table:table-cell>
        </table:table-row>
        <table:table-row table:style-name="ro1">
          <table:table-cell office:value-type="string" calcext:value-type="string">
            <text:p>http://www.wikidata.org/entity/Q1208237</text:p>
          </table:table-cell>
          <table:table-cell office:value-type="string" calcext:value-type="string">
            <text:p>Diagoras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2171]&amp;&quot;-&quot;&amp;[.B2379]&amp;&quot;&quot;" office:value-type="string" office:string-value="Amistoso Borussia Dortmund II-Gjøvik-Lyn" calcext:value-type="string">
            <text:p>Amistoso Borussia Dortmund II-Gjøvik-Lyn</text:p>
          </table:table-cell>
        </table:table-row>
        <table:table-row table:style-name="ro1">
          <table:table-cell office:value-type="string" calcext:value-type="string">
            <text:p>http://www.wikidata.org/entity/Q1210621</text:p>
          </table:table-cell>
          <table:table-cell office:value-type="string" calcext:value-type="string">
            <text:p>Tai Po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149]&amp;&quot;-&quot;&amp;[.B1188]&amp;&quot;&quot;" office:value-type="string" office:string-value="Amistoso APOEL FC-FC Arsenal Tula" calcext:value-type="string">
            <text:p>Amistoso APOEL FC-FC Arsenal Tula</text:p>
          </table:table-cell>
        </table:table-row>
        <table:table-row table:style-name="ro1">
          <table:table-cell office:value-type="string" calcext:value-type="string">
            <text:p>http://www.wikidata.org/entity/Q1266355</text:p>
          </table:table-cell>
          <table:table-cell office:value-type="string" calcext:value-type="string">
            <text:p>FCM Dunrea Galai</text:p>
          </table:table-cell>
          <table:table-cell office:value-type="float" office:value="11" calcext:value-type="float">
            <text:p>11</text:p>
          </table:table-cell>
          <table:table-cell table:formula="of:=&quot;Amistoso &quot;&amp;[.B44]&amp;&quot;-&quot;&amp;[.B7]&amp;&quot;&quot;" office:value-type="string" office:string-value="Amistoso Olympique de Marsella-Arsenal Football Club" calcext:value-type="string">
            <text:p>Amistoso Olympique de Marsella-Arsenal Football Club</text:p>
          </table:table-cell>
        </table:table-row>
        <table:table-row table:style-name="ro1">
          <table:table-cell office:value-type="string" calcext:value-type="string">
            <text:p>http://www.wikidata.org/entity/Q942641</text:p>
          </table:table-cell>
          <table:table-cell office:value-type="string" calcext:value-type="string">
            <text:p>Grupo Desportivo de Maputo</text:p>
          </table:table-cell>
          <table:table-cell office:value-type="float" office:value="11" calcext:value-type="float">
            <text:p>11</text:p>
          </table:table-cell>
          <table:table-cell table:formula="of:=&quot;Amistoso &quot;&amp;[.B2687]&amp;&quot;-&quot;&amp;[.B1354]&amp;&quot;&quot;" office:value-type="string" office:string-value="Amistoso Universidad de Las Palmas de Gran Canaria Club de Fútbol-FC Molenbeek Brussels Strombeek" calcext:value-type="string">
            <text:p>Amistoso Universidad de Las Palmas de Gran Canaria Club de Fútbol-FC Molenbeek Brussels Strombeek</text:p>
          </table:table-cell>
        </table:table-row>
        <table:table-row table:style-name="ro1">
          <table:table-cell office:value-type="string" calcext:value-type="string">
            <text:p>http://www.wikidata.org/entity/Q1265365</text:p>
          </table:table-cell>
          <table:table-cell office:value-type="string" calcext:value-type="string">
            <text:p>Nagdlunguaq-48</text:p>
          </table:table-cell>
          <table:table-cell office:value-type="float" office:value="11" calcext:value-type="float">
            <text:p>11</text:p>
          </table:table-cell>
          <table:table-cell table:formula="of:=&quot;Amistoso &quot;&amp;[.B879]&amp;&quot;-&quot;&amp;[.B496]&amp;&quot;&quot;" office:value-type="string" office:string-value="Amistoso FK Skduva-FC Kairat" calcext:value-type="string">
            <text:p>Amistoso FK Skduva-FC Kairat</text:p>
          </table:table-cell>
        </table:table-row>
        <table:table-row table:style-name="ro1">
          <table:table-cell office:value-type="string" calcext:value-type="string">
            <text:p>http://www.wikidata.org/entity/Q1256467</text:p>
          </table:table-cell>
          <table:table-cell office:value-type="string" calcext:value-type="string">
            <text:p>FK Drita</text:p>
          </table:table-cell>
          <table:table-cell office:value-type="float" office:value="11" calcext:value-type="float">
            <text:p>11</text:p>
          </table:table-cell>
          <table:table-cell table:formula="of:=&quot;Amistoso &quot;&amp;[.B1014]&amp;&quot;-&quot;&amp;[.B1657]&amp;&quot;&quot;" office:value-type="string" office:string-value="Amistoso Football Club de Sète 34-Red Bull Brasil" calcext:value-type="string">
            <text:p>Amistoso Football Club de Sète 34-Red Bull Brasil</text:p>
          </table:table-cell>
        </table:table-row>
        <table:table-row table:style-name="ro1">
          <table:table-cell office:value-type="string" calcext:value-type="string">
            <text:p>http://www.wikidata.org/entity/Q782658</text:p>
          </table:table-cell>
          <table:table-cell office:value-type="string" calcext:value-type="string">
            <text:p>Sydney Olympic Football Club</text:p>
          </table:table-cell>
          <table:table-cell office:value-type="float" office:value="11" calcext:value-type="float">
            <text:p>11</text:p>
          </table:table-cell>
          <table:table-cell table:formula="of:=&quot;Amistoso &quot;&amp;[.B2411]&amp;&quot;-&quot;&amp;[.B84]&amp;&quot;&quot;" office:value-type="string" office:string-value="Amistoso Club Real Mamoré-Rangers Football Club" calcext:value-type="string">
            <text:p>Amistoso Club Real Mamoré-Rangers Football Club</text:p>
          </table:table-cell>
        </table:table-row>
        <table:table-row table:style-name="ro1">
          <table:table-cell office:value-type="string" calcext:value-type="string">
            <text:p>http://www.wikidata.org/entity/Q609554</text:p>
          </table:table-cell>
          <table:table-cell office:value-type="string" calcext:value-type="string">
            <text:p>A.C. Cuneo 1905</text:p>
          </table:table-cell>
          <table:table-cell office:value-type="float" office:value="11" calcext:value-type="float">
            <text:p>11</text:p>
          </table:table-cell>
          <table:table-cell table:formula="of:=&quot;Amistoso &quot;&amp;[.B88]&amp;&quot;-&quot;&amp;[.B313]&amp;&quot;&quot;" office:value-type="string" office:string-value="Amistoso Real Sociedad de Fútbol-FC Aktobe" calcext:value-type="string">
            <text:p>Amistoso Real Sociedad de Fútbol-FC Aktobe</text:p>
          </table:table-cell>
        </table:table-row>
        <table:table-row table:style-name="ro1">
          <table:table-cell office:value-type="string" calcext:value-type="string">
            <text:p>http://www.wikidata.org/entity/Q1252167</text:p>
          </table:table-cell>
          <table:table-cell office:value-type="string" calcext:value-type="string">
            <text:p>Horoya AC</text:p>
          </table:table-cell>
          <table:table-cell office:value-type="float" office:value="11" calcext:value-type="float">
            <text:p>11</text:p>
          </table:table-cell>
          <table:table-cell table:formula="of:=&quot;Amistoso &quot;&amp;[.B1461]&amp;&quot;-&quot;&amp;[.B1452]&amp;&quot;&quot;" office:value-type="string" office:string-value="Amistoso C.D. Tondela-Umm-Salal Sports Club" calcext:value-type="string">
            <text:p>Amistoso C.D. Tondela-Umm-Salal Sports Club</text:p>
          </table:table-cell>
        </table:table-row>
        <table:table-row table:style-name="ro1">
          <table:table-cell office:value-type="string" calcext:value-type="string">
            <text:p>http://www.wikidata.org/entity/Q625516</text:p>
          </table:table-cell>
          <table:table-cell office:value-type="string" calcext:value-type="string">
            <text:p>FC Araks Ararat</text:p>
          </table:table-cell>
          <table:table-cell office:value-type="float" office:value="11" calcext:value-type="float">
            <text:p>11</text:p>
          </table:table-cell>
          <table:table-cell table:formula="of:=&quot;Amistoso &quot;&amp;[.B281]&amp;&quot;-&quot;&amp;[.B750]&amp;&quot;&quot;" office:value-type="string" office:string-value="Amistoso Fudbalski Klub Vojvodina-Associação Atlética Ponte Preta" calcext:value-type="string">
            <text:p>Amistoso Fudbalski Klub Vojvodina-Associação Atlética Ponte Preta</text:p>
          </table:table-cell>
        </table:table-row>
        <table:table-row table:style-name="ro1">
          <table:table-cell office:value-type="string" calcext:value-type="string">
            <text:p>http://www.wikidata.org/entity/Q1302085</text:p>
          </table:table-cell>
          <table:table-cell office:value-type="string" calcext:value-type="string">
            <text:p>Köpetdag A_gabat</text:p>
          </table:table-cell>
          <table:table-cell office:value-type="float" office:value="11" calcext:value-type="float">
            <text:p>11</text:p>
          </table:table-cell>
          <table:table-cell table:formula="of:=&quot;Amistoso &quot;&amp;[.B663]&amp;&quot;-&quot;&amp;[.B2291]&amp;&quot;&quot;" office:value-type="string" office:string-value="Amistoso Partick Thistle Football Club-Bærum SK" calcext:value-type="string">
            <text:p>Amistoso Partick Thistle Football Club-Bærum SK</text:p>
          </table:table-cell>
        </table:table-row>
        <table:table-row table:style-name="ro1">
          <table:table-cell office:value-type="string" calcext:value-type="string">
            <text:p>http://www.wikidata.org/entity/Q1274317</text:p>
          </table:table-cell>
          <table:table-cell office:value-type="string" calcext:value-type="string">
            <text:p>NK Marsonia</text:p>
          </table:table-cell>
          <table:table-cell office:value-type="float" office:value="11" calcext:value-type="float">
            <text:p>11</text:p>
          </table:table-cell>
          <table:table-cell table:formula="of:=&quot;Amistoso &quot;&amp;[.B1507]&amp;&quot;-&quot;&amp;[.B765]&amp;&quot;&quot;" office:value-type="string" office:string-value="Amistoso Club Aurora-Esporte Clube Juventude" calcext:value-type="string">
            <text:p>Amistoso Club Aurora-Esporte Clube Juventude</text:p>
          </table:table-cell>
        </table:table-row>
        <table:table-row table:style-name="ro1">
          <table:table-cell office:value-type="string" calcext:value-type="string">
            <text:p>http://www.wikidata.org/entity/Q477694</text:p>
          </table:table-cell>
          <table:table-cell office:value-type="string" calcext:value-type="string">
            <text:p>SC Victoria Hamburg</text:p>
          </table:table-cell>
          <table:table-cell office:value-type="float" office:value="11" calcext:value-type="float">
            <text:p>11</text:p>
          </table:table-cell>
          <table:table-cell table:formula="of:=&quot;Amistoso &quot;&amp;[.B231]&amp;&quot;-&quot;&amp;[.B1437]&amp;&quot;&quot;" office:value-type="string" office:string-value="Amistoso Racing Club de Lens-Sriwijaya FC" calcext:value-type="string">
            <text:p>Amistoso Racing Club de Lens-Sriwijaya FC</text:p>
          </table:table-cell>
        </table:table-row>
        <table:table-row table:style-name="ro1">
          <table:table-cell office:value-type="string" calcext:value-type="string">
            <text:p>http://www.wikidata.org/entity/Q950674</text:p>
          </table:table-cell>
          <table:table-cell office:value-type="string" calcext:value-type="string">
            <text:p>Zebre</text:p>
          </table:table-cell>
          <table:table-cell office:value-type="float" office:value="11" calcext:value-type="float">
            <text:p>11</text:p>
          </table:table-cell>
          <table:table-cell table:formula="of:=&quot;Amistoso &quot;&amp;[.B2360]&amp;&quot;-&quot;&amp;[.B2629]&amp;&quot;&quot;" office:value-type="string" office:string-value="Amistoso NK Iskra Bugojno-St Joseph's F.C." calcext:value-type="string">
            <text:p>Amistoso NK Iskra Bugojno-St Joseph's F.C.</text:p>
          </table:table-cell>
        </table:table-row>
        <table:table-row table:style-name="ro1">
          <table:table-cell office:value-type="string" calcext:value-type="string">
            <text:p>http://www.wikidata.org/entity/Q958577</text:p>
          </table:table-cell>
          <table:table-cell office:value-type="string" calcext:value-type="string">
            <text:p>Puntarenas Fútbol Club</text:p>
          </table:table-cell>
          <table:table-cell office:value-type="float" office:value="11" calcext:value-type="float">
            <text:p>11</text:p>
          </table:table-cell>
          <table:table-cell table:formula="of:=&quot;Amistoso &quot;&amp;[.B1395]&amp;&quot;-&quot;&amp;[.B1202]&amp;&quot;&quot;" office:value-type="string" office:string-value="Amistoso Zhejiang Lucheng-GÍ Gøta" calcext:value-type="string">
            <text:p>Amistoso Zhejiang Lucheng-GÍ Gøta</text:p>
          </table:table-cell>
        </table:table-row>
        <table:table-row table:style-name="ro1">
          <table:table-cell office:value-type="string" calcext:value-type="string">
            <text:p>http://www.wikidata.org/entity/Q1277614</text:p>
          </table:table-cell>
          <table:table-cell office:value-type="string" calcext:value-type="string">
            <text:p>Shaheen Asmayee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1212]&amp;&quot;-&quot;&amp;[.B951]&amp;&quot;&quot;" office:value-type="string" office:string-value="Amistoso FC TVMK Tallinn-Montevideo Wanderers Fútbol Club" calcext:value-type="string">
            <text:p>Amistoso FC TVMK Tallinn-Montevideo Wanderers Fútbol Club</text:p>
          </table:table-cell>
        </table:table-row>
        <table:table-row table:style-name="ro1">
          <table:table-cell office:value-type="string" calcext:value-type="string">
            <text:p>http://www.wikidata.org/entity/Q965275</text:p>
          </table:table-cell>
          <table:table-cell office:value-type="string" calcext:value-type="string">
            <text:p>Club Deportivo Armenio</text:p>
          </table:table-cell>
          <table:table-cell office:value-type="float" office:value="11" calcext:value-type="float">
            <text:p>11</text:p>
          </table:table-cell>
          <table:table-cell table:formula="of:=&quot;Amistoso &quot;&amp;[.B776]&amp;&quot;-&quot;&amp;[.B2611]&amp;&quot;&quot;" office:value-type="string" office:string-value="Amistoso Perth Glory Football Club-Al-Nahda FC" calcext:value-type="string">
            <text:p>Amistoso Perth Glory Football Club-Al-Nahda FC</text:p>
          </table:table-cell>
        </table:table-row>
        <table:table-row table:style-name="ro1">
          <table:table-cell office:value-type="string" calcext:value-type="string">
            <text:p>http://www.wikidata.org/entity/Q804556</text:p>
          </table:table-cell>
          <table:table-cell office:value-type="string" calcext:value-type="string">
            <text:p>Bakili Baku</text:p>
          </table:table-cell>
          <table:table-cell office:value-type="float" office:value="11" calcext:value-type="float">
            <text:p>11</text:p>
          </table:table-cell>
          <table:table-cell table:formula="of:=&quot;Amistoso &quot;&amp;[.B1751]&amp;&quot;-&quot;&amp;[.B1112]&amp;&quot;&quot;" office:value-type="string" office:string-value="Amistoso Terrassa Futbol Club-1. FK PYíbram" calcext:value-type="string">
            <text:p>Amistoso Terrassa Futbol Club-1. FK PYíbram</text:p>
          </table:table-cell>
        </table:table-row>
        <table:table-row table:style-name="ro1">
          <table:table-cell office:value-type="string" calcext:value-type="string">
            <text:p>http://www.wikidata.org/entity/Q804557</text:p>
          </table:table-cell>
          <table:table-cell office:value-type="string" calcext:value-type="string">
            <text:p>Bak1rköyspor</text:p>
          </table:table-cell>
          <table:table-cell office:value-type="float" office:value="11" calcext:value-type="float">
            <text:p>11</text:p>
          </table:table-cell>
          <table:table-cell table:formula="of:=&quot;Amistoso &quot;&amp;[.B1091]&amp;&quot;-&quot;&amp;[.B2171]&amp;&quot;&quot;" office:value-type="string" office:string-value="Amistoso Queen of the South Football Club-Borussia Dortmund II" calcext:value-type="string">
            <text:p>Amistoso Queen of the South Football Club-Borussia Dortmund II</text:p>
          </table:table-cell>
        </table:table-row>
        <table:table-row table:style-name="ro1">
          <table:table-cell office:value-type="string" calcext:value-type="string">
            <text:p>http://www.wikidata.org/entity/Q629300</text:p>
          </table:table-cell>
          <table:table-cell office:value-type="string" calcext:value-type="string">
            <text:p>Home Farm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299]&amp;&quot;-&quot;&amp;[.B93]&amp;&quot;&quot;" office:value-type="string" office:string-value="Amistoso Football Club Crotone-Wolverhampton Wanderers Football Club" calcext:value-type="string">
            <text:p>Amistoso Football Club Crotone-Wolverhampton Wanderers Football Club</text:p>
          </table:table-cell>
        </table:table-row>
        <table:table-row table:style-name="ro1">
          <table:table-cell office:value-type="string" calcext:value-type="string">
            <text:p>http://www.wikidata.org/entity/Q630227</text:p>
          </table:table-cell>
          <table:table-cell office:value-type="string" calcext:value-type="string">
            <text:p>SC Campomaiorense</text:p>
          </table:table-cell>
          <table:table-cell office:value-type="float" office:value="11" calcext:value-type="float">
            <text:p>11</text:p>
          </table:table-cell>
          <table:table-cell table:formula="of:=&quot;Amistoso &quot;&amp;[.B840]&amp;&quot;-&quot;&amp;[.B1958]&amp;&quot;&quot;" office:value-type="string" office:string-value="Amistoso NK Celje-HPS Helsinki" calcext:value-type="string">
            <text:p>Amistoso NK Celje-HPS Helsinki</text:p>
          </table:table-cell>
        </table:table-row>
        <table:table-row table:style-name="ro1">
          <table:table-cell office:value-type="string" calcext:value-type="string">
            <text:p>http://www.wikidata.org/entity/Q812740</text:p>
          </table:table-cell>
          <table:table-cell office:value-type="string" calcext:value-type="string">
            <text:p>Al-Sha'ab CSC Sharjah</text:p>
          </table:table-cell>
          <table:table-cell office:value-type="float" office:value="11" calcext:value-type="float">
            <text:p>11</text:p>
          </table:table-cell>
          <table:table-cell table:formula="of:=&quot;Amistoso &quot;&amp;[.B1722]&amp;&quot;-&quot;&amp;[.B2247]&amp;&quot;&quot;" office:value-type="string" office:string-value="Amistoso Rimini Calcio Football Club-FC Zvartnots" calcext:value-type="string">
            <text:p>Amistoso Rimini Calcio Football Club-FC Zvartnots</text:p>
          </table:table-cell>
        </table:table-row>
        <table:table-row table:style-name="ro1">
          <table:table-cell office:value-type="string" calcext:value-type="string">
            <text:p>http://www.wikidata.org/entity/Q625237</text:p>
          </table:table-cell>
          <table:table-cell office:value-type="string" calcext:value-type="string">
            <text:p>Aragua Fútbol Club</text:p>
          </table:table-cell>
          <table:table-cell office:value-type="float" office:value="11" calcext:value-type="float">
            <text:p>11</text:p>
          </table:table-cell>
          <table:table-cell table:formula="of:=&quot;Amistoso &quot;&amp;[.B1472]&amp;&quot;-&quot;&amp;[.B1438]&amp;&quot;&quot;" office:value-type="string" office:string-value="Amistoso Interblock Ljubljana-Persija Jakarta" calcext:value-type="string">
            <text:p>Amistoso Interblock Ljubljana-Persija Jakarta</text:p>
          </table:table-cell>
        </table:table-row>
        <table:table-row table:style-name="ro1">
          <table:table-cell office:value-type="string" calcext:value-type="string">
            <text:p>http://www.wikidata.org/entity/Q985272</text:p>
          </table:table-cell>
          <table:table-cell office:value-type="string" calcext:value-type="string">
            <text:p>Real Balompédica Linense</text:p>
          </table:table-cell>
          <table:table-cell office:value-type="float" office:value="11" calcext:value-type="float">
            <text:p>11</text:p>
          </table:table-cell>
          <table:table-cell table:formula="of:=&quot;Amistoso &quot;&amp;[.B785]&amp;&quot;-&quot;&amp;[.B1902]&amp;&quot;&quot;" office:value-type="string" office:string-value="Amistoso Club Atlético Colón-PSM Makassar" calcext:value-type="string">
            <text:p>Amistoso Club Atlético Colón-PSM Makassar</text:p>
          </table:table-cell>
        </table:table-row>
        <table:table-row table:style-name="ro1">
          <table:table-cell office:value-type="string" calcext:value-type="string">
            <text:p>http://www.wikidata.org/entity/Q1347220</text:p>
          </table:table-cell>
          <table:table-cell office:value-type="string" calcext:value-type="string">
            <text:p>Happy Valley AA</text:p>
          </table:table-cell>
          <table:table-cell office:value-type="float" office:value="11" calcext:value-type="float">
            <text:p>11</text:p>
          </table:table-cell>
          <table:table-cell table:formula="of:=&quot;Amistoso &quot;&amp;[.B1191]&amp;&quot;-&quot;&amp;[.B987]&amp;&quot;&quot;" office:value-type="string" office:string-value="Amistoso Barrow AFC-KS Bylis Ballsh" calcext:value-type="string">
            <text:p>Amistoso Barrow AFC-KS Bylis Ballsh</text:p>
          </table:table-cell>
        </table:table-row>
        <table:table-row table:style-name="ro1">
          <table:table-cell office:value-type="string" calcext:value-type="string">
            <text:p>http://www.wikidata.org/entity/Q995132</text:p>
          </table:table-cell>
          <table:table-cell office:value-type="string" calcext:value-type="string">
            <text:p>FK Skopje</text:p>
          </table:table-cell>
          <table:table-cell office:value-type="float" office:value="11" calcext:value-type="float">
            <text:p>11</text:p>
          </table:table-cell>
          <table:table-cell table:formula="of:=&quot;Amistoso &quot;&amp;[.B2545]&amp;&quot;-&quot;&amp;[.B320]&amp;&quot;&quot;" office:value-type="string" office:string-value="Amistoso SC Kriens-D.C. United" calcext:value-type="string">
            <text:p>Amistoso SC Kriens-D.C. United</text:p>
          </table:table-cell>
        </table:table-row>
        <table:table-row table:style-name="ro1">
          <table:table-cell office:value-type="string" calcext:value-type="string">
            <text:p>http://www.wikidata.org/entity/Q1023182</text:p>
          </table:table-cell>
          <table:table-cell office:value-type="string" calcext:value-type="string">
            <text:p>Club Deportivo Espoli</text:p>
          </table:table-cell>
          <table:table-cell office:value-type="float" office:value="11" calcext:value-type="float">
            <text:p>11</text:p>
          </table:table-cell>
          <table:table-cell table:formula="of:=&quot;Amistoso &quot;&amp;[.B387]&amp;&quot;-&quot;&amp;[.B760]&amp;&quot;&quot;" office:value-type="string" office:string-value="Amistoso AC Omonia-América de Cali" calcext:value-type="string">
            <text:p>Amistoso AC Omonia-América de Cali</text:p>
          </table:table-cell>
        </table:table-row>
        <table:table-row table:style-name="ro1">
          <table:table-cell office:value-type="string" calcext:value-type="string">
            <text:p>http://www.wikidata.org/entity/Q630890</text:p>
          </table:table-cell>
          <table:table-cell office:value-type="string" calcext:value-type="string">
            <text:p>Raufoss IL</text:p>
          </table:table-cell>
          <table:table-cell office:value-type="float" office:value="11" calcext:value-type="float">
            <text:p>11</text:p>
          </table:table-cell>
          <table:table-cell table:formula="of:=&quot;Amistoso &quot;&amp;[.B2114]&amp;&quot;-&quot;&amp;[.B1723]&amp;&quot;&quot;" office:value-type="string" office:string-value="Amistoso Ba Football Association-Floridsdorfer AC" calcext:value-type="string">
            <text:p>Amistoso Ba Football Association-Floridsdorfer AC</text:p>
          </table:table-cell>
        </table:table-row>
        <table:table-row table:style-name="ro1">
          <table:table-cell office:value-type="string" calcext:value-type="string">
            <text:p>http://www.wikidata.org/entity/Q1023220</text:p>
          </table:table-cell>
          <table:table-cell office:value-type="string" calcext:value-type="string">
            <text:p>Club Deportivo San Roque de Lepe</text:p>
          </table:table-cell>
          <table:table-cell office:value-type="float" office:value="11" calcext:value-type="float">
            <text:p>11</text:p>
          </table:table-cell>
          <table:table-cell table:formula="of:=&quot;Amistoso &quot;&amp;[.B1030]&amp;&quot;-&quot;&amp;[.B2654]&amp;&quot;&quot;" office:value-type="string" office:string-value="Amistoso Club Atlético Chacarita Juniors-East End Lions" calcext:value-type="string">
            <text:p>Amistoso Club Atlético Chacarita Juniors-East End Lions</text:p>
          </table:table-cell>
        </table:table-row>
        <table:table-row table:style-name="ro1">
          <table:table-cell office:value-type="string" calcext:value-type="string">
            <text:p>http://www.wikidata.org/entity/Q1328766</text:p>
          </table:table-cell>
          <table:table-cell office:value-type="string" calcext:value-type="string">
            <text:p>Elgin City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2411]&amp;&quot;-&quot;&amp;[.B1812]&amp;&quot;&quot;" office:value-type="string" office:string-value="Amistoso Club Real Mamoré-FK R+ga" calcext:value-type="string">
            <text:p>Amistoso Club Real Mamoré-FK R+ga</text:p>
          </table:table-cell>
        </table:table-row>
        <table:table-row table:style-name="ro1">
          <table:table-cell office:value-type="string" calcext:value-type="string">
            <text:p>http://www.wikidata.org/entity/Q1348584</text:p>
          </table:table-cell>
          <table:table-cell office:value-type="string" calcext:value-type="string">
            <text:p>PSMS Medan</text:p>
          </table:table-cell>
          <table:table-cell office:value-type="float" office:value="11" calcext:value-type="float">
            <text:p>11</text:p>
          </table:table-cell>
          <table:table-cell table:formula="of:=&quot;Amistoso &quot;&amp;[.B2726]&amp;&quot;-&quot;&amp;[.B964]&amp;&quot;&quot;" office:value-type="string" office:string-value="Amistoso Shaheen Asmayee F.C.-Football Club United of Manchester" calcext:value-type="string">
            <text:p>Amistoso Shaheen Asmayee F.C.-Football Club United of Manchester</text:p>
          </table:table-cell>
        </table:table-row>
        <table:table-row table:style-name="ro1">
          <table:table-cell office:value-type="string" calcext:value-type="string">
            <text:p>http://www.wikidata.org/entity/Q1023201</text:p>
          </table:table-cell>
          <table:table-cell office:value-type="string" calcext:value-type="string">
            <text:p>Club Deportivo Marathón</text:p>
          </table:table-cell>
          <table:table-cell office:value-type="float" office:value="11" calcext:value-type="float">
            <text:p>11</text:p>
          </table:table-cell>
          <table:table-cell table:formula="of:=&quot;Amistoso &quot;&amp;[.B1238]&amp;&quot;-&quot;&amp;[.B878]&amp;&quot;&quot;" office:value-type="string" office:string-value="Amistoso Real Madrid Club de Fútbol &quot;C&quot;-Club Santos Laguna el mejor" calcext:value-type="string">
            <text:p>Amistoso Real Madrid Club de Fútbol "C"-Club Santos Laguna el mejor</text:p>
          </table:table-cell>
        </table:table-row>
        <table:table-row table:style-name="ro1">
          <table:table-cell office:value-type="string" calcext:value-type="string">
            <text:p>http://www.wikidata.org/entity/Q1022941</text:p>
          </table:table-cell>
          <table:table-cell office:value-type="string" calcext:value-type="string">
            <text:p>Club Atlético Talleres (Remedios de Escalada)</text:p>
          </table:table-cell>
          <table:table-cell office:value-type="float" office:value="11" calcext:value-type="float">
            <text:p>11</text:p>
          </table:table-cell>
          <table:table-cell table:formula="of:=&quot;Amistoso &quot;&amp;[.B1085]&amp;&quot;-&quot;&amp;[.B1037]&amp;&quot;&quot;" office:value-type="string" office:string-value="Amistoso Dinamo Batumi-Calcio Como 1907" calcext:value-type="string">
            <text:p>Amistoso Dinamo Batumi-Calcio Como 1907</text:p>
          </table:table-cell>
        </table:table-row>
        <table:table-row table:style-name="ro1">
          <table:table-cell office:value-type="string" calcext:value-type="string">
            <text:p>http://www.wikidata.org/entity/Q1340514</text:p>
          </table:table-cell>
          <table:table-cell office:value-type="string" calcext:value-type="string">
            <text:p>Portmore United</text:p>
          </table:table-cell>
          <table:table-cell office:value-type="float" office:value="11" calcext:value-type="float">
            <text:p>11</text:p>
          </table:table-cell>
          <table:table-cell table:formula="of:=&quot;Amistoso &quot;&amp;[.B596]&amp;&quot;-&quot;&amp;[.B1964]&amp;&quot;&quot;" office:value-type="string" office:string-value="Amistoso KV Cortrique-KF Trepça" calcext:value-type="string">
            <text:p>Amistoso KV Cortrique-KF Trepça</text:p>
          </table:table-cell>
        </table:table-row>
        <table:table-row table:style-name="ro1">
          <table:table-cell office:value-type="string" calcext:value-type="string">
            <text:p>http://www.wikidata.org/entity/Q1354077</text:p>
          </table:table-cell>
          <table:table-cell office:value-type="string" calcext:value-type="string">
            <text:p>Sun Hei SC</text:p>
          </table:table-cell>
          <table:table-cell office:value-type="float" office:value="11" calcext:value-type="float">
            <text:p>11</text:p>
          </table:table-cell>
          <table:table-cell table:formula="of:=&quot;Amistoso &quot;&amp;[.B1422]&amp;&quot;-&quot;&amp;[.B523]&amp;&quot;&quot;" office:value-type="string" office:string-value="Amistoso Gloria Bistria-Neuchâtel Xamax FC" calcext:value-type="string">
            <text:p>Amistoso Gloria Bistria-Neuchâtel Xamax FC</text:p>
          </table:table-cell>
        </table:table-row>
        <table:table-row table:style-name="ro1">
          <table:table-cell office:value-type="string" calcext:value-type="string">
            <text:p>http://www.wikidata.org/entity/Q1026206</text:p>
          </table:table-cell>
          <table:table-cell office:value-type="string" calcext:value-type="string">
            <text:p>Calais RU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1384]&amp;&quot;-&quot;&amp;[.B814]&amp;&quot;&quot;" office:value-type="string" office:string-value="Amistoso Panetolikos-Quilmes Atlético Club" calcext:value-type="string">
            <text:p>Amistoso Panetolikos-Quilmes Atlético Club</text:p>
          </table:table-cell>
        </table:table-row>
        <table:table-row table:style-name="ro1">
          <table:table-cell office:value-type="string" calcext:value-type="string">
            <text:p>http://www.wikidata.org/entity/Q1044425</text:p>
          </table:table-cell>
          <table:table-cell office:value-type="string" calcext:value-type="string">
            <text:p>Carolina RailHawks Football Club</text:p>
          </table:table-cell>
          <table:table-cell office:value-type="float" office:value="11" calcext:value-type="float">
            <text:p>11</text:p>
          </table:table-cell>
          <table:table-cell table:formula="of:=&quot;Amistoso &quot;&amp;[.B751]&amp;&quot;-&quot;&amp;[.B1721]&amp;&quot;&quot;" office:value-type="string" office:string-value="Amistoso PFC Cherno More Varna-Fudbalski Klub Mornar" calcext:value-type="string">
            <text:p>Amistoso PFC Cherno More Varna-Fudbalski Klub Mornar</text:p>
          </table:table-cell>
        </table:table-row>
        <table:table-row table:style-name="ro1">
          <table:table-cell office:value-type="string" calcext:value-type="string">
            <text:p>http://www.wikidata.org/entity/Q645160</text:p>
          </table:table-cell>
          <table:table-cell office:value-type="string" calcext:value-type="string">
            <text:p>Taiwan Power Company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1079]&amp;&quot;-&quot;&amp;[.B2473]&amp;&quot;&quot;" office:value-type="string" office:string-value="Amistoso Saipa FC-Global Football Club" calcext:value-type="string">
            <text:p>Amistoso Saipa FC-Global Football Club</text:p>
          </table:table-cell>
        </table:table-row>
        <table:table-row table:style-name="ro1">
          <table:table-cell office:value-type="string" calcext:value-type="string">
            <text:p>http://www.wikidata.org/entity/Q652255</text:p>
          </table:table-cell>
          <table:table-cell office:value-type="string" calcext:value-type="string">
            <text:p>Club de Fútbol Villanovense</text:p>
          </table:table-cell>
          <table:table-cell office:value-type="float" office:value="11" calcext:value-type="float">
            <text:p>11</text:p>
          </table:table-cell>
          <table:table-cell table:formula="of:=&quot;Amistoso &quot;&amp;[.B395]&amp;&quot;-&quot;&amp;[.B1941]&amp;&quot;&quot;" office:value-type="string" office:string-value="Amistoso FC Ingolstadt 04-CS Concordia Chiajna" calcext:value-type="string">
            <text:p>Amistoso FC Ingolstadt 04-CS Concordia Chiajna</text:p>
          </table:table-cell>
        </table:table-row>
        <table:table-row table:style-name="ro1">
          <table:table-cell office:value-type="string" calcext:value-type="string">
            <text:p>http://www.wikidata.org/entity/Q1357111</text:p>
          </table:table-cell>
          <table:table-cell office:value-type="string" calcext:value-type="string">
            <text:p>Seattle Reign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1852]&amp;&quot;-&quot;&amp;[.B2796]&amp;&quot;&quot;" office:value-type="string" office:string-value="Amistoso Grêmio Barueri Futebol-KF Drita Gjilan" calcext:value-type="string">
            <text:p>Amistoso Grêmio Barueri Futebol-KF Drita Gjilan</text:p>
          </table:table-cell>
        </table:table-row>
        <table:table-row table:style-name="ro1">
          <table:table-cell office:value-type="string" calcext:value-type="string">
            <text:p>http://www.wikidata.org/entity/Q1032444</text:p>
          </table:table-cell>
          <table:table-cell office:value-type="string" calcext:value-type="string">
            <text:p>Sestao Sport Club</text:p>
          </table:table-cell>
          <table:table-cell office:value-type="float" office:value="11" calcext:value-type="float">
            <text:p>11</text:p>
          </table:table-cell>
          <table:table-cell table:formula="of:=&quot;Amistoso &quot;&amp;[.B884]&amp;&quot;-&quot;&amp;[.B856]&amp;&quot;&quot;" office:value-type="string" office:string-value="Amistoso Associazione Sportiva Dilettantistica Treviso 2009-PFC Spartak de Nalchik" calcext:value-type="string">
            <text:p>Amistoso Associazione Sportiva Dilettantistica Treviso 2009-PFC Spartak de Nalchik</text:p>
          </table:table-cell>
        </table:table-row>
        <table:table-row table:style-name="ro1">
          <table:table-cell office:value-type="string" calcext:value-type="string">
            <text:p>http://www.wikidata.org/entity/Q1387066</text:p>
          </table:table-cell>
          <table:table-cell office:value-type="string" calcext:value-type="string">
            <text:p>East Stirlingshire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1228]&amp;&quot;-&quot;&amp;[.B359]&amp;&quot;&quot;" office:value-type="string" office:string-value="Amistoso Oud-Heverlee Leuven-Ascoli Calcio 1898" calcext:value-type="string">
            <text:p>Amistoso Oud-Heverlee Leuven-Ascoli Calcio 1898</text:p>
          </table:table-cell>
        </table:table-row>
        <table:table-row table:style-name="ro1">
          <table:table-cell office:value-type="string" calcext:value-type="string">
            <text:p>http://www.wikidata.org/entity/Q1361449</text:p>
          </table:table-cell>
          <table:table-cell office:value-type="string" calcext:value-type="string">
            <text:p>HIFK Helsinki</text:p>
          </table:table-cell>
          <table:table-cell office:value-type="float" office:value="11" calcext:value-type="float">
            <text:p>11</text:p>
          </table:table-cell>
          <table:table-cell table:formula="of:=&quot;Amistoso &quot;&amp;[.B612]&amp;&quot;-&quot;&amp;[.B1125]&amp;&quot;&quot;" office:value-type="string" office:string-value="Amistoso MFK Petr~alka-Llanelli Association Football Club" calcext:value-type="string">
            <text:p>Amistoso MFK Petr~alka-Llanelli Association Football Club</text:p>
          </table:table-cell>
        </table:table-row>
        <table:table-row table:style-name="ro1">
          <table:table-cell office:value-type="string" calcext:value-type="string">
            <text:p>http://www.wikidata.org/entity/Q1578815</text:p>
          </table:table-cell>
          <table:table-cell office:value-type="string" calcext:value-type="string">
            <text:p>PFC Kaliakra Kavarna</text:p>
          </table:table-cell>
          <table:table-cell office:value-type="float" office:value="11" calcext:value-type="float">
            <text:p>11</text:p>
          </table:table-cell>
          <table:table-cell table:formula="of:=&quot;Amistoso &quot;&amp;[.B1403]&amp;&quot;-&quot;&amp;[.B1091]&amp;&quot;&quot;" office:value-type="string" office:string-value="Amistoso Al-Khor Sports Club-Queen of the South Football Club" calcext:value-type="string">
            <text:p>Amistoso Al-Khor Sports Club-Queen of the South Football Club</text:p>
          </table:table-cell>
        </table:table-row>
        <table:table-row table:style-name="ro1">
          <table:table-cell office:value-type="string" calcext:value-type="string">
            <text:p>http://www.wikidata.org/entity/Q849179</text:p>
          </table:table-cell>
          <table:table-cell office:value-type="string" calcext:value-type="string">
            <text:p>Suphanburi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1778]&amp;&quot;-&quot;&amp;[.B2513]&amp;&quot;&quot;" office:value-type="string" office:string-value="Amistoso Esporte Clube Santo André-Thrasyvoulos FC" calcext:value-type="string">
            <text:p>Amistoso Esporte Clube Santo André-Thrasyvoulos FC</text:p>
          </table:table-cell>
        </table:table-row>
        <table:table-row table:style-name="ro1">
          <table:table-cell office:value-type="string" calcext:value-type="string">
            <text:p>http://www.wikidata.org/entity/Q654510</text:p>
          </table:table-cell>
          <table:table-cell office:value-type="string" calcext:value-type="string">
            <text:p>Notwane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1452]&amp;&quot;-&quot;&amp;[.B670]&amp;&quot;&quot;" office:value-type="string" office:string-value="Amistoso Umm-Salal Sports Club-Bury Football Club" calcext:value-type="string">
            <text:p>Amistoso Umm-Salal Sports Club-Bury Football Club</text:p>
          </table:table-cell>
        </table:table-row>
        <table:table-row table:style-name="ro1">
          <table:table-cell office:value-type="string" calcext:value-type="string">
            <text:p>http://www.wikidata.org/entity/Q1387308</text:p>
          </table:table-cell>
          <table:table-cell office:value-type="string" calcext:value-type="string">
            <text:p>Limoges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1598]&amp;&quot;-&quot;&amp;[.B1083]&amp;&quot;&quot;" office:value-type="string" office:string-value="Amistoso Club Deportivo Guadalajara-Chamois Niortais Football Club" calcext:value-type="string">
            <text:p>Amistoso Club Deportivo Guadalajara-Chamois Niortais Football Club</text:p>
          </table:table-cell>
        </table:table-row>
        <table:table-row table:style-name="ro1">
          <table:table-cell office:value-type="string" calcext:value-type="string">
            <text:p>http://www.wikidata.org/entity/Q1386940</text:p>
          </table:table-cell>
          <table:table-cell office:value-type="string" calcext:value-type="string">
            <text:p>FC Bihor Oradea</text:p>
          </table:table-cell>
          <table:table-cell office:value-type="float" office:value="11" calcext:value-type="float">
            <text:p>11</text:p>
          </table:table-cell>
          <table:table-cell table:formula="of:=&quot;Amistoso &quot;&amp;[.B794]&amp;&quot;-&quot;&amp;[.B46]&amp;&quot;&quot;" office:value-type="string" office:string-value="Amistoso Íþróttabandalag Vestmannaeyja-West Ham United Football Club" calcext:value-type="string">
            <text:p>Amistoso Íþróttabandalag Vestmannaeyja-West Ham United Football Club</text:p>
          </table:table-cell>
        </table:table-row>
        <table:table-row table:style-name="ro1">
          <table:table-cell office:value-type="string" calcext:value-type="string">
            <text:p>http://www.wikidata.org/entity/Q1581586</text:p>
          </table:table-cell>
          <table:table-cell office:value-type="string" calcext:value-type="string">
            <text:p>Madureira Esporte Clube</text:p>
          </table:table-cell>
          <table:table-cell office:value-type="float" office:value="11" calcext:value-type="float">
            <text:p>11</text:p>
          </table:table-cell>
          <table:table-cell table:formula="of:=&quot;Amistoso &quot;&amp;[.B227]&amp;&quot;-&quot;&amp;[.B2912]&amp;&quot;&quot;" office:value-type="string" office:string-value="Amistoso FC Dnipro Dnipropetrovsk-Suwon FC" calcext:value-type="string">
            <text:p>Amistoso FC Dnipro Dnipropetrovsk-Suwon FC</text:p>
          </table:table-cell>
        </table:table-row>
        <table:table-row table:style-name="ro1">
          <table:table-cell office:value-type="string" calcext:value-type="string">
            <text:p>http://www.wikidata.org/entity/Q1588638</text:p>
          </table:table-cell>
          <table:table-cell office:value-type="string" calcext:value-type="string">
            <text:p>Hassania Agadir</text:p>
          </table:table-cell>
          <table:table-cell office:value-type="float" office:value="11" calcext:value-type="float">
            <text:p>11</text:p>
          </table:table-cell>
          <table:table-cell table:formula="of:=&quot;Amistoso &quot;&amp;[.B1440]&amp;&quot;-&quot;&amp;[.B1473]&amp;&quot;&quot;" office:value-type="string" office:string-value="Amistoso Kilikia F.C.-Pontevedra Club de Fútbol" calcext:value-type="string">
            <text:p>Amistoso Kilikia F.C.-Pontevedra Club de Fútbol</text:p>
          </table:table-cell>
        </table:table-row>
        <table:table-row table:style-name="ro1">
          <table:table-cell office:value-type="string" calcext:value-type="string">
            <text:p>http://www.wikidata.org/entity/Q662388</text:p>
          </table:table-cell>
          <table:table-cell office:value-type="string" calcext:value-type="string">
            <text:p>Diables Noirs</text:p>
          </table:table-cell>
          <table:table-cell office:value-type="float" office:value="11" calcext:value-type="float">
            <text:p>11</text:p>
          </table:table-cell>
          <table:table-cell table:formula="of:=&quot;Amistoso &quot;&amp;[.B947]&amp;&quot;-&quot;&amp;[.B2543]&amp;&quot;&quot;" office:value-type="string" office:string-value="Amistoso Club de Fútbol Atlante-NK Posuaje" calcext:value-type="string">
            <text:p>Amistoso Club de Fútbol Atlante-NK Posuaje</text:p>
          </table:table-cell>
        </table:table-row>
        <table:table-row table:style-name="ro1">
          <table:table-cell office:value-type="string" calcext:value-type="string">
            <text:p>http://www.wikidata.org/entity/Q1624308</text:p>
          </table:table-cell>
          <table:table-cell office:value-type="string" calcext:value-type="string">
            <text:p>Holbæk B&amp;I</text:p>
          </table:table-cell>
          <table:table-cell office:value-type="float" office:value="11" calcext:value-type="float">
            <text:p>11</text:p>
          </table:table-cell>
          <table:table-cell table:formula="of:=&quot;Amistoso &quot;&amp;[.B814]&amp;&quot;-&quot;&amp;[.B2602]&amp;&quot;&quot;" office:value-type="string" office:string-value="Amistoso Quilmes Atlético Club-Vital'O Football Club" calcext:value-type="string">
            <text:p>Amistoso Quilmes Atlético Club-Vital'O Football Club</text:p>
          </table:table-cell>
        </table:table-row>
        <table:table-row table:style-name="ro1">
          <table:table-cell office:value-type="string" calcext:value-type="string">
            <text:p>http://www.wikidata.org/entity/Q1388927</text:p>
          </table:table-cell>
          <table:table-cell office:value-type="string" calcext:value-type="string">
            <text:p>FC Klaipda</text:p>
          </table:table-cell>
          <table:table-cell office:value-type="float" office:value="11" calcext:value-type="float">
            <text:p>11</text:p>
          </table:table-cell>
          <table:table-cell table:formula="of:=&quot;Amistoso &quot;&amp;[.B2435]&amp;&quot;-&quot;&amp;[.B697]&amp;&quot;&quot;" office:value-type="string" office:string-value="Amistoso Victoria de Bucarest-FC Wacker Innsbruck" calcext:value-type="string">
            <text:p>Amistoso Victoria de Bucarest-FC Wacker Innsbruck</text:p>
          </table:table-cell>
        </table:table-row>
        <table:table-row table:style-name="ro1">
          <table:table-cell office:value-type="string" calcext:value-type="string">
            <text:p>http://www.wikidata.org/entity/Q856083</text:p>
          </table:table-cell>
          <table:table-cell office:value-type="string" calcext:value-type="string">
            <text:p>Club Deportivo Condal</text:p>
          </table:table-cell>
          <table:table-cell office:value-type="float" office:value="11" calcext:value-type="float">
            <text:p>11</text:p>
          </table:table-cell>
          <table:table-cell table:formula="of:=&quot;Amistoso &quot;&amp;[.B1782]&amp;&quot;-&quot;&amp;[.B1923]&amp;&quot;&quot;" office:value-type="string" office:string-value="Amistoso POFC Botev Vratsa-FK Daugava Riga" calcext:value-type="string">
            <text:p>Amistoso POFC Botev Vratsa-FK Daugava Riga</text:p>
          </table:table-cell>
        </table:table-row>
        <table:table-row table:style-name="ro1">
          <table:table-cell office:value-type="string" calcext:value-type="string">
            <text:p>http://www.wikidata.org/entity/Q1062547</text:p>
          </table:table-cell>
          <table:table-cell office:value-type="string" calcext:value-type="string">
            <text:p>Szolnoki MÁV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90]&amp;&quot;-&quot;&amp;[.B1881]&amp;&quot;&quot;" office:value-type="string" office:string-value="Amistoso Hamburgo S.V.-FC Jkrmala" calcext:value-type="string">
            <text:p>Amistoso Hamburgo S.V.-FC Jkrmala</text:p>
          </table:table-cell>
        </table:table-row>
        <table:table-row table:style-name="ro1">
          <table:table-cell office:value-type="string" calcext:value-type="string">
            <text:p>http://www.wikidata.org/entity/Q1387363</text:p>
          </table:table-cell>
          <table:table-cell office:value-type="string" calcext:value-type="string">
            <text:p>FK Ma~eikiai</text:p>
          </table:table-cell>
          <table:table-cell office:value-type="float" office:value="11" calcext:value-type="float">
            <text:p>11</text:p>
          </table:table-cell>
          <table:table-cell table:formula="of:=&quot;Amistoso &quot;&amp;[.B478]&amp;&quot;-&quot;&amp;[.B2554]&amp;&quot;&quot;" office:value-type="string" office:string-value="Amistoso Sporting Kansas City-Chongqing Lifan F.C." calcext:value-type="string">
            <text:p>Amistoso Sporting Kansas City-Chongqing Lifan F.C.</text:p>
          </table:table-cell>
        </table:table-row>
        <table:table-row table:style-name="ro1">
          <table:table-cell office:value-type="string" calcext:value-type="string">
            <text:p>http://www.wikidata.org/entity/Q1387406</text:p>
          </table:table-cell>
          <table:table-cell office:value-type="string" calcext:value-type="string">
            <text:p>FC Nancy</text:p>
          </table:table-cell>
          <table:table-cell office:value-type="float" office:value="11" calcext:value-type="float">
            <text:p>11</text:p>
          </table:table-cell>
          <table:table-cell table:formula="of:=&quot;Amistoso &quot;&amp;[.B1349]&amp;&quot;-&quot;&amp;[.B2415]&amp;&quot;&quot;" office:value-type="string" office:string-value="Amistoso KS Shkumbini-Joe Public Football Club" calcext:value-type="string">
            <text:p>Amistoso KS Shkumbini-Joe Public Football Club</text:p>
          </table:table-cell>
        </table:table-row>
        <table:table-row table:style-name="ro1">
          <table:table-cell office:value-type="string" calcext:value-type="string">
            <text:p>http://www.wikidata.org/entity/Q1066683</text:p>
          </table:table-cell>
          <table:table-cell office:value-type="string" calcext:value-type="string">
            <text:p>Charleston Battery</text:p>
          </table:table-cell>
          <table:table-cell office:value-type="float" office:value="11" calcext:value-type="float">
            <text:p>11</text:p>
          </table:table-cell>
          <table:table-cell table:formula="of:=&quot;Amistoso &quot;&amp;[.B1237]&amp;&quot;-&quot;&amp;[.B1220]&amp;&quot;&quot;" office:value-type="string" office:string-value="Amistoso FC Progrès Niedercorn-Tampa Bay Mutiny" calcext:value-type="string">
            <text:p>Amistoso FC Progrès Niedercorn-Tampa Bay Mutiny</text:p>
          </table:table-cell>
        </table:table-row>
        <table:table-row table:style-name="ro1">
          <table:table-cell office:value-type="string" calcext:value-type="string">
            <text:p>http://www.wikidata.org/entity/Q1067750</text:p>
          </table:table-cell>
          <table:table-cell office:value-type="string" calcext:value-type="string">
            <text:p>Real Sociedad de Fútbol "B"</text:p>
          </table:table-cell>
          <table:table-cell office:value-type="float" office:value="11" calcext:value-type="float">
            <text:p>11</text:p>
          </table:table-cell>
          <table:table-cell table:formula="of:=&quot;Amistoso &quot;&amp;[.B1205]&amp;&quot;-&quot;&amp;[.B2428]&amp;&quot;&quot;" office:value-type="string" office:string-value="Amistoso Adanaspor-Adelaide City" calcext:value-type="string">
            <text:p>Amistoso Adanaspor-Adelaide City</text:p>
          </table:table-cell>
        </table:table-row>
        <table:table-row table:style-name="ro1">
          <table:table-cell office:value-type="string" calcext:value-type="string">
            <text:p>http://www.wikidata.org/entity/Q1063068</text:p>
          </table:table-cell>
          <table:table-cell office:value-type="string" calcext:value-type="string">
            <text:p>Keflavik ÍF</text:p>
          </table:table-cell>
          <table:table-cell office:value-type="float" office:value="11" calcext:value-type="float">
            <text:p>11</text:p>
          </table:table-cell>
          <table:table-cell table:formula="of:=&quot;Amistoso &quot;&amp;[.B1931]&amp;&quot;-&quot;&amp;[.B1091]&amp;&quot;&quot;" office:value-type="string" office:string-value="Amistoso Luverdense Esporte Clube-Queen of the South Football Club" calcext:value-type="string">
            <text:p>Amistoso Luverdense Esporte Clube-Queen of the South Football Club</text:p>
          </table:table-cell>
        </table:table-row>
        <table:table-row table:style-name="ro1">
          <table:table-cell office:value-type="string" calcext:value-type="string">
            <text:p>http://www.wikidata.org/entity/Q1065266</text:p>
          </table:table-cell>
          <table:table-cell office:value-type="string" calcext:value-type="string">
            <text:p>Leirvík ÍF</text:p>
          </table:table-cell>
          <table:table-cell office:value-type="float" office:value="11" calcext:value-type="float">
            <text:p>11</text:p>
          </table:table-cell>
          <table:table-cell table:formula="of:=&quot;Amistoso &quot;&amp;[.B2095]&amp;&quot;-&quot;&amp;[.B2909]&amp;&quot;&quot;" office:value-type="string" office:string-value="Amistoso FC Dynamo San Petersburgo-América Futebol Clube" calcext:value-type="string">
            <text:p>Amistoso FC Dynamo San Petersburgo-América Futebol Clube</text:p>
          </table:table-cell>
        </table:table-row>
        <table:table-row table:style-name="ro1">
          <table:table-cell office:value-type="string" calcext:value-type="string">
            <text:p>http://www.wikidata.org/entity/Q671317</text:p>
          </table:table-cell>
          <table:table-cell office:value-type="string" calcext:value-type="string">
            <text:p>FC Wettingen</text:p>
          </table:table-cell>
          <table:table-cell office:value-type="float" office:value="11" calcext:value-type="float">
            <text:p>11</text:p>
          </table:table-cell>
          <table:table-cell table:formula="of:=&quot;Amistoso &quot;&amp;[.B1007]&amp;&quot;-&quot;&amp;[.B2740]&amp;&quot;&quot;" office:value-type="string" office:string-value="Amistoso Sarpsborg 08 FF-Elgin City F.C." calcext:value-type="string">
            <text:p>Amistoso Sarpsborg 08 FF-Elgin City F.C.</text:p>
          </table:table-cell>
        </table:table-row>
        <table:table-row table:style-name="ro1">
          <table:table-cell office:value-type="string" calcext:value-type="string">
            <text:p>http://www.wikidata.org/entity/Q1388695</text:p>
          </table:table-cell>
          <table:table-cell office:value-type="string" calcext:value-type="string">
            <text:p>PFC Svetkavitsa</text:p>
          </table:table-cell>
          <table:table-cell office:value-type="float" office:value="11" calcext:value-type="float">
            <text:p>11</text:p>
          </table:table-cell>
          <table:table-cell table:formula="of:=&quot;Amistoso &quot;&amp;[.B1968]&amp;&quot;-&quot;&amp;[.B500]&amp;&quot;&quot;" office:value-type="string" office:string-value="Amistoso FC Ruggell-Sportvereinigung Ried" calcext:value-type="string">
            <text:p>Amistoso FC Ruggell-Sportvereinigung Ried</text:p>
          </table:table-cell>
        </table:table-row>
        <table:table-row table:style-name="ro1">
          <table:table-cell office:value-type="string" calcext:value-type="string">
            <text:p>http://www.wikidata.org/entity/Q1388791</text:p>
          </table:table-cell>
          <table:table-cell office:value-type="string" calcext:value-type="string">
            <text:p>FK Andijan</text:p>
          </table:table-cell>
          <table:table-cell office:value-type="float" office:value="11" calcext:value-type="float">
            <text:p>11</text:p>
          </table:table-cell>
          <table:table-cell table:formula="of:=&quot;Amistoso &quot;&amp;[.B1215]&amp;&quot;-&quot;&amp;[.B1431]&amp;&quot;&quot;" office:value-type="string" office:string-value="Amistoso FK Vtra-FC Vestsjælland" calcext:value-type="string">
            <text:p>Amistoso FK Vtra-FC Vestsjælland</text:p>
          </table:table-cell>
        </table:table-row>
        <table:table-row table:style-name="ro1">
          <table:table-cell office:value-type="string" calcext:value-type="string">
            <text:p>http://www.wikidata.org/entity/Q672826</text:p>
          </table:table-cell>
          <table:table-cell office:value-type="string" calcext:value-type="string">
            <text:p>URA SC</text:p>
          </table:table-cell>
          <table:table-cell office:value-type="float" office:value="11" calcext:value-type="float">
            <text:p>11</text:p>
          </table:table-cell>
          <table:table-cell table:formula="of:=&quot;Amistoso &quot;&amp;[.B1954]&amp;&quot;-&quot;&amp;[.B2739]&amp;&quot;&quot;" office:value-type="string" office:string-value="Amistoso Hutnik Nowa Huta-Club Deportivo San Roque de Lepe" calcext:value-type="string">
            <text:p>Amistoso Hutnik Nowa Huta-Club Deportivo San Roque de Lepe</text:p>
          </table:table-cell>
        </table:table-row>
        <table:table-row table:style-name="ro1">
          <table:table-cell office:value-type="string" calcext:value-type="string">
            <text:p>http://www.wikidata.org/entity/Q673191</text:p>
          </table:table-cell>
          <table:table-cell office:value-type="string" calcext:value-type="string">
            <text:p>CSCARapid Chiinu</text:p>
          </table:table-cell>
          <table:table-cell office:value-type="float" office:value="11" calcext:value-type="float">
            <text:p>11</text:p>
          </table:table-cell>
          <table:table-cell table:formula="of:=&quot;Amistoso &quot;&amp;[.B2201]&amp;&quot;-&quot;&amp;[.B2285]&amp;&quot;&quot;" office:value-type="string" office:string-value="Amistoso Sanat Naft-Lucena Club de Fútbol" calcext:value-type="string">
            <text:p>Amistoso Sanat Naft-Lucena Club de Fútbol</text:p>
          </table:table-cell>
        </table:table-row>
        <table:table-row table:style-name="ro1">
          <table:table-cell office:value-type="string" calcext:value-type="string">
            <text:p>http://www.wikidata.org/entity/Q1654931</text:p>
          </table:table-cell>
          <table:table-cell office:value-type="string" calcext:value-type="string">
            <text:p>IS Halmia</text:p>
          </table:table-cell>
          <table:table-cell office:value-type="float" office:value="11" calcext:value-type="float">
            <text:p>11</text:p>
          </table:table-cell>
          <table:table-cell table:formula="of:=&quot;Amistoso &quot;&amp;[.B2488]&amp;&quot;-&quot;&amp;[.B1229]&amp;&quot;&quot;" office:value-type="string" office:string-value="Amistoso FC Gloria Buzu-Atlético Petróleos Luanda" calcext:value-type="string">
            <text:p>Amistoso FC Gloria Buzu-Atlético Petróleos Luanda</text:p>
          </table:table-cell>
        </table:table-row>
        <table:table-row table:style-name="ro1">
          <table:table-cell office:value-type="string" calcext:value-type="string">
            <text:p>http://www.wikidata.org/entity/Q1661426</text:p>
          </table:table-cell>
          <table:table-cell office:value-type="string" calcext:value-type="string">
            <text:p>Club de Fútbol Indios</text:p>
          </table:table-cell>
          <table:table-cell office:value-type="float" office:value="11" calcext:value-type="float">
            <text:p>11</text:p>
          </table:table-cell>
          <table:table-cell table:formula="of:=&quot;Amistoso &quot;&amp;[.B1874]&amp;&quot;-&quot;&amp;[.B2889]&amp;&quot;&quot;" office:value-type="string" office:string-value="Amistoso Arbroath F.C.-FC Metallurg Lipetsk" calcext:value-type="string">
            <text:p>Amistoso Arbroath F.C.-FC Metallurg Lipetsk</text:p>
          </table:table-cell>
        </table:table-row>
        <table:table-row table:style-name="ro1">
          <table:table-cell office:value-type="string" calcext:value-type="string">
            <text:p>http://www.wikidata.org/entity/Q1100891</text:p>
          </table:table-cell>
          <table:table-cell office:value-type="string" calcext:value-type="string">
            <text:p>Coruxo Fútbol Club</text:p>
          </table:table-cell>
          <table:table-cell office:value-type="float" office:value="11" calcext:value-type="float">
            <text:p>11</text:p>
          </table:table-cell>
          <table:table-cell table:formula="of:=&quot;Amistoso &quot;&amp;[.B619]&amp;&quot;-&quot;&amp;[.B113]&amp;&quot;&quot;" office:value-type="string" office:string-value="Amistoso Sint-Truidense-Málaga Club de Fútbol" calcext:value-type="string">
            <text:p>Amistoso Sint-Truidense-Málaga Club de Fútbol</text:p>
          </table:table-cell>
        </table:table-row>
        <table:table-row table:style-name="ro1">
          <table:table-cell office:value-type="string" calcext:value-type="string">
            <text:p>http://www.wikidata.org/entity/Q1388966</text:p>
          </table:table-cell>
          <table:table-cell office:value-type="string" calcext:value-type="string">
            <text:p>FK Mandalskameratene</text:p>
          </table:table-cell>
          <table:table-cell office:value-type="float" office:value="11" calcext:value-type="float">
            <text:p>11</text:p>
          </table:table-cell>
          <table:table-cell table:formula="of:=&quot;Amistoso &quot;&amp;[.B1210]&amp;&quot;-&quot;&amp;[.B953]&amp;&quot;&quot;" office:value-type="string" office:string-value="Amistoso FC Zhetysu-Falkenbergs FF" calcext:value-type="string">
            <text:p>Amistoso FC Zhetysu-Falkenbergs FF</text:p>
          </table:table-cell>
        </table:table-row>
        <table:table-row table:style-name="ro1">
          <table:table-cell office:value-type="string" calcext:value-type="string">
            <text:p>http://www.wikidata.org/entity/Q1389112</text:p>
          </table:table-cell>
          <table:table-cell office:value-type="string" calcext:value-type="string">
            <text:p>KIF Örebro DFF</text:p>
          </table:table-cell>
          <table:table-cell office:value-type="float" office:value="11" calcext:value-type="float">
            <text:p>11</text:p>
          </table:table-cell>
          <table:table-cell table:formula="of:=&quot;Amistoso &quot;&amp;[.B2602]&amp;&quot;-&quot;&amp;[.B2880]&amp;&quot;&quot;" office:value-type="string" office:string-value="Amistoso Vital'O Football Club-Operário Ferroviário Esporte Clube" calcext:value-type="string">
            <text:p>Amistoso Vital'O Football Club-Operário Ferroviário Esporte Clube</text:p>
          </table:table-cell>
        </table:table-row>
        <table:table-row table:style-name="ro1">
          <table:table-cell office:value-type="string" calcext:value-type="string">
            <text:p>http://www.wikidata.org/entity/Q1631307</text:p>
          </table:table-cell>
          <table:table-cell office:value-type="string" calcext:value-type="string">
            <text:p>Hougang United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2594]&amp;&quot;-&quot;&amp;[.B1019]&amp;&quot;&quot;" office:value-type="string" office:string-value="Amistoso Unión Magdalena-Club Necaxa" calcext:value-type="string">
            <text:p>Amistoso Unión Magdalena-Club Necaxa</text:p>
          </table:table-cell>
        </table:table-row>
        <table:table-row table:style-name="ro1">
          <table:table-cell office:value-type="string" calcext:value-type="string">
            <text:p>http://www.wikidata.org/entity/Q1387584</text:p>
          </table:table-cell>
          <table:table-cell office:value-type="string" calcext:value-type="string">
            <text:p>Army United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1585]&amp;&quot;-&quot;&amp;[.B31]&amp;&quot;&quot;" office:value-type="string" office:string-value="Amistoso FC Ashdod-FC Dinamo de Kiev" calcext:value-type="string">
            <text:p>Amistoso FC Ashdod-FC Dinamo de Kiev</text:p>
          </table:table-cell>
        </table:table-row>
        <table:table-row table:style-name="ro1">
          <table:table-cell office:value-type="string" calcext:value-type="string">
            <text:p>http://www.wikidata.org/entity/Q1387648</text:p>
          </table:table-cell>
          <table:table-cell office:value-type="string" calcext:value-type="string">
            <text:p>Sisaket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74]&amp;&quot;-&quot;&amp;[.B2754]&amp;&quot;&quot;" office:value-type="string" office:string-value="Amistoso Cagliari Calcio-PFC Kaliakra Kavarna" calcext:value-type="string">
            <text:p>Amistoso Cagliari Calcio-PFC Kaliakra Kavarna</text:p>
          </table:table-cell>
        </table:table-row>
        <table:table-row table:style-name="ro1">
          <table:table-cell office:value-type="string" calcext:value-type="string">
            <text:p>http://www.wikidata.org/entity/Q868039</text:p>
          </table:table-cell>
          <table:table-cell office:value-type="string" calcext:value-type="string">
            <text:p>Club Portugalete</text:p>
          </table:table-cell>
          <table:table-cell office:value-type="float" office:value="11" calcext:value-type="float">
            <text:p>11</text:p>
          </table:table-cell>
          <table:table-cell table:formula="of:=&quot;Amistoso &quot;&amp;[.B524]&amp;&quot;-&quot;&amp;[.B2221]&amp;&quot;&quot;" office:value-type="string" office:string-value="Amistoso FK Khazar Lankaran-Étoile Carouge FC" calcext:value-type="string">
            <text:p>Amistoso FK Khazar Lankaran-Étoile Carouge FC</text:p>
          </table:table-cell>
        </table:table-row>
        <table:table-row table:style-name="ro1">
          <table:table-cell office:value-type="string" calcext:value-type="string">
            <text:p>http://www.wikidata.org/entity/Q1084463</text:p>
          </table:table-cell>
          <table:table-cell office:value-type="string" calcext:value-type="string">
            <text:p>Ikast FS</text:p>
          </table:table-cell>
          <table:table-cell office:value-type="float" office:value="11" calcext:value-type="float">
            <text:p>11</text:p>
          </table:table-cell>
          <table:table-cell table:formula="of:=&quot;Amistoso &quot;&amp;[.B1550]&amp;&quot;-&quot;&amp;[.B796]&amp;&quot;&quot;" office:value-type="string" office:string-value="Amistoso Sport Boys Association-K.V. Oostende" calcext:value-type="string">
            <text:p>Amistoso Sport Boys Association-K.V. Oostende</text:p>
          </table:table-cell>
        </table:table-row>
        <table:table-row table:style-name="ro1">
          <table:table-cell office:value-type="string" calcext:value-type="string">
            <text:p>http://www.wikidata.org/entity/Q674454</text:p>
          </table:table-cell>
          <table:table-cell office:value-type="string" calcext:value-type="string">
            <text:p>Ballinamallard United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2247]&amp;&quot;-&quot;&amp;[.B583]&amp;&quot;&quot;" office:value-type="string" office:string-value="Amistoso FC Zvartnots-Club Alianza Lima" calcext:value-type="string">
            <text:p>Amistoso FC Zvartnots-Club Alianza Lima</text:p>
          </table:table-cell>
        </table:table-row>
        <table:table-row table:style-name="ro1">
          <table:table-cell office:value-type="string" calcext:value-type="string">
            <text:p>http://www.wikidata.org/entity/Q1082321</text:p>
          </table:table-cell>
          <table:table-cell office:value-type="string" calcext:value-type="string">
            <text:p>FC Lootus Kohtla-Järve</text:p>
          </table:table-cell>
          <table:table-cell office:value-type="float" office:value="11" calcext:value-type="float">
            <text:p>11</text:p>
          </table:table-cell>
          <table:table-cell table:formula="of:=&quot;Amistoso &quot;&amp;[.B145]&amp;&quot;-&quot;&amp;[.B381]&amp;&quot;&quot;" office:value-type="string" office:string-value="Amistoso Calcio Catania-Dundee Football Club" calcext:value-type="string">
            <text:p>Amistoso Calcio Catania-Dundee Football Club</text:p>
          </table:table-cell>
        </table:table-row>
        <table:table-row table:style-name="ro1">
          <table:table-cell office:value-type="string" calcext:value-type="string">
            <text:p>http://www.wikidata.org/entity/Q670603</text:p>
          </table:table-cell>
          <table:table-cell office:value-type="string" calcext:value-type="string">
            <text:p>Chicago Sting</text:p>
          </table:table-cell>
          <table:table-cell office:value-type="float" office:value="11" calcext:value-type="float">
            <text:p>11</text:p>
          </table:table-cell>
          <table:table-cell table:formula="of:=&quot;Amistoso &quot;&amp;[.B535]&amp;&quot;-&quot;&amp;[.B2117]&amp;&quot;&quot;" office:value-type="string" office:string-value="Amistoso San Jose Earthquakes-South Melbourne Football Club" calcext:value-type="string">
            <text:p>Amistoso San Jose Earthquakes-South Melbourne Football Club</text:p>
          </table:table-cell>
        </table:table-row>
        <table:table-row table:style-name="ro1">
          <table:table-cell office:value-type="string" calcext:value-type="string">
            <text:p>http://www.wikidata.org/entity/Q684149</text:p>
          </table:table-cell>
          <table:table-cell office:value-type="string" calcext:value-type="string">
            <text:p>DFC Prag</text:p>
          </table:table-cell>
          <table:table-cell office:value-type="float" office:value="11" calcext:value-type="float">
            <text:p>11</text:p>
          </table:table-cell>
          <table:table-cell table:formula="of:=&quot;Amistoso &quot;&amp;[.B814]&amp;&quot;-&quot;&amp;[.B48]&amp;&quot;&quot;" office:value-type="string" office:string-value="Amistoso Quilmes Atlético Club-Sevilla Fútbol Club" calcext:value-type="string">
            <text:p>Amistoso Quilmes Atlético Club-Sevilla Fútbol Club</text:p>
          </table:table-cell>
        </table:table-row>
        <table:table-row table:style-name="ro1">
          <table:table-cell office:value-type="string" calcext:value-type="string">
            <text:p>http://www.wikidata.org/entity/Q1689705</text:p>
          </table:table-cell>
          <table:table-cell office:value-type="string" calcext:value-type="string">
            <text:p>CS Jiul Petroani</text:p>
          </table:table-cell>
          <table:table-cell office:value-type="float" office:value="11" calcext:value-type="float">
            <text:p>11</text:p>
          </table:table-cell>
          <table:table-cell table:formula="of:=&quot;Amistoso &quot;&amp;[.B1216]&amp;&quot;-&quot;&amp;[.B417]&amp;&quot;&quot;" office:value-type="string" office:string-value="Amistoso Shanghái Donghai-Football Club Lausanne-Sport" calcext:value-type="string">
            <text:p>Amistoso Shanghái Donghai-Football Club Lausanne-Sport</text:p>
          </table:table-cell>
        </table:table-row>
        <table:table-row table:style-name="ro1">
          <table:table-cell office:value-type="string" calcext:value-type="string">
            <text:p>http://www.wikidata.org/entity/Q1102990</text:p>
          </table:table-cell>
          <table:table-cell office:value-type="string" calcext:value-type="string">
            <text:p>Club General Díaz</text:p>
          </table:table-cell>
          <table:table-cell office:value-type="float" office:value="11" calcext:value-type="float">
            <text:p>11</text:p>
          </table:table-cell>
          <table:table-cell table:formula="of:=&quot;Amistoso &quot;&amp;[.B1786]&amp;&quot;-&quot;&amp;[.B1940]&amp;&quot;&quot;" office:value-type="string" office:string-value="Amistoso FC Lada Toliatti-KK Helios Dom~ale" calcext:value-type="string">
            <text:p>Amistoso FC Lada Toliatti-KK Helios Dom~ale</text:p>
          </table:table-cell>
        </table:table-row>
        <table:table-row table:style-name="ro1">
          <table:table-cell office:value-type="string" calcext:value-type="string">
            <text:p>http://www.wikidata.org/entity/Q1102998</text:p>
          </table:table-cell>
          <table:table-cell office:value-type="string" calcext:value-type="string">
            <text:p>Real Club España</text:p>
          </table:table-cell>
          <table:table-cell office:value-type="float" office:value="11" calcext:value-type="float">
            <text:p>11</text:p>
          </table:table-cell>
          <table:table-cell table:formula="of:=&quot;Amistoso &quot;&amp;[.B537]&amp;&quot;-&quot;&amp;[.B75]&amp;&quot;&quot;" office:value-type="string" office:string-value="Amistoso Royal Antwerp Football Club-Villarreal Club de Fútbol" calcext:value-type="string">
            <text:p>Amistoso Royal Antwerp Football Club-Villarreal Club de Fútbol</text:p>
          </table:table-cell>
        </table:table-row>
        <table:table-row table:style-name="ro1">
          <table:table-cell office:value-type="string" calcext:value-type="string">
            <text:p>http://www.wikidata.org/entity/Q1103135</text:p>
          </table:table-cell>
          <table:table-cell office:value-type="string" calcext:value-type="string">
            <text:p>Club Sport Marítimo de Venezuela</text:p>
          </table:table-cell>
          <table:table-cell office:value-type="float" office:value="11" calcext:value-type="float">
            <text:p>11</text:p>
          </table:table-cell>
          <table:table-cell table:formula="of:=&quot;Amistoso &quot;&amp;[.B1024]&amp;&quot;-&quot;&amp;[.B62]&amp;&quot;&quot;" office:value-type="string" office:string-value="Amistoso University College Dublin A.F.C.-Feyenoord Rotterdam" calcext:value-type="string">
            <text:p>Amistoso University College Dublin A.F.C.-Feyenoord Rotterdam</text:p>
          </table:table-cell>
        </table:table-row>
        <table:table-row table:style-name="ro1">
          <table:table-cell office:value-type="string" calcext:value-type="string">
            <text:p>http://www.wikidata.org/entity/Q1395647</text:p>
          </table:table-cell>
          <table:table-cell office:value-type="string" calcext:value-type="string">
            <text:p>Terengganu FA</text:p>
          </table:table-cell>
          <table:table-cell office:value-type="float" office:value="11" calcext:value-type="float">
            <text:p>11</text:p>
          </table:table-cell>
          <table:table-cell table:formula="of:=&quot;Amistoso &quot;&amp;[.B314]&amp;&quot;-&quot;&amp;[.B2137]&amp;&quot;&quot;" office:value-type="string" office:string-value="Amistoso SK Slavia Praga-Internazionale Torino" calcext:value-type="string">
            <text:p>Amistoso SK Slavia Praga-Internazionale Torino</text:p>
          </table:table-cell>
        </table:table-row>
        <table:table-row table:style-name="ro1">
          <table:table-cell office:value-type="string" calcext:value-type="string">
            <text:p>http://www.wikidata.org/entity/Q1718607</text:p>
          </table:table-cell>
          <table:table-cell office:value-type="string" calcext:value-type="string">
            <text:p>KF Drita Gjilan</text:p>
          </table:table-cell>
          <table:table-cell office:value-type="float" office:value="11" calcext:value-type="float">
            <text:p>11</text:p>
          </table:table-cell>
          <table:table-cell table:formula="of:=&quot;Amistoso &quot;&amp;[.B413]&amp;&quot;-&quot;&amp;[.B2579]&amp;&quot;&quot;" office:value-type="string" office:string-value="Amistoso FC Ararat Ereván-Società Sportiva Sambenedettese Calcio" calcext:value-type="string">
            <text:p>Amistoso FC Ararat Ereván-Società Sportiva Sambenedettese Calcio</text:p>
          </table:table-cell>
        </table:table-row>
        <table:table-row table:style-name="ro1">
          <table:table-cell office:value-type="string" calcext:value-type="string">
            <text:p>http://www.wikidata.org/entity/Q1437356</text:p>
          </table:table-cell>
          <table:table-cell office:value-type="string" calcext:value-type="string">
            <text:p>Otago United</text:p>
          </table:table-cell>
          <table:table-cell office:value-type="float" office:value="11" calcext:value-type="float">
            <text:p>11</text:p>
          </table:table-cell>
          <table:table-cell table:formula="of:=&quot;Amistoso &quot;&amp;[.B2388]&amp;&quot;-&quot;&amp;[.B1068]&amp;&quot;&quot;" office:value-type="string" office:string-value="Amistoso Niki Volos FC-FF Jaro" calcext:value-type="string">
            <text:p>Amistoso Niki Volos FC-FF Jaro</text:p>
          </table:table-cell>
        </table:table-row>
        <table:table-row table:style-name="ro1">
          <table:table-cell office:value-type="string" calcext:value-type="string">
            <text:p>http://www.wikidata.org/entity/Q1878427</text:p>
          </table:table-cell>
          <table:table-cell office:value-type="string" calcext:value-type="string">
            <text:p>Koparit</text:p>
          </table:table-cell>
          <table:table-cell office:value-type="float" office:value="11" calcext:value-type="float">
            <text:p>11</text:p>
          </table:table-cell>
          <table:table-cell table:formula="of:=&quot;Amistoso &quot;&amp;[.B1130]&amp;&quot;-&quot;&amp;[.B1600]&amp;&quot;&quot;" office:value-type="string" office:string-value="Amistoso SG Wattenscheid 09-ND Mura 05" calcext:value-type="string">
            <text:p>Amistoso SG Wattenscheid 09-ND Mura 05</text:p>
          </table:table-cell>
        </table:table-row>
        <table:table-row table:style-name="ro1">
          <table:table-cell office:value-type="string" calcext:value-type="string">
            <text:p>http://www.wikidata.org/entity/Q1894039</text:p>
          </table:table-cell>
          <table:table-cell office:value-type="string" calcext:value-type="string">
            <text:p>Marconi Stallions Football Club</text:p>
          </table:table-cell>
          <table:table-cell office:value-type="float" office:value="11" calcext:value-type="float">
            <text:p>11</text:p>
          </table:table-cell>
          <table:table-cell table:formula="of:=&quot;Amistoso &quot;&amp;[.B375]&amp;&quot;-&quot;&amp;[.B113]&amp;&quot;&quot;" office:value-type="string" office:string-value="Amistoso Club Deportivo Guadalajara-Málaga Club de Fútbol" calcext:value-type="string">
            <text:p>Amistoso Club Deportivo Guadalajara-Málaga Club de Fútbol</text:p>
          </table:table-cell>
        </table:table-row>
        <table:table-row table:style-name="ro1">
          <table:table-cell office:value-type="string" calcext:value-type="string">
            <text:p>http://www.wikidata.org/entity/Q1897533</text:p>
          </table:table-cell>
          <table:table-cell office:value-type="string" calcext:value-type="string">
            <text:p>Stella Club d'Adjamé</text:p>
          </table:table-cell>
          <table:table-cell office:value-type="float" office:value="11" calcext:value-type="float">
            <text:p>11</text:p>
          </table:table-cell>
          <table:table-cell table:formula="of:=&quot;Amistoso &quot;&amp;[.B2592]&amp;&quot;-&quot;&amp;[.B2288]&amp;&quot;&quot;" office:value-type="string" office:string-value="Amistoso FC Dynamo Makhachkala-Bayelsa United" calcext:value-type="string">
            <text:p>Amistoso FC Dynamo Makhachkala-Bayelsa United</text:p>
          </table:table-cell>
        </table:table-row>
        <table:table-row table:style-name="ro1">
          <table:table-cell office:value-type="string" calcext:value-type="string">
            <text:p>http://www.wikidata.org/entity/Q683480</text:p>
          </table:table-cell>
          <table:table-cell office:value-type="string" calcext:value-type="string">
            <text:p>Associação Atlética Caldense</text:p>
          </table:table-cell>
          <table:table-cell office:value-type="float" office:value="11" calcext:value-type="float">
            <text:p>11</text:p>
          </table:table-cell>
          <table:table-cell table:formula="of:=&quot;Amistoso &quot;&amp;[.B239]&amp;&quot;-&quot;&amp;[.B1835]&amp;&quot;&quot;" office:value-type="string" office:string-value="Amistoso Sparta Rotterdam-Naft Tehran FC" calcext:value-type="string">
            <text:p>Amistoso Sparta Rotterdam-Naft Tehran FC</text:p>
          </table:table-cell>
        </table:table-row>
        <table:table-row table:style-name="ro1">
          <table:table-cell office:value-type="string" calcext:value-type="string">
            <text:p>http://www.wikidata.org/entity/Q1117689</text:p>
          </table:table-cell>
          <table:table-cell office:value-type="string" calcext:value-type="string">
            <text:p>Galicia de Aragua</text:p>
          </table:table-cell>
          <table:table-cell office:value-type="float" office:value="11" calcext:value-type="float">
            <text:p>11</text:p>
          </table:table-cell>
          <table:table-cell table:formula="of:=&quot;Amistoso &quot;&amp;[.B2024]&amp;&quot;-&quot;&amp;[.B1700]&amp;&quot;&quot;" office:value-type="string" office:string-value="Amistoso A.C. Pavia-Phnom Penh Crown" calcext:value-type="string">
            <text:p>Amistoso A.C. Pavia-Phnom Penh Crown</text:p>
          </table:table-cell>
        </table:table-row>
        <table:table-row table:style-name="ro1">
          <table:table-cell office:value-type="string" calcext:value-type="string">
            <text:p>http://www.wikidata.org/entity/Q1759571</text:p>
          </table:table-cell>
          <table:table-cell office:value-type="string" calcext:value-type="string">
            <text:p>Teshrin SC Latakia</text:p>
          </table:table-cell>
          <table:table-cell office:value-type="float" office:value="11" calcext:value-type="float">
            <text:p>11</text:p>
          </table:table-cell>
          <table:table-cell table:formula="of:=&quot;Amistoso &quot;&amp;[.B2347]&amp;&quot;-&quot;&amp;[.B103]&amp;&quot;&quot;" office:value-type="string" office:string-value="Amistoso Fortuna Hjørring-Fluminense Football Club" calcext:value-type="string">
            <text:p>Amistoso Fortuna Hjørring-Fluminense Football Club</text:p>
          </table:table-cell>
        </table:table-row>
        <table:table-row table:style-name="ro1">
          <table:table-cell office:value-type="string" calcext:value-type="string">
            <text:p>http://www.wikidata.org/entity/Q1927145</text:p>
          </table:table-cell>
          <table:table-cell office:value-type="string" calcext:value-type="string">
            <text:p>Lewes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748]&amp;&quot;-&quot;&amp;[.B1217]&amp;&quot;&quot;" office:value-type="string" office:string-value="Amistoso Holstein Kiel-Mouloudia Club d'Oran" calcext:value-type="string">
            <text:p>Amistoso Holstein Kiel-Mouloudia Club d'Oran</text:p>
          </table:table-cell>
        </table:table-row>
        <table:table-row table:style-name="ro1">
          <table:table-cell office:value-type="string" calcext:value-type="string">
            <text:p>http://www.wikidata.org/entity/Q1408057</text:p>
          </table:table-cell>
          <table:table-cell office:value-type="string" calcext:value-type="string">
            <text:p>Clube Ferroviário de Maputo</text:p>
          </table:table-cell>
          <table:table-cell office:value-type="float" office:value="11" calcext:value-type="float">
            <text:p>11</text:p>
          </table:table-cell>
          <table:table-cell table:formula="of:=&quot;Amistoso &quot;&amp;[.B1367]&amp;&quot;-&quot;&amp;[.B398]&amp;&quot;&quot;" office:value-type="string" office:string-value="Amistoso Clube Desportivo Feirense-Lillestrøm SK" calcext:value-type="string">
            <text:p>Amistoso Clube Desportivo Feirense-Lillestrøm SK</text:p>
          </table:table-cell>
        </table:table-row>
        <table:table-row table:style-name="ro1">
          <table:table-cell office:value-type="string" calcext:value-type="string">
            <text:p>http://www.wikidata.org/entity/Q1779577</text:p>
          </table:table-cell>
          <table:table-cell office:value-type="string" calcext:value-type="string">
            <text:p>Koloale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2724]&amp;&quot;-&quot;&amp;[.B818]&amp;&quot;&quot;" office:value-type="string" office:string-value="Amistoso Zebre-Seongnam Football Club" calcext:value-type="string">
            <text:p>Amistoso Zebre-Seongnam Football Club</text:p>
          </table:table-cell>
        </table:table-row>
        <table:table-row table:style-name="ro1">
          <table:table-cell office:value-type="string" calcext:value-type="string">
            <text:p>http://www.wikidata.org/entity/Q1466362</text:p>
          </table:table-cell>
          <table:table-cell office:value-type="string" calcext:value-type="string">
            <text:p>Stal Stalowa Wola</text:p>
          </table:table-cell>
          <table:table-cell office:value-type="float" office:value="11" calcext:value-type="float">
            <text:p>11</text:p>
          </table:table-cell>
          <table:table-cell table:formula="of:=&quot;Amistoso &quot;&amp;[.B2397]&amp;&quot;-&quot;&amp;[.B1294]&amp;&quot;&quot;" office:value-type="string" office:string-value="Amistoso Ríver Atlético Clube-Club Jorge Wilstermann" calcext:value-type="string">
            <text:p>Amistoso Ríver Atlético Clube-Club Jorge Wilstermann</text:p>
          </table:table-cell>
        </table:table-row>
        <table:table-row table:style-name="ro1">
          <table:table-cell office:value-type="string" calcext:value-type="string">
            <text:p>http://www.wikidata.org/entity/Q1719028</text:p>
          </table:table-cell>
          <table:table-cell office:value-type="string" calcext:value-type="string">
            <text:p>KSZO Ostrowiec Zwitokrzyski</text:p>
          </table:table-cell>
          <table:table-cell office:value-type="float" office:value="11" calcext:value-type="float">
            <text:p>11</text:p>
          </table:table-cell>
          <table:table-cell table:formula="of:=&quot;Amistoso &quot;&amp;[.B1790]&amp;&quot;-&quot;&amp;[.B2533]&amp;&quot;&quot;" office:value-type="string" office:string-value="Amistoso FC Sopron-Unión Atlético Maracaibo" calcext:value-type="string">
            <text:p>Amistoso FC Sopron-Unión Atlético Maracaibo</text:p>
          </table:table-cell>
        </table:table-row>
        <table:table-row table:style-name="ro1">
          <table:table-cell office:value-type="string" calcext:value-type="string">
            <text:p>http://www.wikidata.org/entity/Q2075858</text:p>
          </table:table-cell>
          <table:table-cell office:value-type="string" calcext:value-type="string">
            <text:p>CAPS United</text:p>
          </table:table-cell>
          <table:table-cell office:value-type="float" office:value="11" calcext:value-type="float">
            <text:p>11</text:p>
          </table:table-cell>
          <table:table-cell table:formula="of:=&quot;Amistoso &quot;&amp;[.B343]&amp;&quot;-&quot;&amp;[.B1312]&amp;&quot;&quot;" office:value-type="string" office:string-value="Amistoso F.C. Metalist Járkov-FC Baia Zugdidi" calcext:value-type="string">
            <text:p>Amistoso F.C. Metalist Járkov-FC Baia Zugdidi</text:p>
          </table:table-cell>
        </table:table-row>
        <table:table-row table:style-name="ro1">
          <table:table-cell office:value-type="string" calcext:value-type="string">
            <text:p>http://www.wikidata.org/entity/Q2092786</text:p>
          </table:table-cell>
          <table:table-cell office:value-type="string" calcext:value-type="string">
            <text:p>Melita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1329]&amp;&quot;-&quot;&amp;[.B670]&amp;&quot;&quot;" office:value-type="string" office:string-value="Amistoso Rhyl Football Club-Bury Football Club" calcext:value-type="string">
            <text:p>Amistoso Rhyl Football Club-Bury Football Club</text:p>
          </table:table-cell>
        </table:table-row>
        <table:table-row table:style-name="ro1">
          <table:table-cell office:value-type="string" calcext:value-type="string">
            <text:p>http://www.wikidata.org/entity/Q2092873</text:p>
          </table:table-cell>
          <table:table-cell office:value-type="string" calcext:value-type="string">
            <text:p>Pierikos</text:p>
          </table:table-cell>
          <table:table-cell office:value-type="float" office:value="11" calcext:value-type="float">
            <text:p>11</text:p>
          </table:table-cell>
          <table:table-cell table:formula="of:=&quot;Amistoso &quot;&amp;[.B1159]&amp;&quot;-&quot;&amp;[.B2059]&amp;&quot;&quot;" office:value-type="string" office:string-value="Amistoso Avispa Fukuoka-Riber Plate Football Club" calcext:value-type="string">
            <text:p>Amistoso Avispa Fukuoka-Riber Plate Football Club</text:p>
          </table:table-cell>
        </table:table-row>
        <table:table-row table:style-name="ro1">
          <table:table-cell office:value-type="string" calcext:value-type="string">
            <text:p>http://www.wikidata.org/entity/Q1916245</text:p>
          </table:table-cell>
          <table:table-cell office:value-type="string" calcext:value-type="string">
            <text:p>Elman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1361]&amp;&quot;-&quot;&amp;[.B1493]&amp;&quot;&quot;" office:value-type="string" office:string-value="Amistoso Club Deportivo Logroñés-Wydad de Casablanca" calcext:value-type="string">
            <text:p>Amistoso Club Deportivo Logroñés-Wydad de Casablanca</text:p>
          </table:table-cell>
        </table:table-row>
        <table:table-row table:style-name="ro1">
          <table:table-cell office:value-type="string" calcext:value-type="string">
            <text:p>http://www.wikidata.org/entity/Q1773830</text:p>
          </table:table-cell>
          <table:table-cell office:value-type="string" calcext:value-type="string">
            <text:p>Club Atlético Patronato de la Juventud Católica</text:p>
          </table:table-cell>
          <table:table-cell office:value-type="float" office:value="11" calcext:value-type="float">
            <text:p>11</text:p>
          </table:table-cell>
          <table:table-cell table:formula="of:=&quot;Amistoso &quot;&amp;[.B2430]&amp;&quot;-&quot;&amp;[.B450]&amp;&quot;&quot;" office:value-type="string" office:string-value="Amistoso ASA Târgu Mure-FC Slovan Liberec" calcext:value-type="string">
            <text:p>Amistoso ASA Târgu Mure-FC Slovan Liberec</text:p>
          </table:table-cell>
        </table:table-row>
        <table:table-row table:style-name="ro1">
          <table:table-cell office:value-type="string" calcext:value-type="string">
            <text:p>http://www.wikidata.org/entity/Q1810678</text:p>
          </table:table-cell>
          <table:table-cell office:value-type="string" calcext:value-type="string">
            <text:p>Léopards de Dolisie</text:p>
          </table:table-cell>
          <table:table-cell office:value-type="float" office:value="11" calcext:value-type="float">
            <text:p>11</text:p>
          </table:table-cell>
          <table:table-cell table:formula="of:=&quot;Amistoso &quot;&amp;[.B777]&amp;&quot;-&quot;&amp;[.B700]&amp;&quot;&quot;" office:value-type="string" office:string-value="Amistoso Júbilo Iwata-FC Moscú" calcext:value-type="string">
            <text:p>Amistoso Júbilo Iwata-FC Moscú</text:p>
          </table:table-cell>
        </table:table-row>
        <table:table-row table:style-name="ro1">
          <table:table-cell office:value-type="string" calcext:value-type="string">
            <text:p>http://www.wikidata.org/entity/Q1447572</text:p>
          </table:table-cell>
          <table:table-cell office:value-type="string" calcext:value-type="string">
            <text:p>HNK Orijent 1919</text:p>
          </table:table-cell>
          <table:table-cell office:value-type="float" office:value="11" calcext:value-type="float">
            <text:p>11</text:p>
          </table:table-cell>
          <table:table-cell table:formula="of:=&quot;Amistoso &quot;&amp;[.B2419]&amp;&quot;-&quot;&amp;[.B1972]&amp;&quot;&quot;" office:value-type="string" office:string-value="Amistoso Åbo Idrottsföreningen Kamraterna-Kazma SC" calcext:value-type="string">
            <text:p>Amistoso Åbo Idrottsföreningen Kamraterna-Kazma SC</text:p>
          </table:table-cell>
        </table:table-row>
        <table:table-row table:style-name="ro1">
          <table:table-cell office:value-type="string" calcext:value-type="string">
            <text:p>http://www.wikidata.org/entity/Q1788015</text:p>
          </table:table-cell>
          <table:table-cell office:value-type="string" calcext:value-type="string">
            <text:p>MKE K1r1kkalespor</text:p>
          </table:table-cell>
          <table:table-cell office:value-type="float" office:value="11" calcext:value-type="float">
            <text:p>11</text:p>
          </table:table-cell>
          <table:table-cell table:formula="of:=&quot;Amistoso &quot;&amp;[.B1798]&amp;&quot;-&quot;&amp;[.B1903]&amp;&quot;&quot;" office:value-type="string" office:string-value="Amistoso Unión Deportiva Vecindario-Afan Lido FC" calcext:value-type="string">
            <text:p>Amistoso Unión Deportiva Vecindario-Afan Lido FC</text:p>
          </table:table-cell>
        </table:table-row>
        <table:table-row table:style-name="ro1">
          <table:table-cell office:value-type="string" calcext:value-type="string">
            <text:p>http://www.wikidata.org/entity/Q1138634</text:p>
          </table:table-cell>
          <table:table-cell office:value-type="string" calcext:value-type="string">
            <text:p>Tombense Futebol Clube</text:p>
          </table:table-cell>
          <table:table-cell office:value-type="float" office:value="11" calcext:value-type="float">
            <text:p>11</text:p>
          </table:table-cell>
          <table:table-cell table:formula="of:=&quot;Amistoso &quot;&amp;[.B2762]&amp;&quot;-&quot;&amp;[.B2532]&amp;&quot;&quot;" office:value-type="string" office:string-value="Amistoso Holbæk B&amp;I-Harbour View Football Club" calcext:value-type="string">
            <text:p>Amistoso Holbæk B&amp;I-Harbour View Football Club</text:p>
          </table:table-cell>
        </table:table-row>
        <table:table-row table:style-name="ro1">
          <table:table-cell office:value-type="string" calcext:value-type="string">
            <text:p>http://www.wikidata.org/entity/Q2300536</text:p>
          </table:table-cell>
          <table:table-cell office:value-type="string" calcext:value-type="string">
            <text:p>FC Costuleni</text:p>
          </table:table-cell>
          <table:table-cell office:value-type="float" office:value="11" calcext:value-type="float">
            <text:p>11</text:p>
          </table:table-cell>
          <table:table-cell table:formula="of:=&quot;Amistoso &quot;&amp;[.B774]&amp;&quot;-&quot;&amp;[.B2736]&amp;&quot;&quot;" office:value-type="string" office:string-value="Amistoso Kashiwa Reysol-FK Skopje" calcext:value-type="string">
            <text:p>Amistoso Kashiwa Reysol-FK Skopje</text:p>
          </table:table-cell>
        </table:table-row>
        <table:table-row table:style-name="ro1">
          <table:table-cell office:value-type="string" calcext:value-type="string">
            <text:p>http://www.wikidata.org/entity/Q1781210</text:p>
          </table:table-cell>
          <table:table-cell office:value-type="string" calcext:value-type="string">
            <text:p>Londres XI</text:p>
          </table:table-cell>
          <table:table-cell office:value-type="float" office:value="11" calcext:value-type="float">
            <text:p>11</text:p>
          </table:table-cell>
          <table:table-cell table:formula="of:=&quot;Amistoso &quot;&amp;[.B2382]&amp;&quot;-&quot;&amp;[.B747]&amp;&quot;&quot;" office:value-type="string" office:string-value="Amistoso Coquimbo Unido-1. Fußball-Club Saarbrücken" calcext:value-type="string">
            <text:p>Amistoso Coquimbo Unido-1. Fußball-Club Saarbrücken</text:p>
          </table:table-cell>
        </table:table-row>
        <table:table-row table:style-name="ro1">
          <table:table-cell office:value-type="string" calcext:value-type="string">
            <text:p>http://www.wikidata.org/entity/Q1963282</text:p>
          </table:table-cell>
          <table:table-cell office:value-type="string" calcext:value-type="string">
            <text:p>Nadi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2161]&amp;&quot;-&quot;&amp;[.B47]&amp;&quot;&quot;" office:value-type="string" office:string-value="Amistoso Club Polideportivo Cacereño-Unione Calcio Sampdoria" calcext:value-type="string">
            <text:p>Amistoso Club Polideportivo Cacereño-Unione Calcio Sampdoria</text:p>
          </table:table-cell>
        </table:table-row>
        <table:table-row table:style-name="ro1">
          <table:table-cell office:value-type="string" calcext:value-type="string">
            <text:p>http://www.wikidata.org/entity/Q2117747</text:p>
          </table:table-cell>
          <table:table-cell office:value-type="string" calcext:value-type="string">
            <text:p>Western New York Flash</text:p>
          </table:table-cell>
          <table:table-cell office:value-type="float" office:value="11" calcext:value-type="float">
            <text:p>11</text:p>
          </table:table-cell>
          <table:table-cell table:formula="of:=&quot;Amistoso &quot;&amp;[.B662]&amp;&quot;-&quot;&amp;[.B1682]&amp;&quot;&quot;" office:value-type="string" office:string-value="Amistoso Moreirense F.C.-CS Tiligul-Tiras Tiraspol" calcext:value-type="string">
            <text:p>Amistoso Moreirense F.C.-CS Tiligul-Tiras Tiraspol</text:p>
          </table:table-cell>
        </table:table-row>
        <table:table-row table:style-name="ro1">
          <table:table-cell office:value-type="string" calcext:value-type="string">
            <text:p>http://www.wikidata.org/entity/Q1811426</text:p>
          </table:table-cell>
          <table:table-cell office:value-type="string" calcext:value-type="string">
            <text:p>Olympique Khouribga</text:p>
          </table:table-cell>
          <table:table-cell office:value-type="float" office:value="11" calcext:value-type="float">
            <text:p>11</text:p>
          </table:table-cell>
          <table:table-cell table:formula="of:=&quot;Amistoso &quot;&amp;[.B542]&amp;&quot;-&quot;&amp;[.B2255]&amp;&quot;&quot;" office:value-type="string" office:string-value="Amistoso Columbus Crew-Cwmbran Town" calcext:value-type="string">
            <text:p>Amistoso Columbus Crew-Cwmbran Town</text:p>
          </table:table-cell>
        </table:table-row>
        <table:table-row table:style-name="ro1">
          <table:table-cell office:value-type="string" calcext:value-type="string">
            <text:p>http://www.wikidata.org/entity/Q2134745</text:p>
          </table:table-cell>
          <table:table-cell office:value-type="string" calcext:value-type="string">
            <text:p>Real Tamale United</text:p>
          </table:table-cell>
          <table:table-cell office:value-type="float" office:value="11" calcext:value-type="float">
            <text:p>11</text:p>
          </table:table-cell>
          <table:table-cell table:formula="of:=&quot;Amistoso &quot;&amp;[.B298]&amp;&quot;-&quot;&amp;[.B1625]&amp;&quot;&quot;" office:value-type="string" office:string-value="Amistoso Club de Regatas Vasco da Gama-Mosta F.C." calcext:value-type="string">
            <text:p>Amistoso Club de Regatas Vasco da Gama-Mosta F.C.</text:p>
          </table:table-cell>
        </table:table-row>
        <table:table-row table:style-name="ro1">
          <table:table-cell office:value-type="string" calcext:value-type="string">
            <text:p>http://www.wikidata.org/entity/Q2134801</text:p>
          </table:table-cell>
          <table:table-cell office:value-type="string" calcext:value-type="string">
            <text:p>Club Atlético 3 de Febrero</text:p>
          </table:table-cell>
          <table:table-cell office:value-type="float" office:value="11" calcext:value-type="float">
            <text:p>11</text:p>
          </table:table-cell>
          <table:table-cell table:formula="of:=&quot;Amistoso &quot;&amp;[.B2071]&amp;&quot;-&quot;&amp;[.B170]&amp;&quot;&quot;" office:value-type="string" office:string-value="Amistoso Västra Frölunda IF-Pescara Calcio" calcext:value-type="string">
            <text:p>Amistoso Västra Frölunda IF-Pescara Calcio</text:p>
          </table:table-cell>
        </table:table-row>
        <table:table-row table:style-name="ro1">
          <table:table-cell office:value-type="string" calcext:value-type="string">
            <text:p>http://www.wikidata.org/entity/Q2123289</text:p>
          </table:table-cell>
          <table:table-cell office:value-type="string" calcext:value-type="string">
            <text:p>FK Bor</text:p>
          </table:table-cell>
          <table:table-cell office:value-type="float" office:value="11" calcext:value-type="float">
            <text:p>11</text:p>
          </table:table-cell>
          <table:table-cell table:formula="of:=&quot;Amistoso &quot;&amp;[.B2852]&amp;&quot;-&quot;&amp;[.B668]&amp;&quot;&quot;" office:value-type="string" office:string-value="Amistoso Union Sportive de Ouagadougou-Deportivo Toluka" calcext:value-type="string">
            <text:p>Amistoso Union Sportive de Ouagadougou-Deportivo Toluka</text:p>
          </table:table-cell>
        </table:table-row>
        <table:table-row table:style-name="ro1">
          <table:table-cell office:value-type="string" calcext:value-type="string">
            <text:p>http://www.wikidata.org/entity/Q2124104</text:p>
          </table:table-cell>
          <table:table-cell office:value-type="string" calcext:value-type="string">
            <text:p>C.S. Visé</text:p>
          </table:table-cell>
          <table:table-cell office:value-type="float" office:value="11" calcext:value-type="float">
            <text:p>11</text:p>
          </table:table-cell>
          <table:table-cell table:formula="of:=&quot;Amistoso &quot;&amp;[.B734]&amp;&quot;-&quot;&amp;[.B1815]&amp;&quot;&quot;" office:value-type="string" office:string-value="Amistoso Association Football Club Wimbledon-PFC Montana" calcext:value-type="string">
            <text:p>Amistoso Association Football Club Wimbledon-PFC Montana</text:p>
          </table:table-cell>
        </table:table-row>
        <table:table-row table:style-name="ro1">
          <table:table-cell office:value-type="string" calcext:value-type="string">
            <text:p>http://www.wikidata.org/entity/Q2304830</text:p>
          </table:table-cell>
          <table:table-cell office:value-type="string" calcext:value-type="string">
            <text:p>VB Sports</text:p>
          </table:table-cell>
          <table:table-cell office:value-type="float" office:value="11" calcext:value-type="float">
            <text:p>11</text:p>
          </table:table-cell>
          <table:table-cell table:formula="of:=&quot;Amistoso &quot;&amp;[.B2850]&amp;&quot;-&quot;&amp;[.B707]&amp;&quot;&quot;" office:value-type="string" office:string-value="Amistoso Rio Branco Atlético Clube-FC Asteras Tripolis" calcext:value-type="string">
            <text:p>Amistoso Rio Branco Atlético Clube-FC Asteras Tripolis</text:p>
          </table:table-cell>
        </table:table-row>
        <table:table-row table:style-name="ro1">
          <table:table-cell office:value-type="string" calcext:value-type="string">
            <text:p>http://www.wikidata.org/entity/Q2168942</text:p>
          </table:table-cell>
          <table:table-cell office:value-type="string" calcext:value-type="string">
            <text:p>Fyllingen Fotball</text:p>
          </table:table-cell>
          <table:table-cell office:value-type="float" office:value="11" calcext:value-type="float">
            <text:p>11</text:p>
          </table:table-cell>
          <table:table-cell table:formula="of:=&quot;Amistoso &quot;&amp;[.B361]&amp;&quot;-&quot;&amp;[.B68]&amp;&quot;&quot;" office:value-type="string" office:string-value="Amistoso Club Deportivo Numancia de Soria-Olympique de Lyon" calcext:value-type="string">
            <text:p>Amistoso Club Deportivo Numancia de Soria-Olympique de Lyon</text:p>
          </table:table-cell>
        </table:table-row>
        <table:table-row table:style-name="ro1">
          <table:table-cell office:value-type="string" calcext:value-type="string">
            <text:p>http://www.wikidata.org/entity/Q1818735</text:p>
          </table:table-cell>
          <table:table-cell office:value-type="string" calcext:value-type="string">
            <text:p>Three Star Club</text:p>
          </table:table-cell>
          <table:table-cell office:value-type="float" office:value="11" calcext:value-type="float">
            <text:p>11</text:p>
          </table:table-cell>
          <table:table-cell table:formula="of:=&quot;Amistoso &quot;&amp;[.B2688]&amp;&quot;-&quot;&amp;[.B1524]&amp;&quot;&quot;" office:value-type="string" office:string-value="Amistoso Al-Dhafra-Dresdner SC" calcext:value-type="string">
            <text:p>Amistoso Al-Dhafra-Dresdner SC</text:p>
          </table:table-cell>
        </table:table-row>
        <table:table-row table:style-name="ro1">
          <table:table-cell office:value-type="string" calcext:value-type="string">
            <text:p>http://www.wikidata.org/entity/Q2298234</text:p>
          </table:table-cell>
          <table:table-cell office:value-type="string" calcext:value-type="string">
            <text:p>FA Red Boys Differdange</text:p>
          </table:table-cell>
          <table:table-cell office:value-type="float" office:value="11" calcext:value-type="float">
            <text:p>11</text:p>
          </table:table-cell>
          <table:table-cell table:formula="of:=&quot;Amistoso &quot;&amp;[.B2478]&amp;&quot;-&quot;&amp;[.B1894]&amp;&quot;&quot;" office:value-type="string" office:string-value="Amistoso Universidad César Vallejo Club de Fútbol-Næstved BK" calcext:value-type="string">
            <text:p>Amistoso Universidad César Vallejo Club de Fútbol-Næstved BK</text:p>
          </table:table-cell>
        </table:table-row>
        <table:table-row table:style-name="ro1">
          <table:table-cell office:value-type="string" calcext:value-type="string">
            <text:p>http://www.wikidata.org/entity/Q2298585</text:p>
          </table:table-cell>
          <table:table-cell office:value-type="string" calcext:value-type="string">
            <text:p>Unión Deportiva Marbella</text:p>
          </table:table-cell>
          <table:table-cell office:value-type="float" office:value="11" calcext:value-type="float">
            <text:p>11</text:p>
          </table:table-cell>
          <table:table-cell table:formula="of:=&quot;Amistoso &quot;&amp;[.B2033]&amp;&quot;-&quot;&amp;[.B1305]&amp;&quot;&quot;" office:value-type="string" office:string-value="Amistoso Strømmen IF-Club de Deportes Santiago Wanderers" calcext:value-type="string">
            <text:p>Amistoso Strømmen IF-Club de Deportes Santiago Wanderers</text:p>
          </table:table-cell>
        </table:table-row>
        <table:table-row table:style-name="ro1">
          <table:table-cell office:value-type="string" calcext:value-type="string">
            <text:p>http://www.wikidata.org/entity/Q1816922</text:p>
          </table:table-cell>
          <table:table-cell office:value-type="string" calcext:value-type="string">
            <text:p>Perak FA</text:p>
          </table:table-cell>
          <table:table-cell office:value-type="float" office:value="11" calcext:value-type="float">
            <text:p>11</text:p>
          </table:table-cell>
          <table:table-cell table:formula="of:=&quot;Amistoso &quot;&amp;[.B797]&amp;&quot;-&quot;&amp;[.B77]&amp;&quot;&quot;" office:value-type="string" office:string-value="Amistoso Albirex Niigata-Crystal Palace Football Club" calcext:value-type="string">
            <text:p>Amistoso Albirex Niigata-Crystal Palace Football Club</text:p>
          </table:table-cell>
        </table:table-row>
        <table:table-row table:style-name="ro1">
          <table:table-cell office:value-type="string" calcext:value-type="string">
            <text:p>http://www.wikidata.org/entity/Q1833697</text:p>
          </table:table-cell>
          <table:table-cell office:value-type="string" calcext:value-type="string">
            <text:p>FC Vityaz Podolsk</text:p>
          </table:table-cell>
          <table:table-cell office:value-type="float" office:value="11" calcext:value-type="float">
            <text:p>11</text:p>
          </table:table-cell>
          <table:table-cell table:formula="of:=&quot;Amistoso &quot;&amp;[.B640]&amp;&quot;-&quot;&amp;[.B2860]&amp;&quot;&quot;" office:value-type="string" office:string-value="Amistoso GAIS-AS Tefana" calcext:value-type="string">
            <text:p>Amistoso GAIS-AS Tefana</text:p>
          </table:table-cell>
        </table:table-row>
        <table:table-row table:style-name="ro1">
          <table:table-cell office:value-type="string" calcext:value-type="string">
            <text:p>http://www.wikidata.org/entity/Q1851944</text:p>
          </table:table-cell>
          <table:table-cell office:value-type="string" calcext:value-type="string">
            <text:p>Sport Vereniging Transvaal</text:p>
          </table:table-cell>
          <table:table-cell office:value-type="float" office:value="11" calcext:value-type="float">
            <text:p>11</text:p>
          </table:table-cell>
          <table:table-cell table:formula="of:=&quot;Amistoso &quot;&amp;[.B204]&amp;&quot;-&quot;&amp;[.B2837]&amp;&quot;&quot;" office:value-type="string" office:string-value="Amistoso Association Sportive Nancy-Lorraine-AS Douanes" calcext:value-type="string">
            <text:p>Amistoso Association Sportive Nancy-Lorraine-AS Douanes</text:p>
          </table:table-cell>
        </table:table-row>
        <table:table-row table:style-name="ro1">
          <table:table-cell office:value-type="string" calcext:value-type="string">
            <text:p>http://www.wikidata.org/entity/Q1973294</text:p>
          </table:table-cell>
          <table:table-cell office:value-type="string" calcext:value-type="string">
            <text:p>Philadelphia Independence</text:p>
          </table:table-cell>
          <table:table-cell office:value-type="float" office:value="11" calcext:value-type="float">
            <text:p>11</text:p>
          </table:table-cell>
          <table:table-cell table:formula="of:=&quot;Amistoso &quot;&amp;[.B1285]&amp;&quot;-&quot;&amp;[.B2748]&amp;&quot;&quot;" office:value-type="string" office:string-value="Amistoso Unione Sportiva Alessandria Calcio 1912-Taiwan Power Company FC" calcext:value-type="string">
            <text:p>Amistoso Unione Sportiva Alessandria Calcio 1912-Taiwan Power Company FC</text:p>
          </table:table-cell>
        </table:table-row>
        <table:table-row table:style-name="ro1">
          <table:table-cell office:value-type="string" calcext:value-type="string">
            <text:p>http://www.wikidata.org/entity/Q2479641</text:p>
          </table:table-cell>
          <table:table-cell office:value-type="string" calcext:value-type="string">
            <text:p>Colwyn Bay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546]&amp;&quot;-&quot;&amp;[.B1468]&amp;&quot;&quot;" office:value-type="string" office:string-value="Amistoso Central Coast Mariners Football Club-Kjøbenhavns Boldklub" calcext:value-type="string">
            <text:p>Amistoso Central Coast Mariners Football Club-Kjøbenhavns Boldklub</text:p>
          </table:table-cell>
        </table:table-row>
        <table:table-row table:style-name="ro1">
          <table:table-cell office:value-type="string" calcext:value-type="string">
            <text:p>http://www.wikidata.org/entity/Q1822204</text:p>
          </table:table-cell>
          <table:table-cell office:value-type="string" calcext:value-type="string">
            <text:p>AS Douanes</text:p>
          </table:table-cell>
          <table:table-cell office:value-type="float" office:value="11" calcext:value-type="float">
            <text:p>11</text:p>
          </table:table-cell>
          <table:table-cell table:formula="of:=&quot;Amistoso &quot;&amp;[.B1876]&amp;&quot;-&quot;&amp;[.B2014]&amp;&quot;&quot;" office:value-type="string" office:string-value="Amistoso FC Amsterdam-FC Kotayk" calcext:value-type="string">
            <text:p>Amistoso FC Amsterdam-FC Kotayk</text:p>
          </table:table-cell>
        </table:table-row>
        <table:table-row table:style-name="ro1">
          <table:table-cell office:value-type="string" calcext:value-type="string">
            <text:p>http://www.wikidata.org/entity/Q1824574</text:p>
          </table:table-cell>
          <table:table-cell office:value-type="string" calcext:value-type="string">
            <text:p>Liga Muçulmana</text:p>
          </table:table-cell>
          <table:table-cell office:value-type="float" office:value="11" calcext:value-type="float">
            <text:p>11</text:p>
          </table:table-cell>
          <table:table-cell table:formula="of:=&quot;Amistoso &quot;&amp;[.B1336]&amp;&quot;-&quot;&amp;[.B807]&amp;&quot;&quot;" office:value-type="string" office:string-value="Amistoso FAR Rabat-FK Haugesund" calcext:value-type="string">
            <text:p>Amistoso FAR Rabat-FK Haugesund</text:p>
          </table:table-cell>
        </table:table-row>
        <table:table-row table:style-name="ro1">
          <table:table-cell office:value-type="string" calcext:value-type="string">
            <text:p>http://www.wikidata.org/entity/Q1872170</text:p>
          </table:table-cell>
          <table:table-cell office:value-type="string" calcext:value-type="string">
            <text:p>Brynäs IF Fotboll</text:p>
          </table:table-cell>
          <table:table-cell office:value-type="float" office:value="11" calcext:value-type="float">
            <text:p>11</text:p>
          </table:table-cell>
          <table:table-cell table:formula="of:=&quot;Amistoso &quot;&amp;[.B1277]&amp;&quot;-&quot;&amp;[.B448]&amp;&quot;&quot;" office:value-type="string" office:string-value="Amistoso Football Club de Martigues-AEK Larnaca" calcext:value-type="string">
            <text:p>Amistoso Football Club de Martigues-AEK Larnaca</text:p>
          </table:table-cell>
        </table:table-row>
        <table:table-row table:style-name="ro1">
          <table:table-cell office:value-type="string" calcext:value-type="string">
            <text:p>http://www.wikidata.org/entity/Q2475308</text:p>
          </table:table-cell>
          <table:table-cell office:value-type="string" calcext:value-type="string">
            <text:p>Club Deportivo Deportes Valdivia</text:p>
          </table:table-cell>
          <table:table-cell office:value-type="float" office:value="11" calcext:value-type="float">
            <text:p>11</text:p>
          </table:table-cell>
          <table:table-cell table:formula="of:=&quot;Amistoso &quot;&amp;[.B367]&amp;&quot;-&quot;&amp;[.B75]&amp;&quot;&quot;" office:value-type="string" office:string-value="Amistoso OFK Belgrado-Villarreal Club de Fútbol" calcext:value-type="string">
            <text:p>Amistoso OFK Belgrado-Villarreal Club de Fútbol</text:p>
          </table:table-cell>
        </table:table-row>
        <table:table-row table:style-name="ro1">
          <table:table-cell office:value-type="string" calcext:value-type="string">
            <text:p>http://www.wikidata.org/entity/Q2338519</text:p>
          </table:table-cell>
          <table:table-cell office:value-type="string" calcext:value-type="string">
            <text:p>Khazri Buzovna</text:p>
          </table:table-cell>
          <table:table-cell office:value-type="float" office:value="11" calcext:value-type="float">
            <text:p>11</text:p>
          </table:table-cell>
          <table:table-cell table:formula="of:=&quot;Amistoso &quot;&amp;[.B1441]&amp;&quot;-&quot;&amp;[.B2708]&amp;&quot;&quot;" office:value-type="string" office:string-value="Amistoso Audax Italiano La Florida-Hapoel Nazareth Illit" calcext:value-type="string">
            <text:p>Amistoso Audax Italiano La Florida-Hapoel Nazareth Illit</text:p>
          </table:table-cell>
        </table:table-row>
        <table:table-row table:style-name="ro1">
          <table:table-cell office:value-type="string" calcext:value-type="string">
            <text:p>http://www.wikidata.org/entity/Q2184917</text:p>
          </table:table-cell>
          <table:table-cell office:value-type="string" calcext:value-type="string">
            <text:p>F. K. Teleoptik</text:p>
          </table:table-cell>
          <table:table-cell office:value-type="float" office:value="11" calcext:value-type="float">
            <text:p>11</text:p>
          </table:table-cell>
          <table:table-cell table:formula="of:=&quot;Amistoso &quot;&amp;[.B30]&amp;&quot;-&quot;&amp;[.B1078]&amp;&quot;&quot;" office:value-type="string" office:string-value="Amistoso Aston Villa Football Club-Skeid Fotball" calcext:value-type="string">
            <text:p>Amistoso Aston Villa Football Club-Skeid Fotball</text:p>
          </table:table-cell>
        </table:table-row>
        <table:table-row table:style-name="ro1">
          <table:table-cell office:value-type="string" calcext:value-type="string">
            <text:p>http://www.wikidata.org/entity/Q2333719</text:p>
          </table:table-cell>
          <table:table-cell office:value-type="string" calcext:value-type="string">
            <text:p>Club Atlético Estudiantes</text:p>
          </table:table-cell>
          <table:table-cell office:value-type="float" office:value="11" calcext:value-type="float">
            <text:p>11</text:p>
          </table:table-cell>
          <table:table-cell table:formula="of:=&quot;Amistoso &quot;&amp;[.B77]&amp;&quot;-&quot;&amp;[.B2186]&amp;&quot;&quot;" office:value-type="string" office:string-value="Amistoso Crystal Palace Football Club-SFC Opava" calcext:value-type="string">
            <text:p>Amistoso Crystal Palace Football Club-SFC Opava</text:p>
          </table:table-cell>
        </table:table-row>
        <table:table-row table:style-name="ro1">
          <table:table-cell office:value-type="string" calcext:value-type="string">
            <text:p>http://www.wikidata.org/entity/Q2519282</text:p>
          </table:table-cell>
          <table:table-cell office:value-type="string" calcext:value-type="string">
            <text:p>Club Deportivo y de Desarrollo Provincial Osorno</text:p>
          </table:table-cell>
          <table:table-cell office:value-type="float" office:value="11" calcext:value-type="float">
            <text:p>11</text:p>
          </table:table-cell>
          <table:table-cell table:formula="of:=&quot;Amistoso &quot;&amp;[.B1496]&amp;&quot;-&quot;&amp;[.B2066]&amp;&quot;&quot;" office:value-type="string" office:string-value="Amistoso FK Istiqlol Dushanbe-Hapoel Ashkelon" calcext:value-type="string">
            <text:p>Amistoso FK Istiqlol Dushanbe-Hapoel Ashkelon</text:p>
          </table:table-cell>
        </table:table-row>
        <table:table-row table:style-name="ro1">
          <table:table-cell office:value-type="string" calcext:value-type="string">
            <text:p>http://www.wikidata.org/entity/Q2493830</text:p>
          </table:table-cell>
          <table:table-cell office:value-type="string" calcext:value-type="string">
            <text:p>Águia de Marabá Futebol Clube</text:p>
          </table:table-cell>
          <table:table-cell office:value-type="float" office:value="11" calcext:value-type="float">
            <text:p>11</text:p>
          </table:table-cell>
          <table:table-cell table:formula="of:=&quot;Amistoso &quot;&amp;[.B1404]&amp;&quot;-&quot;&amp;[.B1394]&amp;&quot;&quot;" office:value-type="string" office:string-value="Amistoso FK Milano Kumanovo-Southport F.C." calcext:value-type="string">
            <text:p>Amistoso FK Milano Kumanovo-Southport F.C.</text:p>
          </table:table-cell>
        </table:table-row>
        <table:table-row table:style-name="ro1">
          <table:table-cell office:value-type="string" calcext:value-type="string">
            <text:p>http://www.wikidata.org/entity/Q2019317</text:p>
          </table:table-cell>
          <table:table-cell office:value-type="string" calcext:value-type="string">
            <text:p>Kallon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1690]&amp;&quot;-&quot;&amp;[.B2639]&amp;&quot;&quot;" office:value-type="string" office:string-value="Amistoso Corinthian Football Club-FC Stumbras" calcext:value-type="string">
            <text:p>Amistoso Corinthian Football Club-FC Stumbras</text:p>
          </table:table-cell>
        </table:table-row>
        <table:table-row table:style-name="ro1">
          <table:table-cell office:value-type="string" calcext:value-type="string">
            <text:p>http://www.wikidata.org/entity/Q2311865</text:p>
          </table:table-cell>
          <table:table-cell office:value-type="string" calcext:value-type="string">
            <text:p>Real Club Celta de Vigo "B"</text:p>
          </table:table-cell>
          <table:table-cell office:value-type="float" office:value="11" calcext:value-type="float">
            <text:p>11</text:p>
          </table:table-cell>
          <table:table-cell table:formula="of:=&quot;Amistoso &quot;&amp;[.B1990]&amp;&quot;-&quot;&amp;[.B188]&amp;&quot;&quot;" office:value-type="string" office:string-value="Amistoso North Queensland Fury Football Club-Football Club de Metz" calcext:value-type="string">
            <text:p>Amistoso North Queensland Fury Football Club-Football Club de Metz</text:p>
          </table:table-cell>
        </table:table-row>
        <table:table-row table:style-name="ro1">
          <table:table-cell office:value-type="string" calcext:value-type="string">
            <text:p>http://www.wikidata.org/entity/Q2619299</text:p>
          </table:table-cell>
          <table:table-cell office:value-type="string" calcext:value-type="string">
            <text:p>FC Znamya Truda Orekhovo-Zuyevo</text:p>
          </table:table-cell>
          <table:table-cell office:value-type="float" office:value="11" calcext:value-type="float">
            <text:p>11</text:p>
          </table:table-cell>
          <table:table-cell table:formula="of:=&quot;Amistoso &quot;&amp;[.B256]&amp;&quot;-&quot;&amp;[.B1237]&amp;&quot;&quot;" office:value-type="string" office:string-value="Amistoso PFC Levski Sofia-FC Progrès Niedercorn" calcext:value-type="string">
            <text:p>Amistoso PFC Levski Sofia-FC Progrès Niedercorn</text:p>
          </table:table-cell>
        </table:table-row>
        <table:table-row table:style-name="ro1">
          <table:table-cell office:value-type="string" calcext:value-type="string">
            <text:p>http://www.wikidata.org/entity/Q2621600</text:p>
          </table:table-cell>
          <table:table-cell office:value-type="string" calcext:value-type="string">
            <text:p>FC Oriol</text:p>
          </table:table-cell>
          <table:table-cell office:value-type="float" office:value="11" calcext:value-type="float">
            <text:p>11</text:p>
          </table:table-cell>
          <table:table-cell table:formula="of:=&quot;Amistoso &quot;&amp;[.B1042]&amp;&quot;-&quot;&amp;[.B1653]&amp;&quot;&quot;" office:value-type="string" office:string-value="Amistoso Hereford United Football Club-Bình Duong FC" calcext:value-type="string">
            <text:p>Amistoso Hereford United Football Club-Bình Duong FC</text:p>
          </table:table-cell>
        </table:table-row>
        <table:table-row table:style-name="ro1">
          <table:table-cell office:value-type="string" calcext:value-type="string">
            <text:p>http://www.wikidata.org/entity/Q2508289</text:p>
          </table:table-cell>
          <table:table-cell office:value-type="string" calcext:value-type="string">
            <text:p>Rio Branco Atlético Clube</text:p>
          </table:table-cell>
          <table:table-cell office:value-type="float" office:value="11" calcext:value-type="float">
            <text:p>11</text:p>
          </table:table-cell>
          <table:table-cell table:formula="of:=&quot;Amistoso &quot;&amp;[.B102]&amp;&quot;-&quot;&amp;[.B592]&amp;&quot;&quot;" office:value-type="string" office:string-value="Amistoso Nottingham Forest Football Club-FC Aarau" calcext:value-type="string">
            <text:p>Amistoso Nottingham Forest Football Club-FC Aarau</text:p>
          </table:table-cell>
        </table:table-row>
        <table:table-row table:style-name="ro1">
          <table:table-cell office:value-type="string" calcext:value-type="string">
            <text:p>http://www.wikidata.org/entity/Q2629592</text:p>
          </table:table-cell>
          <table:table-cell office:value-type="string" calcext:value-type="string">
            <text:p>Club Deportivo Olímpic de Xàtiva</text:p>
          </table:table-cell>
          <table:table-cell office:value-type="float" office:value="11" calcext:value-type="float">
            <text:p>11</text:p>
          </table:table-cell>
          <table:table-cell table:formula="of:=&quot;Amistoso &quot;&amp;[.B782]&amp;&quot;-&quot;&amp;[.B226]&amp;&quot;&quot;" office:value-type="string" office:string-value="Amistoso Shrewsbury Town Football Club-Fortuna Düsseldorf" calcext:value-type="string">
            <text:p>Amistoso Shrewsbury Town Football Club-Fortuna Düsseldorf</text:p>
          </table:table-cell>
        </table:table-row>
        <table:table-row table:style-name="ro1">
          <table:table-cell office:value-type="string" calcext:value-type="string">
            <text:p>http://www.wikidata.org/entity/Q2004292</text:p>
          </table:table-cell>
          <table:table-cell office:value-type="string" calcext:value-type="string">
            <text:p>Union Sportive de Ouagadougou</text:p>
          </table:table-cell>
          <table:table-cell office:value-type="float" office:value="11" calcext:value-type="float">
            <text:p>11</text:p>
          </table:table-cell>
          <table:table-cell table:formula="of:=&quot;Amistoso &quot;&amp;[.B2362]&amp;&quot;-&quot;&amp;[.B2911]&amp;&quot;&quot;" office:value-type="string" office:string-value="Amistoso Club Sportivo Sergipe-FC Ataka Minsk" calcext:value-type="string">
            <text:p>Amistoso Club Sportivo Sergipe-FC Ataka Minsk</text:p>
          </table:table-cell>
        </table:table-row>
        <table:table-row table:style-name="ro1">
          <table:table-cell office:value-type="string" calcext:value-type="string">
            <text:p>http://www.wikidata.org/entity/Q2627402</text:p>
          </table:table-cell>
          <table:table-cell office:value-type="string" calcext:value-type="string">
            <text:p>Esporte Clube Noroeste</text:p>
          </table:table-cell>
          <table:table-cell office:value-type="float" office:value="11" calcext:value-type="float">
            <text:p>11</text:p>
          </table:table-cell>
          <table:table-cell table:formula="of:=&quot;Amistoso &quot;&amp;[.B1349]&amp;&quot;-&quot;&amp;[.B1091]&amp;&quot;&quot;" office:value-type="string" office:string-value="Amistoso KS Shkumbini-Queen of the South Football Club" calcext:value-type="string">
            <text:p>Amistoso KS Shkumbini-Queen of the South Football Club</text:p>
          </table:table-cell>
        </table:table-row>
        <table:table-row table:style-name="ro1">
          <table:table-cell office:value-type="string" calcext:value-type="string">
            <text:p>http://www.wikidata.org/entity/Q2549020</text:p>
          </table:table-cell>
          <table:table-cell office:value-type="string" calcext:value-type="string">
            <text:p>CA Batna</text:p>
          </table:table-cell>
          <table:table-cell office:value-type="float" office:value="11" calcext:value-type="float">
            <text:p>11</text:p>
          </table:table-cell>
          <table:table-cell table:formula="of:=&quot;Amistoso &quot;&amp;[.B1001]&amp;&quot;-&quot;&amp;[.B2851]&amp;&quot;&quot;" office:value-type="string" office:string-value="Amistoso Club Deportivo Castellón-Club Deportivo Olímpic de Xàtiva" calcext:value-type="string">
            <text:p>Amistoso Club Deportivo Castellón-Club Deportivo Olímpic de Xàtiva</text:p>
          </table:table-cell>
        </table:table-row>
        <table:table-row table:style-name="ro1">
          <table:table-cell office:value-type="string" calcext:value-type="string">
            <text:p>http://www.wikidata.org/entity/Q2182896</text:p>
          </table:table-cell>
          <table:table-cell office:value-type="string" calcext:value-type="string">
            <text:p>Amicale Sportive Dragons</text:p>
          </table:table-cell>
          <table:table-cell office:value-type="float" office:value="11" calcext:value-type="float">
            <text:p>11</text:p>
          </table:table-cell>
          <table:table-cell table:formula="of:=&quot;Amistoso &quot;&amp;[.B1720]&amp;&quot;-&quot;&amp;[.B2683]&amp;&quot;&quot;" office:value-type="string" office:string-value="Amistoso BFC Viktoria 1889-Akonangui FC" calcext:value-type="string">
            <text:p>Amistoso BFC Viktoria 1889-Akonangui FC</text:p>
          </table:table-cell>
        </table:table-row>
        <table:table-row table:style-name="ro1">
          <table:table-cell office:value-type="string" calcext:value-type="string">
            <text:p>http://www.wikidata.org/entity/Q2528035</text:p>
          </table:table-cell>
          <table:table-cell office:value-type="string" calcext:value-type="string">
            <text:p>FC Tekstilshchik Kamyshin</text:p>
          </table:table-cell>
          <table:table-cell office:value-type="float" office:value="11" calcext:value-type="float">
            <text:p>11</text:p>
          </table:table-cell>
          <table:table-cell table:formula="of:=&quot;Amistoso &quot;&amp;[.B593]&amp;&quot;-&quot;&amp;[.B1924]&amp;&quot;&quot;" office:value-type="string" office:string-value="Amistoso Gefle IF-Club Deportivo Olimpia" calcext:value-type="string">
            <text:p>Amistoso Gefle IF-Club Deportivo Olimpia</text:p>
          </table:table-cell>
        </table:table-row>
        <table:table-row table:style-name="ro1">
          <table:table-cell office:value-type="string" calcext:value-type="string">
            <text:p>http://www.wikidata.org/entity/Q2529430</text:p>
          </table:table-cell>
          <table:table-cell office:value-type="string" calcext:value-type="string">
            <text:p>ES Wasquehal</text:p>
          </table:table-cell>
          <table:table-cell office:value-type="float" office:value="11" calcext:value-type="float">
            <text:p>11</text:p>
          </table:table-cell>
          <table:table-cell table:formula="of:=&quot;Amistoso &quot;&amp;[.B402]&amp;&quot;-&quot;&amp;[.B1954]&amp;&quot;&quot;" office:value-type="string" office:string-value="Amistoso União Desportiva de Leiria-Hutnik Nowa Huta" calcext:value-type="string">
            <text:p>Amistoso União Desportiva de Leiria-Hutnik Nowa Huta</text:p>
          </table:table-cell>
        </table:table-row>
        <table:table-row table:style-name="ro1">
          <table:table-cell office:value-type="string" calcext:value-type="string">
            <text:p>http://www.wikidata.org/entity/Q2209984</text:p>
          </table:table-cell>
          <table:table-cell office:value-type="string" calcext:value-type="string">
            <text:p>Waterhouse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1648]&amp;&quot;-&quot;&amp;[.B1774]&amp;&quot;&quot;" office:value-type="string" office:string-value="Amistoso Dynamos FC-Dungannon Swifts FC" calcext:value-type="string">
            <text:p>Amistoso Dynamos FC-Dungannon Swifts FC</text:p>
          </table:table-cell>
        </table:table-row>
        <table:table-row table:style-name="ro1">
          <table:table-cell office:value-type="string" calcext:value-type="string">
            <text:p>http://www.wikidata.org/entity/Q2215662</text:p>
          </table:table-cell>
          <table:table-cell office:value-type="string" calcext:value-type="string">
            <text:p>Sahel SC</text:p>
          </table:table-cell>
          <table:table-cell office:value-type="float" office:value="11" calcext:value-type="float">
            <text:p>11</text:p>
          </table:table-cell>
          <table:table-cell table:formula="of:=&quot;Amistoso &quot;&amp;[.B2235]&amp;&quot;-&quot;&amp;[.B1236]&amp;&quot;&quot;" office:value-type="string" office:string-value="Amistoso Bath City-Szombathelyi Haladás" calcext:value-type="string">
            <text:p>Amistoso Bath City-Szombathelyi Haladás</text:p>
          </table:table-cell>
        </table:table-row>
        <table:table-row table:style-name="ro1">
          <table:table-cell office:value-type="string" calcext:value-type="string">
            <text:p>http://www.wikidata.org/entity/Q2376269</text:p>
          </table:table-cell>
          <table:table-cell office:value-type="string" calcext:value-type="string">
            <text:p>AS Tefana</text:p>
          </table:table-cell>
          <table:table-cell office:value-type="float" office:value="11" calcext:value-type="float">
            <text:p>11</text:p>
          </table:table-cell>
          <table:table-cell table:formula="of:=&quot;Amistoso &quot;&amp;[.B1568]&amp;&quot;-&quot;&amp;[.B2664]&amp;&quot;&quot;" office:value-type="string" office:string-value="Amistoso FC Mulhouse-Paganese Calcio 1926" calcext:value-type="string">
            <text:p>Amistoso FC Mulhouse-Paganese Calcio 1926</text:p>
          </table:table-cell>
        </table:table-row>
        <table:table-row table:style-name="ro1">
          <table:table-cell office:value-type="string" calcext:value-type="string">
            <text:p>http://www.wikidata.org/entity/Q2552673</text:p>
          </table:table-cell>
          <table:table-cell office:value-type="string" calcext:value-type="string">
            <text:p>Mixto EC</text:p>
          </table:table-cell>
          <table:table-cell office:value-type="float" office:value="11" calcext:value-type="float">
            <text:p>11</text:p>
          </table:table-cell>
          <table:table-cell table:formula="of:=&quot;Amistoso &quot;&amp;[.B364]&amp;&quot;-&quot;&amp;[.B522]&amp;&quot;&quot;" office:value-type="string" office:string-value="Amistoso Roda JC-Venezia Football Club" calcext:value-type="string">
            <text:p>Amistoso Roda JC-Venezia Football Club</text:p>
          </table:table-cell>
        </table:table-row>
        <table:table-row table:style-name="ro1">
          <table:table-cell office:value-type="string" calcext:value-type="string">
            <text:p>http://www.wikidata.org/entity/Q2635703</text:p>
          </table:table-cell>
          <table:table-cell office:value-type="string" calcext:value-type="string">
            <text:p>Rayon Sport</text:p>
          </table:table-cell>
          <table:table-cell office:value-type="float" office:value="11" calcext:value-type="float">
            <text:p>11</text:p>
          </table:table-cell>
          <table:table-cell table:formula="of:=&quot;Amistoso &quot;&amp;[.B2521]&amp;&quot;-&quot;&amp;[.B1954]&amp;&quot;&quot;" office:value-type="string" office:string-value="Amistoso Tanjong Pagar United FC-Hutnik Nowa Huta" calcext:value-type="string">
            <text:p>Amistoso Tanjong Pagar United FC-Hutnik Nowa Huta</text:p>
          </table:table-cell>
        </table:table-row>
        <table:table-row table:style-name="ro1">
          <table:table-cell office:value-type="string" calcext:value-type="string">
            <text:p>http://www.wikidata.org/entity/Q2662902</text:p>
          </table:table-cell>
          <table:table-cell office:value-type="string" calcext:value-type="string">
            <text:p>Bishop's Stortford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2372]&amp;&quot;-&quot;&amp;[.B2360]&amp;&quot;&quot;" office:value-type="string" office:string-value="Amistoso Corporación Club Deportivo Tuluá-NK Iskra Bugojno" calcext:value-type="string">
            <text:p>Amistoso Corporación Club Deportivo Tuluá-NK Iskra Bugojno</text:p>
          </table:table-cell>
        </table:table-row>
        <table:table-row table:style-name="ro1">
          <table:table-cell office:value-type="string" calcext:value-type="string">
            <text:p>http://www.wikidata.org/entity/Q2575756</text:p>
          </table:table-cell>
          <table:table-cell office:value-type="string" calcext:value-type="string">
            <text:p>Sunshine Stars</text:p>
          </table:table-cell>
          <table:table-cell office:value-type="float" office:value="11" calcext:value-type="float">
            <text:p>11</text:p>
          </table:table-cell>
          <table:table-cell table:formula="of:=&quot;Amistoso &quot;&amp;[.B2764]&amp;&quot;-&quot;&amp;[.B1734]&amp;&quot;&quot;" office:value-type="string" office:string-value="Amistoso Club Deportivo Condal-Club Deportivo Universidad de Concepción (fútbol)" calcext:value-type="string">
            <text:p>Amistoso Club Deportivo Condal-Club Deportivo Universidad de Concepción (fútbol)</text:p>
          </table:table-cell>
        </table:table-row>
        <table:table-row table:style-name="ro1">
          <table:table-cell office:value-type="string" calcext:value-type="string">
            <text:p>http://www.wikidata.org/entity/Q2631868</text:p>
          </table:table-cell>
          <table:table-cell office:value-type="string" calcext:value-type="string">
            <text:p>FC Sakhalin Yuzhno-Sakhalinsk</text:p>
          </table:table-cell>
          <table:table-cell office:value-type="float" office:value="11" calcext:value-type="float">
            <text:p>11</text:p>
          </table:table-cell>
          <table:table-cell table:formula="of:=&quot;Amistoso &quot;&amp;[.B2186]&amp;&quot;-&quot;&amp;[.B177]&amp;&quot;&quot;" office:value-type="string" office:string-value="Amistoso SFC Opava-IFK Göteborg" calcext:value-type="string">
            <text:p>Amistoso SFC Opava-IFK Göteborg</text:p>
          </table:table-cell>
        </table:table-row>
        <table:table-row table:style-name="ro1">
          <table:table-cell office:value-type="string" calcext:value-type="string">
            <text:p>http://www.wikidata.org/entity/Q2655899</text:p>
          </table:table-cell>
          <table:table-cell office:value-type="string" calcext:value-type="string">
            <text:p>Al-Riyadh SC</text:p>
          </table:table-cell>
          <table:table-cell office:value-type="float" office:value="11" calcext:value-type="float">
            <text:p>11</text:p>
          </table:table-cell>
          <table:table-cell table:formula="of:=&quot;Amistoso &quot;&amp;[.B402]&amp;&quot;-&quot;&amp;[.B2584]&amp;&quot;&quot;" office:value-type="string" office:string-value="Amistoso União Desportiva de Leiria-Rio Branco Esporte Clube" calcext:value-type="string">
            <text:p>Amistoso União Desportiva de Leiria-Rio Branco Esporte Clube</text:p>
          </table:table-cell>
        </table:table-row>
        <table:table-row table:style-name="ro1">
          <table:table-cell office:value-type="string" calcext:value-type="string">
            <text:p>http://www.wikidata.org/entity/Q2569908</text:p>
          </table:table-cell>
          <table:table-cell office:value-type="string" calcext:value-type="string">
            <text:p>Omonia Aradippou</text:p>
          </table:table-cell>
          <table:table-cell office:value-type="float" office:value="11" calcext:value-type="float">
            <text:p>11</text:p>
          </table:table-cell>
          <table:table-cell table:formula="of:=&quot;Amistoso &quot;&amp;[.B2903]&amp;&quot;-&quot;&amp;[.B10]&amp;&quot;&quot;" office:value-type="string" office:string-value="Amistoso Clube Atlético Sorocaba-Chelsea Football Club" calcext:value-type="string">
            <text:p>Amistoso Clube Atlético Sorocaba-Chelsea Football Club</text:p>
          </table:table-cell>
        </table:table-row>
        <table:table-row table:style-name="ro1">
          <table:table-cell office:value-type="string" calcext:value-type="string">
            <text:p>http://www.wikidata.org/entity/Q2422585</text:p>
          </table:table-cell>
          <table:table-cell office:value-type="string" calcext:value-type="string">
            <text:p>FK 11 Oktomvri</text:p>
          </table:table-cell>
          <table:table-cell office:value-type="float" office:value="11" calcext:value-type="float">
            <text:p>11</text:p>
          </table:table-cell>
          <table:table-cell table:formula="of:=&quot;Amistoso &quot;&amp;[.B351]&amp;&quot;-&quot;&amp;[.B1588]&amp;&quot;&quot;" office:value-type="string" office:string-value="Amistoso Beitar Jerusalén-Kataller Toyama" calcext:value-type="string">
            <text:p>Amistoso Beitar Jerusalén-Kataller Toyama</text:p>
          </table:table-cell>
        </table:table-row>
        <table:table-row table:style-name="ro1">
          <table:table-cell office:value-type="string" calcext:value-type="string">
            <text:p>http://www.wikidata.org/entity/Q2423014</text:p>
          </table:table-cell>
          <table:table-cell office:value-type="string" calcext:value-type="string">
            <text:p>Benidorm Club de Fútbol</text:p>
          </table:table-cell>
          <table:table-cell office:value-type="float" office:value="11" calcext:value-type="float">
            <text:p>11</text:p>
          </table:table-cell>
          <table:table-cell table:formula="of:=&quot;Amistoso &quot;&amp;[.B1569]&amp;&quot;-&quot;&amp;[.B2847]&amp;&quot;&quot;" office:value-type="string" office:string-value="Amistoso KIL Toppfotball-Real Club Celta de Vigo &quot;B&quot;" calcext:value-type="string">
            <text:p>Amistoso KIL Toppfotball-Real Club Celta de Vigo "B"</text:p>
          </table:table-cell>
        </table:table-row>
        <table:table-row table:style-name="ro1">
          <table:table-cell office:value-type="string" calcext:value-type="string">
            <text:p>http://www.wikidata.org/entity/Q2062274</text:p>
          </table:table-cell>
          <table:table-cell office:value-type="string" calcext:value-type="string">
            <text:p>Olympic Charleroi</text:p>
          </table:table-cell>
          <table:table-cell office:value-type="float" office:value="11" calcext:value-type="float">
            <text:p>11</text:p>
          </table:table-cell>
          <table:table-cell table:formula="of:=&quot;Amistoso &quot;&amp;[.B1526]&amp;&quot;-&quot;&amp;[.B2434]&amp;&quot;&quot;" office:value-type="string" office:string-value="Amistoso Würzburger Kickers-CS Otopeni" calcext:value-type="string">
            <text:p>Amistoso Würzburger Kickers-CS Otopeni</text:p>
          </table:table-cell>
        </table:table-row>
        <table:table-row table:style-name="ro1">
          <table:table-cell office:value-type="string" calcext:value-type="string">
            <text:p>http://www.wikidata.org/entity/Q2584065</text:p>
          </table:table-cell>
          <table:table-cell office:value-type="string" calcext:value-type="string">
            <text:p>Portuguesa Santista</text:p>
          </table:table-cell>
          <table:table-cell office:value-type="float" office:value="11" calcext:value-type="float">
            <text:p>11</text:p>
          </table:table-cell>
          <table:table-cell table:formula="of:=&quot;Amistoso &quot;&amp;[.B2505]&amp;&quot;-&quot;&amp;[.B2865]&amp;&quot;&quot;" office:value-type="string" office:string-value="Amistoso CF Brila-FC Sakhalin Yuzhno-Sakhalinsk" calcext:value-type="string">
            <text:p>Amistoso CF Brila-FC Sakhalin Yuzhno-Sakhalinsk</text:p>
          </table:table-cell>
        </table:table-row>
        <table:table-row table:style-name="ro1">
          <table:table-cell office:value-type="string" calcext:value-type="string">
            <text:p>http://www.wikidata.org/entity/Q2585894</text:p>
          </table:table-cell>
          <table:table-cell office:value-type="string" calcext:value-type="string">
            <text:p>St Albans City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1432]&amp;&quot;-&quot;&amp;[.B1750]&amp;&quot;&quot;" office:value-type="string" office:string-value="Amistoso FC Ceahlul Piatra Neam-Clube Desportivo Santa Clara" calcext:value-type="string">
            <text:p>Amistoso FC Ceahlul Piatra Neam-Clube Desportivo Santa Clara</text:p>
          </table:table-cell>
        </table:table-row>
        <table:table-row table:style-name="ro1">
          <table:table-cell office:value-type="string" calcext:value-type="string">
            <text:p>http://www.wikidata.org/entity/Q2410944</text:p>
          </table:table-cell>
          <table:table-cell office:value-type="string" calcext:value-type="string">
            <text:p>Académico de Viseu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902]&amp;&quot;-&quot;&amp;[.B309]&amp;&quot;&quot;" office:value-type="string" office:string-value="Amistoso Orlando City Soccer Club-SpVgg Greuther Fürth" calcext:value-type="string">
            <text:p>Amistoso Orlando City Soccer Club-SpVgg Greuther Fürth</text:p>
          </table:table-cell>
        </table:table-row>
        <table:table-row table:style-name="ro1">
          <table:table-cell office:value-type="string" calcext:value-type="string">
            <text:p>http://www.wikidata.org/entity/Q2049635</text:p>
          </table:table-cell>
          <table:table-cell office:value-type="string" calcext:value-type="string">
            <text:p>Hong Kong Rangers FC</text:p>
          </table:table-cell>
          <table:table-cell office:value-type="float" office:value="11" calcext:value-type="float">
            <text:p>11</text:p>
          </table:table-cell>
          <table:table-cell table:formula="of:=&quot;Amistoso &quot;&amp;[.B1150]&amp;&quot;-&quot;&amp;[.B2595]&amp;&quot;&quot;" office:value-type="string" office:string-value="Amistoso Dukla Praga-Club de Deportes Melipilla" calcext:value-type="string">
            <text:p>Amistoso Dukla Praga-Club de Deportes Melipilla</text:p>
          </table:table-cell>
        </table:table-row>
        <table:table-row table:style-name="ro1">
          <table:table-cell office:value-type="string" calcext:value-type="string">
            <text:p>http://www.wikidata.org/entity/Q2064202</text:p>
          </table:table-cell>
          <table:table-cell office:value-type="string" calcext:value-type="string">
            <text:p>Othellos Athienou F.C.</text:p>
          </table:table-cell>
          <table:table-cell office:value-type="float" office:value="11" calcext:value-type="float">
            <text:p>11</text:p>
          </table:table-cell>
          <table:table-cell table:formula="of:=&quot;Amistoso &quot;&amp;[.B287]&amp;&quot;-&quot;&amp;[.B1471]&amp;&quot;&quot;" office:value-type="string" office:string-value="Amistoso Racing Club de Avellaneda-Hobro IK" calcext:value-type="string">
            <text:p>Amistoso Racing Club de Avellaneda-Hobro IK</text:p>
          </table:table-cell>
        </table:table-row>
        <table:table-row table:style-name="ro1">
          <table:table-cell office:value-type="string" calcext:value-type="string">
            <text:p>http://www.wikidata.org/entity/Q2217433</text:p>
          </table:table-cell>
          <table:table-cell office:value-type="string" calcext:value-type="string">
            <text:p>Al Madina Trípoli</text:p>
          </table:table-cell>
          <table:table-cell office:value-type="float" office:value="11" calcext:value-type="float">
            <text:p>11</text:p>
          </table:table-cell>
          <table:table-cell table:formula="of:=&quot;Amistoso &quot;&amp;[.B1528]&amp;&quot;-&quot;&amp;[.B2599]&amp;&quot;&quot;" office:value-type="string" office:string-value="Amistoso Club de Fútbol Extremadura-Botswana Defence Force XI" calcext:value-type="string">
            <text:p>Amistoso Club de Fútbol Extremadura-Botswana Defence Force XI</text:p>
          </table:table-cell>
        </table:table-row>
        <table:table-row table:style-name="ro1">
          <table:table-cell office:value-type="string" calcext:value-type="string">
            <text:p>http://www.wikidata.org/entity/Q2387441</text:p>
          </table:table-cell>
          <table:table-cell office:value-type="string" calcext:value-type="string">
            <text:p>Americano Futebol Clube</text:p>
          </table:table-cell>
          <table:table-cell office:value-type="float" office:value="11" calcext:value-type="float">
            <text:p>11</text:p>
          </table:table-cell>
          <table:table-cell table:formula="of:=&quot;Amistoso &quot;&amp;[.B1640]&amp;&quot;-&quot;&amp;[.B633]&amp;&quot;&quot;" office:value-type="string" office:string-value="Amistoso Sociedad Deportiva Compostela-Silkeborg IF" calcext:value-type="string">
            <text:p>Amistoso Sociedad Deportiva Compostela-Silkeborg IF</text:p>
          </table:table-cell>
        </table:table-row>
        <table:table-row table:style-name="ro1">
          <table:table-cell office:value-type="string" calcext:value-type="string">
            <text:p>http://www.wikidata.org/entity/Q2246820</text:p>
          </table:table-cell>
          <table:table-cell office:value-type="string" calcext:value-type="string">
            <text:p>Lyubimetz 2007</text:p>
          </table:table-cell>
          <table:table-cell office:value-type="float" office:value="11" calcext:value-type="float">
            <text:p>11</text:p>
          </table:table-cell>
          <table:table-cell table:formula="of:=&quot;Amistoso &quot;&amp;[.B1211]&amp;&quot;-&quot;&amp;[.B1782]&amp;&quot;&quot;" office:value-type="string" office:string-value="Amistoso Paide Linnameeskond-POFC Botev Vratsa" calcext:value-type="string">
            <text:p>Amistoso Paide Linnameeskond-POFC Botev Vratsa</text:p>
          </table:table-cell>
        </table:table-row>
        <table:table-row table:style-name="ro1">
          <table:table-cell office:value-type="string" calcext:value-type="string">
            <text:p>http://www.wikidata.org/entity/Q2578529</text:p>
          </table:table-cell>
          <table:table-cell office:value-type="string" calcext:value-type="string">
            <text:p>Merw Mary</text:p>
          </table:table-cell>
          <table:table-cell office:value-type="float" office:value="11" calcext:value-type="float">
            <text:p>11</text:p>
          </table:table-cell>
          <table:table-cell table:formula="of:=&quot;Partido &quot;&amp;[.B1744]&amp;&quot;-&quot;&amp;[.B1327]&amp;&quot;&quot;" office:value-type="string" office:string-value="Partido KPV Kokkola-Darlington Football Club" calcext:value-type="string">
            <text:p>Partido KPV Kokkola-Darlington Football Club</text:p>
          </table:table-cell>
        </table:table-row>
        <table:table-row table:style-name="ro1">
          <table:table-cell office:value-type="string" calcext:value-type="string">
            <text:p>http://www.wikidata.org/entity/Q2580083</text:p>
          </table:table-cell>
          <table:table-cell office:value-type="string" calcext:value-type="string">
            <text:p>Operário Ferroviário Esporte Clube</text:p>
          </table:table-cell>
          <table:table-cell office:value-type="float" office:value="11" calcext:value-type="float">
            <text:p>11</text:p>
          </table:table-cell>
          <table:table-cell table:formula="of:=&quot;Partido &quot;&amp;[.B2886]&amp;&quot;-&quot;&amp;[.B2375]&amp;&quot;&quot;" office:value-type="string" office:string-value="Partido Racing FC Bafoussam-SK Vard Haugesund" calcext:value-type="string">
            <text:p>Partido Racing FC Bafoussam-SK Vard Haugesund</text:p>
          </table:table-cell>
        </table:table-row>
        <table:table-row table:style-name="ro1">
          <table:table-cell office:value-type="string" calcext:value-type="string">
            <text:p>http://www.wikidata.org/entity/Q2591893</text:p>
          </table:table-cell>
          <table:table-cell office:value-type="string" calcext:value-type="string">
            <text:p>FC Lokomotiv Gorna Oryahovitsa</text:p>
          </table:table-cell>
          <table:table-cell office:value-type="float" office:value="11" calcext:value-type="float">
            <text:p>11</text:p>
          </table:table-cell>
          <table:table-cell table:formula="of:=&quot;Partido &quot;&amp;[.B118]&amp;&quot;-&quot;&amp;[.B601]&amp;&quot;&quot;" office:value-type="string" office:string-value="Partido Hannover 96-Yokohama F. Marinos" calcext:value-type="string">
            <text:p>Partido Hannover 96-Yokohama F. Marinos</text:p>
          </table:table-cell>
        </table:table-row>
        <table:table-row table:style-name="ro1">
          <table:table-cell office:value-type="string" calcext:value-type="string">
            <text:p>http://www.wikidata.org/entity/Q2594277</text:p>
          </table:table-cell>
          <table:table-cell office:value-type="string" calcext:value-type="string">
            <text:p>FC Alay</text:p>
          </table:table-cell>
          <table:table-cell office:value-type="float" office:value="11" calcext:value-type="float">
            <text:p>11</text:p>
          </table:table-cell>
          <table:table-cell table:formula="of:=&quot;Partido &quot;&amp;[.B38]&amp;&quot;-&quot;&amp;[.B534]&amp;&quot;&quot;" office:value-type="string" office:string-value="Partido Genoa Cricket &amp; Football Club-H`K Zrinjski Mostar" calcext:value-type="string">
            <text:p>Partido Genoa Cricket &amp; Football Club-H`K Zrinjski Mostar</text:p>
          </table:table-cell>
        </table:table-row>
        <table:table-row table:style-name="ro1">
          <table:table-cell office:value-type="string" calcext:value-type="string">
            <text:p>http://www.wikidata.org/entity/Q2450822</text:p>
          </table:table-cell>
          <table:table-cell office:value-type="string" calcext:value-type="string">
            <text:p>Bognor Regis Town F.C.</text:p>
          </table:table-cell>
          <table:table-cell office:value-type="float" office:value="11" calcext:value-type="float">
            <text:p>11</text:p>
          </table:table-cell>
          <table:table-cell table:formula="of:=&quot;Partido &quot;&amp;[.B1470]&amp;&quot;-&quot;&amp;[.B50]&amp;&quot;&quot;" office:value-type="string" office:string-value="Partido Eintracht Trier-Sunderland Association Football Club" calcext:value-type="string">
            <text:p>Partido Eintracht Trier-Sunderland Association Football Club</text:p>
          </table:table-cell>
        </table:table-row>
        <table:table-row table:style-name="ro1">
          <table:table-cell office:value-type="string" calcext:value-type="string">
            <text:p>http://www.wikidata.org/entity/Q2450828</text:p>
          </table:table-cell>
          <table:table-cell office:value-type="string" calcext:value-type="string">
            <text:p>FK Shafa Baku</text:p>
          </table:table-cell>
          <table:table-cell office:value-type="float" office:value="11" calcext:value-type="float">
            <text:p>11</text:p>
          </table:table-cell>
          <table:table-cell table:formula="of:=&quot;Partido &quot;&amp;[.B570]&amp;&quot;-&quot;&amp;[.B650]&amp;&quot;&quot;" office:value-type="string" office:string-value="Partido Associazione Calcio Bellinzona-Gil Vicente Futebol Clube" calcext:value-type="string">
            <text:p>Partido Associazione Calcio Bellinzona-Gil Vicente Futebol Clube</text:p>
          </table:table-cell>
        </table:table-row>
        <table:table-row table:style-name="ro1">
          <table:table-cell office:value-type="string" calcext:value-type="string">
            <text:p>http://www.wikidata.org/entity/Q2668486</text:p>
          </table:table-cell>
          <table:table-cell office:value-type="string" calcext:value-type="string">
            <text:p>Esporte Clube Flamengo</text:p>
          </table:table-cell>
          <table:table-cell office:value-type="float" office:value="11" calcext:value-type="float">
            <text:p>11</text:p>
          </table:table-cell>
          <table:table-cell table:formula="of:=&quot;Partido &quot;&amp;[.B2669]&amp;&quot;-&quot;&amp;[.B1739]&amp;&quot;&quot;" office:value-type="string" office:string-value="Partido Club Técnico Universitario-Yeni Malatyaspor" calcext:value-type="string">
            <text:p>Partido Club Técnico Universitario-Yeni Malatyaspor</text:p>
          </table:table-cell>
        </table:table-row>
        <table:table-row table:style-name="ro1">
          <table:table-cell office:value-type="string" calcext:value-type="string">
            <text:p>http://www.wikidata.org/entity/Q2900046</text:p>
          </table:table-cell>
          <table:table-cell office:value-type="string" calcext:value-type="string">
            <text:p>Racing FC Bafoussam</text:p>
          </table:table-cell>
          <table:table-cell office:value-type="float" office:value="11" calcext:value-type="float">
            <text:p>11</text:p>
          </table:table-cell>
          <table:table-cell table:formula="of:=&quot;Partido &quot;&amp;[.B2041]&amp;&quot;-&quot;&amp;[.B333]&amp;&quot;&quot;" office:value-type="string" office:string-value="Partido Freiburger FC-Oldham Athletic Association Football Club" calcext:value-type="string">
            <text:p>Partido Freiburger FC-Oldham Athletic Association Football Club</text:p>
          </table:table-cell>
        </table:table-row>
        <table:table-row table:style-name="ro1">
          <table:table-cell office:value-type="string" calcext:value-type="string">
            <text:p>http://www.wikidata.org/entity/Q2605016</text:p>
          </table:table-cell>
          <table:table-cell office:value-type="string" calcext:value-type="string">
            <text:p>Erebuni FC</text:p>
          </table:table-cell>
          <table:table-cell office:value-type="float" office:value="11" calcext:value-type="float">
            <text:p>11</text:p>
          </table:table-cell>
          <table:table-cell table:formula="of:=&quot;Partido &quot;&amp;[.B2661]&amp;&quot;-&quot;&amp;[.B1058]&amp;&quot;&quot;" office:value-type="string" office:string-value="Partido Viktoria Aschaffenburg-Malavan FC" calcext:value-type="string">
            <text:p>Partido Viktoria Aschaffenburg-Malavan FC</text:p>
          </table:table-cell>
        </table:table-row>
        <table:table-row table:style-name="ro1">
          <table:table-cell office:value-type="string" calcext:value-type="string">
            <text:p>http://www.wikidata.org/entity/Q2713355</text:p>
          </table:table-cell>
          <table:table-cell office:value-type="string" calcext:value-type="string">
            <text:p>HBS Craeyenhout</text:p>
          </table:table-cell>
          <table:table-cell office:value-type="float" office:value="11" calcext:value-type="float">
            <text:p>11</text:p>
          </table:table-cell>
          <table:table-cell table:formula="of:=&quot;Partido &quot;&amp;[.B1087]&amp;&quot;-&quot;&amp;[.B1757]&amp;&quot;&quot;" office:value-type="string" office:string-value="Partido FK Kruoja Pakruojis-Emirates Club" calcext:value-type="string">
            <text:p>Partido FK Kruoja Pakruojis-Emirates Club</text:p>
          </table:table-cell>
        </table:table-row>
        <table:table-row table:style-name="ro1">
          <table:table-cell office:value-type="string" calcext:value-type="string">
            <text:p>http://www.wikidata.org/entity/Q2914689</text:p>
          </table:table-cell>
          <table:table-cell office:value-type="string" calcext:value-type="string">
            <text:p>FC Metallurg Lipetsk</text:p>
          </table:table-cell>
          <table:table-cell office:value-type="float" office:value="11" calcext:value-type="float">
            <text:p>11</text:p>
          </table:table-cell>
          <table:table-cell table:formula="of:=&quot;Partido &quot;&amp;[.B1201]&amp;&quot;-&quot;&amp;[.B1024]&amp;&quot;&quot;" office:value-type="string" office:string-value="Partido Argja Bóltfelag-University College Dublin A.F.C." calcext:value-type="string">
            <text:p>Partido Argja Bóltfelag-University College Dublin A.F.C.</text:p>
          </table:table-cell>
        </table:table-row>
        <table:table-row table:style-name="ro1">
          <table:table-cell office:value-type="string" calcext:value-type="string">
            <text:p>http://www.wikidata.org/entity/Q2737143</text:p>
          </table:table-cell>
          <table:table-cell office:value-type="string" calcext:value-type="string">
            <text:p>HA`K</text:p>
          </table:table-cell>
          <table:table-cell office:value-type="float" office:value="11" calcext:value-type="float">
            <text:p>11</text:p>
          </table:table-cell>
          <table:table-cell table:formula="of:=&quot;Partido &quot;&amp;[.B103]&amp;&quot;-&quot;&amp;[.B1401]&amp;&quot;&quot;" office:value-type="string" office:string-value="Partido Fluminense Football Club-Deportivo Táchira Fútbol Club" calcext:value-type="string">
            <text:p>Partido Fluminense Football Club-Deportivo Táchira Fútbol Club</text:p>
          </table:table-cell>
        </table:table-row>
        <table:table-row table:style-name="ro1">
          <table:table-cell office:value-type="string" calcext:value-type="string">
            <text:p>http://www.wikidata.org/entity/Q2455870</text:p>
          </table:table-cell>
          <table:table-cell office:value-type="string" calcext:value-type="string">
            <text:p>Mbabane Swallows</text:p>
          </table:table-cell>
          <table:table-cell office:value-type="float" office:value="11" calcext:value-type="float">
            <text:p>11</text:p>
          </table:table-cell>
          <table:table-cell table:formula="of:=&quot;Partido &quot;&amp;[.B322]&amp;&quot;-&quot;&amp;[.B1431]&amp;&quot;&quot;" office:value-type="string" office:string-value="Partido Esteghlal FC-FC Vestsjælland" calcext:value-type="string">
            <text:p>Partido Esteghlal FC-FC Vestsjælland</text:p>
          </table:table-cell>
        </table:table-row>
        <table:table-row table:style-name="ro1">
          <table:table-cell office:value-type="string" calcext:value-type="string">
            <text:p>http://www.wikidata.org/entity/Q2708265</text:p>
          </table:table-cell>
          <table:table-cell office:value-type="string" calcext:value-type="string">
            <text:p>São Cristóvão de Futebol e Regatas</text:p>
          </table:table-cell>
          <table:table-cell office:value-type="float" office:value="11" calcext:value-type="float">
            <text:p>11</text:p>
          </table:table-cell>
          <table:table-cell table:formula="of:=&quot;Partido &quot;&amp;[.B155]&amp;&quot;-&quot;&amp;[.B1969]&amp;&quot;&quot;" office:value-type="string" office:string-value="Partido Getafe Club de Fútbol-Ituano Futebol Clube" calcext:value-type="string">
            <text:p>Partido Getafe Club de Fútbol-Ituano Futebol Clube</text:p>
          </table:table-cell>
        </table:table-row>
        <table:table-row table:style-name="ro1">
          <table:table-cell office:value-type="string" calcext:value-type="string">
            <text:p>http://www.wikidata.org/entity/Q3542721</text:p>
          </table:table-cell>
          <table:table-cell office:value-type="string" calcext:value-type="string">
            <text:p>Athletic Club Barnechea</text:p>
          </table:table-cell>
          <table:table-cell office:value-type="float" office:value="11" calcext:value-type="float">
            <text:p>11</text:p>
          </table:table-cell>
          <table:table-cell table:formula="of:=&quot;Partido &quot;&amp;[.B2163]&amp;&quot;-&quot;&amp;[.B1550]&amp;&quot;&quot;" office:value-type="string" office:string-value="Partido Maccabi Herzliya-Sport Boys Association" calcext:value-type="string">
            <text:p>Partido Maccabi Herzliya-Sport Boys Association</text:p>
          </table:table-cell>
        </table:table-row>
        <table:table-row table:style-name="ro1">
          <table:table-cell office:value-type="string" calcext:value-type="string">
            <text:p>http://www.wikidata.org/entity/Q2947829</text:p>
          </table:table-cell>
          <table:table-cell office:value-type="string" calcext:value-type="string">
            <text:p>FSC Bukovyna Chernivtsi</text:p>
          </table:table-cell>
          <table:table-cell office:value-type="float" office:value="11" calcext:value-type="float">
            <text:p>11</text:p>
          </table:table-cell>
          <table:table-cell table:formula="of:=&quot;Partido &quot;&amp;[.B2180]&amp;&quot;-&quot;&amp;[.B186]&amp;&quot;&quot;" office:value-type="string" office:string-value="Partido Panserraikos FC-FC Dinamo Tbilisi" calcext:value-type="string">
            <text:p>Partido Panserraikos FC-FC Dinamo Tbilisi</text:p>
          </table:table-cell>
        </table:table-row>
        <table:table-row table:style-name="ro1">
          <table:table-cell office:value-type="string" calcext:value-type="string">
            <text:p>http://www.wikidata.org/entity/Q3174223</text:p>
          </table:table-cell>
          <table:table-cell office:value-type="string" calcext:value-type="string">
            <text:p>Shabab Al Ordon Al Qadisiya</text:p>
          </table:table-cell>
          <table:table-cell office:value-type="float" office:value="11" calcext:value-type="float">
            <text:p>11</text:p>
          </table:table-cell>
          <table:table-cell table:formula="of:=&quot;Partido &quot;&amp;[.B1629]&amp;&quot;-&quot;&amp;[.B1468]&amp;&quot;&quot;" office:value-type="string" office:string-value="Partido Obolón Kiev-Kjøbenhavns Boldklub" calcext:value-type="string">
            <text:p>Partido Obolón Kiev-Kjøbenhavns Boldklub</text:p>
          </table:table-cell>
        </table:table-row>
        <table:table-row table:style-name="ro1">
          <table:table-cell office:value-type="string" calcext:value-type="string">
            <text:p>http://www.wikidata.org/entity/Q2741517</text:p>
          </table:table-cell>
          <table:table-cell office:value-type="string" calcext:value-type="string">
            <text:p>El-Olympi</text:p>
          </table:table-cell>
          <table:table-cell office:value-type="float" office:value="11" calcext:value-type="float">
            <text:p>11</text:p>
          </table:table-cell>
          <table:table-cell table:formula="of:=&quot;Partido &quot;&amp;[.B417]&amp;&quot;-&quot;&amp;[.B2384]&amp;&quot;&quot;" office:value-type="string" office:string-value="Partido Football Club Lausanne-Sport-Hapoel Jerusalem FC" calcext:value-type="string">
            <text:p>Partido Football Club Lausanne-Sport-Hapoel Jerusalem FC</text:p>
          </table:table-cell>
        </table:table-row>
        <table:table-row table:style-name="ro1">
          <table:table-cell office:value-type="string" calcext:value-type="string">
            <text:p>http://www.wikidata.org/entity/Q2742382</text:p>
          </table:table-cell>
          <table:table-cell office:value-type="string" calcext:value-type="string">
            <text:p>AS Dragons FC de l'Ouémé</text:p>
          </table:table-cell>
          <table:table-cell office:value-type="float" office:value="11" calcext:value-type="float">
            <text:p>11</text:p>
          </table:table-cell>
          <table:table-cell table:formula="of:=&quot;Partido &quot;&amp;[.B883]&amp;&quot;-&quot;&amp;[.B1086]&amp;&quot;&quot;" office:value-type="string" office:string-value="Partido Futbol Club Encamp-FC Illichivets Mariupol" calcext:value-type="string">
            <text:p>Partido Futbol Club Encamp-FC Illichivets Mariupol</text:p>
          </table:table-cell>
        </table:table-row>
        <table:table-row table:style-name="ro1">
          <table:table-cell office:value-type="string" calcext:value-type="string">
            <text:p>http://www.wikidata.org/entity/Q2749186</text:p>
          </table:table-cell>
          <table:table-cell office:value-type="string" calcext:value-type="string">
            <text:p>Clube Oriental de Lisboa</text:p>
          </table:table-cell>
          <table:table-cell office:value-type="float" office:value="11" calcext:value-type="float">
            <text:p>11</text:p>
          </table:table-cell>
          <table:table-cell table:formula="of:=&quot;Partido &quot;&amp;[.B254]&amp;&quot;-&quot;&amp;[.B8]&amp;&quot;&quot;" office:value-type="string" office:string-value="Partido CFR Cluj-Liverpool Football Club" calcext:value-type="string">
            <text:p>Partido CFR Cluj-Liverpool Football Club</text:p>
          </table:table-cell>
        </table:table-row>
        <table:table-row table:style-name="ro1">
          <table:table-cell office:value-type="string" calcext:value-type="string">
            <text:p>http://www.wikidata.org/entity/Q2783054</text:p>
          </table:table-cell>
          <table:table-cell office:value-type="string" calcext:value-type="string">
            <text:p>INAC Kobe Leonessa</text:p>
          </table:table-cell>
          <table:table-cell office:value-type="float" office:value="11" calcext:value-type="float">
            <text:p>11</text:p>
          </table:table-cell>
          <table:table-cell table:formula="of:=&quot;Partido &quot;&amp;[.B2625]&amp;&quot;-&quot;&amp;[.B2216]&amp;&quot;&quot;" office:value-type="string" office:string-value="Partido Persebaya Surabaya-Kerala Blasters" calcext:value-type="string">
            <text:p>Partido Persebaya Surabaya-Kerala Blasters</text:p>
          </table:table-cell>
        </table:table-row>
        <table:table-row table:style-name="ro1">
          <table:table-cell office:value-type="string" calcext:value-type="string">
            <text:p>http://www.wikidata.org/entity/Q2978308</text:p>
          </table:table-cell>
          <table:table-cell office:value-type="string" calcext:value-type="string">
            <text:p>Farnborough F.C.</text:p>
          </table:table-cell>
          <table:table-cell office:value-type="float" office:value="11" calcext:value-type="float">
            <text:p>11</text:p>
          </table:table-cell>
          <table:table-cell table:formula="of:=&quot;Partido &quot;&amp;[.B2281]&amp;&quot;-&quot;&amp;[.B636]&amp;&quot;&quot;" office:value-type="string" office:string-value="Partido FC Dinamo Barnaúl-FC Gomel" calcext:value-type="string">
            <text:p>Partido FC Dinamo Barnaúl-FC Gomel</text:p>
          </table:table-cell>
        </table:table-row>
        <table:table-row table:style-name="ro1">
          <table:table-cell office:value-type="string" calcext:value-type="string">
            <text:p>http://www.wikidata.org/entity/Q3049474</text:p>
          </table:table-cell>
          <table:table-cell office:value-type="string" calcext:value-type="string">
            <text:p>Tersana Sporting Club</text:p>
          </table:table-cell>
          <table:table-cell office:value-type="float" office:value="11" calcext:value-type="float">
            <text:p>11</text:p>
          </table:table-cell>
          <table:table-cell table:formula="of:=&quot;Partido &quot;&amp;[.B419]&amp;&quot;-&quot;&amp;[.B763]&amp;&quot;&quot;" office:value-type="string" office:string-value="Partido Sligo Rovers Football Club-FK Baumit Jablonec" calcext:value-type="string">
            <text:p>Partido Sligo Rovers Football Club-FK Baumit Jablonec</text:p>
          </table:table-cell>
        </table:table-row>
        <table:table-row table:style-name="ro1">
          <table:table-cell office:value-type="string" calcext:value-type="string">
            <text:p>http://www.wikidata.org/entity/Q2986008</text:p>
          </table:table-cell>
          <table:table-cell office:value-type="string" calcext:value-type="string">
            <text:p>Esporte Clube São Bento</text:p>
          </table:table-cell>
          <table:table-cell office:value-type="float" office:value="11" calcext:value-type="float">
            <text:p>11</text:p>
          </table:table-cell>
          <table:table-cell table:formula="of:=&quot;Partido &quot;&amp;[.B1918]&amp;&quot;-&quot;&amp;[.B292]&amp;&quot;&quot;" office:value-type="string" office:string-value="Partido Stade Français Football-Valletta Football Club" calcext:value-type="string">
            <text:p>Partido Stade Français Football-Valletta Football Club</text:p>
          </table:table-cell>
        </table:table-row>
        <table:table-row table:style-name="ro1">
          <table:table-cell office:value-type="string" calcext:value-type="string">
            <text:p>http://www.wikidata.org/entity/Q4072168</text:p>
          </table:table-cell>
          <table:table-cell office:value-type="string" calcext:value-type="string">
            <text:p>Clube Atlético Sorocaba</text:p>
          </table:table-cell>
          <table:table-cell office:value-type="float" office:value="11" calcext:value-type="float">
            <text:p>11</text:p>
          </table:table-cell>
          <table:table-cell table:formula="of:=&quot;Partido &quot;&amp;[.B1079]&amp;&quot;-&quot;&amp;[.B1930]&amp;&quot;&quot;" office:value-type="string" office:string-value="Partido Saipa FC-Sorrento Calcio" calcext:value-type="string">
            <text:p>Partido Saipa FC-Sorrento Calcio</text:p>
          </table:table-cell>
        </table:table-row>
        <table:table-row table:style-name="ro1">
          <table:table-cell office:value-type="string" calcext:value-type="string">
            <text:p>http://www.wikidata.org/entity/Q4072902</text:p>
          </table:table-cell>
          <table:table-cell office:value-type="string" calcext:value-type="string">
            <text:p>FC Ahal</text:p>
          </table:table-cell>
          <table:table-cell office:value-type="float" office:value="11" calcext:value-type="float">
            <text:p>11</text:p>
          </table:table-cell>
          <table:table-cell table:formula="of:=&quot;Partido &quot;&amp;[.B288]&amp;&quot;-&quot;&amp;[.B892]&amp;&quot;&quot;" office:value-type="string" office:string-value="Partido Valenciennes Football Club-Podbeskidzie Bielsko-BiaBa" calcext:value-type="string">
            <text:p>Partido Valenciennes Football Club-Podbeskidzie Bielsko-BiaBa</text:p>
          </table:table-cell>
        </table:table-row>
        <table:table-row table:style-name="ro1">
          <table:table-cell office:value-type="string" calcext:value-type="string">
            <text:p>http://www.wikidata.org/entity/Q3354098</text:p>
          </table:table-cell>
          <table:table-cell office:value-type="string" calcext:value-type="string">
            <text:p>Operário Futebol Clube</text:p>
          </table:table-cell>
          <table:table-cell office:value-type="float" office:value="11" calcext:value-type="float">
            <text:p>11</text:p>
          </table:table-cell>
          <table:table-cell table:formula="of:=&quot;Partido &quot;&amp;[.B459]&amp;&quot;-&quot;&amp;[.B895]&amp;&quot;&quot;" office:value-type="string" office:string-value="Partido Go Ahead Eagles-Vissel Kobe" calcext:value-type="string">
            <text:p>Partido Go Ahead Eagles-Vissel Kobe</text:p>
          </table:table-cell>
        </table:table-row>
        <table:table-row table:style-name="ro1">
          <table:table-cell office:value-type="string" calcext:value-type="string">
            <text:p>http://www.wikidata.org/entity/Q3052343</text:p>
          </table:table-cell>
          <table:table-cell office:value-type="string" calcext:value-type="string">
            <text:p>PK-35 Vantaa</text:p>
          </table:table-cell>
          <table:table-cell office:value-type="float" office:value="11" calcext:value-type="float">
            <text:p>11</text:p>
          </table:table-cell>
          <table:table-cell table:formula="of:=&quot;Partido &quot;&amp;[.B1461]&amp;&quot;-&quot;&amp;[.B1791]&amp;&quot;&quot;" office:value-type="string" office:string-value="Partido C.D. Tondela-Club de Deportes Cobresal" calcext:value-type="string">
            <text:p>Partido C.D. Tondela-Club de Deportes Cobresal</text:p>
          </table:table-cell>
        </table:table-row>
        <table:table-row table:style-name="ro1">
          <table:table-cell office:value-type="string" calcext:value-type="string">
            <text:p>http://www.wikidata.org/entity/Q2819319</text:p>
          </table:table-cell>
          <table:table-cell office:value-type="string" calcext:value-type="string">
            <text:p>Proodeftiki FC</text:p>
          </table:table-cell>
          <table:table-cell office:value-type="float" office:value="11" calcext:value-type="float">
            <text:p>11</text:p>
          </table:table-cell>
          <table:table-cell table:formula="of:=&quot;Partido &quot;&amp;[.B384]&amp;&quot;-&quot;&amp;[.B1034]&amp;&quot;&quot;" office:value-type="string" office:string-value="Partido Servette Football Club Genève-Queen's Park Football Club" calcext:value-type="string">
            <text:p>Partido Servette Football Club Genève-Queen's Park Football Club</text:p>
          </table:table-cell>
        </table:table-row>
        <table:table-row table:style-name="ro1">
          <table:table-cell office:value-type="string" calcext:value-type="string">
            <text:p>http://www.wikidata.org/entity/Q3600568</text:p>
          </table:table-cell>
          <table:table-cell office:value-type="string" calcext:value-type="string">
            <text:p>ACF Brescia Femminile</text:p>
          </table:table-cell>
          <table:table-cell office:value-type="float" office:value="11" calcext:value-type="float">
            <text:p>11</text:p>
          </table:table-cell>
          <table:table-cell table:formula="of:=&quot;Partido &quot;&amp;[.B954]&amp;&quot;-&quot;&amp;[.B198]&amp;&quot;&quot;" office:value-type="string" office:string-value="Partido Syrianska FC-Dundee United Football Club" calcext:value-type="string">
            <text:p>Partido Syrianska FC-Dundee United Football Club</text:p>
          </table:table-cell>
        </table:table-row>
        <table:table-row table:style-name="ro1">
          <table:table-cell office:value-type="string" calcext:value-type="string">
            <text:p>http://www.wikidata.org/entity/Q2844832</text:p>
          </table:table-cell>
          <table:table-cell office:value-type="string" calcext:value-type="string">
            <text:p>América Futebol Clube</text:p>
          </table:table-cell>
          <table:table-cell office:value-type="float" office:value="11" calcext:value-type="float">
            <text:p>11</text:p>
          </table:table-cell>
          <table:table-cell table:formula="of:=&quot;Partido &quot;&amp;[.B1500]&amp;&quot;-&quot;&amp;[.B1152]&amp;&quot;&quot;" office:value-type="string" office:string-value="Partido Bengaluru FC-UN Käerjéng 97" calcext:value-type="string">
            <text:p>Partido Bengaluru FC-UN Käerjéng 97</text:p>
          </table:table-cell>
        </table:table-row>
        <table:table-row table:style-name="ro1">
          <table:table-cell office:value-type="string" calcext:value-type="string">
            <text:p>http://www.wikidata.org/entity/Q2829283</text:p>
          </table:table-cell>
          <table:table-cell office:value-type="string" calcext:value-type="string">
            <text:p>Al-Suwaiq</text:p>
          </table:table-cell>
          <table:table-cell office:value-type="float" office:value="11" calcext:value-type="float">
            <text:p>11</text:p>
          </table:table-cell>
          <table:table-cell table:formula="of:=&quot;Partido &quot;&amp;[.B2406]&amp;&quot;-&quot;&amp;[.B2311]&amp;&quot;&quot;" office:value-type="string" office:string-value="Partido AFC Telford United-Sport Clube Freamunde" calcext:value-type="string">
            <text:p>Partido AFC Telford United-Sport Clube Freamunde</text:p>
          </table:table-cell>
        </table:table-row>
        <table:table-row table:style-name="ro1">
          <table:table-cell office:value-type="string" calcext:value-type="string">
            <text:p>http://www.wikidata.org/entity/Q3063268</text:p>
          </table:table-cell>
          <table:table-cell office:value-type="string" calcext:value-type="string">
            <text:p>FC Ataka Minsk</text:p>
          </table:table-cell>
          <table:table-cell office:value-type="float" office:value="11" calcext:value-type="float">
            <text:p>11</text:p>
          </table:table-cell>
          <table:table-cell table:formula="of:=&quot;Partido &quot;&amp;[.B2913]&amp;&quot;-&quot;&amp;[.B929]&amp;&quot;&quot;" office:value-type="string" office:string-value="Partido Manchester City L.F.C.-FK Makedonija Gorce Petrov" calcext:value-type="string">
            <text:p>Partido Manchester City L.F.C.-FK Makedonija Gorce Petrov</text:p>
          </table:table-cell>
        </table:table-row>
        <table:table-row table:style-name="ro1">
          <table:table-cell office:value-type="string" calcext:value-type="string">
            <text:p>http://www.wikidata.org/entity/Q3455793</text:p>
          </table:table-cell>
          <table:table-cell office:value-type="string" calcext:value-type="string">
            <text:p>Suwon FC</text:p>
          </table:table-cell>
          <table:table-cell office:value-type="float" office:value="11" calcext:value-type="float">
            <text:p>11</text:p>
          </table:table-cell>
          <table:table-cell table:formula="of:=&quot;Partido &quot;&amp;[.B306]&amp;&quot;-&quot;&amp;[.B2378]&amp;&quot;&quot;" office:value-type="string" office:string-value="Partido Dynamo Dresden-Råå IF" calcext:value-type="string">
            <text:p>Partido Dynamo Dresden-Råå IF</text:p>
          </table:table-cell>
        </table:table-row>
        <table:table-row table:style-name="ro1">
          <table:table-cell office:value-type="string" calcext:value-type="string">
            <text:p>http://www.wikidata.org/entity/Q3844288</text:p>
          </table:table-cell>
          <table:table-cell office:value-type="string" calcext:value-type="string">
            <text:p>Manchester City L.F.C.</text:p>
          </table:table-cell>
          <table:table-cell office:value-type="float" office:value="11" calcext:value-type="float">
            <text:p>11</text:p>
          </table:table-cell>
          <table:table-cell table:formula="of:=&quot;Partido &quot;&amp;[.B2171]&amp;&quot;-&quot;&amp;[.B2606]&amp;&quot;&quot;" office:value-type="string" office:string-value="Partido Borussia Dortmund II-Club de Deportes Puerto Montt" calcext:value-type="string">
            <text:p>Partido Borussia Dortmund II-Club de Deportes Puerto Montt</text:p>
          </table:table-cell>
        </table:table-row>
        <table:table-row table:style-name="ro1">
          <table:table-cell office:value-type="string" calcext:value-type="string">
            <text:p>http://www.wikidata.org/entity/Q4502088</text:p>
          </table:table-cell>
          <table:table-cell office:value-type="string" calcext:value-type="string">
            <text:p>FK Khujand</text:p>
          </table:table-cell>
          <table:table-cell office:value-type="float" office:value="11" calcext:value-type="float">
            <text:p>11</text:p>
          </table:table-cell>
          <table:table-cell table:formula="of:=&quot;Partido &quot;&amp;[.B955]&amp;&quot;-&quot;&amp;[.B1372]&amp;&quot;&quot;" office:value-type="string" office:string-value="Partido First Vienna FC-Football Club Chiasso" calcext:value-type="string">
            <text:p>Partido First Vienna FC-Football Club Chiasso</text:p>
          </table:table-cell>
        </table:table-row>
        <table:table-row table:style-name="ro1">
          <table:table-cell office:value-type="string" calcext:value-type="string">
            <text:p>http://www.wikidata.org/entity/Q3509867</text:p>
          </table:table-cell>
          <table:table-cell office:value-type="string" calcext:value-type="string">
            <text:p>São Raimundo Esporte Clube</text:p>
          </table:table-cell>
          <table:table-cell office:value-type="float" office:value="11" calcext:value-type="float">
            <text:p>11</text:p>
          </table:table-cell>
          <table:table-cell table:formula="of:=&quot;Partido &quot;&amp;[.B477]&amp;&quot;-&quot;&amp;[.B152]&amp;&quot;&quot;" office:value-type="string" office:string-value="Partido Al-Sadd Sports Club-Legia de Varsovia" calcext:value-type="string">
            <text:p>Partido Al-Sadd Sports Club-Legia de Varsovia</text:p>
          </table:table-cell>
        </table:table-row>
        <table:table-row table:style-name="ro1">
          <table:table-cell office:value-type="string" calcext:value-type="string">
            <text:p>http://www.wikidata.org/entity/Q4651316</text:p>
          </table:table-cell>
          <table:table-cell office:value-type="string" calcext:value-type="string">
            <text:p>AEK Kouklia F.C.</text:p>
          </table:table-cell>
          <table:table-cell office:value-type="float" office:value="11" calcext:value-type="float">
            <text:p>11</text:p>
          </table:table-cell>
          <table:table-cell table:formula="of:=&quot;Partido &quot;&amp;[.B628]&amp;&quot;-&quot;&amp;[.B2109]&amp;&quot;&quot;" office:value-type="string" office:string-value="Partido Club Atlético Banfield-Al Nejmeh Sporting Club" calcext:value-type="string">
            <text:p>Partido Club Atlético Banfield-Al Nejmeh Sporting Club</text:p>
          </table:table-cell>
        </table:table-row>
        <table:table-row table:style-name="ro1">
          <table:table-cell office:value-type="string" calcext:value-type="string">
            <text:p>http://www.wikidata.org/entity/Q7561031</text:p>
          </table:table-cell>
          <table:table-cell office:value-type="string" calcext:value-type="string">
            <text:p>Shijiazhuang Yongchang Junhao F.C.</text:p>
          </table:table-cell>
          <table:table-cell office:value-type="float" office:value="11" calcext:value-type="float">
            <text:p>11</text:p>
          </table:table-cell>
          <table:table-cell table:formula="of:=&quot;Partido &quot;&amp;[.B1156]&amp;&quot;-&quot;&amp;[.B582]&amp;&quot;&quot;" office:value-type="string" office:string-value="Partido Portimonense Sporting Clube-St Patrick's Athletic Football Club" calcext:value-type="string">
            <text:p>Partido Portimonense Sporting Clube-St Patrick's Athletic Football Club</text:p>
          </table:table-cell>
        </table:table-row>
        <table:table-row table:style-name="ro1">
          <table:table-cell office:value-type="string" calcext:value-type="string">
            <text:p>http://www.wikidata.org/entity/Q13423234</text:p>
          </table:table-cell>
          <table:table-cell office:value-type="string" calcext:value-type="string">
            <text:p>Lynx Football Club</text:p>
          </table:table-cell>
          <table:table-cell office:value-type="float" office:value="11" calcext:value-type="float">
            <text:p>11</text:p>
          </table:table-cell>
          <table:table-cell table:formula="of:=&quot;Partido &quot;&amp;[.B1340]&amp;&quot;-&quot;&amp;[.B2799]&amp;&quot;&quot;" office:value-type="string" office:string-value="Partido Centro Atlético Fénix-Marconi Stallions Football Club" calcext:value-type="string">
            <text:p>Partido Centro Atlético Fénix-Marconi Stallions Football Club</text:p>
          </table:table-cell>
        </table:table-row>
        <table:table-row table:style-name="ro1">
          <table:table-cell office:value-type="string" calcext:value-type="string">
            <text:p>http://www.wikidata.org/entity/Q16910555</text:p>
          </table:table-cell>
          <table:table-cell office:value-type="string" calcext:value-type="string">
            <text:p>FK Krumkachy</text:p>
          </table:table-cell>
          <table:table-cell office:value-type="float" office:value="11" calcext:value-type="float">
            <text:p>11</text:p>
          </table:table-cell>
          <table:table-cell table:formula="of:=&quot;Partido &quot;&amp;[.B410]&amp;&quot;-&quot;&amp;[.B2453]&amp;&quot;&quot;" office:value-type="string" office:string-value="Partido KR Reykjavík-Black Africa FC" calcext:value-type="string">
            <text:p>Partido KR Reykjavík-Black Africa FC</text:p>
          </table:table-cell>
        </table:table-row>
        <table:table-row table:style-name="ro1">
          <table:table-cell office:value-type="string" calcext:value-type="string">
            <text:p>http://www.wikidata.org/entity/Q18380286</text:p>
          </table:table-cell>
          <table:table-cell office:value-type="string" calcext:value-type="string">
            <text:p>Los Ángeles Football Club</text:p>
          </table:table-cell>
          <table:table-cell office:value-type="float" office:value="11" calcext:value-type="float">
            <text:p>11</text:p>
          </table:table-cell>
          <table:table-cell table:formula="of:=&quot;Partido &quot;&amp;[.B359]&amp;&quot;-&quot;&amp;[.B916]&amp;&quot;&quot;" office:value-type="string" office:string-value="Partido Ascoli Calcio 1898-FK Jelgava" calcext:value-type="string">
            <text:p>Partido Ascoli Calcio 1898-FK Jelgava</text:p>
          </table:table-cell>
        </table:table-row>
        <table:table-row table:style-name="ro1">
          <table:table-cell office:value-type="string" calcext:value-type="string">
            <text:p>http://www.wikidata.org/entity/Q19984972</text:p>
          </table:table-cell>
          <table:table-cell office:value-type="string" calcext:value-type="string">
            <text:p>Miami Football Club</text:p>
          </table:table-cell>
          <table:table-cell office:value-type="float" office:value="11" calcext:value-type="float">
            <text:p>11</text:p>
          </table:table-cell>
          <table:table-cell table:formula="of:=&quot;Partido &quot;&amp;[.B1853]&amp;&quot;-&quot;&amp;[.B2043]&amp;&quot;&quot;" office:value-type="string" office:string-value="Partido ZagBbie Sosnowiec-Al-Talaba" calcext:value-type="string">
            <text:p>Partido ZagBbie Sosnowiec-Al-Talaba</text:p>
          </table:table-cell>
        </table:table-row>
        <table:table-row table:style-name="ro1">
          <table:table-cell office:value-type="string" calcext:value-type="string">
            <text:p>http://www.wikidata.org/entity/Q18517</text:p>
          </table:table-cell>
          <table:table-cell office:value-type="string" calcext:value-type="string">
            <text:p>Hyde F.C.</text:p>
          </table:table-cell>
          <table:table-cell office:value-type="float" office:value="11" calcext:value-type="float">
            <text:p>11</text:p>
          </table:table-cell>
          <table:table-cell table:formula="of:=&quot;Partido &quot;&amp;[.B1649]&amp;&quot;-&quot;&amp;[.B1169]&amp;&quot;&quot;" office:value-type="string" office:string-value="Partido Doxa Katakopias-FK Dnepr-Transmash Mogilev" calcext:value-type="string">
            <text:p>Partido Doxa Katakopias-FK Dnepr-Transmash Mogilev</text:p>
          </table:table-cell>
        </table:table-row>
        <table:table-row table:style-name="ro1">
          <table:table-cell office:value-type="string" calcext:value-type="string">
            <text:p>http://www.wikidata.org/entity/Q24317</text:p>
          </table:table-cell>
          <table:table-cell office:value-type="string" calcext:value-type="string">
            <text:p>Rakvere JK Tarvas</text:p>
          </table:table-cell>
          <table:table-cell office:value-type="float" office:value="11" calcext:value-type="float">
            <text:p>11</text:p>
          </table:table-cell>
          <table:table-cell table:formula="of:=&quot;Partido &quot;&amp;[.B2522]&amp;&quot;-&quot;&amp;[.B663]&amp;&quot;&quot;" office:value-type="string" office:string-value="Partido FC Hämeenlinna-Partick Thistle Football Club" calcext:value-type="string">
            <text:p>Partido FC Hämeenlinna-Partick Thistle Football Club</text:p>
          </table:table-cell>
        </table:table-row>
        <table:table-row table:style-name="ro1">
          <table:table-cell office:value-type="string" calcext:value-type="string">
            <text:p>http://www.wikidata.org/entity/Q44256</text:p>
          </table:table-cell>
          <table:table-cell office:value-type="string" calcext:value-type="string">
            <text:p>Goyang Hi FC</text:p>
          </table:table-cell>
          <table:table-cell office:value-type="float" office:value="11" calcext:value-type="float">
            <text:p>11</text:p>
          </table:table-cell>
          <table:table-cell table:formula="of:=&quot;Partido &quot;&amp;[.B42]&amp;&quot;-&quot;&amp;[.B1587]&amp;&quot;&quot;" office:value-type="string" office:string-value="Partido FC Schalke 04-FC Rosengård" calcext:value-type="string">
            <text:p>Partido FC Schalke 04-FC Rosengård</text:p>
          </table:table-cell>
        </table:table-row>
        <table:table-row table:style-name="ro1">
          <table:table-cell office:value-type="string" calcext:value-type="string">
            <text:p>http://www.wikidata.org/entity/Q59645</text:p>
          </table:table-cell>
          <table:table-cell office:value-type="string" calcext:value-type="string">
            <text:p>FC Rykkyk</text:p>
          </table:table-cell>
          <table:table-cell office:value-type="float" office:value="11" calcext:value-type="float">
            <text:p>11</text:p>
          </table:table-cell>
          <table:table-cell table:formula="of:=&quot;Partido &quot;&amp;[.B2842]&amp;&quot;-&quot;&amp;[.B1640]&amp;&quot;&quot;" office:value-type="string" office:string-value="Partido F. K. Teleoptik-Sociedad Deportiva Compostela" calcext:value-type="string">
            <text:p>Partido F. K. Teleoptik-Sociedad Deportiva Compostela</text:p>
          </table:table-cell>
        </table:table-row>
        <table:table-row table:style-name="ro1">
          <table:table-cell office:value-type="string" calcext:value-type="string">
            <text:p>http://www.wikidata.org/entity/Q1462402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&quot;Partido &quot;&amp;[.B1912]&amp;&quot;-&quot;&amp;[.B11]&amp;&quot;&quot;" office:value-type="string" office:string-value="Partido DWS Amsterdam-Inter de Milán" calcext:value-type="string">
            <text:p>Partido DWS Amsterdam-Inter de Milán</text:p>
          </table:table-cell>
        </table:table-row>
        <table:table-row table:style-name="ro1">
          <table:table-cell office:value-type="string" calcext:value-type="string">
            <text:p>http://www.wikidata.org/entity/Q1982843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&quot;Partido &quot;&amp;[.B963]&amp;&quot;-&quot;&amp;[.B1190]&amp;&quot;&quot;" office:value-type="string" office:string-value="Partido SPAL 1907-Sociedad Deportiva Ponferradina" calcext:value-type="string">
            <text:p>Partido SPAL 1907-Sociedad Deportiva Ponferradina</text:p>
          </table:table-cell>
        </table:table-row>
        <table:table-row table:style-name="ro1">
          <table:table-cell table:number-columns-repeated="3"/>
          <table:table-cell table:formula="of:=&quot;Partido &quot;&amp;[.B2615]&amp;&quot;-&quot;&amp;[.B181]&amp;&quot;&quot;" office:value-type="string" office:string-value="Partido Association Sportive Madinet d'Oran-FC Anzhí Majachkalá" calcext:value-type="string">
            <text:p>Partido Association Sportive Madinet d'Oran-FC Anzhí Majachkalá</text:p>
          </table:table-cell>
        </table:table-row>
        <table:table-row table:style-name="ro1">
          <table:table-cell table:number-columns-repeated="3"/>
          <table:table-cell table:formula="of:=&quot;Partido &quot;&amp;[.B183]&amp;&quot;-&quot;&amp;[.B1908]&amp;&quot;&quot;" office:value-type="string" office:string-value="Partido Sociedade Esportiva Palmeiras-Daegu Football Club" calcext:value-type="string">
            <text:p>Partido Sociedade Esportiva Palmeiras-Daegu Football Club</text:p>
          </table:table-cell>
        </table:table-row>
        <table:table-row table:style-name="ro1">
          <table:table-cell table:number-columns-repeated="3"/>
          <table:table-cell table:formula="of:=&quot;Partido &quot;&amp;[.B1947]&amp;&quot;-&quot;&amp;[.B1769]&amp;&quot;&quot;" office:value-type="string" office:string-value="Partido Maccabi Ahi Nazareth F.C.-Interclube" calcext:value-type="string">
            <text:p>Partido Maccabi Ahi Nazareth F.C.-Interclube</text:p>
          </table:table-cell>
        </table:table-row>
        <table:table-row table:style-name="ro1">
          <table:table-cell table:number-columns-repeated="3"/>
          <table:table-cell table:formula="of:=&quot;Partido &quot;&amp;[.B2095]&amp;&quot;-&quot;&amp;[.B2004]&amp;&quot;&quot;" office:value-type="string" office:string-value="Partido FC Dynamo San Petersburgo-FC Saxan" calcext:value-type="string">
            <text:p>Partido FC Dynamo San Petersburgo-FC Saxan</text:p>
          </table:table-cell>
        </table:table-row>
        <table:table-row table:style-name="ro1">
          <table:table-cell table:number-columns-repeated="3"/>
          <table:table-cell table:formula="of:=&quot;Partido &quot;&amp;[.B2873]&amp;&quot;-&quot;&amp;[.B1477]&amp;&quot;&quot;" office:value-type="string" office:string-value="Partido Académico de Viseu FC-Burgos Club de Fútbol" calcext:value-type="string">
            <text:p>Partido Académico de Viseu FC-Burgos Club de Fútbol</text:p>
          </table:table-cell>
        </table:table-row>
        <table:table-row table:style-name="ro1">
          <table:table-cell table:number-columns-repeated="3"/>
          <table:table-cell table:formula="of:=&quot;Partido &quot;&amp;[.B388]&amp;&quot;-&quot;&amp;[.B539]&amp;&quot;&quot;" office:value-type="string" office:string-value="Partido SV Zulte Waregem-Fudbalski Klub Sutjeska Nikai" calcext:value-type="string">
            <text:p>Partido SV Zulte Waregem-Fudbalski Klub Sutjeska Nikai</text:p>
          </table:table-cell>
        </table:table-row>
        <table:table-row table:style-name="ro1">
          <table:table-cell table:number-columns-repeated="3"/>
          <table:table-cell table:formula="of:=&quot;Partido &quot;&amp;[.B2061]&amp;&quot;-&quot;&amp;[.B2840]&amp;&quot;&quot;" office:value-type="string" office:string-value="Partido Gor Mahia FC-Club Deportivo Deportes Valdivia" calcext:value-type="string">
            <text:p>Partido Gor Mahia FC-Club Deportivo Deportes Valdivia</text:p>
          </table:table-cell>
        </table:table-row>
        <table:table-row table:style-name="ro1">
          <table:table-cell table:number-columns-repeated="3"/>
          <table:table-cell table:formula="of:=&quot;Partido &quot;&amp;[.B1408]&amp;&quot;-&quot;&amp;[.B1461]&amp;&quot;&quot;" office:value-type="string" office:string-value="Partido Unione Sportiva Catanzaro-C.D. Tondela" calcext:value-type="string">
            <text:p>Partido Unione Sportiva Catanzaro-C.D. Tondela</text:p>
          </table:table-cell>
        </table:table-row>
        <table:table-row table:style-name="ro1">
          <table:table-cell table:number-columns-repeated="3"/>
          <table:table-cell table:formula="of:=&quot;Partido &quot;&amp;[.B2398]&amp;&quot;-&quot;&amp;[.B1822]&amp;&quot;&quot;" office:value-type="string" office:string-value="Partido FC Santos Tartu-FC Wacker Innsbruck" calcext:value-type="string">
            <text:p>Partido FC Santos Tartu-FC Wacker Innsbruck</text:p>
          </table:table-cell>
        </table:table-row>
        <table:table-row table:style-name="ro1">
          <table:table-cell table:number-columns-repeated="3"/>
          <table:table-cell table:formula="of:=&quot;Partido &quot;&amp;[.B1093]&amp;&quot;-&quot;&amp;[.B2819]&amp;&quot;&quot;" office:value-type="string" office:string-value="Partido JS Kabylie-Londres XI" calcext:value-type="string">
            <text:p>Partido JS Kabylie-Londres XI</text:p>
          </table:table-cell>
        </table:table-row>
        <table:table-row table:style-name="ro1">
          <table:table-cell table:number-columns-repeated="3"/>
          <table:table-cell table:formula="of:=&quot;Partido &quot;&amp;[.B2632]&amp;&quot;-&quot;&amp;[.B2455]&amp;&quot;&quot;" office:value-type="string" office:string-value="Partido Belasitsa Petrich-Akratitos F.C." calcext:value-type="string">
            <text:p>Partido Belasitsa Petrich-Akratitos F.C.</text:p>
          </table:table-cell>
        </table:table-row>
        <table:table-row table:style-name="ro1">
          <table:table-cell table:number-columns-repeated="3"/>
          <table:table-cell table:formula="of:=&quot;Partido &quot;&amp;[.B81]&amp;&quot;-&quot;&amp;[.B2760]&amp;&quot;&quot;" office:value-type="string" office:string-value="Partido Norwich City Football Club-Hassania Agadir" calcext:value-type="string">
            <text:p>Partido Norwich City Football Club-Hassania Agadir</text:p>
          </table:table-cell>
        </table:table-row>
        <table:table-row table:style-name="ro1">
          <table:table-cell table:number-columns-repeated="3"/>
          <table:table-cell table:formula="of:=&quot;Partido &quot;&amp;[.B832]&amp;&quot;-&quot;&amp;[.B463]&amp;&quot;&quot;" office:value-type="string" office:string-value="Partido KVC Westerlo-FC St. Gallen" calcext:value-type="string">
            <text:p>Partido KVC Westerlo-FC St. Gallen</text:p>
          </table:table-cell>
        </table:table-row>
        <table:table-row table:style-name="ro1">
          <table:table-cell table:number-columns-repeated="3"/>
          <table:table-cell table:formula="of:=&quot;Partido &quot;&amp;[.B35]&amp;&quot;-&quot;&amp;[.B2853]&amp;&quot;&quot;" office:value-type="string" office:string-value="Partido Athletic Club-Esporte Clube Noroeste" calcext:value-type="string">
            <text:p>Partido Athletic Club-Esporte Clube Noroeste</text:p>
          </table:table-cell>
        </table:table-row>
        <table:table-row table:style-name="ro1">
          <table:table-cell table:number-columns-repeated="3"/>
          <table:table-cell table:formula="of:=&quot;Partido &quot;&amp;[.B2266]&amp;&quot;-&quot;&amp;[.B1240]&amp;&quot;&quot;" office:value-type="string" office:string-value="Partido Atlético Bucaramanga-Waitakere United" calcext:value-type="string">
            <text:p>Partido Atlético Bucaramanga-Waitakere United</text:p>
          </table:table-cell>
        </table:table-row>
        <table:table-row table:style-name="ro1">
          <table:table-cell table:number-columns-repeated="3"/>
          <table:table-cell table:formula="of:=&quot;Partido &quot;&amp;[.B746]&amp;&quot;-&quot;&amp;[.B245]&amp;&quot;&quot;" office:value-type="string" office:string-value="Partido Kickers Offenbach-AEK Atenas Fútbol Club" calcext:value-type="string">
            <text:p>Partido Kickers Offenbach-AEK Atenas Fútbol Club</text:p>
          </table:table-cell>
        </table:table-row>
        <table:table-row table:style-name="ro1">
          <table:table-cell table:number-columns-repeated="3"/>
          <table:table-cell table:formula="of:=&quot;Partido &quot;&amp;[.B1674]&amp;&quot;-&quot;&amp;[.B1045]&amp;&quot;&quot;" office:value-type="string" office:string-value="Partido Paris Football Club-FK Daugava" calcext:value-type="string">
            <text:p>Partido Paris Football Club-FK Daugava</text:p>
          </table:table-cell>
        </table:table-row>
        <table:table-row table:style-name="ro1">
          <table:table-cell table:number-columns-repeated="3"/>
          <table:table-cell table:formula="of:=&quot;Partido &quot;&amp;[.B1772]&amp;&quot;-&quot;&amp;[.B60]&amp;&quot;&quot;" office:value-type="string" office:string-value="Partido Salgaocar SC-Stoke City Football Club" calcext:value-type="string">
            <text:p>Partido Salgaocar SC-Stoke City Football Club</text:p>
          </table:table-cell>
        </table:table-row>
        <table:table-row table:style-name="ro1">
          <table:table-cell table:number-columns-repeated="3"/>
          <table:table-cell table:formula="of:=&quot;Partido &quot;&amp;[.B350]&amp;&quot;-&quot;&amp;[.B1728]&amp;&quot;&quot;" office:value-type="string" office:string-value="Partido Falkirk Football Club-Club Social de Deportes Rangers" calcext:value-type="string">
            <text:p>Partido Falkirk Football Club-Club Social de Deportes Rangers</text:p>
          </table:table-cell>
        </table:table-row>
        <table:table-row table:style-name="ro1">
          <table:table-cell table:number-columns-repeated="3"/>
          <table:table-cell table:formula="of:=&quot;Partido &quot;&amp;[.B1432]&amp;&quot;-&quot;&amp;[.B1536]&amp;&quot;&quot;" office:value-type="string" office:string-value="Partido FC Ceahlul Piatra Neam-Airdrie United Football Club" calcext:value-type="string">
            <text:p>Partido FC Ceahlul Piatra Neam-Airdrie United Football Club</text:p>
          </table:table-cell>
        </table:table-row>
        <table:table-row table:style-name="ro1">
          <table:table-cell table:number-columns-repeated="3"/>
          <table:table-cell table:formula="of:=&quot;Partido &quot;&amp;[.B732]&amp;&quot;-&quot;&amp;[.B2843]&amp;&quot;&quot;" office:value-type="string" office:string-value="Partido NK Olimpija Ljubljana-Club Atlético Estudiantes" calcext:value-type="string">
            <text:p>Partido NK Olimpija Ljubljana-Club Atlético Estudiantes</text:p>
          </table:table-cell>
        </table:table-row>
        <table:table-row table:style-name="ro1">
          <table:table-cell table:number-columns-repeated="3"/>
          <table:table-cell table:formula="of:=&quot;Partido &quot;&amp;[.B1084]&amp;&quot;-&quot;&amp;[.B2012]&amp;&quot;&quot;" office:value-type="string" office:string-value="Partido Trelleborgs FF-FK Kozara Gradiaka" calcext:value-type="string">
            <text:p>Partido Trelleborgs FF-FK Kozara Gradiaka</text:p>
          </table:table-cell>
        </table:table-row>
        <table:table-row table:style-name="ro1">
          <table:table-cell table:number-columns-repeated="3"/>
          <table:table-cell table:formula="of:=&quot;Partido &quot;&amp;[.B1350]&amp;&quot;-&quot;&amp;[.B1756]&amp;&quot;&quot;" office:value-type="string" office:string-value="Partido Montedio Yamagata-Centro Sportivo Alagoano" calcext:value-type="string">
            <text:p>Partido Montedio Yamagata-Centro Sportivo Alagoano</text:p>
          </table:table-cell>
        </table:table-row>
        <table:table-row table:style-name="ro1">
          <table:table-cell table:number-columns-repeated="3"/>
          <table:table-cell table:formula="of:=&quot;Partido &quot;&amp;[.B648]&amp;&quot;-&quot;&amp;[.B1513]&amp;&quot;&quot;" office:value-type="string" office:string-value="Partido Cerro Porteño-Deportes Magallanes" calcext:value-type="string">
            <text:p>Partido Cerro Porteño-Deportes Magallanes</text:p>
          </table:table-cell>
        </table:table-row>
        <table:table-row table:style-name="ro1">
          <table:table-cell table:number-columns-repeated="3"/>
          <table:table-cell table:formula="of:=&quot;Partido &quot;&amp;[.B1743]&amp;&quot;-&quot;&amp;[.B2391]&amp;&quot;&quot;" office:value-type="string" office:string-value="Partido Club Deportivo Cuenca-Club de Deportes Temuco" calcext:value-type="string">
            <text:p>Partido Club Deportivo Cuenca-Club de Deportes Temuco</text:p>
          </table:table-cell>
        </table:table-row>
        <table:table-row table:style-name="ro1">
          <table:table-cell table:number-columns-repeated="3"/>
          <table:table-cell table:formula="of:=&quot;Partido &quot;&amp;[.B1090]&amp;&quot;-&quot;&amp;[.B738]&amp;&quot;&quot;" office:value-type="string" office:string-value="Partido Associação Naval 1º Maio-Northampton Town Football Club" calcext:value-type="string">
            <text:p>Partido Associação Naval 1º Maio-Northampton Town Football Club</text:p>
          </table:table-cell>
        </table:table-row>
        <table:table-row table:style-name="ro1">
          <table:table-cell table:number-columns-repeated="3"/>
          <table:table-cell table:formula="of:=&quot;Partido &quot;&amp;[.B1493]&amp;&quot;-&quot;&amp;[.B734]&amp;&quot;&quot;" office:value-type="string" office:string-value="Partido Wydad de Casablanca-Association Football Club Wimbledon" calcext:value-type="string">
            <text:p>Partido Wydad de Casablanca-Association Football Club Wimbledon</text:p>
          </table:table-cell>
        </table:table-row>
        <table:table-row table:style-name="ro1">
          <table:table-cell table:number-columns-repeated="3"/>
          <table:table-cell table:formula="of:=&quot;Partido &quot;&amp;[.B1087]&amp;&quot;-&quot;&amp;[.B1305]&amp;&quot;&quot;" office:value-type="string" office:string-value="Partido FK Kruoja Pakruojis-Club de Deportes Santiago Wanderers" calcext:value-type="string">
            <text:p>Partido FK Kruoja Pakruojis-Club de Deportes Santiago Wanderers</text:p>
          </table:table-cell>
        </table:table-row>
        <table:table-row table:style-name="ro1">
          <table:table-cell table:number-columns-repeated="3"/>
          <table:table-cell table:formula="of:=&quot;Partido &quot;&amp;[.B962]&amp;&quot;-&quot;&amp;[.B2207]&amp;&quot;&quot;" office:value-type="string" office:string-value="Partido Unione Sportiva Triestina Calcio-Al-Taawon FC" calcext:value-type="string">
            <text:p>Partido Unione Sportiva Triestina Calcio-Al-Taawon FC</text:p>
          </table:table-cell>
        </table:table-row>
        <table:table-row table:style-name="ro1">
          <table:table-cell table:number-columns-repeated="3"/>
          <table:table-cell table:formula="of:=&quot;Partido &quot;&amp;[.B1863]&amp;&quot;-&quot;&amp;[.B1999]&amp;&quot;&quot;" office:value-type="string" office:string-value="Partido Henan Jianye FC-FC Balkan" calcext:value-type="string">
            <text:p>Partido Henan Jianye FC-FC Balkan</text:p>
          </table:table-cell>
        </table:table-row>
        <table:table-row table:style-name="ro1">
          <table:table-cell table:number-columns-repeated="3"/>
          <table:table-cell table:formula="of:=&quot;Partido &quot;&amp;[.B724]&amp;&quot;-&quot;&amp;[.B1607]&amp;&quot;&quot;" office:value-type="string" office:string-value="Partido FC Jazz-Kar_1yaka Spor Kulübü" calcext:value-type="string">
            <text:p>Partido FC Jazz-Kar_1yaka Spor Kulübü</text:p>
          </table:table-cell>
        </table:table-row>
        <table:table-row table:style-name="ro1">
          <table:table-cell table:number-columns-repeated="3"/>
          <table:table-cell table:formula="of:=&quot;Partido &quot;&amp;[.B137]&amp;&quot;-&quot;&amp;[.B2065]&amp;&quot;&quot;" office:value-type="string" office:string-value="Partido Estrella Roja de Belgrado-Ängelholms FF" calcext:value-type="string">
            <text:p>Partido Estrella Roja de Belgrado-Ängelholms FF</text:p>
          </table:table-cell>
        </table:table-row>
        <table:table-row table:style-name="ro1">
          <table:table-cell table:number-columns-repeated="3"/>
          <table:table-cell table:formula="of:=&quot;Partido &quot;&amp;[.B608]&amp;&quot;-&quot;&amp;[.B272]&amp;&quot;&quot;" office:value-type="string" office:string-value="Partido Leyton Orient Football Club-Huddersfield Town Football Club" calcext:value-type="string">
            <text:p>Partido Leyton Orient Football Club-Huddersfield Town Football Club</text:p>
          </table:table-cell>
        </table:table-row>
        <table:table-row table:style-name="ro1">
          <table:table-cell table:number-columns-repeated="3"/>
          <table:table-cell table:formula="of:=&quot;Partido &quot;&amp;[.B1827]&amp;&quot;-&quot;&amp;[.B26]&amp;&quot;&quot;" office:value-type="string" office:string-value="Partido Ards FC-Tottenham Hotspur Football Club" calcext:value-type="string">
            <text:p>Partido Ards FC-Tottenham Hotspur Football Club</text:p>
          </table:table-cell>
        </table:table-row>
        <table:table-row table:style-name="ro1">
          <table:table-cell table:number-columns-repeated="3"/>
          <table:table-cell table:formula="of:=&quot;Partido &quot;&amp;[.B1088]&amp;&quot;-&quot;&amp;[.B189]&amp;&quot;&quot;" office:value-type="string" office:string-value="Partido FK Napredak Kruaevac-FK Qaraba" calcext:value-type="string">
            <text:p>Partido FK Napredak Kruaevac-FK Qaraba</text:p>
          </table:table-cell>
        </table:table-row>
        <table:table-row table:style-name="ro1">
          <table:table-cell table:number-columns-repeated="3"/>
          <table:table-cell table:formula="of:=&quot;Partido &quot;&amp;[.B1849]&amp;&quot;-&quot;&amp;[.B2624]&amp;&quot;&quot;" office:value-type="string" office:string-value="Partido NK Triglav Kranj-BFC Daugavpils" calcext:value-type="string">
            <text:p>Partido NK Triglav Kranj-BFC Daugavpils</text:p>
          </table:table-cell>
        </table:table-row>
        <table:table-row table:style-name="ro1">
          <table:table-cell table:number-columns-repeated="3"/>
          <table:table-cell table:formula="of:=&quot;Partido &quot;&amp;[.B592]&amp;&quot;-&quot;&amp;[.B534]&amp;&quot;&quot;" office:value-type="string" office:string-value="Partido FC Aarau-H`K Zrinjski Mostar" calcext:value-type="string">
            <text:p>Partido FC Aarau-H`K Zrinjski Mostar</text:p>
          </table:table-cell>
        </table:table-row>
        <table:table-row table:style-name="ro1">
          <table:table-cell table:number-columns-repeated="3"/>
          <table:table-cell table:formula="of:=&quot;Partido &quot;&amp;[.B1643]&amp;&quot;-&quot;&amp;[.B2260]&amp;&quot;&quot;" office:value-type="string" office:string-value="Partido BEC Tero Sasana FC-Haukar" calcext:value-type="string">
            <text:p>Partido BEC Tero Sasana FC-Haukar</text:p>
          </table:table-cell>
        </table:table-row>
        <table:table-row table:style-name="ro1">
          <table:table-cell table:number-columns-repeated="3"/>
          <table:table-cell table:formula="of:=&quot;Partido &quot;&amp;[.B2778]&amp;&quot;-&quot;&amp;[.B1814]&amp;&quot;&quot;" office:value-type="string" office:string-value="Partido Club de Fútbol Indios-Portuguesa Fútbol Club" calcext:value-type="string">
            <text:p>Partido Club de Fútbol Indios-Portuguesa Fútbol Club</text:p>
          </table:table-cell>
        </table:table-row>
        <table:table-row table:style-name="ro1">
          <table:table-cell table:number-columns-repeated="3"/>
          <table:table-cell table:formula="of:=&quot;Partido &quot;&amp;[.B2465]&amp;&quot;-&quot;&amp;[.B2677]&amp;&quot;&quot;" office:value-type="string" office:string-value="Partido Donegal Celtic-FC Zvezda Irkutsk" calcext:value-type="string">
            <text:p>Partido Donegal Celtic-FC Zvezda Irkutsk</text:p>
          </table:table-cell>
        </table:table-row>
        <table:table-row table:style-name="ro1">
          <table:table-cell table:number-columns-repeated="3"/>
          <table:table-cell table:formula="of:=&quot;Partido &quot;&amp;[.B2753]&amp;&quot;-&quot;&amp;[.B1376]&amp;&quot;&quot;" office:value-type="string" office:string-value="Partido HIFK Helsinki-FC Rouen" calcext:value-type="string">
            <text:p>Partido HIFK Helsinki-FC Rouen</text:p>
          </table:table-cell>
        </table:table-row>
        <table:table-row table:style-name="ro1">
          <table:table-cell table:number-columns-repeated="3"/>
          <table:table-cell table:formula="of:=&quot;Partido &quot;&amp;[.B2597]&amp;&quot;-&quot;&amp;[.B1000]&amp;&quot;&quot;" office:value-type="string" office:string-value="Partido Al-Hazm Rass-CS Grevenmacher" calcext:value-type="string">
            <text:p>Partido Al-Hazm Rass-CS Grevenmacher</text:p>
          </table:table-cell>
        </table:table-row>
        <table:table-row table:style-name="ro1">
          <table:table-cell table:number-columns-repeated="3"/>
          <table:table-cell table:formula="of:=&quot;Partido &quot;&amp;[.B1845]&amp;&quot;-&quot;&amp;[.B2673]&amp;&quot;&quot;" office:value-type="string" office:string-value="Partido Braintree Town F.C.-Zulia Fútbol Club" calcext:value-type="string">
            <text:p>Partido Braintree Town F.C.-Zulia Fútbol Club</text:p>
          </table:table-cell>
        </table:table-row>
        <table:table-row table:style-name="ro1">
          <table:table-cell table:number-columns-repeated="3"/>
          <table:table-cell table:formula="of:=&quot;Partido &quot;&amp;[.B2232]&amp;&quot;-&quot;&amp;[.B1418]&amp;&quot;&quot;" office:value-type="string" office:string-value="Partido FC Mondercange-Östersunds FK" calcext:value-type="string">
            <text:p>Partido FC Mondercange-Östersunds FK</text:p>
          </table:table-cell>
        </table:table-row>
        <table:table-row table:style-name="ro1">
          <table:table-cell table:number-columns-repeated="3"/>
          <table:table-cell table:formula="of:=&quot;Partido &quot;&amp;[.B2185]&amp;&quot;-&quot;&amp;[.B554]&amp;&quot;&quot;" office:value-type="string" office:string-value="Partido Clapham Rovers Football Club-Kashima Antlers" calcext:value-type="string">
            <text:p>Partido Clapham Rovers Football Club-Kashima Antlers</text:p>
          </table:table-cell>
        </table:table-row>
        <table:table-row table:style-name="ro1">
          <table:table-cell table:number-columns-repeated="3"/>
          <table:table-cell table:formula="of:=&quot;Partido &quot;&amp;[.B2312]&amp;&quot;-&quot;&amp;[.B874]&amp;&quot;&quot;" office:value-type="string" office:string-value="Partido Las jevas de valencia fc-Al-Jazira Sporting Club" calcext:value-type="string">
            <text:p>Partido Las jevas de valencia fc-Al-Jazira Sporting Club</text:p>
          </table:table-cell>
        </table:table-row>
        <table:table-row table:style-name="ro1">
          <table:table-cell table:number-columns-repeated="3"/>
          <table:table-cell table:formula="of:=&quot;Partido &quot;&amp;[.B1971]&amp;&quot;-&quot;&amp;[.B2032]&amp;&quot;&quot;" office:value-type="string" office:string-value="Partido FC Vostok-Gach Dong Tam Long An" calcext:value-type="string">
            <text:p>Partido FC Vostok-Gach Dong Tam Long An</text:p>
          </table:table-cell>
        </table:table-row>
        <table:table-row table:style-name="ro1">
          <table:table-cell table:number-columns-repeated="3"/>
          <table:table-cell table:formula="of:=&quot;Partido &quot;&amp;[.B2244]&amp;&quot;-&quot;&amp;[.B2271]&amp;&quot;&quot;" office:value-type="string" office:string-value="Partido Old Carthusians Football Club-Club de Fútbol Ciudad de Murcia" calcext:value-type="string">
            <text:p>Partido Old Carthusians Football Club-Club de Fútbol Ciudad de Murcia</text:p>
          </table:table-cell>
        </table:table-row>
        <table:table-row table:style-name="ro1">
          <table:table-cell table:number-columns-repeated="3"/>
          <table:table-cell table:formula="of:=&quot;Partido &quot;&amp;[.B2114]&amp;&quot;-&quot;&amp;[.B2766]&amp;&quot;&quot;" office:value-type="string" office:string-value="Partido Ba Football Association-FK Ma~eikiai" calcext:value-type="string">
            <text:p>Partido Ba Football Association-FK Ma~eikiai</text:p>
          </table:table-cell>
        </table:table-row>
        <table:table-row table:style-name="ro1">
          <table:table-cell table:number-columns-repeated="3"/>
          <table:table-cell table:formula="of:=&quot;Partido &quot;&amp;[.B2085]&amp;&quot;-&quot;&amp;[.B2233]&amp;&quot;&quot;" office:value-type="string" office:string-value="Partido JK Sadam Tallinn-Deportivo Pereira S. A." calcext:value-type="string">
            <text:p>Partido JK Sadam Tallinn-Deportivo Pereira S. A.</text:p>
          </table:table-cell>
        </table:table-row>
        <table:table-row table:style-name="ro1">
          <table:table-cell table:number-columns-repeated="3"/>
          <table:table-cell table:formula="of:=&quot;Partido &quot;&amp;[.B2229]&amp;&quot;-&quot;&amp;[.B1216]&amp;&quot;&quot;" office:value-type="string" office:string-value="Partido Club Sport Alianza Atlético Sullana-Shanghái Donghai" calcext:value-type="string">
            <text:p>Partido Club Sport Alianza Atlético Sullana-Shanghái Donghai</text:p>
          </table:table-cell>
        </table:table-row>
        <table:table-row table:style-name="ro1">
          <table:table-cell table:number-columns-repeated="3"/>
          <table:table-cell table:formula="of:=&quot;Partido &quot;&amp;[.B1966]&amp;&quot;-&quot;&amp;[.B1823]&amp;&quot;&quot;" office:value-type="string" office:string-value="Partido Young Africans SC-Eastleigh F.C." calcext:value-type="string">
            <text:p>Partido Young Africans SC-Eastleigh F.C.</text:p>
          </table:table-cell>
        </table:table-row>
        <table:table-row table:style-name="ro1">
          <table:table-cell table:number-columns-repeated="3"/>
          <table:table-cell table:formula="of:=&quot;Partido &quot;&amp;[.B271]&amp;&quot;-&quot;&amp;[.B1827]&amp;&quot;&quot;" office:value-type="string" office:string-value="Partido Brighton &amp; Hove Albion Football Club-Ards FC" calcext:value-type="string">
            <text:p>Partido Brighton &amp; Hove Albion Football Club-Ards FC</text:p>
          </table:table-cell>
        </table:table-row>
        <table:table-row table:style-name="ro1">
          <table:table-cell table:number-columns-repeated="3"/>
          <table:table-cell table:formula="of:=&quot;Partido &quot;&amp;[.B524]&amp;&quot;-&quot;&amp;[.B58]&amp;&quot;&quot;" office:value-type="string" office:string-value="Partido FK Khazar Lankaran-Club de Gimnasia y Esgrima La Plata" calcext:value-type="string">
            <text:p>Partido FK Khazar Lankaran-Club de Gimnasia y Esgrima La Plata</text:p>
          </table:table-cell>
        </table:table-row>
        <table:table-row table:style-name="ro1">
          <table:table-cell table:number-columns-repeated="3"/>
          <table:table-cell table:formula="of:=&quot;Partido &quot;&amp;[.B2354]&amp;&quot;-&quot;&amp;[.B1034]&amp;&quot;&quot;" office:value-type="string" office:string-value="Partido Al-Ittihad Al-Iskandary-Queen's Park Football Club" calcext:value-type="string">
            <text:p>Partido Al-Ittihad Al-Iskandary-Queen's Park Football Club</text:p>
          </table:table-cell>
        </table:table-row>
        <table:table-row table:style-name="ro1">
          <table:table-cell table:number-columns-repeated="3"/>
          <table:table-cell table:formula="of:=&quot;Partido &quot;&amp;[.B1421]&amp;&quot;-&quot;&amp;[.B653]&amp;&quot;&quot;" office:value-type="string" office:string-value="Partido Futbol Club Barcelona-Drogheda United Football Club" calcext:value-type="string">
            <text:p>Partido Futbol Club Barcelona-Drogheda United Football Club</text:p>
          </table:table-cell>
        </table:table-row>
        <table:table-row table:style-name="ro1">
          <table:table-cell table:number-columns-repeated="3"/>
          <table:table-cell table:formula="of:=&quot;Partido &quot;&amp;[.B2710]&amp;&quot;-&quot;&amp;[.B2783]&amp;&quot;&quot;" office:value-type="string" office:string-value="Partido Esporte Clube Novo Hamburgo-Army United F.C." calcext:value-type="string">
            <text:p>Partido Esporte Clube Novo Hamburgo-Army United F.C.</text:p>
          </table:table-cell>
        </table:table-row>
        <table:table-row table:style-name="ro1">
          <table:table-cell table:number-columns-repeated="3"/>
          <table:table-cell table:formula="of:=&quot;Partido &quot;&amp;[.B2601]&amp;&quot;-&quot;&amp;[.B1563]&amp;&quot;&quot;" office:value-type="string" office:string-value="Partido Carrick Rangers-Connah's Quay Nomads Football Club" calcext:value-type="string">
            <text:p>Partido Carrick Rangers-Connah's Quay Nomads Football Club</text:p>
          </table:table-cell>
        </table:table-row>
        <table:table-row table:style-name="ro1">
          <table:table-cell table:number-columns-repeated="3"/>
          <table:table-cell table:formula="of:=&quot;Partido &quot;&amp;[.B742]&amp;&quot;-&quot;&amp;[.B1092]&amp;&quot;&quot;" office:value-type="string" office:string-value="Partido Club Atlético Tigre-Entente Sportive de Sétif" calcext:value-type="string">
            <text:p>Partido Club Atlético Tigre-Entente Sportive de Sétif</text:p>
          </table:table-cell>
        </table:table-row>
        <table:table-row table:style-name="ro1">
          <table:table-cell table:number-columns-repeated="3"/>
          <table:table-cell table:formula="of:=&quot;Partido &quot;&amp;[.B2902]&amp;&quot;-&quot;&amp;[.B1919]&amp;&quot;&quot;" office:value-type="string" office:string-value="Partido Esporte Clube São Bento-HNK Oraaje" calcext:value-type="string">
            <text:p>Partido Esporte Clube São Bento-HNK Oraaje</text:p>
          </table:table-cell>
        </table:table-row>
        <table:table-row table:style-name="ro1">
          <table:table-cell table:number-columns-repeated="3"/>
          <table:table-cell table:formula="of:=&quot;Partido &quot;&amp;[.B2846]&amp;&quot;-&quot;&amp;[.B460]&amp;&quot;&quot;" office:value-type="string" office:string-value="Partido Kallon FC-Rio Ave Futebol Clube" calcext:value-type="string">
            <text:p>Partido Kallon FC-Rio Ave Futebol Clube</text:p>
          </table:table-cell>
        </table:table-row>
        <table:table-row table:style-name="ro1">
          <table:table-cell table:number-columns-repeated="3"/>
          <table:table-cell table:formula="of:=&quot;Partido &quot;&amp;[.B2355]&amp;&quot;-&quot;&amp;[.B1709]&amp;&quot;&quot;" office:value-type="string" office:string-value="Partido FC Corvinul Hunedoara-Manchester United F.C." calcext:value-type="string">
            <text:p>Partido FC Corvinul Hunedoara-Manchester United F.C.</text:p>
          </table:table-cell>
        </table:table-row>
        <table:table-row table:style-name="ro1">
          <table:table-cell table:number-columns-repeated="3"/>
          <table:table-cell table:formula="of:=&quot;Partido &quot;&amp;[.B1008]&amp;&quot;-&quot;&amp;[.B2251]&amp;&quot;&quot;" office:value-type="string" office:string-value="Partido FK Rad Belgrado-Shanghai Shenxin F.C." calcext:value-type="string">
            <text:p>Partido FK Rad Belgrado-Shanghai Shenxin F.C.</text:p>
          </table:table-cell>
        </table:table-row>
        <table:table-row table:style-name="ro1">
          <table:table-cell table:number-columns-repeated="3"/>
          <table:table-cell table:formula="of:=&quot;Partido &quot;&amp;[.B2370]&amp;&quot;-&quot;&amp;[.B156]&amp;&quot;&quot;" office:value-type="string" office:string-value="Partido KS Pogradeci-Ipswich Town Football Club" calcext:value-type="string">
            <text:p>Partido KS Pogradeci-Ipswich Town Football Club</text:p>
          </table:table-cell>
        </table:table-row>
        <table:table-row table:style-name="ro1">
          <table:table-cell table:number-columns-repeated="3"/>
          <table:table-cell table:formula="of:=&quot;Partido &quot;&amp;[.B613]&amp;&quot;-&quot;&amp;[.B2237]&amp;&quot;&quot;" office:value-type="string" office:string-value="Partido Accrington Stanley F.C-Nacional Futebol Clube" calcext:value-type="string">
            <text:p>Partido Accrington Stanley F.C-Nacional Futebol Clube</text:p>
          </table:table-cell>
        </table:table-row>
        <table:table-row table:style-name="ro1">
          <table:table-cell table:number-columns-repeated="3"/>
          <table:table-cell table:formula="of:=&quot;Partido &quot;&amp;[.B1637]&amp;&quot;-&quot;&amp;[.B2454]&amp;&quot;&quot;" office:value-type="string" office:string-value="Partido Club Centro Deportivo Municipal-Unió Esportiva Figueres" calcext:value-type="string">
            <text:p>Partido Club Centro Deportivo Municipal-Unió Esportiva Figueres</text:p>
          </table:table-cell>
        </table:table-row>
        <table:table-row table:style-name="ro1">
          <table:table-cell table:number-columns-repeated="3"/>
          <table:table-cell table:formula="of:=&quot;Partido &quot;&amp;[.B1423]&amp;&quot;-&quot;&amp;[.B1152]&amp;&quot;&quot;" office:value-type="string" office:string-value="Partido Ermis Aradippou-UN Käerjéng 97" calcext:value-type="string">
            <text:p>Partido Ermis Aradippou-UN Käerjéng 97</text:p>
          </table:table-cell>
        </table:table-row>
        <table:table-row table:style-name="ro1">
          <table:table-cell table:number-columns-repeated="3"/>
          <table:table-cell table:formula="of:=&quot;Partido &quot;&amp;[.B1584]&amp;&quot;-&quot;&amp;[.B1500]&amp;&quot;&quot;" office:value-type="string" office:string-value="Partido FK Metalac Gornji Milanovac-Bengaluru FC" calcext:value-type="string">
            <text:p>Partido FK Metalac Gornji Milanovac-Bengaluru FC</text:p>
          </table:table-cell>
        </table:table-row>
        <table:table-row table:style-name="ro1">
          <table:table-cell table:number-columns-repeated="3"/>
          <table:table-cell table:formula="of:=&quot;Partido &quot;&amp;[.B1813]&amp;&quot;-&quot;&amp;[.B1988]&amp;&quot;&quot;" office:value-type="string" office:string-value="Partido JK Vaprus Pärnu-Najran SC" calcext:value-type="string">
            <text:p>Partido JK Vaprus Pärnu-Najran SC</text:p>
          </table:table-cell>
        </table:table-row>
        <table:table-row table:style-name="ro1">
          <table:table-cell table:number-columns-repeated="3"/>
          <table:table-cell table:formula="of:=&quot;Partido &quot;&amp;[.B451]&amp;&quot;-&quot;&amp;[.B167]&amp;&quot;&quot;" office:value-type="string" office:string-value="Partido Skonto FC-Derby County Football Club" calcext:value-type="string">
            <text:p>Partido Skonto FC-Derby County Football Club</text:p>
          </table:table-cell>
        </table:table-row>
        <table:table-row table:style-name="ro1">
          <table:table-cell table:number-columns-repeated="3"/>
          <table:table-cell table:formula="of:=&quot;Partido &quot;&amp;[.B1379]&amp;&quot;-&quot;&amp;[.B898]&amp;&quot;&quot;" office:value-type="string" office:string-value="Partido Vannes Olympique Club-Fortuna Sittard" calcext:value-type="string">
            <text:p>Partido Vannes Olympique Club-Fortuna Sittard</text:p>
          </table:table-cell>
        </table:table-row>
        <table:table-row table:style-name="ro1">
          <table:table-cell table:number-columns-repeated="3"/>
          <table:table-cell table:formula="of:=&quot;Partido &quot;&amp;[.B2341]&amp;&quot;-&quot;&amp;[.B617]&amp;&quot;&quot;" office:value-type="string" office:string-value="Partido Caudal Deportivo-FK Baku" calcext:value-type="string">
            <text:p>Partido Caudal Deportivo-FK Baku</text:p>
          </table:table-cell>
        </table:table-row>
        <table:table-row table:style-name="ro1">
          <table:table-cell table:number-columns-repeated="3"/>
          <table:table-cell table:formula="of:=&quot;Partido &quot;&amp;[.B2818]&amp;&quot;-&quot;&amp;[.B2503]&amp;&quot;&quot;" office:value-type="string" office:string-value="Partido FC Costuleni-SV Wilhelmshaven" calcext:value-type="string">
            <text:p>Partido FC Costuleni-SV Wilhelmshaven</text:p>
          </table:table-cell>
        </table:table-row>
        <table:table-row table:style-name="ro1">
          <table:table-cell table:number-columns-repeated="3"/>
          <table:table-cell table:formula="of:=&quot;Partido &quot;&amp;[.B436]&amp;&quot;-&quot;&amp;[.B1910]&amp;&quot;&quot;" office:value-type="string" office:string-value="Partido FSV Frankfurt-US Luzenac" calcext:value-type="string">
            <text:p>Partido FSV Frankfurt-US Luzenac</text:p>
          </table:table-cell>
        </table:table-row>
        <table:table-row table:style-name="ro1">
          <table:table-cell table:number-columns-repeated="3"/>
          <table:table-cell table:formula="of:=&quot;Partido &quot;&amp;[.B2374]&amp;&quot;-&quot;&amp;[.B2489]&amp;&quot;&quot;" office:value-type="string" office:string-value="Partido Hapoel Ra'anana A.F.C.-FC Dynamo Bryansk" calcext:value-type="string">
            <text:p>Partido Hapoel Ra'anana A.F.C.-FC Dynamo Bryansk</text:p>
          </table:table-cell>
        </table:table-row>
        <table:table-row table:style-name="ro1">
          <table:table-cell table:number-columns-repeated="3"/>
          <table:table-cell table:formula="of:=&quot;Partido &quot;&amp;[.B1408]&amp;&quot;-&quot;&amp;[.B1747]&amp;&quot;&quot;" office:value-type="string" office:string-value="Partido Unione Sportiva Catanzaro-Knattspyrnufélag Akureyrar" calcext:value-type="string">
            <text:p>Partido Unione Sportiva Catanzaro-Knattspyrnufélag Akureyrar</text:p>
          </table:table-cell>
        </table:table-row>
        <table:table-row table:style-name="ro1">
          <table:table-cell table:number-columns-repeated="3"/>
          <table:table-cell table:formula="of:=&quot;Partido &quot;&amp;[.B2867]&amp;&quot;-&quot;&amp;[.B2636]&amp;&quot;&quot;" office:value-type="string" office:string-value="Partido Omonia Aradippou-ACS Poli Timioara" calcext:value-type="string">
            <text:p>Partido Omonia Aradippou-ACS Poli Timioara</text:p>
          </table:table-cell>
        </table:table-row>
        <table:table-row table:style-name="ro1">
          <table:table-cell table:number-columns-repeated="3"/>
          <table:table-cell table:formula="of:=&quot;Partido &quot;&amp;[.B1547]&amp;&quot;-&quot;&amp;[.B1694]&amp;&quot;&quot;" office:value-type="string" office:string-value="Partido Fudbalski Klub Kom-Csepel SC" calcext:value-type="string">
            <text:p>Partido Fudbalski Klub Kom-Csepel SC</text:p>
          </table:table-cell>
        </table:table-row>
        <table:table-row table:style-name="ro1">
          <table:table-cell table:number-columns-repeated="3"/>
          <table:table-cell table:formula="of:=&quot;Partido &quot;&amp;[.B2345]&amp;&quot;-&quot;&amp;[.B718]&amp;&quot;&quot;" office:value-type="string" office:string-value="Partido Pietà Hotspurs F.C.-Strømsgodset IF" calcext:value-type="string">
            <text:p>Partido Pietà Hotspurs F.C.-Strømsgodset IF</text:p>
          </table:table-cell>
        </table:table-row>
        <table:table-row table:style-name="ro1">
          <table:table-cell table:number-columns-repeated="3"/>
          <table:table-cell table:formula="of:=&quot;Partido &quot;&amp;[.B1968]&amp;&quot;-&quot;&amp;[.B649]&amp;&quot;&quot;" office:value-type="string" office:string-value="Partido FC Ruggell-FC Milsami" calcext:value-type="string">
            <text:p>Partido FC Ruggell-FC Milsami</text:p>
          </table:table-cell>
        </table:table-row>
        <table:table-row table:style-name="ro1">
          <table:table-cell table:number-columns-repeated="3"/>
          <table:table-cell table:formula="of:=&quot;Partido &quot;&amp;[.B1996]&amp;&quot;-&quot;&amp;[.B1296]&amp;&quot;&quot;" office:value-type="string" office:string-value="Partido Tyresö FF-Aberystwyth Town Football Club" calcext:value-type="string">
            <text:p>Partido Tyresö FF-Aberystwyth Town Football Club</text:p>
          </table:table-cell>
        </table:table-row>
        <table:table-row table:style-name="ro1">
          <table:table-cell table:number-columns-repeated="3"/>
          <table:table-cell table:formula="of:=&quot;Partido &quot;&amp;[.B1532]&amp;&quot;-&quot;&amp;[.B851]&amp;&quot;&quot;" office:value-type="string" office:string-value="Partido Dunakanyar-Vác FC-K.V. Red Star Waasland-Beveren" calcext:value-type="string">
            <text:p>Partido Dunakanyar-Vác FC-K.V. Red Star Waasland-Beveren</text:p>
          </table:table-cell>
        </table:table-row>
        <table:table-row table:style-name="ro1">
          <table:table-cell table:number-columns-repeated="3"/>
          <table:table-cell table:formula="of:=&quot;Partido &quot;&amp;[.B718]&amp;&quot;-&quot;&amp;[.B281]&amp;&quot;&quot;" office:value-type="string" office:string-value="Partido Strømsgodset IF-Fudbalski Klub Vojvodina" calcext:value-type="string">
            <text:p>Partido Strømsgodset IF-Fudbalski Klub Vojvodina</text:p>
          </table:table-cell>
        </table:table-row>
        <table:table-row table:style-name="ro1">
          <table:table-cell table:number-columns-repeated="3"/>
          <table:table-cell table:formula="of:=&quot;Partido &quot;&amp;[.B970]&amp;&quot;-&quot;&amp;[.B1400]&amp;&quot;&quot;" office:value-type="string" office:string-value="Partido Klubi Futbollit Laçi-Muharraq Club" calcext:value-type="string">
            <text:p>Partido Klubi Futbollit Laçi-Muharraq Club</text:p>
          </table:table-cell>
        </table:table-row>
        <table:table-row table:style-name="ro1">
          <table:table-cell table:number-columns-repeated="3"/>
          <table:table-cell table:formula="of:=&quot;Partido &quot;&amp;[.B2286]&amp;&quot;-&quot;&amp;[.B1050]&amp;&quot;&quot;" office:value-type="string" office:string-value="Partido KSV Waregem-Dalkurd FF" calcext:value-type="string">
            <text:p>Partido KSV Waregem-Dalkurd FF</text:p>
          </table:table-cell>
        </table:table-row>
        <table:table-row table:style-name="ro1">
          <table:table-cell table:number-columns-repeated="3"/>
          <table:table-cell table:formula="of:=&quot;Partido &quot;&amp;[.B61]&amp;&quot;-&quot;&amp;[.B1495]&amp;&quot;&quot;" office:value-type="string" office:string-value="Partido Werder Bremen-FC KAMAZ Naberezhnye Chelny" calcext:value-type="string">
            <text:p>Partido Werder Bremen-FC KAMAZ Naberezhnye Chelny</text:p>
          </table:table-cell>
        </table:table-row>
        <table:table-row table:style-name="ro1">
          <table:table-cell table:number-columns-repeated="3"/>
          <table:table-cell table:formula="of:=&quot;Partido &quot;&amp;[.B2613]&amp;&quot;-&quot;&amp;[.B108]&amp;&quot;&quot;" office:value-type="string" office:string-value="Partido Central Uruguay Railway Cricket Club-Football Club Twente" calcext:value-type="string">
            <text:p>Partido Central Uruguay Railway Cricket Club-Football Club Twente</text:p>
          </table:table-cell>
        </table:table-row>
        <table:table-row table:style-name="ro1">
          <table:table-cell table:number-columns-repeated="3"/>
          <table:table-cell table:formula="of:=&quot;Partido &quot;&amp;[.B1368]&amp;&quot;-&quot;&amp;[.B68]&amp;&quot;&quot;" office:value-type="string" office:string-value="Partido Club Deportivo Atlético Baleares-Olympique de Lyon" calcext:value-type="string">
            <text:p>Partido Club Deportivo Atlético Baleares-Olympique de Lyon</text:p>
          </table:table-cell>
        </table:table-row>
        <table:table-row table:style-name="ro1">
          <table:table-cell table:number-columns-repeated="3"/>
          <table:table-cell table:formula="of:=&quot;Partido &quot;&amp;[.B1123]&amp;&quot;-&quot;&amp;[.B1614]&amp;&quot;&quot;" office:value-type="string" office:string-value="Partido Racing FC Union Luxembourg-Club Deportivo Atlético Huila" calcext:value-type="string">
            <text:p>Partido Racing FC Union Luxembourg-Club Deportivo Atlético Huila</text:p>
          </table:table-cell>
        </table:table-row>
        <table:table-row table:style-name="ro1">
          <table:table-cell table:number-columns-repeated="3"/>
          <table:table-cell table:formula="of:=&quot;Partido &quot;&amp;[.B2118]&amp;&quot;-&quot;&amp;[.B1098]&amp;&quot;&quot;" office:value-type="string" office:string-value="Partido Airdrieonians F.C.-Everton de Viña del Mar" calcext:value-type="string">
            <text:p>Partido Airdrieonians F.C.-Everton de Viña del Mar</text:p>
          </table:table-cell>
        </table:table-row>
        <table:table-row table:style-name="ro1">
          <table:table-cell table:number-columns-repeated="3"/>
          <table:table-cell table:formula="of:=&quot;Partido &quot;&amp;[.B905]&amp;&quot;-&quot;&amp;[.B2172]&amp;&quot;&quot;" office:value-type="string" office:string-value="Partido Girona Futbol Club-Social Futebol Clube" calcext:value-type="string">
            <text:p>Partido Girona Futbol Club-Social Futebol Clube</text:p>
          </table:table-cell>
        </table:table-row>
        <table:table-row table:style-name="ro1">
          <table:table-cell table:number-columns-repeated="3"/>
          <table:table-cell table:formula="of:=&quot;Partido &quot;&amp;[.B1256]&amp;&quot;-&quot;&amp;[.B406]&amp;&quot;&quot;" office:value-type="string" office:string-value="Partido Tennis Borussia Berlin-IFK Norrköping" calcext:value-type="string">
            <text:p>Partido Tennis Borussia Berlin-IFK Norrköping</text:p>
          </table:table-cell>
        </table:table-row>
        <table:table-row table:style-name="ro1">
          <table:table-cell table:number-columns-repeated="3"/>
          <table:table-cell table:formula="of:=&quot;Partido &quot;&amp;[.B77]&amp;&quot;-&quot;&amp;[.B784]&amp;&quot;&quot;" office:value-type="string" office:string-value="Partido Crystal Palace Football Club-F.C. Arsenal Kiev" calcext:value-type="string">
            <text:p>Partido Crystal Palace Football Club-F.C. Arsenal Kiev</text:p>
          </table:table-cell>
        </table:table-row>
        <table:table-row table:style-name="ro1">
          <table:table-cell table:number-columns-repeated="3"/>
          <table:table-cell table:formula="of:=&quot;Partido &quot;&amp;[.B143]&amp;&quot;-&quot;&amp;[.B138]&amp;&quot;&quot;" office:value-type="string" office:string-value="Partido 1. FSV Mainz 05-Deportivo Cali" calcext:value-type="string">
            <text:p>Partido 1. FSV Mainz 05-Deportivo Cali</text:p>
          </table:table-cell>
        </table:table-row>
        <table:table-row table:style-name="ro1">
          <table:table-cell table:number-columns-repeated="3"/>
          <table:table-cell table:formula="of:=&quot;Partido &quot;&amp;[.B1943]&amp;&quot;-&quot;&amp;[.B93]&amp;&quot;&quot;" office:value-type="string" office:string-value="Partido FC Spartak Plovdiv-Wolverhampton Wanderers Football Club" calcext:value-type="string">
            <text:p>Partido FC Spartak Plovdiv-Wolverhampton Wanderers Football Club</text:p>
          </table:table-cell>
        </table:table-row>
        <table:table-row table:style-name="ro1">
          <table:table-cell table:number-columns-repeated="3"/>
          <table:table-cell table:formula="of:=&quot;Partido &quot;&amp;[.B2023]&amp;&quot;-&quot;&amp;[.B13]&amp;&quot;&quot;" office:value-type="string" office:string-value="Partido Al-Jaish SC-FC Kubán Krasnodar" calcext:value-type="string">
            <text:p>Partido Al-Jaish SC-FC Kubán Krasnodar</text:p>
          </table:table-cell>
        </table:table-row>
        <table:table-row table:style-name="ro1">
          <table:table-cell table:number-columns-repeated="3"/>
          <table:table-cell table:formula="of:=&quot;Partido &quot;&amp;[.B142]&amp;&quot;-&quot;&amp;[.B2117]&amp;&quot;&quot;" office:value-type="string" office:string-value="Partido Santos Futebol Clube-South Melbourne Football Club" calcext:value-type="string">
            <text:p>Partido Santos Futebol Clube-South Melbourne Football Club</text:p>
          </table:table-cell>
        </table:table-row>
        <table:table-row table:style-name="ro1">
          <table:table-cell table:number-columns-repeated="3"/>
          <table:table-cell table:formula="of:=&quot;Partido &quot;&amp;[.B1361]&amp;&quot;-&quot;&amp;[.B2648]&amp;&quot;&quot;" office:value-type="string" office:string-value="Partido Club Deportivo Logroñés-Zanaco FC" calcext:value-type="string">
            <text:p>Partido Club Deportivo Logroñés-Zanaco FC</text:p>
          </table:table-cell>
        </table:table-row>
        <table:table-row table:style-name="ro1">
          <table:table-cell table:number-columns-repeated="3"/>
          <table:table-cell table:formula="of:=&quot;Partido &quot;&amp;[.B905]&amp;&quot;-&quot;&amp;[.B582]&amp;&quot;&quot;" office:value-type="string" office:string-value="Partido Girona Futbol Club-St Patrick's Athletic Football Club" calcext:value-type="string">
            <text:p>Partido Girona Futbol Club-St Patrick's Athletic Football Club</text:p>
          </table:table-cell>
        </table:table-row>
        <table:table-row table:style-name="ro1">
          <table:table-cell table:number-columns-repeated="3"/>
          <table:table-cell table:formula="of:=&quot;Partido &quot;&amp;[.B98]&amp;&quot;-&quot;&amp;[.B1052]&amp;&quot;&quot;" office:value-type="string" office:string-value="Partido Hertha BSC Berlín-Al-Wahda" calcext:value-type="string">
            <text:p>Partido Hertha BSC Berlín-Al-Wahda</text:p>
          </table:table-cell>
        </table:table-row>
        <table:table-row table:style-name="ro1">
          <table:table-cell table:number-columns-repeated="3"/>
          <table:table-cell table:formula="of:=&quot;Partido &quot;&amp;[.B1869]&amp;&quot;-&quot;&amp;[.B2541]&amp;&quot;&quot;" office:value-type="string" office:string-value="Partido FC Swarovski Tirol-South Coast Wolves Football Club" calcext:value-type="string">
            <text:p>Partido FC Swarovski Tirol-South Coast Wolves Football Club</text:p>
          </table:table-cell>
        </table:table-row>
        <table:table-row table:style-name="ro1">
          <table:table-cell table:number-columns-repeated="3"/>
          <table:table-cell table:formula="of:=&quot;Partido &quot;&amp;[.B2728]&amp;&quot;-&quot;&amp;[.B1552]&amp;&quot;&quot;" office:value-type="string" office:string-value="Partido Bakili Baku-FK Shamkir" calcext:value-type="string">
            <text:p>Partido Bakili Baku-FK Shamkir</text:p>
          </table:table-cell>
        </table:table-row>
        <table:table-row table:style-name="ro1">
          <table:table-cell table:number-columns-repeated="3"/>
          <table:table-cell table:formula="of:=&quot;Partido &quot;&amp;[.B1405]&amp;&quot;-&quot;&amp;[.B1468]&amp;&quot;&quot;" office:value-type="string" office:string-value="Partido Envigado Fútbol Club-Kjøbenhavns Boldklub" calcext:value-type="string">
            <text:p>Partido Envigado Fútbol Club-Kjøbenhavns Boldklub</text:p>
          </table:table-cell>
        </table:table-row>
        <table:table-row table:style-name="ro1">
          <table:table-cell table:number-columns-repeated="3"/>
          <table:table-cell table:formula="of:=&quot;Partido &quot;&amp;[.B1969]&amp;&quot;-&quot;&amp;[.B2839]&amp;&quot;&quot;" office:value-type="string" office:string-value="Partido Ituano Futebol Clube-Brynäs IF Fotboll" calcext:value-type="string">
            <text:p>Partido Ituano Futebol Clube-Brynäs IF Fotboll</text:p>
          </table:table-cell>
        </table:table-row>
        <table:table-row table:style-name="ro1">
          <table:table-cell table:number-columns-repeated="3"/>
          <table:table-cell table:formula="of:=&quot;Partido &quot;&amp;[.B1718]&amp;&quot;-&quot;&amp;[.B2559]&amp;&quot;&quot;" office:value-type="string" office:string-value="Partido Al-Ahli SC Doha-JK Tervis Pärnu" calcext:value-type="string">
            <text:p>Partido Al-Ahli SC Doha-JK Tervis Pärnu</text:p>
          </table:table-cell>
        </table:table-row>
        <table:table-row table:style-name="ro1">
          <table:table-cell table:number-columns-repeated="3"/>
          <table:table-cell table:formula="of:=&quot;Partido &quot;&amp;[.B19]&amp;&quot;-&quot;&amp;[.B608]&amp;&quot;&quot;" office:value-type="string" office:string-value="Partido Ajax de Ámsterdam-Leyton Orient Football Club" calcext:value-type="string">
            <text:p>Partido Ajax de Ámsterdam-Leyton Orient Football Club</text:p>
          </table:table-cell>
        </table:table-row>
        <table:table-row table:style-name="ro1">
          <table:table-cell table:number-columns-repeated="3"/>
          <table:table-cell table:formula="of:=&quot;Partido &quot;&amp;[.B1591]&amp;&quot;-&quot;&amp;[.B1603]&amp;&quot;&quot;" office:value-type="string" office:string-value="Partido Linköpings FC-FK Drnovice" calcext:value-type="string">
            <text:p>Partido Linköpings FC-FK Drnovice</text:p>
          </table:table-cell>
        </table:table-row>
        <table:table-row table:style-name="ro1">
          <table:table-cell table:number-columns-repeated="3"/>
          <table:table-cell table:formula="of:=&quot;Partido &quot;&amp;[.B903]&amp;&quot;-&quot;&amp;[.B774]&amp;&quot;&quot;" office:value-type="string" office:string-value="Partido Stevenage Football Club-Kashiwa Reysol" calcext:value-type="string">
            <text:p>Partido Stevenage Football Club-Kashiwa Reysol</text:p>
          </table:table-cell>
        </table:table-row>
        <table:table-row table:style-name="ro1">
          <table:table-cell table:number-columns-repeated="3"/>
          <table:table-cell table:formula="of:=&quot;Partido &quot;&amp;[.B1492]&amp;&quot;-&quot;&amp;[.B2766]&amp;&quot;&quot;" office:value-type="string" office:string-value="Partido NEWI Cefn Druids Association Football Club-FK Ma~eikiai" calcext:value-type="string">
            <text:p>Partido NEWI Cefn Druids Association Football Club-FK Ma~eikiai</text:p>
          </table:table-cell>
        </table:table-row>
        <table:table-row table:style-name="ro1">
          <table:table-cell table:number-columns-repeated="3"/>
          <table:table-cell table:formula="of:=&quot;Partido &quot;&amp;[.B1098]&amp;&quot;-&quot;&amp;[.B1986]&amp;&quot;&quot;" office:value-type="string" office:string-value="Partido Everton de Viña del Mar-Shenzhen Ruby FC" calcext:value-type="string">
            <text:p>Partido Everton de Viña del Mar-Shenzhen Ruby FC</text:p>
          </table:table-cell>
        </table:table-row>
        <table:table-row table:style-name="ro1">
          <table:table-cell table:number-columns-repeated="3"/>
          <table:table-cell table:formula="of:=&quot;Partido &quot;&amp;[.B2192]&amp;&quot;-&quot;&amp;[.B640]&amp;&quot;&quot;" office:value-type="string" office:string-value="Partido Agremiação Sportiva Arapiraquense-GAIS" calcext:value-type="string">
            <text:p>Partido Agremiação Sportiva Arapiraquense-GAIS</text:p>
          </table:table-cell>
        </table:table-row>
        <table:table-row table:style-name="ro1">
          <table:table-cell table:number-columns-repeated="3"/>
          <table:table-cell table:formula="of:=&quot;Partido &quot;&amp;[.B632]&amp;&quot;-&quot;&amp;[.B1484]&amp;&quot;&quot;" office:value-type="string" office:string-value="Partido Tout Puissant Mazembe-Club Olimpo" calcext:value-type="string">
            <text:p>Partido Tout Puissant Mazembe-Club Olimpo</text:p>
          </table:table-cell>
        </table:table-row>
        <table:table-row table:style-name="ro1">
          <table:table-cell table:number-columns-repeated="3"/>
          <table:table-cell table:formula="of:=&quot;Partido &quot;&amp;[.B2404]&amp;&quot;-&quot;&amp;[.B2042]&amp;&quot;&quot;" office:value-type="string" office:string-value="Partido PFC Neftochimic Burgas-Deportes Unión La Calera" calcext:value-type="string">
            <text:p>Partido PFC Neftochimic Burgas-Deportes Unión La Calera</text:p>
          </table:table-cell>
        </table:table-row>
        <table:table-row table:style-name="ro1">
          <table:table-cell table:number-columns-repeated="3"/>
          <table:table-cell table:formula="of:=&quot;Partido &quot;&amp;[.B1510]&amp;&quot;-&quot;&amp;[.B676]&amp;&quot;&quot;" office:value-type="string" office:string-value="Partido ABC Futebol Clube-Stabæk IF" calcext:value-type="string">
            <text:p>Partido ABC Futebol Clube-Stabæk IF</text:p>
          </table:table-cell>
        </table:table-row>
        <table:table-row table:style-name="ro1">
          <table:table-cell table:number-columns-repeated="3"/>
          <table:table-cell table:formula="of:=&quot;Partido &quot;&amp;[.B2525]&amp;&quot;-&quot;&amp;[.B1028]&amp;&quot;&quot;" office:value-type="string" office:string-value="Partido Olympique de Béjà-Wanderers Football Club" calcext:value-type="string">
            <text:p>Partido Olympique de Béjà-Wanderers Football Club</text:p>
          </table:table-cell>
        </table:table-row>
        <table:table-row table:style-name="ro1">
          <table:table-cell table:number-columns-repeated="3"/>
          <table:table-cell table:formula="of:=&quot;Partido &quot;&amp;[.B863]&amp;&quot;-&quot;&amp;[.B496]&amp;&quot;&quot;" office:value-type="string" office:string-value="Partido Unione Sportiva Avellino-FC Kairat" calcext:value-type="string">
            <text:p>Partido Unione Sportiva Avellino-FC Kairat</text:p>
          </table:table-cell>
        </table:table-row>
        <table:table-row table:style-name="ro1">
          <table:table-cell table:number-columns-repeated="3"/>
          <table:table-cell table:formula="of:=&quot;Partido &quot;&amp;[.B1233]&amp;&quot;-&quot;&amp;[.B1175]&amp;&quot;&quot;" office:value-type="string" office:string-value="Partido GKS Katowice-Ceará Sporting Club" calcext:value-type="string">
            <text:p>Partido GKS Katowice-Ceará Sporting Club</text:p>
          </table:table-cell>
        </table:table-row>
        <table:table-row table:style-name="ro1">
          <table:table-cell table:number-columns-repeated="3"/>
          <table:table-cell table:formula="of:=&quot;Partido &quot;&amp;[.B495]&amp;&quot;-&quot;&amp;[.B2740]&amp;&quot;&quot;" office:value-type="string" office:string-value="Partido Liga Deportiva Universitaria (Quito)-Elgin City F.C." calcext:value-type="string">
            <text:p>Partido Liga Deportiva Universitaria (Quito)-Elgin City F.C.</text:p>
          </table:table-cell>
        </table:table-row>
        <table:table-row table:style-name="ro1">
          <table:table-cell table:number-columns-repeated="3"/>
          <table:table-cell table:formula="of:=&quot;Partido &quot;&amp;[.B1415]&amp;&quot;-&quot;&amp;[.B636]&amp;&quot;&quot;" office:value-type="string" office:string-value="Partido Pyongyang City Sports Club-FC Gomel" calcext:value-type="string">
            <text:p>Partido Pyongyang City Sports Club-FC Gomel</text:p>
          </table:table-cell>
        </table:table-row>
        <table:table-row table:style-name="ro1">
          <table:table-cell table:number-columns-repeated="3"/>
          <table:table-cell table:formula="of:=&quot;Partido &quot;&amp;[.B145]&amp;&quot;-&quot;&amp;[.B152]&amp;&quot;&quot;" office:value-type="string" office:string-value="Partido Calcio Catania-Legia de Varsovia" calcext:value-type="string">
            <text:p>Partido Calcio Catania-Legia de Varsovia</text:p>
          </table:table-cell>
        </table:table-row>
        <table:table-row table:style-name="ro1">
          <table:table-cell table:number-columns-repeated="3"/>
          <table:table-cell table:formula="of:=&quot;Partido &quot;&amp;[.B728]&amp;&quot;-&quot;&amp;[.B1223]&amp;&quot;&quot;" office:value-type="string" office:string-value="Partido FC Ufa-Wiener Sport-Club" calcext:value-type="string">
            <text:p>Partido FC Ufa-Wiener Sport-Club</text:p>
          </table:table-cell>
        </table:table-row>
        <table:table-row table:style-name="ro1">
          <table:table-cell table:number-columns-repeated="3"/>
          <table:table-cell table:formula="of:=&quot;Partido &quot;&amp;[.B2149]&amp;&quot;-&quot;&amp;[.B2707]&amp;&quot;&quot;" office:value-type="string" office:string-value="Partido FC Triesen-Hyères FC" calcext:value-type="string">
            <text:p>Partido FC Triesen-Hyères FC</text:p>
          </table:table-cell>
        </table:table-row>
        <table:table-row table:style-name="ro1">
          <table:table-cell table:number-columns-repeated="3"/>
          <table:table-cell table:formula="of:=&quot;Partido &quot;&amp;[.B2426]&amp;&quot;-&quot;&amp;[.B2166]&amp;&quot;&quot;" office:value-type="string" office:string-value="Partido Association Sportive et Culturelle Diaraf-FUS de Rabat" calcext:value-type="string">
            <text:p>Partido Association Sportive et Culturelle Diaraf-FUS de Rabat</text:p>
          </table:table-cell>
        </table:table-row>
        <table:table-row table:style-name="ro1">
          <table:table-cell table:number-columns-repeated="3"/>
          <table:table-cell table:formula="of:=&quot;Partido &quot;&amp;[.B2157]&amp;&quot;-&quot;&amp;[.B508]&amp;&quot;&quot;" office:value-type="string" office:string-value="Partido FC Vítkovice-Wimbledon Football Club" calcext:value-type="string">
            <text:p>Partido FC Vítkovice-Wimbledon Football Club</text:p>
          </table:table-cell>
        </table:table-row>
        <table:table-row table:style-name="ro1">
          <table:table-cell table:number-columns-repeated="3"/>
          <table:table-cell table:formula="of:=&quot;Partido &quot;&amp;[.B2011]&amp;&quot;-&quot;&amp;[.B2859]&amp;&quot;&quot;" office:value-type="string" office:string-value="Partido Club Atlético Tiro Federal Argentino-Sahel SC" calcext:value-type="string">
            <text:p>Partido Club Atlético Tiro Federal Argentino-Sahel SC</text:p>
          </table:table-cell>
        </table:table-row>
        <table:table-row table:style-name="ro1">
          <table:table-cell table:number-columns-repeated="3"/>
          <table:table-cell table:formula="of:=&quot;Partido &quot;&amp;[.B2579]&amp;&quot;-&quot;&amp;[.B1814]&amp;&quot;&quot;" office:value-type="string" office:string-value="Partido Società Sportiva Sambenedettese Calcio-Portuguesa Fútbol Club" calcext:value-type="string">
            <text:p>Partido Società Sportiva Sambenedettese Calcio-Portuguesa Fútbol Club</text:p>
          </table:table-cell>
        </table:table-row>
        <table:table-row table:style-name="ro1">
          <table:table-cell table:number-columns-repeated="3"/>
          <table:table-cell table:formula="of:=&quot;Partido &quot;&amp;[.B559]&amp;&quot;-&quot;&amp;[.B2871]&amp;&quot;&quot;" office:value-type="string" office:string-value="Partido Crewe Alexandra Football Club-Portuguesa Santista" calcext:value-type="string">
            <text:p>Partido Crewe Alexandra Football Club-Portuguesa Santista</text:p>
          </table:table-cell>
        </table:table-row>
        <table:table-row table:style-name="ro1">
          <table:table-cell table:number-columns-repeated="3"/>
          <table:table-cell table:formula="of:=&quot;Partido &quot;&amp;[.B1441]&amp;&quot;-&quot;&amp;[.B2740]&amp;&quot;&quot;" office:value-type="string" office:string-value="Partido Audax Italiano La Florida-Elgin City F.C." calcext:value-type="string">
            <text:p>Partido Audax Italiano La Florida-Elgin City F.C.</text:p>
          </table:table-cell>
        </table:table-row>
        <table:table-row table:style-name="ro1">
          <table:table-cell table:number-columns-repeated="3"/>
          <table:table-cell table:formula="of:=&quot;Partido &quot;&amp;[.B271]&amp;&quot;-&quot;&amp;[.B1066]&amp;&quot;&quot;" office:value-type="string" office:string-value="Partido Brighton &amp; Hove Albion Football Club-Akhisar Belediyespor" calcext:value-type="string">
            <text:p>Partido Brighton &amp; Hove Albion Football Club-Akhisar Belediyespor</text:p>
          </table:table-cell>
        </table:table-row>
        <table:table-row table:style-name="ro1">
          <table:table-cell table:number-columns-repeated="3"/>
          <table:table-cell table:formula="of:=&quot;Partido &quot;&amp;[.B1188]&amp;&quot;-&quot;&amp;[.B2256]&amp;&quot;&quot;" office:value-type="string" office:string-value="Partido FC Arsenal Tula-Msida Saint-Joseph F.C." calcext:value-type="string">
            <text:p>Partido FC Arsenal Tula-Msida Saint-Joseph F.C.</text:p>
          </table:table-cell>
        </table:table-row>
        <table:table-row table:style-name="ro1">
          <table:table-cell table:number-columns-repeated="3"/>
          <table:table-cell table:formula="of:=&quot;Partido &quot;&amp;[.B2304]&amp;&quot;-&quot;&amp;[.B492]&amp;&quot;&quot;" office:value-type="string" office:string-value="Partido CS Turnu Severin-Milton Keynes Dons Football Club" calcext:value-type="string">
            <text:p>Partido CS Turnu Severin-Milton Keynes Dons Football Club</text:p>
          </table:table-cell>
        </table:table-row>
        <table:table-row table:style-name="ro1">
          <table:table-cell table:number-columns-repeated="3"/>
          <table:table-cell table:formula="of:=&quot;Partido &quot;&amp;[.B384]&amp;&quot;-&quot;&amp;[.B1607]&amp;&quot;&quot;" office:value-type="string" office:string-value="Partido Servette Football Club Genève-Kar_1yaka Spor Kulübü" calcext:value-type="string">
            <text:p>Partido Servette Football Club Genève-Kar_1yaka Spor Kulübü</text:p>
          </table:table-cell>
        </table:table-row>
        <table:table-row table:style-name="ro1">
          <table:table-cell table:number-columns-repeated="3"/>
          <table:table-cell table:formula="of:=&quot;Partido &quot;&amp;[.B1018]&amp;&quot;-&quot;&amp;[.B440]&amp;&quot;&quot;" office:value-type="string" office:string-value="Partido Football Club Istres Ouest Provence-Club Atlético Lanús" calcext:value-type="string">
            <text:p>Partido Football Club Istres Ouest Provence-Club Atlético Lanús</text:p>
          </table:table-cell>
        </table:table-row>
        <table:table-row table:style-name="ro1">
          <table:table-cell table:number-columns-repeated="3"/>
          <table:table-cell table:formula="of:=&quot;Partido &quot;&amp;[.B2698]&amp;&quot;-&quot;&amp;[.B957]&amp;&quot;&quot;" office:value-type="string" office:string-value="Partido FC Smorgon-Arsenal Ladies Football Club" calcext:value-type="string">
            <text:p>Partido FC Smorgon-Arsenal Ladies Football Club</text:p>
          </table:table-cell>
        </table:table-row>
        <table:table-row table:style-name="ro1">
          <table:table-cell table:number-columns-repeated="3"/>
          <table:table-cell table:formula="of:=&quot;Partido &quot;&amp;[.B1058]&amp;&quot;-&quot;&amp;[.B554]&amp;&quot;&quot;" office:value-type="string" office:string-value="Partido Malavan FC-Kashima Antlers" calcext:value-type="string">
            <text:p>Partido Malavan FC-Kashima Antlers</text:p>
          </table:table-cell>
        </table:table-row>
        <table:table-row table:style-name="ro1">
          <table:table-cell table:number-columns-repeated="3"/>
          <table:table-cell table:formula="of:=&quot;Partido &quot;&amp;[.B1170]&amp;&quot;-&quot;&amp;[.B2017]&amp;&quot;&quot;" office:value-type="string" office:string-value="Partido Spartaki-Tskhinvali Tbilisi-Drumcondra FC" calcext:value-type="string">
            <text:p>Partido Spartaki-Tskhinvali Tbilisi-Drumcondra FC</text:p>
          </table:table-cell>
        </table:table-row>
        <table:table-row table:style-name="ro1">
          <table:table-cell table:number-columns-repeated="3"/>
          <table:table-cell table:formula="of:=&quot;Partido &quot;&amp;[.B2776]&amp;&quot;-&quot;&amp;[.B1047]&amp;&quot;&quot;" office:value-type="string" office:string-value="Partido CSCARapid Chiinu-1. FC Heidenheim 1846" calcext:value-type="string">
            <text:p>Partido CSCARapid Chiinu-1. FC Heidenheim 1846</text:p>
          </table:table-cell>
        </table:table-row>
        <table:table-row table:style-name="ro1">
          <table:table-cell table:number-columns-repeated="3"/>
          <table:table-cell table:formula="of:=&quot;Partido &quot;&amp;[.B1860]&amp;&quot;-&quot;&amp;[.B1807]&amp;&quot;&quot;" office:value-type="string" office:string-value="Partido FC Slutsk-Club Athlétique Bizertin" calcext:value-type="string">
            <text:p>Partido FC Slutsk-Club Athlétique Bizertin</text:p>
          </table:table-cell>
        </table:table-row>
        <table:table-row table:style-name="ro1">
          <table:table-cell table:number-columns-repeated="3"/>
          <table:table-cell table:formula="of:=&quot;Partido &quot;&amp;[.B270]&amp;&quot;-&quot;&amp;[.B2481]&amp;&quot;&quot;" office:value-type="string" office:string-value="Partido Perugia Calcio-FC Edmonton" calcext:value-type="string">
            <text:p>Partido Perugia Calcio-FC Edmonton</text:p>
          </table:table-cell>
        </table:table-row>
        <table:table-row table:style-name="ro1">
          <table:table-cell table:number-columns-repeated="3"/>
          <table:table-cell table:formula="of:=&quot;Partido &quot;&amp;[.B8]&amp;&quot;-&quot;&amp;[.B1793]&amp;&quot;&quot;" office:value-type="string" office:string-value="Partido Liverpool Football Club-Benevento Calcio" calcext:value-type="string">
            <text:p>Partido Liverpool Football Club-Benevento Calcio</text:p>
          </table:table-cell>
        </table:table-row>
        <table:table-row table:style-name="ro1">
          <table:table-cell table:number-columns-repeated="3"/>
          <table:table-cell table:formula="of:=&quot;Partido &quot;&amp;[.B2679]&amp;&quot;-&quot;&amp;[.B263]&amp;&quot;&quot;" office:value-type="string" office:string-value="Partido FC Roskilde-RB Leipzig" calcext:value-type="string">
            <text:p>Partido FC Roskilde-RB Leipzig</text:p>
          </table:table-cell>
        </table:table-row>
        <table:table-row table:style-name="ro1">
          <table:table-cell table:number-columns-repeated="3"/>
          <table:table-cell table:formula="of:=&quot;Partido &quot;&amp;[.B1508]&amp;&quot;-&quot;&amp;[.B2447]&amp;&quot;&quot;" office:value-type="string" office:string-value="Partido Club San José-FC Lokomotiv Nizhny Novgorod" calcext:value-type="string">
            <text:p>Partido Club San José-FC Lokomotiv Nizhny Novgorod</text:p>
          </table:table-cell>
        </table:table-row>
        <table:table-row table:style-name="ro1">
          <table:table-cell table:number-columns-repeated="3"/>
          <table:table-cell table:formula="of:=&quot;Partido &quot;&amp;[.B338]&amp;&quot;-&quot;&amp;[.B1186]&amp;&quot;&quot;" office:value-type="string" office:string-value="Partido Helsingborgs IF-C.F. União" calcext:value-type="string">
            <text:p>Partido Helsingborgs IF-C.F. União</text:p>
          </table:table-cell>
        </table:table-row>
        <table:table-row table:style-name="ro1">
          <table:table-cell table:number-columns-repeated="3"/>
          <table:table-cell table:formula="of:=&quot;Partido &quot;&amp;[.B558]&amp;&quot;-&quot;&amp;[.B646]&amp;&quot;&quot;" office:value-type="string" office:string-value="Partido Colchester United Football Club-Apollon Limassol" calcext:value-type="string">
            <text:p>Partido Colchester United Football Club-Apollon Limassol</text:p>
          </table:table-cell>
        </table:table-row>
        <table:table-row table:style-name="ro1">
          <table:table-cell table:number-columns-repeated="3"/>
          <table:table-cell table:formula="of:=&quot;Partido &quot;&amp;[.B2619]&amp;&quot;-&quot;&amp;[.B2199]&amp;&quot;&quot;" office:value-type="string" office:string-value="Partido San Luis de Quillota-Tusker" calcext:value-type="string">
            <text:p>Partido San Luis de Quillota-Tusker</text:p>
          </table:table-cell>
        </table:table-row>
        <table:table-row table:style-name="ro1">
          <table:table-cell table:number-columns-repeated="3"/>
          <table:table-cell table:formula="of:=&quot;Partido &quot;&amp;[.B1489]&amp;&quot;-&quot;&amp;[.B549]&amp;&quot;&quot;" office:value-type="string" office:string-value="Partido FK Rudar Prijedor-FC Tobol" calcext:value-type="string">
            <text:p>Partido FK Rudar Prijedor-FC Tobol</text:p>
          </table:table-cell>
        </table:table-row>
        <table:table-row table:style-name="ro1">
          <table:table-cell table:number-columns-repeated="3"/>
          <table:table-cell table:formula="of:=&quot;Partido &quot;&amp;[.B255]&amp;&quot;-&quot;&amp;[.B2441]&amp;&quot;&quot;" office:value-type="string" office:string-value="Partido RKV Malinas-Yanbian Funde" calcext:value-type="string">
            <text:p>Partido RKV Malinas-Yanbian Funde</text:p>
          </table:table-cell>
        </table:table-row>
        <table:table-row table:style-name="ro1">
          <table:table-cell table:number-columns-repeated="3"/>
          <table:table-cell table:formula="of:=&quot;Partido &quot;&amp;[.B2238]&amp;&quot;-&quot;&amp;[.B2222]&amp;&quot;&quot;" office:value-type="string" office:string-value="Partido Club Atlético Sarmiento-Al-Ahly" calcext:value-type="string">
            <text:p>Partido Club Atlético Sarmiento-Al-Ahly</text:p>
          </table:table-cell>
        </table:table-row>
        <table:table-row table:style-name="ro1">
          <table:table-cell table:number-columns-repeated="3"/>
          <table:table-cell table:formula="of:=&quot;Partido &quot;&amp;[.B2520]&amp;&quot;-&quot;&amp;[.B1648]&amp;&quot;&quot;" office:value-type="string" office:string-value="Partido Società Sportiva Cavese 1919-Dynamos FC" calcext:value-type="string">
            <text:p>Partido Società Sportiva Cavese 1919-Dynamos FC</text:p>
          </table:table-cell>
        </table:table-row>
        <table:table-row table:style-name="ro1">
          <table:table-cell table:number-columns-repeated="3"/>
          <table:table-cell table:formula="of:=&quot;Partido &quot;&amp;[.B357]&amp;&quot;-&quot;&amp;[.B629]&amp;&quot;&quot;" office:value-type="string" office:string-value="Partido Carpi F.C. 1909-SP Tre Penne" calcext:value-type="string">
            <text:p>Partido Carpi F.C. 1909-SP Tre Penne</text:p>
          </table:table-cell>
        </table:table-row>
        <table:table-row table:style-name="ro1">
          <table:table-cell table:number-columns-repeated="3"/>
          <table:table-cell table:formula="of:=&quot;Partido &quot;&amp;[.B1000]&amp;&quot;-&quot;&amp;[.B1713]&amp;&quot;&quot;" office:value-type="string" office:string-value="Partido CS Grevenmacher-FC Tescoma Zlín" calcext:value-type="string">
            <text:p>Partido CS Grevenmacher-FC Tescoma Zlín</text:p>
          </table:table-cell>
        </table:table-row>
        <table:table-row table:style-name="ro1">
          <table:table-cell table:number-columns-repeated="3"/>
          <table:table-cell table:formula="of:=&quot;Partido &quot;&amp;[.B1540]&amp;&quot;-&quot;&amp;[.B2043]&amp;&quot;&quot;" office:value-type="string" office:string-value="Partido FK Banat-Al-Talaba" calcext:value-type="string">
            <text:p>Partido FK Banat-Al-Talaba</text:p>
          </table:table-cell>
        </table:table-row>
        <table:table-row table:style-name="ro1">
          <table:table-cell table:number-columns-repeated="3"/>
          <table:table-cell table:formula="of:=&quot;Partido &quot;&amp;[.B2713]&amp;&quot;-&quot;&amp;[.B1753]&amp;&quot;&quot;" office:value-type="string" office:string-value="Partido FCM Dunrea Galai-Mérida Unión Deportiva" calcext:value-type="string">
            <text:p>Partido FCM Dunrea Galai-Mérida Unión Deportiva</text:p>
          </table:table-cell>
        </table:table-row>
        <table:table-row table:style-name="ro1">
          <table:table-cell table:number-columns-repeated="3"/>
          <table:table-cell table:formula="of:=&quot;Partido &quot;&amp;[.B2879]&amp;&quot;-&quot;&amp;[.B555]&amp;&quot;&quot;" office:value-type="string" office:string-value="Partido Merw Mary-Luton Town Football Club" calcext:value-type="string">
            <text:p>Partido Merw Mary-Luton Town Football Club</text:p>
          </table:table-cell>
        </table:table-row>
        <table:table-row table:style-name="ro1">
          <table:table-cell table:number-columns-repeated="3"/>
          <table:table-cell table:formula="of:=&quot;Partido &quot;&amp;[.B2274]&amp;&quot;-&quot;&amp;[.B1067]&amp;&quot;&quot;" office:value-type="string" office:string-value="Partido Bangkok Bank FC-River Plate Aruba" calcext:value-type="string">
            <text:p>Partido Bangkok Bank FC-River Plate Aruba</text:p>
          </table:table-cell>
        </table:table-row>
        <table:table-row table:style-name="ro1">
          <table:table-cell table:number-columns-repeated="3"/>
          <table:table-cell table:formula="of:=&quot;Partido &quot;&amp;[.B71]&amp;&quot;-&quot;&amp;[.B2783]&amp;&quot;&quot;" office:value-type="string" office:string-value="Partido Wigan Athletic Football Club-Army United F.C." calcext:value-type="string">
            <text:p>Partido Wigan Athletic Football Club-Army United F.C.</text:p>
          </table:table-cell>
        </table:table-row>
        <table:table-row table:style-name="ro1">
          <table:table-cell table:number-columns-repeated="3"/>
          <table:table-cell table:formula="of:=&quot;Partido &quot;&amp;[.B2079]&amp;&quot;-&quot;&amp;[.B2674]&amp;&quot;&quot;" office:value-type="string" office:string-value="Partido Tacuarembó Fútbol Club-Workington AFC" calcext:value-type="string">
            <text:p>Partido Tacuarembó Fútbol Club-Workington AFC</text:p>
          </table:table-cell>
        </table:table-row>
        <table:table-row table:style-name="ro1">
          <table:table-cell table:number-columns-repeated="3"/>
          <table:table-cell table:formula="of:=&quot;Partido &quot;&amp;[.B2873]&amp;&quot;-&quot;&amp;[.B1393]&amp;&quot;&quot;" office:value-type="string" office:string-value="Partido Académico de Viseu FC-Gateshead Football Club" calcext:value-type="string">
            <text:p>Partido Académico de Viseu FC-Gateshead Football Club</text:p>
          </table:table-cell>
        </table:table-row>
        <table:table-row table:style-name="ro1">
          <table:table-cell table:number-columns-repeated="3"/>
          <table:table-cell table:formula="of:=&quot;Partido &quot;&amp;[.B609]&amp;&quot;-&quot;&amp;[.B618]&amp;&quot;&quot;" office:value-type="string" office:string-value="Partido VVV-Venlo-KS Teuta" calcext:value-type="string">
            <text:p>Partido VVV-Venlo-KS Teuta</text:p>
          </table:table-cell>
        </table:table-row>
        <table:table-row table:style-name="ro1">
          <table:table-cell table:number-columns-repeated="3"/>
          <table:table-cell table:formula="of:=&quot;Partido &quot;&amp;[.B2792]&amp;&quot;-&quot;&amp;[.B2514]&amp;&quot;&quot;" office:value-type="string" office:string-value="Partido Club General Díaz-Club de Deportes Provincial Curicó Unido" calcext:value-type="string">
            <text:p>Partido Club General Díaz-Club de Deportes Provincial Curicó Unido</text:p>
          </table:table-cell>
        </table:table-row>
        <table:table-row table:style-name="ro1">
          <table:table-cell table:number-columns-repeated="3"/>
          <table:table-cell table:formula="of:=&quot;Partido &quot;&amp;[.B2664]&amp;&quot;-&quot;&amp;[.B1654]&amp;&quot;&quot;" office:value-type="string" office:string-value="Partido Paganese Calcio 1926-Associazione Calcio Pistoiese" calcext:value-type="string">
            <text:p>Partido Paganese Calcio 1926-Associazione Calcio Pistoiese</text:p>
          </table:table-cell>
        </table:table-row>
        <table:table-row table:style-name="ro1">
          <table:table-cell table:number-columns-repeated="3"/>
          <table:table-cell table:formula="of:=&quot;Partido &quot;&amp;[.B1154]&amp;&quot;-&quot;&amp;[.B107]&amp;&quot;&quot;" office:value-type="string" office:string-value="Partido Aurora Pro Patria 1919-Real Zaragoza" calcext:value-type="string">
            <text:p>Partido Aurora Pro Patria 1919-Real Zaragoza</text:p>
          </table:table-cell>
        </table:table-row>
        <table:table-row table:style-name="ro1">
          <table:table-cell table:number-columns-repeated="3"/>
          <table:table-cell table:formula="of:=&quot;Partido &quot;&amp;[.B1136]&amp;&quot;-&quot;&amp;[.B1350]&amp;&quot;&quot;" office:value-type="string" office:string-value="Partido SC Preußen Münster-Montedio Yamagata" calcext:value-type="string">
            <text:p>Partido SC Preußen Münster-Montedio Yamagata</text:p>
          </table:table-cell>
        </table:table-row>
        <table:table-row table:style-name="ro1">
          <table:table-cell table:number-columns-repeated="3"/>
          <table:table-cell table:formula="of:=&quot;Partido &quot;&amp;[.B319]&amp;&quot;-&quot;&amp;[.B1873]&amp;&quot;&quot;" office:value-type="string" office:string-value="Partido FK Sarajevo-Third Lanark Athletic Club" calcext:value-type="string">
            <text:p>Partido FK Sarajevo-Third Lanark Athletic Club</text:p>
          </table:table-cell>
        </table:table-row>
        <table:table-row table:style-name="ro1">
          <table:table-cell table:number-columns-repeated="3"/>
          <table:table-cell table:formula="of:=&quot;Partido &quot;&amp;[.B2330]&amp;&quot;-&quot;&amp;[.B1482]&amp;&quot;&quot;" office:value-type="string" office:string-value="Partido Centro Cultural y Deportivo El Tanque Sisley-Club Deportivo Badajoz" calcext:value-type="string">
            <text:p>Partido Centro Cultural y Deportivo El Tanque Sisley-Club Deportivo Badajoz</text:p>
          </table:table-cell>
        </table:table-row>
        <table:table-row table:style-name="ro1">
          <table:table-cell table:number-columns-repeated="3"/>
          <table:table-cell table:formula="of:=&quot;Partido &quot;&amp;[.B1374]&amp;&quot;-&quot;&amp;[.B1059]&amp;&quot;&quot;" office:value-type="string" office:string-value="Partido FC La Chaux-de-Fonds-Grupo Desportivo de Chaves" calcext:value-type="string">
            <text:p>Partido FC La Chaux-de-Fonds-Grupo Desportivo de Chaves</text:p>
          </table:table-cell>
        </table:table-row>
        <table:table-row table:style-name="ro1">
          <table:table-cell table:number-columns-repeated="3"/>
          <table:table-cell table:formula="of:=&quot;Partido &quot;&amp;[.B1167]&amp;&quot;-&quot;&amp;[.B1321]&amp;&quot;&quot;" office:value-type="string" office:string-value="Partido Sandnes Ulf-Blackburn Olympic Football Club" calcext:value-type="string">
            <text:p>Partido Sandnes Ulf-Blackburn Olympic Football Club</text:p>
          </table:table-cell>
        </table:table-row>
        <table:table-row table:style-name="ro1">
          <table:table-cell table:number-columns-repeated="3"/>
          <table:table-cell table:formula="of:=&quot;Partido &quot;&amp;[.B712]&amp;&quot;-&quot;&amp;[.B2225]&amp;&quot;&quot;" office:value-type="string" office:string-value="Partido GFCO Ajaccio-FC Neftekhimik Nizhnekamsk" calcext:value-type="string">
            <text:p>Partido GFCO Ajaccio-FC Neftekhimik Nizhnekamsk</text:p>
          </table:table-cell>
        </table:table-row>
        <table:table-row table:style-name="ro1">
          <table:table-cell table:number-columns-repeated="3"/>
          <table:table-cell table:formula="of:=&quot;Partido &quot;&amp;[.B205]&amp;&quot;-&quot;&amp;[.B2105]&amp;&quot;&quot;" office:value-type="string" office:string-value="Partido Karlsruher SC-NK Kamen Ingrad" calcext:value-type="string">
            <text:p>Partido Karlsruher SC-NK Kamen Ingrad</text:p>
          </table:table-cell>
        </table:table-row>
        <table:table-row table:style-name="ro1">
          <table:table-cell table:number-columns-repeated="3"/>
          <table:table-cell table:formula="of:=&quot;Partido &quot;&amp;[.B3]&amp;&quot;-&quot;&amp;[.B2301]&amp;&quot;&quot;" office:value-type="string" office:string-value="Partido Real Madrid Club de Fútbol-Maxaquene" calcext:value-type="string">
            <text:p>Partido Real Madrid Club de Fútbol-Maxaquene</text:p>
          </table:table-cell>
        </table:table-row>
        <table:table-row table:style-name="ro1">
          <table:table-cell table:number-columns-repeated="3"/>
          <table:table-cell table:formula="of:=&quot;Partido &quot;&amp;[.B2334]&amp;&quot;-&quot;&amp;[.B135]&amp;&quot;&quot;" office:value-type="string" office:string-value="Partido FC Aris Bonnevoie-Malmö FF" calcext:value-type="string">
            <text:p>Partido FC Aris Bonnevoie-Malmö FF</text:p>
          </table:table-cell>
        </table:table-row>
        <table:table-row table:style-name="ro1">
          <table:table-cell table:number-columns-repeated="3"/>
          <table:table-cell table:formula="of:=&quot;Partido &quot;&amp;[.B1045]&amp;&quot;-&quot;&amp;[.B1444]&amp;&quot;&quot;" office:value-type="string" office:string-value="Partido FK Daugava-Società Polisportiva Cailungo" calcext:value-type="string">
            <text:p>Partido FK Daugava-Società Polisportiva Cailungo</text:p>
          </table:table-cell>
        </table:table-row>
        <table:table-row table:style-name="ro1">
          <table:table-cell table:number-columns-repeated="3"/>
          <table:table-cell table:formula="of:=&quot;Partido &quot;&amp;[.B1403]&amp;&quot;-&quot;&amp;[.B66]&amp;&quot;&quot;" office:value-type="string" office:string-value="Partido Al-Khor Sports Club-Parma Football Club" calcext:value-type="string">
            <text:p>Partido Al-Khor Sports Club-Parma Football Club</text:p>
          </table:table-cell>
        </table:table-row>
        <table:table-row table:style-name="ro1">
          <table:table-cell table:number-columns-repeated="3"/>
          <table:table-cell table:formula="of:=&quot;Partido &quot;&amp;[.B1915]&amp;&quot;-&quot;&amp;[.B814]&amp;&quot;&quot;" office:value-type="string" office:string-value="Partido Oeste Futebol Clube-Quilmes Atlético Club" calcext:value-type="string">
            <text:p>Partido Oeste Futebol Clube-Quilmes Atlético Club</text:p>
          </table:table-cell>
        </table:table-row>
        <table:table-row table:style-name="ro1">
          <table:table-cell table:number-columns-repeated="3"/>
          <table:table-cell table:formula="of:=&quot;Partido &quot;&amp;[.B868]&amp;&quot;-&quot;&amp;[.B75]&amp;&quot;&quot;" office:value-type="string" office:string-value="Partido FK Jimki-Villarreal Club de Fútbol" calcext:value-type="string">
            <text:p>Partido FK Jimki-Villarreal Club de Fútbol</text:p>
          </table:table-cell>
        </table:table-row>
        <table:table-row table:style-name="ro1">
          <table:table-cell table:number-columns-repeated="3"/>
          <table:table-cell table:formula="of:=&quot;Partido &quot;&amp;[.B940]&amp;&quot;-&quot;&amp;[.B259]&amp;&quot;&quot;" office:value-type="string" office:string-value="Partido Tours Football Club-Club Atlético Vélez Sarsfield" calcext:value-type="string">
            <text:p>Partido Tours Football Club-Club Atlético Vélez Sarsfield</text:p>
          </table:table-cell>
        </table:table-row>
        <table:table-row table:style-name="ro1">
          <table:table-cell table:number-columns-repeated="3"/>
          <table:table-cell table:formula="of:=&quot;Partido &quot;&amp;[.B2592]&amp;&quot;-&quot;&amp;[.B113]&amp;&quot;&quot;" office:value-type="string" office:string-value="Partido FC Dynamo Makhachkala-Málaga Club de Fútbol" calcext:value-type="string">
            <text:p>Partido FC Dynamo Makhachkala-Málaga Club de Fútbol</text:p>
          </table:table-cell>
        </table:table-row>
        <table:table-row table:style-name="ro1">
          <table:table-cell table:number-columns-repeated="3"/>
          <table:table-cell table:formula="of:=&quot;Partido &quot;&amp;[.B1488]&amp;&quot;-&quot;&amp;[.B1851]&amp;&quot;&quot;" office:value-type="string" office:string-value="Partido Ravan Baku FC-IL Hødd" calcext:value-type="string">
            <text:p>Partido Ravan Baku FC-IL Hødd</text:p>
          </table:table-cell>
        </table:table-row>
        <table:table-row table:style-name="ro1">
          <table:table-cell table:number-columns-repeated="3"/>
          <table:table-cell table:formula="of:=&quot;Partido &quot;&amp;[.B593]&amp;&quot;-&quot;&amp;[.B186]&amp;&quot;&quot;" office:value-type="string" office:string-value="Partido Gefle IF-FC Dinamo Tbilisi" calcext:value-type="string">
            <text:p>Partido Gefle IF-FC Dinamo Tbilisi</text:p>
          </table:table-cell>
        </table:table-row>
        <table:table-row table:style-name="ro1">
          <table:table-cell table:number-columns-repeated="3"/>
          <table:table-cell table:formula="of:=&quot;Partido &quot;&amp;[.B1169]&amp;&quot;-&quot;&amp;[.B2536]&amp;&quot;&quot;" office:value-type="string" office:string-value="Partido FK Dnepr-Transmash Mogilev-Hayes &amp; Yeading United Football Club" calcext:value-type="string">
            <text:p>Partido FK Dnepr-Transmash Mogilev-Hayes &amp; Yeading United Football Club</text:p>
          </table:table-cell>
        </table:table-row>
        <table:table-row table:style-name="ro1">
          <table:table-cell table:number-columns-repeated="3"/>
          <table:table-cell table:formula="of:=&quot;Partido &quot;&amp;[.B2542]&amp;&quot;-&quot;&amp;[.B1186]&amp;&quot;&quot;" office:value-type="string" office:string-value="Partido Monagas Sport Club-C.F. União" calcext:value-type="string">
            <text:p>Partido Monagas Sport Club-C.F. União</text:p>
          </table:table-cell>
        </table:table-row>
        <table:table-row table:style-name="ro1">
          <table:table-cell table:number-columns-repeated="3"/>
          <table:table-cell table:formula="of:=&quot;Partido &quot;&amp;[.B2317]&amp;&quot;-&quot;&amp;[.B1171]&amp;&quot;&quot;" office:value-type="string" office:string-value="Partido Kastoria FC-FC Taraz" calcext:value-type="string">
            <text:p>Partido Kastoria FC-FC Taraz</text:p>
          </table:table-cell>
        </table:table-row>
        <table:table-row table:style-name="ro1">
          <table:table-cell table:number-columns-repeated="3"/>
          <table:table-cell table:formula="of:=&quot;Partido &quot;&amp;[.B2355]&amp;&quot;-&quot;&amp;[.B1889]&amp;&quot;&quot;" office:value-type="string" office:string-value="Partido FC Corvinul Hunedoara-Gyeongnam FC" calcext:value-type="string">
            <text:p>Partido FC Corvinul Hunedoara-Gyeongnam FC</text:p>
          </table:table-cell>
        </table:table-row>
        <table:table-row table:style-name="ro1">
          <table:table-cell table:number-columns-repeated="3"/>
          <table:table-cell table:formula="of:=&quot;Partido &quot;&amp;[.B533]&amp;&quot;-&quot;&amp;[.B2107]&amp;&quot;&quot;" office:value-type="string" office:string-value="Partido Sigma Olomouc-Da Nang F.C." calcext:value-type="string">
            <text:p>Partido Sigma Olomouc-Da Nang F.C.</text:p>
          </table:table-cell>
        </table:table-row>
        <table:table-row table:style-name="ro1">
          <table:table-cell table:number-columns-repeated="3"/>
          <table:table-cell table:formula="of:=&quot;Partido &quot;&amp;[.B239]&amp;&quot;-&quot;&amp;[.B1836]&amp;&quot;&quot;" office:value-type="string" office:string-value="Partido Sparta Rotterdam-MFK Zemplín Michalovce" calcext:value-type="string">
            <text:p>Partido Sparta Rotterdam-MFK Zemplín Michalovce</text:p>
          </table:table-cell>
        </table:table-row>
        <table:table-row table:style-name="ro1">
          <table:table-cell table:number-columns-repeated="3"/>
          <table:table-cell table:formula="of:=&quot;Partido &quot;&amp;[.B2238]&amp;&quot;-&quot;&amp;[.B1342]&amp;&quot;&quot;" office:value-type="string" office:string-value="Partido Club Atlético Sarmiento-Club Deportivo Estudiantes Tecos" calcext:value-type="string">
            <text:p>Partido Club Atlético Sarmiento-Club Deportivo Estudiantes Tecos</text:p>
          </table:table-cell>
        </table:table-row>
        <table:table-row table:style-name="ro1">
          <table:table-cell table:number-columns-repeated="3"/>
          <table:table-cell table:formula="of:=&quot;Partido &quot;&amp;[.B646]&amp;&quot;-&quot;&amp;[.B1768]&amp;&quot;&quot;" office:value-type="string" office:string-value="Partido Apollon Limassol-Hapoel Kfar Saba" calcext:value-type="string">
            <text:p>Partido Apollon Limassol-Hapoel Kfar Saba</text:p>
          </table:table-cell>
        </table:table-row>
        <table:table-row table:style-name="ro1">
          <table:table-cell table:number-columns-repeated="3"/>
          <table:table-cell table:formula="of:=&quot;Partido &quot;&amp;[.B854]&amp;&quot;-&quot;&amp;[.B2112]&amp;&quot;&quot;" office:value-type="string" office:string-value="Partido AC Horsens-SSV Reutlingen" calcext:value-type="string">
            <text:p>Partido AC Horsens-SSV Reutlingen</text:p>
          </table:table-cell>
        </table:table-row>
        <table:table-row table:style-name="ro1">
          <table:table-cell table:number-columns-repeated="3"/>
          <table:table-cell table:formula="of:=&quot;Partido &quot;&amp;[.B116]&amp;&quot;-&quot;&amp;[.B1419]&amp;&quot;&quot;" office:value-type="string" office:string-value="Partido Association Sportive de Saint-Étienne Loire-Omladinski Fudbalski Klub Petrovac" calcext:value-type="string">
            <text:p>Partido Association Sportive de Saint-Étienne Loire-Omladinski Fudbalski Klub Petrovac</text:p>
          </table:table-cell>
        </table:table-row>
        <table:table-row table:style-name="ro1">
          <table:table-cell table:number-columns-repeated="3"/>
          <table:table-cell table:formula="of:=&quot;Partido &quot;&amp;[.B1127]&amp;&quot;-&quot;&amp;[.B1992]&amp;&quot;&quot;" office:value-type="string" office:string-value="Partido Aris Limassol FC-Stade Tunisien" calcext:value-type="string">
            <text:p>Partido Aris Limassol FC-Stade Tunisien</text:p>
          </table:table-cell>
        </table:table-row>
        <table:table-row table:style-name="ro1">
          <table:table-cell table:number-columns-repeated="3"/>
          <table:table-cell table:formula="of:=&quot;Partido &quot;&amp;[.B1401]&amp;&quot;-&quot;&amp;[.B1538]&amp;&quot;&quot;" office:value-type="string" office:string-value="Partido Deportivo Táchira Fútbol Club-Neath Football Club" calcext:value-type="string">
            <text:p>Partido Deportivo Táchira Fútbol Club-Neath Football Club</text:p>
          </table:table-cell>
        </table:table-row>
        <table:table-row table:style-name="ro1">
          <table:table-cell table:number-columns-repeated="3"/>
          <table:table-cell table:formula="of:=&quot;Partido &quot;&amp;[.B134]&amp;&quot;-&quot;&amp;[.B407]&amp;&quot;&quot;" office:value-type="string" office:string-value="Partido Portsmouth Football Club-FH Hafnarfjörður" calcext:value-type="string">
            <text:p>Partido Portsmouth Football Club-FH Hafnarfjörður</text:p>
          </table:table-cell>
        </table:table-row>
        <table:table-row table:style-name="ro1">
          <table:table-cell table:number-columns-repeated="3"/>
          <table:table-cell table:formula="of:=&quot;Partido &quot;&amp;[.B2159]&amp;&quot;-&quot;&amp;[.B529]&amp;&quot;&quot;" office:value-type="string" office:string-value="Partido FK MKT Araz Imisli-Aarhus GF" calcext:value-type="string">
            <text:p>Partido FK MKT Araz Imisli-Aarhus GF</text:p>
          </table:table-cell>
        </table:table-row>
        <table:table-row table:style-name="ro1">
          <table:table-cell table:number-columns-repeated="3"/>
          <table:table-cell table:formula="of:=&quot;Partido &quot;&amp;[.B791]&amp;&quot;-&quot;&amp;[.B582]&amp;&quot;&quot;" office:value-type="string" office:string-value="Partido SS Folgore/Falciano-St Patrick's Athletic Football Club" calcext:value-type="string">
            <text:p>Partido SS Folgore/Falciano-St Patrick's Athletic Football Club</text:p>
          </table:table-cell>
        </table:table-row>
        <table:table-row table:style-name="ro1">
          <table:table-cell table:number-columns-repeated="3"/>
          <table:table-cell table:formula="of:=&quot;Partido &quot;&amp;[.B524]&amp;&quot;-&quot;&amp;[.B1879]&amp;&quot;&quot;" office:value-type="string" office:string-value="Partido FK Khazar Lankaran-Patriotas Fútbol Club" calcext:value-type="string">
            <text:p>Partido FK Khazar Lankaran-Patriotas Fútbol Club</text:p>
          </table:table-cell>
        </table:table-row>
        <table:table-row table:style-name="ro1">
          <table:table-cell table:number-columns-repeated="3"/>
          <table:table-cell table:formula="of:=&quot;Partido &quot;&amp;[.B818]&amp;&quot;-&quot;&amp;[.B2724]&amp;&quot;&quot;" office:value-type="string" office:string-value="Partido Seongnam Football Club-Zebre" calcext:value-type="string">
            <text:p>Partido Seongnam Football Club-Zebre</text:p>
          </table:table-cell>
        </table:table-row>
        <table:table-row table:style-name="ro1">
          <table:table-cell table:number-columns-repeated="3"/>
          <table:table-cell table:formula="of:=&quot;Partido &quot;&amp;[.B602]&amp;&quot;-&quot;&amp;[.B420]&amp;&quot;&quot;" office:value-type="string" office:string-value="Partido Cerezo Osaka-Lechia GdaDsk" calcext:value-type="string">
            <text:p>Partido Cerezo Osaka-Lechia GdaDsk</text:p>
          </table:table-cell>
        </table:table-row>
        <table:table-row table:style-name="ro1">
          <table:table-cell table:number-columns-repeated="3"/>
          <table:table-cell table:formula="of:=&quot;Partido &quot;&amp;[.B600]&amp;&quot;-&quot;&amp;[.B981]&amp;&quot;&quot;" office:value-type="string" office:string-value="Partido Brisbane Roar Football Club-Akademisk Boldklub" calcext:value-type="string">
            <text:p>Partido Brisbane Roar Football Club-Akademisk Boldklub</text:p>
          </table:table-cell>
        </table:table-row>
        <table:table-row table:style-name="ro1">
          <table:table-cell table:number-columns-repeated="3"/>
          <table:table-cell table:formula="of:=&quot;Partido &quot;&amp;[.B2202]&amp;&quot;-&quot;&amp;[.B2591]&amp;&quot;&quot;" office:value-type="string" office:string-value="Partido Cork Celtic FC-Royal Leopards" calcext:value-type="string">
            <text:p>Partido Cork Celtic FC-Royal Leopards</text:p>
          </table:table-cell>
        </table:table-row>
        <table:table-row table:style-name="ro1">
          <table:table-cell table:number-columns-repeated="3"/>
          <table:table-cell table:formula="of:=&quot;Partido &quot;&amp;[.B656]&amp;&quot;-&quot;&amp;[.B1423]&amp;&quot;&quot;" office:value-type="string" office:string-value="Partido Fudbalski Klub Mladost Podgorica-Ermis Aradippou" calcext:value-type="string">
            <text:p>Partido Fudbalski Klub Mladost Podgorica-Ermis Aradippou</text:p>
          </table:table-cell>
        </table:table-row>
        <table:table-row table:style-name="ro1">
          <table:table-cell table:number-columns-repeated="3"/>
          <table:table-cell table:formula="of:=&quot;Partido &quot;&amp;[.B491]&amp;&quot;-&quot;&amp;[.B1364]&amp;&quot;&quot;" office:value-type="string" office:string-value="Partido Lokomotiv Sofia-Mito HollyHock" calcext:value-type="string">
            <text:p>Partido Lokomotiv Sofia-Mito HollyHock</text:p>
          </table:table-cell>
        </table:table-row>
        <table:table-row table:style-name="ro1">
          <table:table-cell table:number-columns-repeated="3"/>
          <table:table-cell table:formula="of:=&quot;Partido &quot;&amp;[.B117]&amp;&quot;-&quot;&amp;[.B1494]&amp;&quot;&quot;" office:value-type="string" office:string-value="Partido TSG 1899 Hoffenheim-IK Brage" calcext:value-type="string">
            <text:p>Partido TSG 1899 Hoffenheim-IK Brage</text:p>
          </table:table-cell>
        </table:table-row>
        <table:table-row table:style-name="ro1">
          <table:table-cell table:number-columns-repeated="3"/>
          <table:table-cell table:formula="of:=&quot;Partido &quot;&amp;[.B1903]&amp;&quot;-&quot;&amp;[.B1276]&amp;&quot;&quot;" office:value-type="string" office:string-value="Partido Afan Lido FC-San Luis Fútbol Club" calcext:value-type="string">
            <text:p>Partido Afan Lido FC-San Luis Fútbol Club</text:p>
          </table:table-cell>
        </table:table-row>
        <table:table-row table:style-name="ro1">
          <table:table-cell table:number-columns-repeated="3"/>
          <table:table-cell table:formula="of:=&quot;Partido &quot;&amp;[.B553]&amp;&quot;-&quot;&amp;[.B2313]&amp;&quot;&quot;" office:value-type="string" office:string-value="Partido Kalmar FF-Histon F.C." calcext:value-type="string">
            <text:p>Partido Kalmar FF-Histon F.C.</text:p>
          </table:table-cell>
        </table:table-row>
        <table:table-row table:style-name="ro1">
          <table:table-cell table:number-columns-repeated="3"/>
          <table:table-cell table:formula="of:=&quot;Partido &quot;&amp;[.B2568]&amp;&quot;-&quot;&amp;[.B472]&amp;&quot;&quot;" office:value-type="string" office:string-value="Partido Mohammedan S.C.-Doncaster Rovers Football Club" calcext:value-type="string">
            <text:p>Partido Mohammedan S.C.-Doncaster Rovers Football Club</text:p>
          </table:table-cell>
        </table:table-row>
        <table:table-row table:style-name="ro1">
          <table:table-cell table:number-columns-repeated="3"/>
          <table:table-cell table:formula="of:=&quot;Partido &quot;&amp;[.B2423]&amp;&quot;-&quot;&amp;[.B614]&amp;&quot;&quot;" office:value-type="string" office:string-value="Partido Étoile Filante de Lomé-Gillingham Football Club" calcext:value-type="string">
            <text:p>Partido Étoile Filante de Lomé-Gillingham Football Club</text:p>
          </table:table-cell>
        </table:table-row>
        <table:table-row table:style-name="ro1">
          <table:table-cell table:number-columns-repeated="3"/>
          <table:table-cell table:formula="of:=&quot;Partido &quot;&amp;[.B495]&amp;&quot;-&quot;&amp;[.B939]&amp;&quot;&quot;" office:value-type="string" office:string-value="Partido Liga Deportiva Universitaria (Quito)-JK Tallinna Kalev" calcext:value-type="string">
            <text:p>Partido Liga Deportiva Universitaria (Quito)-JK Tallinna Kalev</text:p>
          </table:table-cell>
        </table:table-row>
        <table:table-row table:style-name="ro1">
          <table:table-cell table:number-columns-repeated="3"/>
          <table:table-cell table:formula="of:=&quot;Partido &quot;&amp;[.B517]&amp;&quot;-&quot;&amp;[.B91]&amp;&quot;&quot;" office:value-type="string" office:string-value="Partido Aalesunds FK-FK Shajtar Donetsk" calcext:value-type="string">
            <text:p>Partido Aalesunds FK-FK Shajtar Donetsk</text:p>
          </table:table-cell>
        </table:table-row>
        <table:table-row table:style-name="ro1">
          <table:table-cell table:number-columns-repeated="3"/>
          <table:table-cell table:formula="of:=&quot;Partido &quot;&amp;[.B2375]&amp;&quot;-&quot;&amp;[.B520]&amp;&quot;&quot;" office:value-type="string" office:string-value="Partido SK Vard Haugesund-NSÍ Runavík" calcext:value-type="string">
            <text:p>Partido SK Vard Haugesund-NSÍ Runavík</text:p>
          </table:table-cell>
        </table:table-row>
        <table:table-row table:style-name="ro1">
          <table:table-cell table:number-columns-repeated="3"/>
          <table:table-cell table:formula="of:=&quot;Partido &quot;&amp;[.B831]&amp;&quot;-&quot;&amp;[.B1281]&amp;&quot;&quot;" office:value-type="string" office:string-value="Partido Käpäz PFK-FC Gazovik Orenburg" calcext:value-type="string">
            <text:p>Partido Käpäz PFK-FC Gazovik Orenburg</text:p>
          </table:table-cell>
        </table:table-row>
        <table:table-row table:style-name="ro1">
          <table:table-cell table:number-columns-repeated="3"/>
          <table:table-cell table:formula="of:=&quot;Partido &quot;&amp;[.B1193]&amp;&quot;-&quot;&amp;[.B2248]&amp;&quot;&quot;" office:value-type="string" office:string-value="Partido Ulsan Hyundai FC-Zamora Club de Fútbol" calcext:value-type="string">
            <text:p>Partido Ulsan Hyundai FC-Zamora Club de Fútbol</text:p>
          </table:table-cell>
        </table:table-row>
        <table:table-row table:style-name="ro1">
          <table:table-cell table:number-columns-repeated="3"/>
          <table:table-cell table:formula="of:=&quot;Partido &quot;&amp;[.B277]&amp;&quot;-&quot;&amp;[.B1583]&amp;&quot;&quot;" office:value-type="string" office:string-value="Partido Debreceni Vasutas Sport Club-Klubi Futbollistik Prishtina" calcext:value-type="string">
            <text:p>Partido Debreceni Vasutas Sport Club-Klubi Futbollistik Prishtina</text:p>
          </table:table-cell>
        </table:table-row>
        <table:table-row table:style-name="ro1">
          <table:table-cell table:number-columns-repeated="3"/>
          <table:table-cell table:formula="of:=&quot;Partido &quot;&amp;[.B940]&amp;&quot;-&quot;&amp;[.B2615]&amp;&quot;&quot;" office:value-type="string" office:string-value="Partido Tours Football Club-Association Sportive Madinet d'Oran" calcext:value-type="string">
            <text:p>Partido Tours Football Club-Association Sportive Madinet d'Oran</text:p>
          </table:table-cell>
        </table:table-row>
        <table:table-row table:style-name="ro1">
          <table:table-cell table:number-columns-repeated="3"/>
          <table:table-cell table:formula="of:=&quot;Partido &quot;&amp;[.B1980]&amp;&quot;-&quot;&amp;[.B2671]&amp;&quot;&quot;" office:value-type="string" office:string-value="Partido Trujillanos Fútbol Club-Club Sportivo Cerrito" calcext:value-type="string">
            <text:p>Partido Trujillanos Fútbol Club-Club Sportivo Cerrito</text:p>
          </table:table-cell>
        </table:table-row>
        <table:table-row table:style-name="ro1">
          <table:table-cell table:number-columns-repeated="3"/>
          <table:table-cell table:formula="of:=&quot;Partido &quot;&amp;[.B2266]&amp;&quot;-&quot;&amp;[.B304]&amp;&quot;&quot;" office:value-type="string" office:string-value="Partido Atlético Bucaramanga-Coventry City Football Club" calcext:value-type="string">
            <text:p>Partido Atlético Bucaramanga-Coventry City Football Club</text:p>
          </table:table-cell>
        </table:table-row>
        <table:table-row table:style-name="ro1">
          <table:table-cell table:number-columns-repeated="3"/>
          <table:table-cell table:formula="of:=&quot;Partido &quot;&amp;[.B1289]&amp;&quot;-&quot;&amp;[.B790]&amp;&quot;&quot;" office:value-type="string" office:string-value="Partido FC Dordoi Bishkek-Associazione Calcio Ancona" calcext:value-type="string">
            <text:p>Partido FC Dordoi Bishkek-Associazione Calcio Ancona</text:p>
          </table:table-cell>
        </table:table-row>
        <table:table-row table:style-name="ro1">
          <table:table-cell table:number-columns-repeated="3"/>
          <table:table-cell table:formula="of:=&quot;Partido &quot;&amp;[.B1317]&amp;&quot;-&quot;&amp;[.B982]&amp;&quot;&quot;" office:value-type="string" office:string-value="Partido FC Nistru Otaci-4.25 Sports Club" calcext:value-type="string">
            <text:p>Partido FC Nistru Otaci-4.25 Sports Club</text:p>
          </table:table-cell>
        </table:table-row>
        <table:table-row table:style-name="ro1">
          <table:table-cell table:number-columns-repeated="3"/>
          <table:table-cell table:formula="of:=&quot;Partido &quot;&amp;[.B2832]&amp;&quot;-&quot;&amp;[.B2258]&amp;&quot;&quot;" office:value-type="string" office:string-value="Partido Perak FA-FK Sevojno" calcext:value-type="string">
            <text:p>Partido Perak FA-FK Sevojno</text:p>
          </table:table-cell>
        </table:table-row>
        <table:table-row table:style-name="ro1">
          <table:table-cell table:number-columns-repeated="3"/>
          <table:table-cell table:formula="of:=&quot;Partido &quot;&amp;[.B116]&amp;&quot;-&quot;&amp;[.B619]&amp;&quot;&quot;" office:value-type="string" office:string-value="Partido Association Sportive de Saint-Étienne Loire-Sint-Truidense" calcext:value-type="string">
            <text:p>Partido Association Sportive de Saint-Étienne Loire-Sint-Truidense</text:p>
          </table:table-cell>
        </table:table-row>
        <table:table-row table:style-name="ro1">
          <table:table-cell table:number-columns-repeated="3"/>
          <table:table-cell table:formula="of:=&quot;Partido &quot;&amp;[.B1568]&amp;&quot;-&quot;&amp;[.B1722]&amp;&quot;&quot;" office:value-type="string" office:string-value="Partido FC Mulhouse-Rimini Calcio Football Club" calcext:value-type="string">
            <text:p>Partido FC Mulhouse-Rimini Calcio Football Club</text:p>
          </table:table-cell>
        </table:table-row>
        <table:table-row table:style-name="ro1">
          <table:table-cell table:number-columns-repeated="3"/>
          <table:table-cell table:formula="of:=&quot;Partido &quot;&amp;[.B2079]&amp;&quot;-&quot;&amp;[.B887]&amp;&quot;&quot;" office:value-type="string" office:string-value="Partido Tacuarembó Fútbol Club-Al-Nassr" calcext:value-type="string">
            <text:p>Partido Tacuarembó Fútbol Club-Al-Nassr</text:p>
          </table:table-cell>
        </table:table-row>
        <table:table-row table:style-name="ro1">
          <table:table-cell table:number-columns-repeated="3"/>
          <table:table-cell table:formula="of:=&quot;PARTIDO &quot;&amp;[.B46]&amp;&quot;-&quot;&amp;[.B2428]&amp;&quot;&quot;" office:value-type="string" office:string-value="PARTIDO West Ham United Football Club-Adelaide City" calcext:value-type="string">
            <text:p>PARTIDO West Ham United Football Club-Adelaide City</text:p>
          </table:table-cell>
        </table:table-row>
        <table:table-row table:style-name="ro1">
          <table:table-cell table:number-columns-repeated="3"/>
          <table:table-cell table:formula="of:=&quot;PARTIDO &quot;&amp;[.B2359]&amp;&quot;-&quot;&amp;[.B2799]&amp;&quot;&quot;" office:value-type="string" office:string-value="PARTIDO Enköpings SK-Marconi Stallions Football Club" calcext:value-type="string">
            <text:p>PARTIDO Enköpings SK-Marconi Stallions Football Club</text:p>
          </table:table-cell>
        </table:table-row>
        <table:table-row table:style-name="ro1">
          <table:table-cell table:number-columns-repeated="3"/>
          <table:table-cell table:formula="of:=&quot;PARTIDO &quot;&amp;[.B141]&amp;&quot;-&quot;&amp;[.B2282]&amp;&quot;&quot;" office:value-type="string" office:string-value="PARTIDO Lech PoznaD-Alianza Petrolera" calcext:value-type="string">
            <text:p>PARTIDO Lech PoznaD-Alianza Petrolera</text:p>
          </table:table-cell>
        </table:table-row>
        <table:table-row table:style-name="ro1">
          <table:table-cell table:number-columns-repeated="3"/>
          <table:table-cell table:formula="of:=&quot;PARTIDO &quot;&amp;[.B128]&amp;&quot;-&quot;&amp;[.B1895]&amp;&quot;&quot;" office:value-type="string" office:string-value="PARTIDO Real Club Celta de Vigo-FC SKA-Energiya Khabarovsk" calcext:value-type="string">
            <text:p>PARTIDO Real Club Celta de Vigo-FC SKA-Energiya Khabarovsk</text:p>
          </table:table-cell>
        </table:table-row>
        <table:table-row table:style-name="ro1">
          <table:table-cell table:number-columns-repeated="3"/>
          <table:table-cell table:formula="of:=&quot;PARTIDO &quot;&amp;[.B268]&amp;&quot;-&quot;&amp;[.B1879]&amp;&quot;&quot;" office:value-type="string" office:string-value="PARTIDO Brescia Calcio-Patriotas Fútbol Club" calcext:value-type="string">
            <text:p>PARTIDO Brescia Calcio-Patriotas Fútbol Club</text:p>
          </table:table-cell>
        </table:table-row>
        <table:table-row table:style-name="ro1">
          <table:table-cell table:number-columns-repeated="3"/>
          <table:table-cell table:formula="of:=&quot;PARTIDO &quot;&amp;[.B1444]&amp;&quot;-&quot;&amp;[.B2830]&amp;&quot;&quot;" office:value-type="string" office:string-value="PARTIDO Società Polisportiva Cailungo-FA Red Boys Differdange" calcext:value-type="string">
            <text:p>PARTIDO Società Polisportiva Cailungo-FA Red Boys Differdange</text:p>
          </table:table-cell>
        </table:table-row>
        <table:table-row table:style-name="ro1">
          <table:table-cell table:number-columns-repeated="3"/>
          <table:table-cell table:formula="of:=&quot;PARTIDO &quot;&amp;[.B93]&amp;&quot;-&quot;&amp;[.B1874]&amp;&quot;&quot;" office:value-type="string" office:string-value="PARTIDO Wolverhampton Wanderers Football Club-Arbroath F.C." calcext:value-type="string">
            <text:p>PARTIDO Wolverhampton Wanderers Football Club-Arbroath F.C.</text:p>
          </table:table-cell>
        </table:table-row>
        <table:table-row table:style-name="ro1">
          <table:table-cell table:number-columns-repeated="3"/>
          <table:table-cell table:formula="of:=&quot;PARTIDO &quot;&amp;[.B2085]&amp;&quot;-&quot;&amp;[.B1017]&amp;&quot;&quot;" office:value-type="string" office:string-value="PARTIDO JK Sadam Tallinn-Jönköpings Södra IF" calcext:value-type="string">
            <text:p>PARTIDO JK Sadam Tallinn-Jönköpings Södra IF</text:p>
          </table:table-cell>
        </table:table-row>
        <table:table-row table:style-name="ro1">
          <table:table-cell table:number-columns-repeated="3"/>
          <table:table-cell table:formula="of:=&quot;PARTIDO &quot;&amp;[.B579]&amp;&quot;-&quot;&amp;[.B2040]&amp;&quot;&quot;" office:value-type="string" office:string-value="PARTIDO Cambuur Leeuwarden-TUSEM Essen" calcext:value-type="string">
            <text:p>PARTIDO Cambuur Leeuwarden-TUSEM Essen</text:p>
          </table:table-cell>
        </table:table-row>
        <table:table-row table:style-name="ro1">
          <table:table-cell table:number-columns-repeated="3"/>
          <table:table-cell table:formula="of:=&quot;PARTIDO &quot;&amp;[.B461]&amp;&quot;-&quot;&amp;[.B395]&amp;&quot;&quot;" office:value-type="string" office:string-value="PARTIDO ND Gorica-FC Ingolstadt 04" calcext:value-type="string">
            <text:p>PARTIDO ND Gorica-FC Ingolstadt 04</text:p>
          </table:table-cell>
        </table:table-row>
        <table:table-row table:style-name="ro1">
          <table:table-cell table:number-columns-repeated="3"/>
          <table:table-cell table:formula="of:=&quot;PARTIDO &quot;&amp;[.B1483]&amp;&quot;-&quot;&amp;[.B467]&amp;&quot;&quot;" office:value-type="string" office:string-value="PARTIDO Telstar-FK Partizani" calcext:value-type="string">
            <text:p>PARTIDO Telstar-FK Partizani</text:p>
          </table:table-cell>
        </table:table-row>
        <table:table-row table:style-name="ro1">
          <table:table-cell table:number-columns-repeated="3"/>
          <table:table-cell table:formula="of:=&quot;PARTIDO &quot;&amp;[.B96]&amp;&quot;-&quot;&amp;[.B1432]&amp;&quot;&quot;" office:value-type="string" office:string-value="PARTIDO Górnik Zabrze-FC Ceahlul Piatra Neam" calcext:value-type="string">
            <text:p>PARTIDO Górnik Zabrze-FC Ceahlul Piatra Neam</text:p>
          </table:table-cell>
        </table:table-row>
        <table:table-row table:style-name="ro1">
          <table:table-cell table:number-columns-repeated="3"/>
          <table:table-cell table:formula="of:=&quot;PARTIDO &quot;&amp;[.B2366]&amp;&quot;-&quot;&amp;[.B2916]&amp;&quot;&quot;" office:value-type="string" office:string-value="PARTIDO Waikato Football Club-AEK Kouklia F.C." calcext:value-type="string">
            <text:p>PARTIDO Waikato Football Club-AEK Kouklia F.C.</text:p>
          </table:table-cell>
        </table:table-row>
        <table:table-row table:style-name="ro1">
          <table:table-cell table:number-columns-repeated="3"/>
          <table:table-cell table:formula="of:=&quot;PARTIDO &quot;&amp;[.B1534]&amp;&quot;-&quot;&amp;[.B1217]&amp;&quot;&quot;" office:value-type="string" office:string-value="PARTIDO Boluspor-Mouloudia Club d'Oran" calcext:value-type="string">
            <text:p>PARTIDO Boluspor-Mouloudia Club d'Oran</text:p>
          </table:table-cell>
        </table:table-row>
        <table:table-row table:style-name="ro1">
          <table:table-cell table:number-columns-repeated="3"/>
          <table:table-cell table:formula="of:=&quot;PARTIDO &quot;&amp;[.B2519]&amp;&quot;-&quot;&amp;[.B53]&amp;&quot;&quot;" office:value-type="string" office:string-value="PARTIDO Merthyr Tydfil FC-Fenerbahçe Spor Kulübü" calcext:value-type="string">
            <text:p>PARTIDO Merthyr Tydfil FC-Fenerbahçe Spor Kulübü</text:p>
          </table:table-cell>
        </table:table-row>
        <table:table-row table:style-name="ro1">
          <table:table-cell table:number-columns-repeated="3"/>
          <table:table-cell table:formula="of:=&quot;PARTIDO &quot;&amp;[.B518]&amp;&quot;-&quot;&amp;[.B1359]&amp;&quot;&quot;" office:value-type="string" office:string-value="PARTIDO Stjarnan-KS Elbasani" calcext:value-type="string">
            <text:p>PARTIDO Stjarnan-KS Elbasani</text:p>
          </table:table-cell>
        </table:table-row>
        <table:table-row table:style-name="ro1">
          <table:table-cell table:number-columns-repeated="3"/>
          <table:table-cell table:formula="of:=&quot;PARTIDO &quot;&amp;[.B1495]&amp;&quot;-&quot;&amp;[.B1456]&amp;&quot;&quot;" office:value-type="string" office:string-value="PARTIDO FC KAMAZ Naberezhnye Chelny-Ismaily Sporting Club" calcext:value-type="string">
            <text:p>PARTIDO FC KAMAZ Naberezhnye Chelny-Ismaily Sporting Club</text:p>
          </table:table-cell>
        </table:table-row>
        <table:table-row table:style-name="ro1">
          <table:table-cell table:number-columns-repeated="3"/>
          <table:table-cell table:formula="of:=&quot;PARTIDO &quot;&amp;[.B763]&amp;&quot;-&quot;&amp;[.B1131]&amp;&quot;&quot;" office:value-type="string" office:string-value="PARTIDO FK Baumit Jablonec-PAS Teherán FC" calcext:value-type="string">
            <text:p>PARTIDO FK Baumit Jablonec-PAS Teherán FC</text:p>
          </table:table-cell>
        </table:table-row>
        <table:table-row table:style-name="ro1">
          <table:table-cell table:number-columns-repeated="3"/>
          <table:table-cell table:formula="of:=&quot;PARTIDO &quot;&amp;[.B2002]&amp;&quot;-&quot;&amp;[.B1178]&amp;&quot;&quot;" office:value-type="string" office:string-value="PARTIDO FC Ilves-FC Rotor Volgogrado" calcext:value-type="string">
            <text:p>PARTIDO FC Ilves-FC Rotor Volgogrado</text:p>
          </table:table-cell>
        </table:table-row>
        <table:table-row table:style-name="ro1">
          <table:table-cell table:number-columns-repeated="3"/>
          <table:table-cell table:formula="of:=&quot;PARTIDO &quot;&amp;[.B1469]&amp;&quot;-&quot;&amp;[.B323]&amp;&quot;&quot;" office:value-type="string" office:string-value="PARTIDO Campinense Clube-Sociedad Deportiva Eibar" calcext:value-type="string">
            <text:p>PARTIDO Campinense Clube-Sociedad Deportiva Eibar</text:p>
          </table:table-cell>
        </table:table-row>
        <table:table-row table:style-name="ro1">
          <table:table-cell table:number-columns-repeated="3"/>
          <table:table-cell table:formula="of:=&quot;PARTIDO &quot;&amp;[.B1283]&amp;&quot;-&quot;&amp;[.B265]&amp;&quot;&quot;" office:value-type="string" office:string-value="PARTIDO Fútbol Club Barcelona &quot;C&quot;-HNK Rijeka" calcext:value-type="string">
            <text:p>PARTIDO Fútbol Club Barcelona "C"-HNK Rijeka</text:p>
          </table:table-cell>
        </table:table-row>
        <table:table-row table:style-name="ro1">
          <table:table-cell table:number-columns-repeated="3"/>
          <table:table-cell table:formula="of:=&quot;PARTIDO &quot;&amp;[.B1445]&amp;&quot;-&quot;&amp;[.B2461]&amp;&quot;&quot;" office:value-type="string" office:string-value="PARTIDO FC Gifu-Thai Port FC" calcext:value-type="string">
            <text:p>PARTIDO FC Gifu-Thai Port FC</text:p>
          </table:table-cell>
        </table:table-row>
        <table:table-row table:style-name="ro1">
          <table:table-cell table:number-columns-repeated="3"/>
          <table:table-cell table:formula="of:=&quot;PARTIDO &quot;&amp;[.B716]&amp;&quot;-&quot;&amp;[.B694]&amp;&quot;&quot;" office:value-type="string" office:string-value="PARTIDO Wellington Phoenix Football Club-FC Lyn Oslo" calcext:value-type="string">
            <text:p>PARTIDO Wellington Phoenix Football Club-FC Lyn Oslo</text:p>
          </table:table-cell>
        </table:table-row>
        <table:table-row table:style-name="ro1">
          <table:table-cell table:number-columns-repeated="3"/>
          <table:table-cell table:formula="of:=&quot;PARTIDO &quot;&amp;[.B2832]&amp;&quot;-&quot;&amp;[.B1883]&amp;&quot;&quot;" office:value-type="string" office:string-value="PARTIDO Perak FA-BC Dinamo Tbilisi" calcext:value-type="string">
            <text:p>PARTIDO Perak FA-BC Dinamo Tbilisi</text:p>
          </table:table-cell>
        </table:table-row>
        <table:table-row table:style-name="ro1">
          <table:table-cell table:number-columns-repeated="3"/>
          <table:table-cell table:formula="of:=&quot;PARTIDO &quot;&amp;[.B2883]&amp;&quot;-&quot;&amp;[.B2693]&amp;&quot;&quot;" office:value-type="string" office:string-value="PARTIDO Bognor Regis Town F.C.-Club Valencia" calcext:value-type="string">
            <text:p>PARTIDO Bognor Regis Town F.C.-Club Valencia</text:p>
          </table:table-cell>
        </table:table-row>
        <table:table-row table:style-name="ro1">
          <table:table-cell table:number-columns-repeated="3"/>
          <table:table-cell table:formula="of:=&quot;PARTIDO &quot;&amp;[.B2515]&amp;&quot;-&quot;&amp;[.B2388]&amp;&quot;&quot;" office:value-type="string" office:string-value="PARTIDO FC Viljandi (2011)-Niki Volos FC" calcext:value-type="string">
            <text:p>PARTIDO FC Viljandi (2011)-Niki Volos FC</text:p>
          </table:table-cell>
        </table:table-row>
        <table:table-row table:style-name="ro1">
          <table:table-cell table:number-columns-repeated="3"/>
          <table:table-cell table:formula="of:=&quot;PARTIDO &quot;&amp;[.B2162]&amp;&quot;-&quot;&amp;[.B1749]&amp;&quot;&quot;" office:value-type="string" office:string-value="PARTIDO Pelita Jaya-FC Kaisar" calcext:value-type="string">
            <text:p>PARTIDO Pelita Jaya-FC Kaisar</text:p>
          </table:table-cell>
        </table:table-row>
        <table:table-row table:style-name="ro1">
          <table:table-cell table:number-columns-repeated="3"/>
          <table:table-cell table:formula="of:=&quot;PARTIDO &quot;&amp;[.B90]&amp;&quot;-&quot;&amp;[.B2380]&amp;&quot;&quot;" office:value-type="string" office:string-value="PARTIDO Hamburgo S.V.-Club Crucero del Norte" calcext:value-type="string">
            <text:p>PARTIDO Hamburgo S.V.-Club Crucero del Norte</text:p>
          </table:table-cell>
        </table:table-row>
        <table:table-row table:style-name="ro1">
          <table:table-cell table:number-columns-repeated="3"/>
          <table:table-cell table:formula="of:=&quot;PARTIDO &quot;&amp;[.B960]&amp;&quot;-&quot;&amp;[.B15]&amp;&quot;&quot;" office:value-type="string" office:string-value="PARTIDO Associazione Sportiva Varese 1910-Manchester City Football Club" calcext:value-type="string">
            <text:p>PARTIDO Associazione Sportiva Varese 1910-Manchester City Football Club</text:p>
          </table:table-cell>
        </table:table-row>
        <table:table-row table:style-name="ro1">
          <table:table-cell table:number-columns-repeated="3"/>
          <table:table-cell table:formula="of:=&quot;PARTIDO &quot;&amp;[.B1596]&amp;&quot;-&quot;&amp;[.B1996]&amp;&quot;&quot;" office:value-type="string" office:string-value="PARTIDO Chennaiyin FC-Tyresö FF" calcext:value-type="string">
            <text:p>PARTIDO Chennaiyin FC-Tyresö FF</text:p>
          </table:table-cell>
        </table:table-row>
        <table:table-row table:style-name="ro1">
          <table:table-cell table:number-columns-repeated="3"/>
          <table:table-cell table:formula="of:=&quot;PARTIDO &quot;&amp;[.B8]&amp;&quot;-&quot;&amp;[.B2149]&amp;&quot;&quot;" office:value-type="string" office:string-value="PARTIDO Liverpool Football Club-FC Triesen" calcext:value-type="string">
            <text:p>PARTIDO Liverpool Football Club-FC Triesen</text:p>
          </table:table-cell>
        </table:table-row>
        <table:table-row table:style-name="ro1">
          <table:table-cell table:number-columns-repeated="3"/>
          <table:table-cell table:formula="of:=&quot;PARTIDO &quot;&amp;[.B2073]&amp;&quot;-&quot;&amp;[.B900]&amp;&quot;&quot;" office:value-type="string" office:string-value="PARTIDO Clube Recreativo Desportivo do Libolo-Piast Gliwice" calcext:value-type="string">
            <text:p>PARTIDO Clube Recreativo Desportivo do Libolo-Piast Gliwice</text:p>
          </table:table-cell>
        </table:table-row>
        <table:table-row table:style-name="ro1">
          <table:table-cell table:number-columns-repeated="3"/>
          <table:table-cell table:formula="of:=&quot;PARTIDO &quot;&amp;[.B800]&amp;&quot;-&quot;&amp;[.B640]&amp;&quot;&quot;" office:value-type="string" office:string-value="PARTIDO IK Start-GAIS" calcext:value-type="string">
            <text:p>PARTIDO IK Start-GAIS</text:p>
          </table:table-cell>
        </table:table-row>
        <table:table-row table:style-name="ro1">
          <table:table-cell table:number-columns-repeated="3"/>
          <table:table-cell table:formula="of:=&quot;PARTIDO &quot;&amp;[.B156]&amp;&quot;-&quot;&amp;[.B441]&amp;&quot;&quot;" office:value-type="string" office:string-value="PARTIDO Ipswich Town Football Club-NAC Breda" calcext:value-type="string">
            <text:p>PARTIDO Ipswich Town Football Club-NAC Breda</text:p>
          </table:table-cell>
        </table:table-row>
        <table:table-row table:style-name="ro1">
          <table:table-cell table:number-columns-repeated="3"/>
          <table:table-cell table:formula="of:=&quot;PARTIDO &quot;&amp;[.B1304]&amp;&quot;-&quot;&amp;[.B903]&amp;&quot;&quot;" office:value-type="string" office:string-value="PARTIDO Lisburn Distillery F.C.-Stevenage Football Club" calcext:value-type="string">
            <text:p>PARTIDO Lisburn Distillery F.C.-Stevenage Football Club</text:p>
          </table:table-cell>
        </table:table-row>
        <table:table-row table:style-name="ro1">
          <table:table-cell table:number-columns-repeated="3"/>
          <table:table-cell table:formula="of:=&quot;PARTIDO &quot;&amp;[.B1529]&amp;&quot;-&quot;&amp;[.B2659]&amp;&quot;&quot;" office:value-type="string" office:string-value="PARTIDO NK Croatia Sesvete-Knattspyrnufélagið Þróttur" calcext:value-type="string">
            <text:p>PARTIDO NK Croatia Sesvete-Knattspyrnufélagið Þróttur</text:p>
          </table:table-cell>
        </table:table-row>
        <table:table-row table:style-name="ro1">
          <table:table-cell table:number-columns-repeated="3"/>
          <table:table-cell table:formula="of:=&quot;PARTIDO &quot;&amp;[.B1768]&amp;&quot;-&quot;&amp;[.B2215]&amp;&quot;&quot;" office:value-type="string" office:string-value="PARTIDO Hapoel Kfar Saba-FC Voluntari" calcext:value-type="string">
            <text:p>PARTIDO Hapoel Kfar Saba-FC Voluntari</text:p>
          </table:table-cell>
        </table:table-row>
        <table:table-row table:style-name="ro1">
          <table:table-cell table:number-columns-repeated="3"/>
          <table:table-cell table:formula="of:=&quot;PARTIDO &quot;&amp;[.B1911]&amp;&quot;-&quot;&amp;[.B520]&amp;&quot;&quot;" office:value-type="string" office:string-value="PARTIDO Amrokgang Sports Club-NSÍ Runavík" calcext:value-type="string">
            <text:p>PARTIDO Amrokgang Sports Club-NSÍ Runavík</text:p>
          </table:table-cell>
        </table:table-row>
        <table:table-row table:style-name="ro1">
          <table:table-cell table:number-columns-repeated="3"/>
          <table:table-cell table:formula="of:=&quot;PARTIDO &quot;&amp;[.B788]&amp;&quot;-&quot;&amp;[.B2741]&amp;&quot;&quot;" office:value-type="string" office:string-value="PARTIDO TuS Koblenz-PSMS Medan" calcext:value-type="string">
            <text:p>PARTIDO TuS Koblenz-PSMS Medan</text:p>
          </table:table-cell>
        </table:table-row>
        <table:table-row table:style-name="ro1">
          <table:table-cell table:number-columns-repeated="3"/>
          <table:table-cell table:formula="of:=&quot;PARTIDO &quot;&amp;[.B190]&amp;&quot;-&quot;&amp;[.B1894]&amp;&quot;&quot;" office:value-type="string" office:string-value="PARTIDO Associazione Sportiva Livorno Calcio-Næstved BK" calcext:value-type="string">
            <text:p>PARTIDO Associazione Sportiva Livorno Calcio-Næstved BK</text:p>
          </table:table-cell>
        </table:table-row>
        <table:table-row table:style-name="ro1">
          <table:table-cell table:number-columns-repeated="3"/>
          <table:table-cell table:formula="of:=&quot;PARTIDO &quot;&amp;[.B2048]&amp;&quot;-&quot;&amp;[.B341]&amp;&quot;&quot;" office:value-type="string" office:string-value="PARTIDO MOIK Baku-FC Nordsjælland" calcext:value-type="string">
            <text:p>PARTIDO MOIK Baku-FC Nordsjælland</text:p>
          </table:table-cell>
        </table:table-row>
        <table:table-row table:style-name="ro1">
          <table:table-cell table:number-columns-repeated="3"/>
          <table:table-cell table:formula="of:=&quot;PARTIDO &quot;&amp;[.B348]&amp;&quot;-&quot;&amp;[.B214]&amp;&quot;&quot;" office:value-type="string" office:string-value="PARTIDO FK Karpaty Lviv-Club Atlético Newells Old Boys" calcext:value-type="string">
            <text:p>PARTIDO FK Karpaty Lviv-Club Atlético Newells Old Boys</text:p>
          </table:table-cell>
        </table:table-row>
        <table:table-row table:style-name="ro1">
          <table:table-cell table:number-columns-repeated="3"/>
          <table:table-cell table:formula="of:=&quot;PARTIDO &quot;&amp;[.B1101]&amp;&quot;-&quot;&amp;[.B57]&amp;&quot;&quot;" office:value-type="string" office:string-value="PARTIDO Al-Shabab (Arabia Saudita)-Udinese Calcio" calcext:value-type="string">
            <text:p>PARTIDO Al-Shabab (Arabia Saudita)-Udinese Calcio</text:p>
          </table:table-cell>
        </table:table-row>
        <table:table-row table:style-name="ro1">
          <table:table-cell table:number-columns-repeated="3"/>
          <table:table-cell table:formula="of:=&quot;PARTIDO &quot;&amp;[.B1115]&amp;&quot;-&quot;&amp;[.B1548]&amp;&quot;&quot;" office:value-type="string" office:string-value="PARTIDO Kitchee SC-Pécsi Mecsek FC" calcext:value-type="string">
            <text:p>PARTIDO Kitchee SC-Pécsi Mecsek FC</text:p>
          </table:table-cell>
        </table:table-row>
        <table:table-row table:style-name="ro1">
          <table:table-cell table:number-columns-repeated="3"/>
          <table:table-cell table:formula="of:=&quot;PARTIDO &quot;&amp;[.B201]&amp;&quot;-&quot;&amp;[.B763]&amp;&quot;&quot;" office:value-type="string" office:string-value="PARTIDO Association de la Jeunesse Auxerroise-FK Baumit Jablonec" calcext:value-type="string">
            <text:p>PARTIDO Association de la Jeunesse Auxerroise-FK Baumit Jablonec</text:p>
          </table:table-cell>
        </table:table-row>
        <table:table-row table:style-name="ro1">
          <table:table-cell table:number-columns-repeated="3"/>
          <table:table-cell table:formula="of:=&quot;PARTIDO &quot;&amp;[.B2379]&amp;&quot;-&quot;&amp;[.B1824]&amp;&quot;&quot;" office:value-type="string" office:string-value="PARTIDO Gjøvik-Lyn-Club Deportes Concepción" calcext:value-type="string">
            <text:p>PARTIDO Gjøvik-Lyn-Club Deportes Concepción</text:p>
          </table:table-cell>
        </table:table-row>
        <table:table-row table:style-name="ro1">
          <table:table-cell table:number-columns-repeated="3"/>
          <table:table-cell table:formula="of:=&quot;PARTIDO &quot;&amp;[.B1946]&amp;&quot;-&quot;&amp;[.B825]&amp;&quot;&quot;" office:value-type="string" office:string-value="PARTIDO FC Schaan-Denizlispor" calcext:value-type="string">
            <text:p>PARTIDO FC Schaan-Denizlispor</text:p>
          </table:table-cell>
        </table:table-row>
        <table:table-row table:style-name="ro1">
          <table:table-cell table:number-columns-repeated="3"/>
          <table:table-cell table:formula="of:=&quot;PARTIDO &quot;&amp;[.B2716]&amp;&quot;-&quot;&amp;[.B1142]&amp;&quot;&quot;" office:value-type="string" office:string-value="PARTIDO FK Drita-Consadole Sapporo" calcext:value-type="string">
            <text:p>PARTIDO FK Drita-Consadole Sapporo</text:p>
          </table:table-cell>
        </table:table-row>
        <table:table-row table:style-name="ro1">
          <table:table-cell table:number-columns-repeated="3"/>
          <table:table-cell table:formula="of:=&quot;PARTIDO &quot;&amp;[.B1658]&amp;&quot;-&quot;&amp;[.B644]&amp;&quot;&quot;" office:value-type="string" office:string-value="PARTIDO FK Sloboda Point Sevojno-Millonarios F.C." calcext:value-type="string">
            <text:p>PARTIDO FK Sloboda Point Sevojno-Millonarios F.C.</text:p>
          </table:table-cell>
        </table:table-row>
        <table:table-row table:style-name="ro1">
          <table:table-cell table:number-columns-repeated="3"/>
          <table:table-cell table:formula="of:=&quot;PARTIDO &quot;&amp;[.B2590]&amp;&quot;-&quot;&amp;[.B581]&amp;&quot;&quot;" office:value-type="string" office:string-value="PARTIDO Club Deportivo Morón-Lierse SK" calcext:value-type="string">
            <text:p>PARTIDO Club Deportivo Morón-Lierse SK</text:p>
          </table:table-cell>
        </table:table-row>
        <table:table-row table:style-name="ro1">
          <table:table-cell table:number-columns-repeated="3"/>
          <table:table-cell table:formula="of:=&quot;PARTIDO &quot;&amp;[.B2536]&amp;&quot;-&quot;&amp;[.B367]&amp;&quot;&quot;" office:value-type="string" office:string-value="PARTIDO Hayes &amp; Yeading United Football Club-OFK Belgrado" calcext:value-type="string">
            <text:p>PARTIDO Hayes &amp; Yeading United Football Club-OFK Belgrado</text:p>
          </table:table-cell>
        </table:table-row>
        <table:table-row table:style-name="ro1">
          <table:table-cell table:number-columns-repeated="3"/>
          <table:table-cell table:formula="of:=&quot;PARTIDO &quot;&amp;[.B1104]&amp;&quot;-&quot;&amp;[.B524]&amp;&quot;&quot;" office:value-type="string" office:string-value="PARTIDO Newport County Association Football Club-FK Khazar Lankaran" calcext:value-type="string">
            <text:p>PARTIDO Newport County Association Football Club-FK Khazar Lankaran</text:p>
          </table:table-cell>
        </table:table-row>
        <table:table-row table:style-name="ro1">
          <table:table-cell table:number-columns-repeated="3"/>
          <table:table-cell table:formula="of:=&quot;PARTIDO &quot;&amp;[.B2298]&amp;&quot;-&quot;&amp;[.B1252]&amp;&quot;&quot;" office:value-type="string" office:string-value="PARTIDO Cercle Athlétique de Paris Charenton-Klubi Sportiv Tomori Berat" calcext:value-type="string">
            <text:p>PARTIDO Cercle Athlétique de Paris Charenton-Klubi Sportiv Tomori Berat</text:p>
          </table:table-cell>
        </table:table-row>
        <table:table-row table:style-name="ro1">
          <table:table-cell table:number-columns-repeated="3"/>
          <table:table-cell table:formula="of:=&quot;PARTIDO &quot;&amp;[.B458]&amp;&quot;-&quot;&amp;[.B1580]&amp;&quot;&quot;" office:value-type="string" office:string-value="PARTIDO Club Universidad de Chile-Club de Futbol Badalona" calcext:value-type="string">
            <text:p>PARTIDO Club Universidad de Chile-Club de Futbol Badalona</text:p>
          </table:table-cell>
        </table:table-row>
        <table:table-row table:style-name="ro1">
          <table:table-cell table:number-columns-repeated="3"/>
          <table:table-cell table:formula="of:=&quot;PARTIDO &quot;&amp;[.B1219]&amp;&quot;-&quot;&amp;[.B343]&amp;&quot;&quot;" office:value-type="string" office:string-value="PARTIDO Dempo Sports Club-F.C. Metalist Járkov" calcext:value-type="string">
            <text:p>PARTIDO Dempo Sports Club-F.C. Metalist Járkov</text:p>
          </table:table-cell>
        </table:table-row>
        <table:table-row table:style-name="ro1">
          <table:table-cell table:number-columns-repeated="3"/>
          <table:table-cell table:formula="of:=&quot;PARTIDO &quot;&amp;[.B1604]&amp;&quot;-&quot;&amp;[.B2916]&amp;&quot;&quot;" office:value-type="string" office:string-value="PARTIDO FC KooTeePee-AEK Kouklia F.C." calcext:value-type="string">
            <text:p>PARTIDO FC KooTeePee-AEK Kouklia F.C.</text:p>
          </table:table-cell>
        </table:table-row>
        <table:table-row table:style-name="ro1">
          <table:table-cell table:number-columns-repeated="3"/>
          <table:table-cell table:formula="of:=&quot;PARTIDO &quot;&amp;[.B983]&amp;&quot;-&quot;&amp;[.B2890]&amp;&quot;&quot;" office:value-type="string" office:string-value="PARTIDO FK Teteks-HA`K" calcext:value-type="string">
            <text:p>PARTIDO FK Teteks-HA`K</text:p>
          </table:table-cell>
        </table:table-row>
        <table:table-row table:style-name="ro1">
          <table:table-cell table:number-columns-repeated="3"/>
          <table:table-cell table:formula="of:=&quot;PARTIDO &quot;&amp;[.B1156]&amp;&quot;-&quot;&amp;[.B2356]&amp;&quot;&quot;" office:value-type="string" office:string-value="PARTIDO Portimonense Sporting Clube-Jõhvi FC Lokomotiv" calcext:value-type="string">
            <text:p>PARTIDO Portimonense Sporting Clube-Jõhvi FC Lokomotiv</text:p>
          </table:table-cell>
        </table:table-row>
        <table:table-row table:style-name="ro1">
          <table:table-cell table:number-columns-repeated="3"/>
          <table:table-cell table:formula="of:=&quot;PARTIDO &quot;&amp;[.B1943]&amp;&quot;-&quot;&amp;[.B2592]&amp;&quot;&quot;" office:value-type="string" office:string-value="PARTIDO FC Spartak Plovdiv-FC Dynamo Makhachkala" calcext:value-type="string">
            <text:p>PARTIDO FC Spartak Plovdiv-FC Dynamo Makhachkala</text:p>
          </table:table-cell>
        </table:table-row>
        <table:table-row table:style-name="ro1">
          <table:table-cell table:number-columns-repeated="3"/>
          <table:table-cell table:formula="of:=&quot;PARTIDO &quot;&amp;[.B2104]&amp;&quot;-&quot;&amp;[.B1213]&amp;&quot;&quot;" office:value-type="string" office:string-value="PARTIDO Riffa Club-Prestatyn Town Football Club" calcext:value-type="string">
            <text:p>PARTIDO Riffa Club-Prestatyn Town Football Club</text:p>
          </table:table-cell>
        </table:table-row>
        <table:table-row table:style-name="ro1">
          <table:table-cell table:number-columns-repeated="3"/>
          <table:table-cell table:formula="of:=&quot;PARTIDO &quot;&amp;[.B2073]&amp;&quot;-&quot;&amp;[.B826]&amp;&quot;&quot;" office:value-type="string" office:string-value="PARTIDO Clube Recreativo Desportivo do Libolo-Club Atlas de Guadalajara" calcext:value-type="string">
            <text:p>PARTIDO Clube Recreativo Desportivo do Libolo-Club Atlas de Guadalajara</text:p>
          </table:table-cell>
        </table:table-row>
        <table:table-row table:style-name="ro1">
          <table:table-cell table:number-columns-repeated="3"/>
          <table:table-cell table:formula="of:=&quot;PARTIDO &quot;&amp;[.B1671]&amp;&quot;-&quot;&amp;[.B1317]&amp;&quot;&quot;" office:value-type="string" office:string-value="PARTIDO Tampines Rovers FC-FC Nistru Otaci" calcext:value-type="string">
            <text:p>PARTIDO Tampines Rovers FC-FC Nistru Otaci</text:p>
          </table:table-cell>
        </table:table-row>
        <table:table-row table:style-name="ro1">
          <table:table-cell table:number-columns-repeated="3"/>
          <table:table-cell table:formula="of:=&quot;PARTIDO &quot;&amp;[.B811]&amp;&quot;-&quot;&amp;[.B73]&amp;&quot;&quot;" office:value-type="string" office:string-value="PARTIDO Atromitos FC-Club Atlético Boca Juniors" calcext:value-type="string">
            <text:p>PARTIDO Atromitos FC-Club Atlético Boca Juniors</text:p>
          </table:table-cell>
        </table:table-row>
        <table:table-row table:style-name="ro1">
          <table:table-cell table:number-columns-repeated="3"/>
          <table:table-cell table:formula="of:=&quot;PARTIDO &quot;&amp;[.B10]&amp;&quot;-&quot;&amp;[.B2845]&amp;&quot;&quot;" office:value-type="string" office:string-value="PARTIDO Chelsea Football Club-Águia de Marabá Futebol Clube" calcext:value-type="string">
            <text:p>PARTIDO Chelsea Football Club-Águia de Marabá Futebol Clube</text:p>
          </table:table-cell>
        </table:table-row>
        <table:table-row table:style-name="ro1">
          <table:table-cell table:number-columns-repeated="3"/>
          <table:table-cell table:formula="of:=&quot;PARTIDO &quot;&amp;[.B2071]&amp;&quot;-&quot;&amp;[.B426]&amp;&quot;&quot;" office:value-type="string" office:string-value="PARTIDO Västra Frölunda IF-Tigres de UANL" calcext:value-type="string">
            <text:p>PARTIDO Västra Frölunda IF-Tigres de UANL</text:p>
          </table:table-cell>
        </table:table-row>
        <table:table-row table:style-name="ro1">
          <table:table-cell table:number-columns-repeated="3"/>
          <table:table-cell table:formula="of:=&quot;PARTIDO &quot;&amp;[.B2092]&amp;&quot;-&quot;&amp;[.B891]&amp;&quot;&quot;" office:value-type="string" office:string-value="PARTIDO Liberty Professionals-FC Sioni Bolnisi" calcext:value-type="string">
            <text:p>PARTIDO Liberty Professionals-FC Sioni Bolnisi</text:p>
          </table:table-cell>
        </table:table-row>
        <table:table-row table:style-name="ro1">
          <table:table-cell table:number-columns-repeated="3"/>
          <table:table-cell table:formula="of:=&quot;PARTIDO &quot;&amp;[.B361]&amp;&quot;-&quot;&amp;[.B2912]&amp;&quot;&quot;" office:value-type="string" office:string-value="PARTIDO Club Deportivo Numancia de Soria-Suwon FC" calcext:value-type="string">
            <text:p>PARTIDO Club Deportivo Numancia de Soria-Suwon FC</text:p>
          </table:table-cell>
        </table:table-row>
        <table:table-row table:style-name="ro1">
          <table:table-cell table:number-columns-repeated="3"/>
          <table:table-cell table:formula="of:=&quot;PARTIDO &quot;&amp;[.B2561]&amp;&quot;-&quot;&amp;[.B1262]&amp;&quot;&quot;" office:value-type="string" office:string-value="PARTIDO FinnPa Helsinki-Ungmennafélag Grindavíkur" calcext:value-type="string">
            <text:p>PARTIDO FinnPa Helsinki-Ungmennafélag Grindavíkur</text:p>
          </table:table-cell>
        </table:table-row>
        <table:table-row table:style-name="ro1">
          <table:table-cell table:number-columns-repeated="3"/>
          <table:table-cell table:formula="of:=&quot;PARTIDO &quot;&amp;[.B1213]&amp;&quot;-&quot;&amp;[.B2483]&amp;&quot;&quot;" office:value-type="string" office:string-value="PARTIDO Prestatyn Town Football Club-Mochudi Centre Chiefs" calcext:value-type="string">
            <text:p>PARTIDO Prestatyn Town Football Club-Mochudi Centre Chiefs</text:p>
          </table:table-cell>
        </table:table-row>
        <table:table-row table:style-name="ro1">
          <table:table-cell table:number-columns-repeated="3"/>
          <table:table-cell table:formula="of:=&quot;PARTIDO &quot;&amp;[.B2786]&amp;&quot;-&quot;&amp;[.B920]&amp;&quot;&quot;" office:value-type="string" office:string-value="PARTIDO Ikast FS-FC Red Star Saint-Ouen" calcext:value-type="string">
            <text:p>PARTIDO Ikast FS-FC Red Star Saint-Ouen</text:p>
          </table:table-cell>
        </table:table-row>
        <table:table-row table:style-name="ro1">
          <table:table-cell table:number-columns-repeated="3"/>
          <table:table-cell table:formula="of:=&quot;PARTIDO &quot;&amp;[.B811]&amp;&quot;-&quot;&amp;[.B1027]&amp;&quot;&quot;" office:value-type="string" office:string-value="PARTIDO Atromitos FC-Ergotelis FC" calcext:value-type="string">
            <text:p>PARTIDO Atromitos FC-Ergotelis FC</text:p>
          </table:table-cell>
        </table:table-row>
        <table:table-row table:style-name="ro1">
          <table:table-cell table:number-columns-repeated="3"/>
          <table:table-cell table:formula="of:=&quot;PARTIDO &quot;&amp;[.B2318]&amp;&quot;-&quot;&amp;[.B59]&amp;&quot;&quot;" office:value-type="string" office:string-value="PARTIDO IFK Sundsvall-Fulham Football Club" calcext:value-type="string">
            <text:p>PARTIDO IFK Sundsvall-Fulham Football Club</text:p>
          </table:table-cell>
        </table:table-row>
        <table:table-row table:style-name="ro1">
          <table:table-cell table:number-columns-repeated="3"/>
          <table:table-cell table:formula="of:=&quot;PARTIDO &quot;&amp;[.B182]&amp;&quot;-&quot;&amp;[.B2630]&amp;&quot;&quot;" office:value-type="string" office:string-value="PARTIDO Rapid Viena-Glacis United F.C." calcext:value-type="string">
            <text:p>PARTIDO Rapid Viena-Glacis United F.C.</text:p>
          </table:table-cell>
        </table:table-row>
        <table:table-row table:style-name="ro1">
          <table:table-cell table:number-columns-repeated="3"/>
          <table:table-cell table:formula="of:=&quot;PARTIDO &quot;&amp;[.B2411]&amp;&quot;-&quot;&amp;[.B1293]&amp;&quot;&quot;" office:value-type="string" office:string-value="PARTIDO Club Real Mamoré-KS Luftëtari Gjirokastër" calcext:value-type="string">
            <text:p>PARTIDO Club Real Mamoré-KS Luftëtari Gjirokastër</text:p>
          </table:table-cell>
        </table:table-row>
        <table:table-row table:style-name="ro1">
          <table:table-cell table:number-columns-repeated="3"/>
          <table:table-cell table:formula="of:=&quot;PARTIDO &quot;&amp;[.B948]&amp;&quot;-&quot;&amp;[.B1333]&amp;&quot;&quot;" office:value-type="string" office:string-value="PARTIDO Gandzasar F.C.-Regar-TadAZ" calcext:value-type="string">
            <text:p>PARTIDO Gandzasar F.C.-Regar-TadAZ</text:p>
          </table:table-cell>
        </table:table-row>
        <table:table-row table:style-name="ro1">
          <table:table-cell table:number-columns-repeated="3"/>
          <table:table-cell table:formula="of:=&quot;PARTIDO &quot;&amp;[.B2830]&amp;&quot;-&quot;&amp;[.B2043]&amp;&quot;&quot;" office:value-type="string" office:string-value="PARTIDO FA Red Boys Differdange-Al-Talaba" calcext:value-type="string">
            <text:p>PARTIDO FA Red Boys Differdange-Al-Talaba</text:p>
          </table:table-cell>
        </table:table-row>
        <table:table-row table:style-name="ro1">
          <table:table-cell table:number-columns-repeated="3"/>
          <table:table-cell table:formula="of:=&quot;PARTIDO &quot;&amp;[.B1891]&amp;&quot;-&quot;&amp;[.B2644]&amp;&quot;&quot;" office:value-type="string" office:string-value="PARTIDO Dalian Aerbin F.C.-Marsa FC" calcext:value-type="string">
            <text:p>PARTIDO Dalian Aerbin F.C.-Marsa FC</text:p>
          </table:table-cell>
        </table:table-row>
        <table:table-row table:style-name="ro1">
          <table:table-cell table:number-columns-repeated="3"/>
          <table:table-cell table:formula="of:=&quot;PARTIDO &quot;&amp;[.B2789]&amp;&quot;-&quot;&amp;[.B2454]&amp;&quot;&quot;" office:value-type="string" office:string-value="PARTIDO Chicago Sting-Unió Esportiva Figueres" calcext:value-type="string">
            <text:p>PARTIDO Chicago Sting-Unió Esportiva Figueres</text:p>
          </table:table-cell>
        </table:table-row>
        <table:table-row table:style-name="ro1">
          <table:table-cell table:number-columns-repeated="3"/>
          <table:table-cell table:formula="of:=&quot;PARTIDO &quot;&amp;[.B1532]&amp;&quot;-&quot;&amp;[.B2460]&amp;&quot;&quot;" office:value-type="string" office:string-value="PARTIDO Dunakanyar-Vác FC-R. Daring Club Molenbeek" calcext:value-type="string">
            <text:p>PARTIDO Dunakanyar-Vác FC-R. Daring Club Molenbeek</text:p>
          </table:table-cell>
        </table:table-row>
        <table:table-row table:style-name="ro1">
          <table:table-cell table:number-columns-repeated="3"/>
          <table:table-cell table:formula="of:=&quot;PARTIDO &quot;&amp;[.B355]&amp;&quot;-&quot;&amp;[.B2027]&amp;&quot;&quot;" office:value-type="string" office:string-value="PARTIDO Saint Mirren Football Club-Djurgårdens IF Dam" calcext:value-type="string">
            <text:p>PARTIDO Saint Mirren Football Club-Djurgårdens IF Dam</text:p>
          </table:table-cell>
        </table:table-row>
        <table:table-row table:style-name="ro1">
          <table:table-cell table:number-columns-repeated="3"/>
          <table:table-cell table:formula="of:=&quot;PARTIDO &quot;&amp;[.B1605]&amp;&quot;-&quot;&amp;[.B799]&amp;&quot;&quot;" office:value-type="string" office:string-value="PARTIDO Club Real Potosí-Club Sport Emelec" calcext:value-type="string">
            <text:p>PARTIDO Club Real Potosí-Club Sport Emelec</text:p>
          </table:table-cell>
        </table:table-row>
        <table:table-row table:style-name="ro1">
          <table:table-cell table:number-columns-repeated="3"/>
          <table:table-cell table:formula="of:=&quot;PARTIDO &quot;&amp;[.B290]&amp;&quot;-&quot;&amp;[.B838]&amp;&quot;&quot;" office:value-type="string" office:string-value="PARTIDO SBV Vitesse-Crawley Town Football Club" calcext:value-type="string">
            <text:p>PARTIDO SBV Vitesse-Crawley Town Football Club</text:p>
          </table:table-cell>
        </table:table-row>
        <table:table-row table:style-name="ro1">
          <table:table-cell table:number-columns-repeated="3"/>
          <table:table-cell table:formula="of:=&quot;PARTIDO &quot;&amp;[.B1792]&amp;&quot;-&quot;&amp;[.B850]&amp;&quot;&quot;" office:value-type="string" office:string-value="PARTIDO Clube de Regatas Brasil-Chemnitzer FC" calcext:value-type="string">
            <text:p>PARTIDO Clube de Regatas Brasil-Chemnitzer FC</text:p>
          </table:table-cell>
        </table:table-row>
        <table:table-row table:style-name="ro1">
          <table:table-cell table:number-columns-repeated="3"/>
          <table:table-cell table:formula="of:=&quot;PARTIDO &quot;&amp;[.B1801]&amp;&quot;-&quot;&amp;[.B151]&amp;&quot;&quot;" office:value-type="string" office:string-value="PARTIDO FC Verbroedering Dender EH-F. K. Partizan Belgrado" calcext:value-type="string">
            <text:p>PARTIDO FC Verbroedering Dender EH-F. K. Partizan Belgrado</text:p>
          </table:table-cell>
        </table:table-row>
        <table:table-row table:style-name="ro1">
          <table:table-cell table:number-columns-repeated="3"/>
          <table:table-cell table:formula="of:=&quot;PARTIDO &quot;&amp;[.B2888]&amp;&quot;-&quot;&amp;[.B869]&amp;&quot;&quot;" office:value-type="string" office:string-value="PARTIDO HBS Craeyenhout-Kecskeméti TE" calcext:value-type="string">
            <text:p>PARTIDO HBS Craeyenhout-Kecskeméti TE</text:p>
          </table:table-cell>
        </table:table-row>
        <table:table-row table:style-name="ro1">
          <table:table-cell table:number-columns-repeated="3"/>
          <table:table-cell table:formula="of:=&quot;PARTIDO &quot;&amp;[.B401]&amp;&quot;-&quot;&amp;[.B2689]&amp;&quot;&quot;" office:value-type="string" office:string-value="PARTIDO KS Cracovia-Türkiyemspor Berlin" calcext:value-type="string">
            <text:p>PARTIDO KS Cracovia-Türkiyemspor Berlin</text:p>
          </table:table-cell>
        </table:table-row>
        <table:table-row table:style-name="ro1">
          <table:table-cell table:number-columns-repeated="3"/>
          <table:table-cell table:formula="of:=&quot;PARTIDO &quot;&amp;[.B1622]&amp;&quot;-&quot;&amp;[.B2478]&amp;&quot;&quot;" office:value-type="string" office:string-value="PARTIDO }P `port Podbrezová-Universidad César Vallejo Club de Fútbol" calcext:value-type="string">
            <text:p>PARTIDO }P `port Podbrezová-Universidad César Vallejo Club de Fútbol</text:p>
          </table:table-cell>
        </table:table-row>
        <table:table-row table:style-name="ro1">
          <table:table-cell table:number-columns-repeated="3"/>
          <table:table-cell table:formula="of:=&quot;PARTIDO &quot;&amp;[.B1491]&amp;&quot;-&quot;&amp;[.B1658]&amp;&quot;&quot;" office:value-type="string" office:string-value="PARTIDO Paulista Futebol Clube-FK Sloboda Point Sevojno" calcext:value-type="string">
            <text:p>PARTIDO Paulista Futebol Clube-FK Sloboda Point Sevojno</text:p>
          </table:table-cell>
        </table:table-row>
        <table:table-row table:style-name="ro1">
          <table:table-cell table:number-columns-repeated="3"/>
          <table:table-cell table:formula="of:=&quot;PARTIDO &quot;&amp;[.B745]&amp;&quot;-&quot;&amp;[.B1726]&amp;&quot;&quot;" office:value-type="string" office:string-value="PARTIDO Dynamo de Berlín-Boyacá Chicó Fútbol Club" calcext:value-type="string">
            <text:p>PARTIDO Dynamo de Berlín-Boyacá Chicó Fútbol Club</text:p>
          </table:table-cell>
        </table:table-row>
        <table:table-row table:style-name="ro1">
          <table:table-cell table:number-columns-repeated="3"/>
          <table:table-cell table:formula="of:=&quot;PARTIDO &quot;&amp;[.B2889]&amp;&quot;-&quot;&amp;[.B445]&amp;&quot;&quot;" office:value-type="string" office:string-value="PARTIDO FC Metallurg Lipetsk-Clube Atlético Paranaense" calcext:value-type="string">
            <text:p>PARTIDO FC Metallurg Lipetsk-Clube Atlético Paranaense</text:p>
          </table:table-cell>
        </table:table-row>
        <table:table-row table:style-name="ro1">
          <table:table-cell table:number-columns-repeated="3"/>
          <table:table-cell table:formula="of:=&quot;PARTIDO &quot;&amp;[.B2284]&amp;&quot;-&quot;&amp;[.B822]&amp;&quot;&quot;" office:value-type="string" office:string-value="PARTIDO Basij Moghavemat Shahid Sepasi Fars Football Club-FC Petrolul Ploieti" calcext:value-type="string">
            <text:p>PARTIDO Basij Moghavemat Shahid Sepasi Fars Football Club-FC Petrolul Ploieti</text:p>
          </table:table-cell>
        </table:table-row>
        <table:table-row table:style-name="ro1">
          <table:table-cell table:number-columns-repeated="3"/>
          <table:table-cell table:formula="of:=&quot;PARTIDO &quot;&amp;[.B1134]&amp;&quot;-&quot;&amp;[.B2478]&amp;&quot;&quot;" office:value-type="string" office:string-value="PARTIDO Airbus UK Broughton Football Club-Universidad César Vallejo Club de Fútbol" calcext:value-type="string">
            <text:p>PARTIDO Airbus UK Broughton Football Club-Universidad César Vallejo Club de Fútbol</text:p>
          </table:table-cell>
        </table:table-row>
        <table:table-row table:style-name="ro1">
          <table:table-cell table:number-columns-repeated="3"/>
          <table:table-cell table:formula="of:=&quot;PARTIDO &quot;&amp;[.B1052]&amp;&quot;-&quot;&amp;[.B1670]&amp;&quot;&quot;" office:value-type="string" office:string-value="PARTIDO Al-Wahda-FC Norma Tallinn" calcext:value-type="string">
            <text:p>PARTIDO Al-Wahda-FC Norma Tallinn</text:p>
          </table:table-cell>
        </table:table-row>
        <table:table-row table:style-name="ro1">
          <table:table-cell table:number-columns-repeated="3"/>
          <table:table-cell table:formula="of:=&quot;PARTIDO &quot;&amp;[.B2091]&amp;&quot;-&quot;&amp;[.B1253]&amp;&quot;&quot;" office:value-type="string" office:string-value="PARTIDO SK Blzma-FC Ranger's" calcext:value-type="string">
            <text:p>PARTIDO SK Blzma-FC Ranger's</text:p>
          </table:table-cell>
        </table:table-row>
        <table:table-row table:style-name="ro1">
          <table:table-cell table:number-columns-repeated="3"/>
          <table:table-cell table:formula="of:=&quot;PARTIDO &quot;&amp;[.B2615]&amp;&quot;-&quot;&amp;[.B1852]&amp;&quot;&quot;" office:value-type="string" office:string-value="PARTIDO Association Sportive Madinet d'Oran-Grêmio Barueri Futebol" calcext:value-type="string">
            <text:p>PARTIDO Association Sportive Madinet d'Oran-Grêmio Barueri Futebol</text:p>
          </table:table-cell>
        </table:table-row>
        <table:table-row table:style-name="ro1">
          <table:table-cell table:number-columns-repeated="3"/>
          <table:table-cell table:formula="of:=&quot;PARTIDO &quot;&amp;[.B1135]&amp;&quot;-&quot;&amp;[.B1618]&amp;&quot;&quot;" office:value-type="string" office:string-value="PARTIDO FC Den Bosch-Football Club Locarno" calcext:value-type="string">
            <text:p>PARTIDO FC Den Bosch-Football Club Locarno</text:p>
          </table:table-cell>
        </table:table-row>
        <table:table-row table:style-name="ro1">
          <table:table-cell table:number-columns-repeated="3"/>
          <table:table-cell table:formula="of:=&quot;PARTIDO &quot;&amp;[.B1546]&amp;&quot;-&quot;&amp;[.B1898]&amp;&quot;&quot;" office:value-type="string" office:string-value="PARTIDO FK Napredok-America Football Club" calcext:value-type="string">
            <text:p>PARTIDO FK Napredok-America Football Club</text:p>
          </table:table-cell>
        </table:table-row>
        <table:table-row table:style-name="ro1">
          <table:table-cell table:number-columns-repeated="3"/>
          <table:table-cell table:formula="of:=&quot;PARTIDO &quot;&amp;[.B1662]&amp;&quot;-&quot;&amp;[.B151]&amp;&quot;&quot;" office:value-type="string" office:string-value="PARTIDO Grêmio Esportivo Brasil-F. K. Partizan Belgrado" calcext:value-type="string">
            <text:p>PARTIDO Grêmio Esportivo Brasil-F. K. Partizan Belgrado</text:p>
          </table:table-cell>
        </table:table-row>
        <table:table-row table:style-name="ro1">
          <table:table-cell table:number-columns-repeated="3"/>
          <table:table-cell table:formula="of:=&quot;PARTIDO &quot;&amp;[.B2048]&amp;&quot;-&quot;&amp;[.B1579]&amp;&quot;&quot;" office:value-type="string" office:string-value="PARTIDO MOIK Baku-Thespa Kusatsu" calcext:value-type="string">
            <text:p>PARTIDO MOIK Baku-Thespa Kusatsu</text:p>
          </table:table-cell>
        </table:table-row>
        <table:table-row table:style-name="ro1">
          <table:table-cell table:number-columns-repeated="3"/>
          <table:table-cell table:formula="of:=&quot;PARTIDO &quot;&amp;[.B2802]&amp;&quot;-&quot;&amp;[.B23]&amp;&quot;&quot;" office:value-type="string" office:string-value="PARTIDO Galicia de Aragua-Everton Football Club" calcext:value-type="string">
            <text:p>PARTIDO Galicia de Aragua-Everton Football Club</text:p>
          </table:table-cell>
        </table:table-row>
        <table:table-row table:style-name="ro1">
          <table:table-cell table:number-columns-repeated="3"/>
          <table:table-cell table:formula="of:=&quot;PARTIDO &quot;&amp;[.B195]&amp;&quot;-&quot;&amp;[.B344]&amp;&quot;&quot;" office:value-type="string" office:string-value="PARTIDO Football Club Lorient-Bretagne Sud-FC Amkar Perm" calcext:value-type="string">
            <text:p>PARTIDO Football Club Lorient-Bretagne Sud-FC Amkar Perm</text:p>
          </table:table-cell>
        </table:table-row>
        <table:table-row table:style-name="ro1">
          <table:table-cell table:number-columns-repeated="3"/>
          <table:table-cell table:formula="of:=&quot;PARTIDO &quot;&amp;[.B890]&amp;&quot;-&quot;&amp;[.B1924]&amp;&quot;&quot;" office:value-type="string" office:string-value="PARTIDO Fudbalski Klub Vele~ Mostar-Club Deportivo Olimpia" calcext:value-type="string">
            <text:p>PARTIDO Fudbalski Klub Vele~ Mostar-Club Deportivo Olimpia</text:p>
          </table:table-cell>
        </table:table-row>
        <table:table-row table:style-name="ro1">
          <table:table-cell table:number-columns-repeated="3"/>
          <table:table-cell table:formula="of:=&quot;PARTIDO &quot;&amp;[.B73]&amp;&quot;-&quot;&amp;[.B1144]&amp;&quot;&quot;" office:value-type="string" office:string-value="PARTIDO Club Atlético Boca Juniors-FC Domagnano" calcext:value-type="string">
            <text:p>PARTIDO Club Atlético Boca Juniors-FC Domagnano</text:p>
          </table:table-cell>
        </table:table-row>
        <table:table-row table:style-name="ro1">
          <table:table-cell table:number-columns-repeated="3"/>
          <table:table-cell table:formula="of:=&quot;PARTIDO &quot;&amp;[.B374]&amp;&quot;-&quot;&amp;[.B505]&amp;&quot;&quot;" office:value-type="string" office:string-value="PARTIDO Houston Dynamo-FC Dila Gori" calcext:value-type="string">
            <text:p>PARTIDO Houston Dynamo-FC Dila Gori</text:p>
          </table:table-cell>
        </table:table-row>
        <table:table-row table:style-name="ro1">
          <table:table-cell table:number-columns-repeated="3"/>
          <table:table-cell table:formula="of:=&quot;PARTIDO &quot;&amp;[.B2877]&amp;&quot;-&quot;&amp;[.B810]&amp;&quot;&quot;" office:value-type="string" office:string-value="PARTIDO Americano Futebol Clube-FC Torpedo Zhodino" calcext:value-type="string">
            <text:p>PARTIDO Americano Futebol Clube-FC Torpedo Zhodino</text:p>
          </table:table-cell>
        </table:table-row>
        <table:table-row table:style-name="ro1">
          <table:table-cell table:number-columns-repeated="3"/>
          <table:table-cell table:formula="of:=&quot;PARTIDO &quot;&amp;[.B1334]&amp;&quot;-&quot;&amp;[.B1012]&amp;&quot;&quot;" office:value-type="string" office:string-value="PARTIDO IK Sleipner-Unione Sportiva Cremonese" calcext:value-type="string">
            <text:p>PARTIDO IK Sleipner-Unione Sportiva Cremonese</text:p>
          </table:table-cell>
        </table:table-row>
        <table:table-row table:style-name="ro1">
          <table:table-cell table:number-columns-repeated="3"/>
          <table:table-cell table:formula="of:=&quot;PARTIDO &quot;&amp;[.B2393]&amp;&quot;-&quot;&amp;[.B2341]&amp;&quot;&quot;" office:value-type="string" office:string-value="PARTIDO Al-Raed-Caudal Deportivo" calcext:value-type="string">
            <text:p>PARTIDO Al-Raed-Caudal Deportivo</text:p>
          </table:table-cell>
        </table:table-row>
        <table:table-row table:style-name="ro1">
          <table:table-cell table:number-columns-repeated="3"/>
          <table:table-cell table:formula="of:=&quot;PARTIDO &quot;&amp;[.B1221]&amp;&quot;-&quot;&amp;[.B1185]&amp;&quot;&quot;" office:value-type="string" office:string-value="PARTIDO Sumgayit PFC-Club Tijuana" calcext:value-type="string">
            <text:p>PARTIDO Sumgayit PFC-Club Tijuana</text:p>
          </table:table-cell>
        </table:table-row>
        <table:table-row table:style-name="ro1">
          <table:table-cell table:number-columns-repeated="3"/>
          <table:table-cell table:formula="of:=&quot;PARTIDO &quot;&amp;[.B1928]&amp;&quot;-&quot;&amp;[.B939]&amp;&quot;&quot;" office:value-type="string" office:string-value="PARTIDO Shooting Stars Fútbol Club-JK Tallinna Kalev" calcext:value-type="string">
            <text:p>PARTIDO Shooting Stars Fútbol Club-JK Tallinna Kalev</text:p>
          </table:table-cell>
        </table:table-row>
        <table:table-row table:style-name="ro1">
          <table:table-cell table:number-columns-repeated="3"/>
          <table:table-cell table:formula="of:=&quot;PARTIDO &quot;&amp;[.B944]&amp;&quot;-&quot;&amp;[.B2554]&amp;&quot;&quot;" office:value-type="string" office:string-value="PARTIDO FK Metalurg Skopje-Chongqing Lifan F.C." calcext:value-type="string">
            <text:p>PARTIDO FK Metalurg Skopje-Chongqing Lifan F.C.</text:p>
          </table:table-cell>
        </table:table-row>
        <table:table-row table:style-name="ro1">
          <table:table-cell table:number-columns-repeated="3"/>
          <table:table-cell table:formula="of:=&quot;PARTIDO &quot;&amp;[.B1445]&amp;&quot;-&quot;&amp;[.B230]&amp;&quot;&quot;" office:value-type="string" office:string-value="PARTIDO FC Gifu-Slovan Bratislava" calcext:value-type="string">
            <text:p>PARTIDO FC Gifu-Slovan Bratislava</text:p>
          </table:table-cell>
        </table:table-row>
        <table:table-row table:style-name="ro1">
          <table:table-cell table:number-columns-repeated="3"/>
          <table:table-cell table:formula="of:=&quot;PARTIDO &quot;&amp;[.B618]&amp;&quot;-&quot;&amp;[.B2602]&amp;&quot;&quot;" office:value-type="string" office:string-value="PARTIDO KS Teuta-Vital'O Football Club" calcext:value-type="string">
            <text:p>PARTIDO KS Teuta-Vital'O Football Club</text:p>
          </table:table-cell>
        </table:table-row>
        <table:table-row table:style-name="ro1">
          <table:table-cell table:number-columns-repeated="3"/>
          <table:table-cell table:formula="of:=&quot;PARTIDO &quot;&amp;[.B823]&amp;&quot;-&quot;&amp;[.B1803]&amp;&quot;&quot;" office:value-type="string" office:string-value="PARTIDO Shimizu S-Pulse-Stal Mielec" calcext:value-type="string">
            <text:p>PARTIDO Shimizu S-Pulse-Stal Mielec</text:p>
          </table:table-cell>
        </table:table-row>
        <table:table-row table:style-name="ro1">
          <table:table-cell table:number-columns-repeated="3"/>
          <table:table-cell table:formula="of:=&quot;PARTIDO &quot;&amp;[.B1763]&amp;&quot;-&quot;&amp;[.B2016]&amp;&quot;&quot;" office:value-type="string" office:string-value="PARTIDO AFC Progresul Bucureti-Fußballclub Rumeln 2001 Duisburg" calcext:value-type="string">
            <text:p>PARTIDO AFC Progresul Bucureti-Fußballclub Rumeln 2001 Duisburg</text:p>
          </table:table-cell>
        </table:table-row>
        <table:table-row table:style-name="ro1">
          <table:table-cell table:number-columns-repeated="3"/>
          <table:table-cell table:formula="of:=&quot;PARTIDO &quot;&amp;[.B2377]&amp;&quot;-&quot;&amp;[.B1991]&amp;&quot;&quot;" office:value-type="string" office:string-value="PARTIDO Young Lions FC-Stanhousemuir FC" calcext:value-type="string">
            <text:p>PARTIDO Young Lions FC-Stanhousemuir FC</text:p>
          </table:table-cell>
        </table:table-row>
        <table:table-row table:style-name="ro1">
          <table:table-cell table:number-columns-repeated="3"/>
          <table:table-cell table:formula="of:=&quot;PARTIDO &quot;&amp;[.B68]&amp;&quot;-&quot;&amp;[.B2462]&amp;&quot;&quot;" office:value-type="string" office:string-value="PARTIDO Olympique de Lyon-Racing de Malinas" calcext:value-type="string">
            <text:p>PARTIDO Olympique de Lyon-Racing de Malinas</text:p>
          </table:table-cell>
        </table:table-row>
        <table:table-row table:style-name="ro1">
          <table:table-cell table:number-columns-repeated="3"/>
          <table:table-cell table:formula="of:=&quot;PARTIDO &quot;&amp;[.B1007]&amp;&quot;-&quot;&amp;[.B1991]&amp;&quot;&quot;" office:value-type="string" office:string-value="PARTIDO Sarpsborg 08 FF-Stanhousemuir FC" calcext:value-type="string">
            <text:p>PARTIDO Sarpsborg 08 FF-Stanhousemuir FC</text:p>
          </table:table-cell>
        </table:table-row>
        <table:table-row table:style-name="ro1">
          <table:table-cell table:number-columns-repeated="3"/>
          <table:table-cell table:formula="of:=&quot;PARTIDO &quot;&amp;[.B1170]&amp;&quot;-&quot;&amp;[.B101]&amp;&quot;&quot;" office:value-type="string" office:string-value="PARTIDO Spartaki-Tskhinvali Tbilisi-Royal Sporting Club Anderlecht" calcext:value-type="string">
            <text:p>PARTIDO Spartaki-Tskhinvali Tbilisi-Royal Sporting Club Anderlecht</text:p>
          </table:table-cell>
        </table:table-row>
        <table:table-row table:style-name="ro1">
          <table:table-cell table:number-columns-repeated="3"/>
          <table:table-cell table:formula="of:=&quot;PARTIDO &quot;&amp;[.B2638]&amp;&quot;-&quot;&amp;[.B2665]&amp;&quot;&quot;" office:value-type="string" office:string-value="PARTIDO Riga FC-FC Gütersloh 2000" calcext:value-type="string">
            <text:p>PARTIDO Riga FC-FC Gütersloh 2000</text:p>
          </table:table-cell>
        </table:table-row>
        <table:table-row table:style-name="ro1">
          <table:table-cell table:number-columns-repeated="3"/>
          <table:table-cell table:formula="of:=&quot;PARTIDO &quot;&amp;[.B1702]&amp;&quot;-&quot;&amp;[.B491]&amp;&quot;&quot;" office:value-type="string" office:string-value="PARTIDO Trapani Calcio-Lokomotiv Sofia" calcext:value-type="string">
            <text:p>PARTIDO Trapani Calcio-Lokomotiv Sofia</text:p>
          </table:table-cell>
        </table:table-row>
        <table:table-row table:style-name="ro1">
          <table:table-cell table:number-columns-repeated="3"/>
          <table:table-cell table:formula="of:=&quot;PARTIDO &quot;&amp;[.B799]&amp;&quot;-&quot;&amp;[.B2268]&amp;&quot;&quot;" office:value-type="string" office:string-value="PARTIDO Club Sport Emelec-FC Ameri Tbilisi" calcext:value-type="string">
            <text:p>PARTIDO Club Sport Emelec-FC Ameri Tbilisi</text:p>
          </table:table-cell>
        </table:table-row>
        <table:table-row table:style-name="ro1">
          <table:table-cell table:number-columns-repeated="3"/>
          <table:table-cell table:formula="of:=&quot;PARTIDO &quot;&amp;[.B166]&amp;&quot;-&quot;&amp;[.B1614]&amp;&quot;&quot;" office:value-type="string" office:string-value="PARTIDO Rayo Vallecano-Club Deportivo Atlético Huila" calcext:value-type="string">
            <text:p>PARTIDO Rayo Vallecano-Club Deportivo Atlético Huila</text:p>
          </table:table-cell>
        </table:table-row>
        <table:table-row table:style-name="ro1">
          <table:table-cell table:number-columns-repeated="3"/>
          <table:table-cell table:formula="of:=&quot;PARTIDO &quot;&amp;[.B2167]&amp;&quot;-&quot;&amp;[.B2468]&amp;&quot;&quot;" office:value-type="string" office:string-value="PARTIDO Institute Football Club-Atlantis FC" calcext:value-type="string">
            <text:p>PARTIDO Institute Football Club-Atlantis FC</text:p>
          </table:table-cell>
        </table:table-row>
        <table:table-row table:style-name="ro1">
          <table:table-cell table:number-columns-repeated="3"/>
          <table:table-cell table:formula="of:=&quot;PARTIDO &quot;&amp;[.B2881]&amp;&quot;-&quot;&amp;[.B1725]&amp;&quot;&quot;" office:value-type="string" office:string-value="PARTIDO FC Lokomotiv Gorna Oryahovitsa-Asociación Deportivo Pasto" calcext:value-type="string">
            <text:p>PARTIDO FC Lokomotiv Gorna Oryahovitsa-Asociación Deportivo Pasto</text:p>
          </table:table-cell>
        </table:table-row>
        <table:table-row table:style-name="ro1">
          <table:table-cell table:number-columns-repeated="3"/>
          <table:table-cell table:formula="of:=&quot;PARTIDO &quot;&amp;[.B2014]&amp;&quot;-&quot;&amp;[.B2330]&amp;&quot;&quot;" office:value-type="string" office:string-value="PARTIDO FC Kotayk-Centro Cultural y Deportivo El Tanque Sisley" calcext:value-type="string">
            <text:p>PARTIDO FC Kotayk-Centro Cultural y Deportivo El Tanque Sisley</text:p>
          </table:table-cell>
        </table:table-row>
        <table:table-row table:style-name="ro1">
          <table:table-cell table:number-columns-repeated="3"/>
          <table:table-cell table:formula="of:=&quot;PARTIDO &quot;&amp;[.B987]&amp;&quot;-&quot;&amp;[.B625]&amp;&quot;&quot;" office:value-type="string" office:string-value="PARTIDO KS Bylis Ballsh-FC Unirea Urziceni" calcext:value-type="string">
            <text:p>PARTIDO KS Bylis Ballsh-FC Unirea Urziceni</text:p>
          </table:table-cell>
        </table:table-row>
        <table:table-row table:style-name="ro1">
          <table:table-cell table:number-columns-repeated="3"/>
          <table:table-cell table:formula="of:=&quot;PARTIDO &quot;&amp;[.B2496]&amp;&quot;-&quot;&amp;[.B727]&amp;&quot;&quot;" office:value-type="string" office:string-value="PARTIDO FC Baia Mare-SC Rheindorf Altach" calcext:value-type="string">
            <text:p>PARTIDO FC Baia Mare-SC Rheindorf Altach</text:p>
          </table:table-cell>
        </table:table-row>
        <table:table-row table:style-name="ro1">
          <table:table-cell table:number-columns-repeated="3"/>
          <table:table-cell table:formula="of:=&quot;PARTIDO &quot;&amp;[.B1355]&amp;&quot;-&quot;&amp;[.B265]&amp;&quot;&quot;" office:value-type="string" office:string-value="PARTIDO Almere City-HNK Rijeka" calcext:value-type="string">
            <text:p>PARTIDO Almere City-HNK Rijeka</text:p>
          </table:table-cell>
        </table:table-row>
        <table:table-row table:style-name="ro1">
          <table:table-cell table:number-columns-repeated="3"/>
          <table:table-cell table:formula="of:=&quot;PARTIDO &quot;&amp;[.B2813]&amp;&quot;-&quot;&amp;[.B1920]&amp;&quot;&quot;" office:value-type="string" office:string-value="PARTIDO Club Atlético Patronato de la Juventud Católica-Bal1kesirspor" calcext:value-type="string">
            <text:p>PARTIDO Club Atlético Patronato de la Juventud Católica-Bal1kesirspor</text:p>
          </table:table-cell>
        </table:table-row>
        <table:table-row table:style-name="ro1">
          <table:table-cell table:number-columns-repeated="3"/>
          <table:table-cell table:formula="of:=&quot;PARTIDO &quot;&amp;[.B97]&amp;&quot;-&quot;&amp;[.B1525]&amp;&quot;&quot;" office:value-type="string" office:string-value="PARTIDO FC Rubin Kazán-US Orléans" calcext:value-type="string">
            <text:p>PARTIDO FC Rubin Kazán-US Orléans</text:p>
          </table:table-cell>
        </table:table-row>
        <table:table-row table:style-name="ro1">
          <table:table-cell table:number-columns-repeated="3"/>
          <table:table-cell table:formula="of:=&quot;PARTIDO &quot;&amp;[.B1376]&amp;&quot;-&quot;&amp;[.B2303]&amp;&quot;&quot;" office:value-type="string" office:string-value="PARTIDO FC Rouen-Associação Desportiva Recreativa Cultural Icasa" calcext:value-type="string">
            <text:p>PARTIDO FC Rouen-Associação Desportiva Recreativa Cultural Icasa</text:p>
          </table:table-cell>
        </table:table-row>
        <table:table-row table:style-name="ro1">
          <table:table-cell table:number-columns-repeated="3"/>
          <table:table-cell table:formula="of:=&quot;PARTIDO &quot;&amp;[.B447]&amp;&quot;-&quot;&amp;[.B1173]&amp;&quot;&quot;" office:value-type="string" office:string-value="PARTIDO FC Inter Turku-HFC Haarlem" calcext:value-type="string">
            <text:p>PARTIDO FC Inter Turku-HFC Haarlem</text:p>
          </table:table-cell>
        </table:table-row>
        <table:table-row table:style-name="ro1">
          <table:table-cell table:number-columns-repeated="3"/>
          <table:table-cell table:formula="of:=&quot;PARTIDO &quot;&amp;[.B1505]&amp;&quot;-&quot;&amp;[.B2426]&amp;&quot;&quot;" office:value-type="string" office:string-value="PARTIDO Asociación Mutual Social y Deportiva Atlético de Rafaela-Association Sportive et Culturelle Diaraf" calcext:value-type="string">
            <text:p>PARTIDO Asociación Mutual Social y Deportiva Atlético de Rafaela-Association Sportive et Culturelle Diaraf</text:p>
          </table:table-cell>
        </table:table-row>
        <table:table-row table:style-name="ro1">
          <table:table-cell table:number-columns-repeated="3"/>
          <table:table-cell table:formula="of:=&quot;PARTIDO &quot;&amp;[.B170]&amp;&quot;-&quot;&amp;[.B2740]&amp;&quot;&quot;" office:value-type="string" office:string-value="PARTIDO Pescara Calcio-Elgin City F.C." calcext:value-type="string">
            <text:p>PARTIDO Pescara Calcio-Elgin City F.C.</text:p>
          </table:table-cell>
        </table:table-row>
        <table:table-row table:style-name="ro1">
          <table:table-cell table:number-columns-repeated="3"/>
          <table:table-cell table:formula="of:=&quot;PARTIDO &quot;&amp;[.B2053]&amp;&quot;-&quot;&amp;[.B2422]&amp;&quot;&quot;" office:value-type="string" office:string-value="PARTIDO Brønshøj BK-HSG Nordhorn-Lingen" calcext:value-type="string">
            <text:p>PARTIDO Brønshøj BK-HSG Nordhorn-Lingen</text:p>
          </table:table-cell>
        </table:table-row>
        <table:table-row table:style-name="ro1">
          <table:table-cell table:number-columns-repeated="3"/>
          <table:table-cell table:formula="of:=&quot;PARTIDO &quot;&amp;[.B2840]&amp;&quot;-&quot;&amp;[.B351]&amp;&quot;&quot;" office:value-type="string" office:string-value="PARTIDO Club Deportivo Deportes Valdivia-Beitar Jerusalén" calcext:value-type="string">
            <text:p>PARTIDO Club Deportivo Deportes Valdivia-Beitar Jerusalén</text:p>
          </table:table-cell>
        </table:table-row>
        <table:table-row table:style-name="ro1">
          <table:table-cell table:number-columns-repeated="3"/>
          <table:table-cell table:formula="of:=&quot;PARTIDO &quot;&amp;[.B1321]&amp;&quot;-&quot;&amp;[.B2466]&amp;&quot;&quot;" office:value-type="string" office:string-value="PARTIDO Blackburn Olympic Football Club-Club Deportivo Arturo Fernández Vial" calcext:value-type="string">
            <text:p>PARTIDO Blackburn Olympic Football Club-Club Deportivo Arturo Fernández Vial</text:p>
          </table:table-cell>
        </table:table-row>
        <table:table-row table:style-name="ro1">
          <table:table-cell table:number-columns-repeated="3"/>
          <table:table-cell table:formula="of:=&quot;PARTIDO &quot;&amp;[.B2848]&amp;&quot;-&quot;&amp;[.B2688]&amp;&quot;&quot;" office:value-type="string" office:string-value="PARTIDO FC Znamya Truda Orekhovo-Zuyevo-Al-Dhafra" calcext:value-type="string">
            <text:p>PARTIDO FC Znamya Truda Orekhovo-Zuyevo-Al-Dhafra</text:p>
          </table:table-cell>
        </table:table-row>
        <table:table-row table:style-name="ro1">
          <table:table-cell table:number-columns-repeated="3"/>
          <table:table-cell table:formula="of:=&quot;PARTIDO &quot;&amp;[.B2437]&amp;&quot;-&quot;&amp;[.B988]&amp;&quot;&quot;" office:value-type="string" office:string-value="PARTIDO Football Club Torinese-Kayseri Erciyesspor" calcext:value-type="string">
            <text:p>PARTIDO Football Club Torinese-Kayseri Erciyesspor</text:p>
          </table:table-cell>
        </table:table-row>
        <table:table-row table:style-name="ro1">
          <table:table-cell table:number-columns-repeated="3"/>
          <table:table-cell table:formula="of:=&quot;PARTIDO &quot;&amp;[.B958]&amp;&quot;-&quot;&amp;[.B1112]&amp;&quot;&quot;" office:value-type="string" office:string-value="PARTIDO Seinäjoen Jalkapallokerho-1. FK PYíbram" calcext:value-type="string">
            <text:p>PARTIDO Seinäjoen Jalkapallokerho-1. FK PYíbram</text:p>
          </table:table-cell>
        </table:table-row>
        <table:table-row table:style-name="ro1">
          <table:table-cell table:number-columns-repeated="3"/>
          <table:table-cell table:formula="of:=&quot;PARTIDO &quot;&amp;[.B931]&amp;&quot;-&quot;&amp;[.B2013]&amp;&quot;&quot;" office:value-type="string" office:string-value="PARTIDO Kapfenberger SV-Écija Balompié" calcext:value-type="string">
            <text:p>PARTIDO Kapfenberger SV-Écija Balompié</text:p>
          </table:table-cell>
        </table:table-row>
        <table:table-row table:style-name="ro1">
          <table:table-cell table:number-columns-repeated="3"/>
          <table:table-cell table:formula="of:=&quot;PARTIDO &quot;&amp;[.B375]&amp;&quot;-&quot;&amp;[.B1540]&amp;&quot;&quot;" office:value-type="string" office:string-value="PARTIDO Club Deportivo Guadalajara-FK Banat" calcext:value-type="string">
            <text:p>PARTIDO Club Deportivo Guadalajara-FK Banat</text:p>
          </table:table-cell>
        </table:table-row>
        <table:table-row table:style-name="ro1">
          <table:table-cell table:number-columns-repeated="3"/>
          <table:table-cell table:formula="of:=&quot;PARTIDO &quot;&amp;[.B1547]&amp;&quot;-&quot;&amp;[.B1299]&amp;&quot;&quot;" office:value-type="string" office:string-value="PARTIDO Fudbalski Klub Kom-FK Javor Ivanjica" calcext:value-type="string">
            <text:p>PARTIDO Fudbalski Klub Kom-FK Javor Ivanjica</text:p>
          </table:table-cell>
        </table:table-row>
        <table:table-row table:style-name="ro1">
          <table:table-cell table:number-columns-repeated="3"/>
          <table:table-cell table:formula="of:=&quot;PARTIDO &quot;&amp;[.B1343]&amp;&quot;-&quot;&amp;[.B2823]&amp;&quot;&quot;" office:value-type="string" office:string-value="PARTIDO KS Kastrioti Krujë-Real Tamale United" calcext:value-type="string">
            <text:p>PARTIDO KS Kastrioti Krujë-Real Tamale United</text:p>
          </table:table-cell>
        </table:table-row>
        <table:table-row table:style-name="ro1">
          <table:table-cell table:number-columns-repeated="3"/>
          <table:table-cell table:formula="of:=&quot;PARTIDO &quot;&amp;[.B674]&amp;&quot;-&quot;&amp;[.B2182]&amp;&quot;&quot;" office:value-type="string" office:string-value="PARTIDO KS Besa Kavajë-Varzim Sport Club" calcext:value-type="string">
            <text:p>PARTIDO KS Besa Kavajë-Varzim Sport Club</text:p>
          </table:table-cell>
        </table:table-row>
        <table:table-row table:style-name="ro1">
          <table:table-cell table:number-columns-repeated="3"/>
          <table:table-cell table:formula="of:=&quot;PARTIDO &quot;&amp;[.B149]&amp;&quot;-&quot;&amp;[.B468]&amp;&quot;&quot;" office:value-type="string" office:string-value="PARTIDO APOEL FC-Lincoln FC" calcext:value-type="string">
            <text:p>PARTIDO APOEL FC-Lincoln FC</text:p>
          </table:table-cell>
        </table:table-row>
        <table:table-row table:style-name="ro1">
          <table:table-cell table:number-columns-repeated="3"/>
          <table:table-cell table:formula="of:=&quot;PARTIDO &quot;&amp;[.B573]&amp;&quot;-&quot;&amp;[.B1954]&amp;&quot;&quot;" office:value-type="string" office:string-value="PARTIDO Sport Clube Beira-Mar vale callampa-Hutnik Nowa Huta" calcext:value-type="string">
            <text:p>PARTIDO Sport Clube Beira-Mar vale callampa-Hutnik Nowa Huta</text:p>
          </table:table-cell>
        </table:table-row>
        <table:table-row table:style-name="ro1">
          <table:table-cell table:number-columns-repeated="3"/>
          <table:table-cell table:formula="of:=&quot;PARTIDO &quot;&amp;[.B826]&amp;&quot;-&quot;&amp;[.B152]&amp;&quot;&quot;" office:value-type="string" office:string-value="PARTIDO Club Atlas de Guadalajara-Legia de Varsovia" calcext:value-type="string">
            <text:p>PARTIDO Club Atlas de Guadalajara-Legia de Varsovia</text:p>
          </table:table-cell>
        </table:table-row>
        <table:table-row table:style-name="ro1">
          <table:table-cell table:number-columns-repeated="3"/>
          <table:table-cell table:formula="of:=&quot;PARTIDO &quot;&amp;[.B1090]&amp;&quot;-&quot;&amp;[.B1331]&amp;&quot;&quot;" office:value-type="string" office:string-value="PARTIDO Associação Naval 1º Maio-Persipura Jayapura" calcext:value-type="string">
            <text:p>PARTIDO Associação Naval 1º Maio-Persipura Jayapura</text:p>
          </table:table-cell>
        </table:table-row>
        <table:table-row table:style-name="ro1">
          <table:table-cell table:number-columns-repeated="3"/>
          <table:table-cell table:formula="of:=&quot;PARTIDO &quot;&amp;[.B2151]&amp;&quot;-&quot;&amp;[.B1993]&amp;&quot;&quot;" office:value-type="string" office:string-value="PARTIDO Budapest Vasutas Sport Club-Olympique Lillois" calcext:value-type="string">
            <text:p>PARTIDO Budapest Vasutas Sport Club-Olympique Lillois</text:p>
          </table:table-cell>
        </table:table-row>
        <table:table-row table:style-name="ro1">
          <table:table-cell table:number-columns-repeated="3"/>
          <table:table-cell table:formula="of:=&quot;PARTIDO &quot;&amp;[.B1410]&amp;&quot;-&quot;&amp;[.B165]&amp;&quot;&quot;" office:value-type="string" office:string-value="PARTIDO Kocaelispor-Grasshopper Club Zürich" calcext:value-type="string">
            <text:p>PARTIDO Kocaelispor-Grasshopper Club Zürich</text:p>
          </table:table-cell>
        </table:table-row>
        <table:table-row table:style-name="ro1">
          <table:table-cell table:number-columns-repeated="3"/>
          <table:table-cell table:formula="of:=&quot;PARTIDO &quot;&amp;[.B865]&amp;&quot;-&quot;&amp;[.B2085]&amp;&quot;&quot;" office:value-type="string" office:string-value="PARTIDO Östers IF-JK Sadam Tallinn" calcext:value-type="string">
            <text:p>PARTIDO Östers IF-JK Sadam Tallinn</text:p>
          </table:table-cell>
        </table:table-row>
        <table:table-row table:style-name="ro1">
          <table:table-cell table:number-columns-repeated="3"/>
          <table:table-cell table:formula="of:=&quot;PARTIDO &quot;&amp;[.B794]&amp;&quot;-&quot;&amp;[.B451]&amp;&quot;&quot;" office:value-type="string" office:string-value="PARTIDO Íþróttabandalag Vestmannaeyja-Skonto FC" calcext:value-type="string">
            <text:p>PARTIDO Íþróttabandalag Vestmannaeyja-Skonto FC</text:p>
          </table:table-cell>
        </table:table-row>
        <table:table-row table:style-name="ro1">
          <table:table-cell table:number-columns-repeated="3"/>
          <table:table-cell table:formula="of:=&quot;PARTIDO &quot;&amp;[.B87]&amp;&quot;-&quot;&amp;[.B435]&amp;&quot;&quot;" office:value-type="string" office:string-value="PARTIDO Real Club Deportivo de La Coruña-PEC Zwolle" calcext:value-type="string">
            <text:p>PARTIDO Real Club Deportivo de La Coruña-PEC Zwolle</text:p>
          </table:table-cell>
        </table:table-row>
        <table:table-row table:style-name="ro1">
          <table:table-cell table:number-columns-repeated="3"/>
          <table:table-cell table:formula="of:=&quot;PARTIDO &quot;&amp;[.B2578]&amp;&quot;-&quot;&amp;[.B2604]&amp;&quot;&quot;" office:value-type="string" office:string-value="PARTIDO VB Vágur-Club de Deportes Lota Schwager" calcext:value-type="string">
            <text:p>PARTIDO VB Vágur-Club de Deportes Lota Schwager</text:p>
          </table:table-cell>
        </table:table-row>
        <table:table-row table:style-name="ro1">
          <table:table-cell table:number-columns-repeated="3"/>
          <table:table-cell table:formula="of:=&quot;PARTIDO &quot;&amp;[.B2734]&amp;&quot;-&quot;&amp;[.B447]&amp;&quot;&quot;" office:value-type="string" office:string-value="PARTIDO Real Balompédica Linense-FC Inter Turku" calcext:value-type="string">
            <text:p>PARTIDO Real Balompédica Linense-FC Inter Turku</text:p>
          </table:table-cell>
        </table:table-row>
        <table:table-row table:style-name="ro1">
          <table:table-cell table:number-columns-repeated="3"/>
          <table:table-cell table:formula="of:=&quot;PARTIDO &quot;&amp;[.B718]&amp;&quot;-&quot;&amp;[.B552]&amp;&quot;&quot;" office:value-type="string" office:string-value="PARTIDO Strømsgodset IF-Unió Esportiva Sant Julià" calcext:value-type="string">
            <text:p>PARTIDO Strømsgodset IF-Unió Esportiva Sant Julià</text:p>
          </table:table-cell>
        </table:table-row>
        <table:table-row table:style-name="ro1">
          <table:table-cell table:number-columns-repeated="3"/>
          <table:table-cell table:formula="of:=&quot;PARTIDO &quot;&amp;[.B2555]&amp;&quot;-&quot;&amp;[.B806]&amp;&quot;&quot;" office:value-type="string" office:string-value="PARTIDO Xelajú Mario Camposeco-Melbourne City Football Club" calcext:value-type="string">
            <text:p>PARTIDO Xelajú Mario Camposeco-Melbourne City Football Club</text:p>
          </table:table-cell>
        </table:table-row>
        <table:table-row table:style-name="ro1">
          <table:table-cell table:number-columns-repeated="3"/>
          <table:table-cell table:formula="of:=&quot;PARTIDO &quot;&amp;[.B2581]&amp;&quot;-&quot;&amp;[.B965]&amp;&quot;&quot;" office:value-type="string" office:string-value="PARTIDO Cardiff Metropolitan University FC-Macclesfield Town Football Club" calcext:value-type="string">
            <text:p>PARTIDO Cardiff Metropolitan University FC-Macclesfield Town Football Club</text:p>
          </table:table-cell>
        </table:table-row>
        <table:table-row table:style-name="ro1">
          <table:table-cell table:number-columns-repeated="3"/>
          <table:table-cell table:formula="of:=&quot;PARTIDO &quot;&amp;[.B156]&amp;&quot;-&quot;&amp;[.B1652]&amp;&quot;&quot;" office:value-type="string" office:string-value="PARTIDO Ipswich Town Football Club-Football Club Vado" calcext:value-type="string">
            <text:p>PARTIDO Ipswich Town Football Club-Football Club Vado</text:p>
          </table:table-cell>
        </table:table-row>
        <table:table-row table:style-name="ro1">
          <table:table-cell table:number-columns-repeated="3"/>
          <table:table-cell table:formula="of:=&quot;PARTIDO &quot;&amp;[.B2759]&amp;&quot;-&quot;&amp;[.B351]&amp;&quot;&quot;" office:value-type="string" office:string-value="PARTIDO Madureira Esporte Clube-Beitar Jerusalén" calcext:value-type="string">
            <text:p>PARTIDO Madureira Esporte Clube-Beitar Jerusalén</text:p>
          </table:table-cell>
        </table:table-row>
        <table:table-row table:style-name="ro1">
          <table:table-cell table:number-columns-repeated="3"/>
          <table:table-cell table:formula="of:=&quot;PARTIDO &quot;&amp;[.B340]&amp;&quot;-&quot;&amp;[.B2664]&amp;&quot;&quot;" office:value-type="string" office:string-value="PARTIDO PFC Krylia Sovetov Samara-Paganese Calcio 1926" calcext:value-type="string">
            <text:p>PARTIDO PFC Krylia Sovetov Samara-Paganese Calcio 1926</text:p>
          </table:table-cell>
        </table:table-row>
        <table:table-row table:style-name="ro1">
          <table:table-cell table:number-columns-repeated="3"/>
          <table:table-cell table:formula="of:=&quot;PARTIDO &quot;&amp;[.B2170]&amp;&quot;-&quot;&amp;[.B1750]&amp;&quot;&quot;" office:value-type="string" office:string-value="PARTIDO Stranraer F.C.-Clube Desportivo Santa Clara" calcext:value-type="string">
            <text:p>PARTIDO Stranraer F.C.-Clube Desportivo Santa Clara</text:p>
          </table:table-cell>
        </table:table-row>
        <table:table-row table:style-name="ro1">
          <table:table-cell table:number-columns-repeated="3"/>
          <table:table-cell table:formula="of:=&quot;PARTIDO &quot;&amp;[.B2888]&amp;&quot;-&quot;&amp;[.B2179]&amp;&quot;&quot;" office:value-type="string" office:string-value="PARTIDO HBS Craeyenhout-Fútbol Club Barcelona Hockey sobre patines" calcext:value-type="string">
            <text:p>PARTIDO HBS Craeyenhout-Fútbol Club Barcelona Hockey sobre patines</text:p>
          </table:table-cell>
        </table:table-row>
        <table:table-row table:style-name="ro1">
          <table:table-cell table:number-columns-repeated="3"/>
          <table:table-cell table:formula="of:=&quot;PARTIDO &quot;&amp;[.B2354]&amp;&quot;-&quot;&amp;[.B756]&amp;&quot;&quot;" office:value-type="string" office:string-value="PARTIDO Al-Ittihad Al-Iskandary-FK Renova" calcext:value-type="string">
            <text:p>PARTIDO Al-Ittihad Al-Iskandary-FK Renova</text:p>
          </table:table-cell>
        </table:table-row>
        <table:table-row table:style-name="ro1">
          <table:table-cell table:number-columns-repeated="3"/>
          <table:table-cell table:formula="of:=&quot;PARTIDO &quot;&amp;[.B1573]&amp;&quot;-&quot;&amp;[.B2318]&amp;&quot;&quot;" office:value-type="string" office:string-value="PARTIDO Fussballclub Balzers-IFK Sundsvall" calcext:value-type="string">
            <text:p>PARTIDO Fussballclub Balzers-IFK Sundsvall</text:p>
          </table:table-cell>
        </table:table-row>
        <table:table-row table:style-name="ro1">
          <table:table-cell table:number-columns-repeated="3"/>
          <table:table-cell table:formula="of:=&quot;PARTIDO &quot;&amp;[.B12]&amp;&quot;-&quot;&amp;[.B1242]&amp;&quot;&quot;" office:value-type="string" office:string-value="PARTIDO F. C. Bayern Múnich-Bilbao Athletic" calcext:value-type="string">
            <text:p>PARTIDO F. C. Bayern Múnich-Bilbao Athletic</text:p>
          </table:table-cell>
        </table:table-row>
        <table:table-row table:style-name="ro1">
          <table:table-cell table:number-columns-repeated="3"/>
          <table:table-cell table:formula="of:=&quot;PARTIDO &quot;&amp;[.B2654]&amp;&quot;-&quot;&amp;[.B347]&amp;&quot;&quot;" office:value-type="string" office:string-value="PARTIDO East End Lions-Boavista Futebol Clube" calcext:value-type="string">
            <text:p>PARTIDO East End Lions-Boavista Futebol Clube</text:p>
          </table:table-cell>
        </table:table-row>
        <table:table-row table:style-name="ro1">
          <table:table-cell table:number-columns-repeated="3"/>
          <table:table-cell table:formula="of:=&quot;PARTIDO &quot;&amp;[.B503]&amp;&quot;-&quot;&amp;[.B2316]&amp;&quot;&quot;" office:value-type="string" office:string-value="PARTIDO NK Zagreb-Ethnikos Piraeus F.C." calcext:value-type="string">
            <text:p>PARTIDO NK Zagreb-Ethnikos Piraeus F.C.</text:p>
          </table:table-cell>
        </table:table-row>
        <table:table-row table:style-name="ro1">
          <table:table-cell table:number-columns-repeated="3"/>
          <table:table-cell table:formula="of:=&quot;PARTIDO &quot;&amp;[.B1674]&amp;&quot;-&quot;&amp;[.B855]&amp;&quot;&quot;" office:value-type="string" office:string-value="PARTIDO Paris Football Club-FK Viktoria }i~kov" calcext:value-type="string">
            <text:p>PARTIDO Paris Football Club-FK Viktoria }i~kov</text:p>
          </table:table-cell>
        </table:table-row>
        <table:table-row table:style-name="ro1">
          <table:table-cell table:number-columns-repeated="3"/>
          <table:table-cell table:formula="of:=&quot;PARTIDO &quot;&amp;[.B1491]&amp;&quot;-&quot;&amp;[.B1185]&amp;&quot;&quot;" office:value-type="string" office:string-value="PARTIDO Paulista Futebol Clube-Club Tijuana" calcext:value-type="string">
            <text:p>PARTIDO Paulista Futebol Clube-Club Tijuana</text:p>
          </table:table-cell>
        </table:table-row>
        <table:table-row table:style-name="ro1">
          <table:table-cell table:number-columns-repeated="3"/>
          <table:table-cell table:formula="of:=&quot;PARTIDO &quot;&amp;[.B373]&amp;&quot;-&quot;&amp;[.B372]&amp;&quot;&quot;" office:value-type="string" office:string-value="PARTIDO Club Sport Marítimo-FC Torpedo Moscú" calcext:value-type="string">
            <text:p>PARTIDO Club Sport Marítimo-FC Torpedo Moscú</text:p>
          </table:table-cell>
        </table:table-row>
        <table:table-row table:style-name="ro1">
          <table:table-cell table:number-columns-repeated="3"/>
          <table:table-cell table:formula="of:=&quot;PARTIDO &quot;&amp;[.B2908]&amp;&quot;-&quot;&amp;[.B2505]&amp;&quot;&quot;" office:value-type="string" office:string-value="PARTIDO ACF Brescia Femminile-CF Brila" calcext:value-type="string">
            <text:p>PARTIDO ACF Brescia Femminile-CF Brila</text:p>
          </table:table-cell>
        </table:table-row>
      </table:table>
      <table:named-expressions/>
      <table:database-ranges>
        <table:database-range table:name="__Anonymous_Sheet_DB__0" table:target-range-address="'query-2'.A1:'query-2'.C2927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02:19:59.170968151</meta:creation-date>
    <meta:editing-duration>P0D</meta:editing-duration>
    <meta:editing-cycles>1</meta:editing-cycles>
    <meta:document-statistic meta:table-count="1" meta:cell-count="9491" meta:object-count="0"/>
    <meta:generator>LibreOffice/5.3.0.3$Linux_X86_64 LibreOffice_project/7074905676c47b82bbcfbea1aeefc84afe1c50e1</meta:generator>
  </office:meta>
</office:document-meta>
</file>